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Baskerville" svg:font-family="Baskerville, 'Times New Roman'"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Palatino" svg:font-family="Palatino, 'Book Antiqua'" style:font-pitch="variable"/>
    <style:font-face style:name="PalatinoTurk" svg:font-family="PalatinoTurk, 'Times New Roman'" style:font-pitch="variable"/>
    <style:font-face style:name="ヒラギノ角ゴ Pro W3" svg:font-family="'ヒラギノ角ゴ Pro W3', 'MS Minch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r_20_Author">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Author">
      <style:paragraph-properties fo:text-align="center" style:justify-single-word="false"/>
      <style:text-properties fo:color="#000000" style:font-name="Lato"/>
    </style:style>
    <style:style style:name="P3" style:family="paragraph" style:parent-style-name="Standard">
      <style:paragraph-properties fo:margin-left="0cm" fo:margin-right="0cm" fo:line-height="0.6cm" fo:text-align="justify" style:justify-single-word="false" fo:text-indent="0.801cm" style:auto-text-indent="false"/>
      <style:text-properties style:font-name="Lato" fo:language="tr" fo:country="TR"/>
    </style:style>
    <style:style style:name="P4" style:family="paragraph" style:parent-style-name="Tr_20_okuyucuya">
      <style:paragraph-properties fo:margin-left="0.642cm" fo:margin-right="0cm" fo:text-indent="-0.007cm" style:auto-text-indent="false"/>
      <style:text-properties style:font-name="Lato"/>
    </style:style>
    <style:style style:name="P5" style:family="paragraph" style:parent-style-name="Tr_20_Title">
      <style:paragraph-properties fo:text-align="center" style:justify-single-word="false"/>
      <style:text-properties style:font-name="Lato"/>
    </style:style>
    <style:style style:name="P6" style:family="paragraph" style:parent-style-name="Tr_20_Heading_20_3">
      <style:paragraph-properties fo:break-before="page"/>
      <style:text-properties fo:color="#000000" style:font-name="Lato" fo:language="tr" fo:country="TR"/>
    </style:style>
    <style:style style:name="P7" style:family="paragraph" style:parent-style-name="Tr_20_Heading_20_3">
      <style:paragraph-properties fo:break-before="page"/>
      <style:text-properties style:font-name="Lato" fo:language="tr" fo:country="TR"/>
    </style:style>
    <style:style style:name="P8" style:family="paragraph" style:parent-style-name="TR_20_body_20_orta">
      <style:paragraph-properties fo:break-before="page"/>
      <style:text-properties style:font-name="Lato"/>
    </style:style>
    <style:style style:name="P9" style:family="paragraph" style:parent-style-name="Tr_20_Heading_20_1">
      <style:paragraph-properties fo:break-before="page"/>
      <style:text-properties fo:color="#000000" style:font-name="Lato"/>
    </style:style>
    <style:style style:name="P10" style:family="paragraph" style:parent-style-name="Tr_20_Heading_20_1">
      <style:paragraph-properties fo:break-before="page"/>
      <style:text-properties fo:color="#000000" style:font-name="Lato" fo:language="tr" fo:country="TR"/>
    </style:style>
    <style:style style:name="P11" style:family="paragraph" style:parent-style-name="Tr_20_Heading_20_1">
      <style:paragraph-properties fo:break-before="page"/>
      <style:text-properties style:font-name="Lato"/>
    </style:style>
    <style:style style:name="P12" style:family="paragraph" style:parent-style-name="Tr_20_Heading_20_1">
      <style:paragraph-properties fo:break-before="page"/>
      <style:text-properties style:font-name="Lato" fo:language="tr" fo:country="TR"/>
    </style:style>
    <style:style style:name="P13" style:family="paragraph" style:parent-style-name="Tr_20_Heading_20_3">
      <style:text-properties style:font-name="Lato" fo:language="tr" fo:country="TR"/>
    </style:style>
    <style:style style:name="P14" style:family="paragraph" style:parent-style-name="Contents_20_5">
      <style:text-properties fo:color="#000000" style:font-name="Lato"/>
    </style:style>
    <style:style style:name="P15" style:family="paragraph" style:parent-style-name="Contents_20_5">
      <style:text-properties style:font-name="Lato"/>
    </style:style>
    <style:style style:name="P16" style:family="paragraph" style:parent-style-name="TR_20_arka_20_kapak">
      <style:text-properties style:font-name="Lato"/>
    </style:style>
    <style:style style:name="P17" style:family="paragraph" style:parent-style-name="TR_20_block">
      <style:text-properties style:font-name="Lato"/>
    </style:style>
    <style:style style:name="P18" style:family="paragraph" style:parent-style-name="TR_20_body_20_orta">
      <style:text-properties style:font-name="Lato"/>
    </style:style>
    <style:style style:name="P19" style:family="paragraph" style:parent-style-name="TR_20_yazar_20_hakkinda">
      <style:text-properties style:font-name="Lato"/>
    </style:style>
    <style:style style:name="P20" style:family="paragraph" style:parent-style-name="Tr_20_Block_20_Qoute_20__28_speechs_29_">
      <style:text-properties style:font-name="Lato"/>
    </style:style>
    <style:style style:name="P21" style:family="paragraph" style:parent-style-name="Tr_20_Block_20_Quote_20__28_Verses_29_">
      <style:text-properties style:font-name="Lato"/>
    </style:style>
    <style:style style:name="P22" style:family="paragraph" style:parent-style-name="Tr_20_Body">
      <style:text-properties fo:color="#000000" style:font-name="Lato"/>
    </style:style>
    <style:style style:name="P23" style:family="paragraph" style:parent-style-name="Tr_20_Body">
      <style:paragraph-properties fo:text-align="center" style:justify-single-word="false"/>
      <style:text-properties fo:color="#000000" style:font-name="Lato"/>
    </style:style>
    <style:style style:name="P24" style:family="paragraph" style:parent-style-name="Tr_20_Body">
      <style:text-properties fo:color="#000000" style:font-name="Lato" fo:font-size="13pt" fo:language="tr" fo:country="TR" style:font-size-asian="13pt" style:font-size-complex="13pt"/>
    </style:style>
    <style:style style:name="P25" style:family="paragraph" style:parent-style-name="Tr_20_Body">
      <style:text-properties fo:color="#000000" style:font-name="Lato" fo:font-size="10pt" style:font-size-asian="10pt"/>
    </style:style>
    <style:style style:name="P26" style:family="paragraph" style:parent-style-name="Tr_20_Body">
      <style:text-properties fo:color="#000000" style:font-name="Lato" fo:language="tr" fo:country="TR"/>
    </style:style>
    <style:style style:name="P27" style:family="paragraph" style:parent-style-name="Tr_20_Body">
      <style:text-properties fo:color="#000000" style:font-name="Lato" fo:language="tr" fo:country="TR" style:font-name-complex="Times New Roman"/>
    </style:style>
    <style:style style:name="P28" style:family="paragraph" style:parent-style-name="Tr_20_Body">
      <style:text-properties fo:color="#000000" style:font-name="Lato" fo:font-size="10.5pt" fo:language="tr" fo:country="TR" style:font-size-asian="10.5pt" style:font-size-complex="10.5pt"/>
    </style:style>
    <style:style style:name="P29" style:family="paragraph" style:parent-style-name="Tr_20_Body">
      <style:text-properties fo:color="#000000" style:text-position="super 58%" style:font-name="Lato" fo:font-size="9.5pt" fo:language="tr" fo:country="TR" style:font-size-asian="9.5pt" style:font-size-complex="9.5pt"/>
    </style:style>
    <style:style style:name="P30" style:family="paragraph" style:parent-style-name="Tr_20_Body">
      <style:text-properties style:font-name="Lato"/>
    </style:style>
    <style:style style:name="P31" style:family="paragraph" style:parent-style-name="Tr_20_Body">
      <style:text-properties style:font-name="Lato" fo:font-size="12.5pt" fo:language="tr" fo:country="TR" fo:font-weight="bold" style:font-size-asian="12.5pt" style:font-weight-asian="bold" style:font-size-complex="12.5pt" style:font-weight-complex="bold"/>
    </style:style>
    <style:style style:name="P32" style:family="paragraph" style:parent-style-name="Tr_20_Body">
      <style:text-properties style:font-name="Lato" fo:language="tr" fo:country="TR"/>
    </style:style>
    <style:style style:name="P33" style:family="paragraph" style:parent-style-name="Tr_20_Body">
      <style:text-properties style:font-name="Lato" fo:language="tr" fo:country="TR" fo:font-weight="bold" style:font-weight-asian="bold"/>
    </style:style>
    <style:style style:name="P34" style:family="paragraph" style:parent-style-name="Tr_20_Body">
      <style:text-properties style:font-name="Lato" fo:language="tr" fo:country="TR" fo:font-style="italic" style:font-style-asian="italic" style:font-style-complex="italic"/>
    </style:style>
    <style:style style:name="P35" style:family="paragraph" style:parent-style-name="Tr_20_Body">
      <style:text-properties style:font-name="Lato" fo:font-style="italic" fo:font-weight="bold" style:font-style-asian="italic" style:font-weight-asian="bold"/>
    </style:style>
    <style:style style:name="P36" style:family="paragraph" style:parent-style-name="Tr_20_Body">
      <style:text-properties style:text-position="super 58%" style:font-name="Lato" fo:font-size="9.5pt" fo:language="tr" fo:country="TR" style:font-size-asian="9.5pt" style:font-size-complex="9.5pt"/>
    </style:style>
    <style:style style:name="P37" style:family="paragraph" style:parent-style-name="Tr_20_Body">
      <style:text-properties style:text-position="super 58%" style:font-name="Lato" fo:font-size="10pt" fo:language="tr" fo:country="TR" style:font-size-asian="10pt"/>
    </style:style>
    <style:style style:name="P38" style:family="paragraph" style:parent-style-name="Tr_20_Footnote_20_Text">
      <style:text-properties style:font-name="Lato"/>
    </style:style>
    <style:style style:name="P39" style:family="paragraph" style:parent-style-name="Tr_20_Footnote_20_Text">
      <style:text-properties style:font-name="Lato" style:font-name-complex="Times New Roman"/>
    </style:style>
    <style:style style:name="P40" style:family="paragraph" style:parent-style-name="Tr_20_Giris_20_1">
      <style:text-properties style:font-name="Lato"/>
    </style:style>
    <style:style style:name="P41" style:family="paragraph" style:parent-style-name="Tr_20_Giris_20_1">
      <style:text-properties style:font-name="Lato" fo:language="tr" fo:country="TR"/>
    </style:style>
    <style:style style:name="P42" style:family="paragraph" style:parent-style-name="Tr_20_Heading_20_1">
      <style:text-properties fo:color="#000000" style:font-name="Lato"/>
    </style:style>
    <style:style style:name="P43" style:family="paragraph" style:parent-style-name="Tr_20_Heading_20_1">
      <style:text-properties fo:color="#000000" style:font-name="Lato" fo:language="tr" fo:country="TR"/>
    </style:style>
    <style:style style:name="P44" style:family="paragraph" style:parent-style-name="Tr_20_Heading_20_2">
      <style:text-properties fo:color="#000000" style:font-name="Lato" fo:language="tr" fo:country="TR"/>
    </style:style>
    <style:style style:name="P45" style:family="paragraph" style:parent-style-name="Tr_20_Heading_20_2">
      <style:text-properties style:font-name="Lato"/>
    </style:style>
    <style:style style:name="P46" style:family="paragraph" style:parent-style-name="Tr_20_Heading_20_2">
      <style:text-properties style:font-name="Lato" fo:language="tr" fo:country="TR"/>
    </style:style>
    <style:style style:name="P47" style:family="paragraph" style:parent-style-name="Tr_20_Notes">
      <style:text-properties style:font-name="Lato"/>
    </style:style>
    <style:style style:name="P48" style:family="paragraph" style:parent-style-name="Tr_20_Notes">
      <style:text-properties style:font-name="Lato" fo:language="tr" fo:country="TR"/>
    </style:style>
    <style:style style:name="P49" style:family="paragraph" style:parent-style-name="tr_20_baski_20_syf">
      <style:text-properties style:font-name="Lato"/>
    </style:style>
    <style:style style:name="P50" style:family="paragraph" style:parent-style-name="tr_20_block_20_bold">
      <style:text-properties style:font-name="Lato"/>
    </style:style>
    <style:style style:name="P51" style:family="paragraph" style:parent-style-name="tr_20_body_20_10_20_bold">
      <style:text-properties style:font-name="Lato"/>
    </style:style>
    <style:style style:name="P52" style:family="paragraph" style:parent-style-name="tr_20_footnote_20_10">
      <style:text-properties style:font-name="Lato"/>
    </style:style>
    <style:style style:name="P53" style:family="paragraph" style:parent-style-name="tr_20_son_20_ayet">
      <style:text-properties style:font-name="Lato"/>
    </style:style>
    <style:style style:name="P54" style:family="paragraph" style:parent-style-name="Tr_20_Body" style:master-page-name="Standard">
      <style:paragraph-properties style:page-number="auto"/>
      <style:text-properties fo:color="#000000" style:font-name="Lato"/>
    </style:style>
    <style:style style:name="T1" style:family="text">
      <style:text-properties fo:color="#000000"/>
    </style:style>
    <style:style style:name="T2" style:family="text">
      <style:text-properties fo:color="#000000" fo:language="tr" fo:country="TR"/>
    </style:style>
    <style:style style:name="T3" style:family="text">
      <style:text-properties fo:color="#000000" fo:language="tr" fo:country="TR" style:font-name-asian="Baskerville"/>
    </style:style>
    <style:style style:name="T4" style:family="text">
      <style:text-properties fo:color="#000000" fo:language="tr" fo:country="TR" fo:font-weight="bold" style:font-weight-asian="bold"/>
    </style:style>
    <style:style style:name="T5" style:family="text">
      <style:text-properties fo:color="#000000" fo:language="tr" fo:country="TR" fo:font-weight="bold" style:font-weight-asian="bold" style:font-weight-complex="bold"/>
    </style:style>
    <style:style style:name="T6" style:family="text">
      <style:text-properties fo:color="#000000" fo:language="tr" fo:country="TR" fo:font-weight="bold" style:font-weight-asian="bold" style:font-name-complex="Times New Roman"/>
    </style:style>
    <style:style style:name="T7" style:family="text">
      <style:text-properties fo:color="#000000" fo:language="tr" fo:country="TR" fo:font-weight="bold" style:font-weight-asian="bold" style:font-name-complex="Times New Roman" style:font-weight-complex="bold"/>
    </style:style>
    <style:style style:name="T8" style:family="text">
      <style:text-properties fo:color="#000000" fo:language="tr" fo:country="TR" fo:font-style="italic" style:font-style-asian="italic"/>
    </style:style>
    <style:style style:name="T9" style:family="text">
      <style:text-properties fo:color="#000000" fo:language="tr" fo:country="TR" fo:font-style="italic" style:font-style-asian="italic" style:font-style-complex="italic"/>
    </style:style>
    <style:style style:name="T10" style:family="text">
      <style:text-properties fo:color="#000000" fo:language="tr" fo:country="TR" fo:font-style="italic" style:font-style-asian="italic" style:font-name-complex="Times New Roman"/>
    </style:style>
    <style:style style:name="T11" style:family="text">
      <style:text-properties fo:color="#000000" fo:language="tr" fo:country="TR" fo:font-style="italic" style:font-style-asian="italic" style:font-name-complex="Times New Roman" style:font-style-complex="italic"/>
    </style:style>
    <style:style style:name="T12" style:family="text">
      <style:text-properties fo:color="#000000" fo:language="tr" fo:country="TR" fo:font-style="italic" fo:font-weight="bold" style:font-style-asian="italic" style:font-weight-asian="bold" style:font-style-complex="italic" style:font-weight-complex="bold"/>
    </style:style>
    <style:style style:name="T13" style:family="text">
      <style:text-properties fo:color="#000000" fo:language="tr" fo:country="TR" fo:font-style="italic" fo:font-weight="bold" style:font-style-asian="italic" style:font-weight-asian="bold" style:font-weight-complex="bold"/>
    </style:style>
    <style:style style:name="T14" style:family="text">
      <style:text-properties fo:color="#000000" fo:language="tr" fo:country="TR" fo:font-style="italic" fo:font-weight="bold" style:font-style-asian="italic" style:font-weight-asian="bold" style:font-name-complex="Times New Roman" style:font-style-complex="italic" style:font-weight-complex="bold"/>
    </style:style>
    <style:style style:name="T15" style:family="text">
      <style:text-properties fo:color="#000000" fo:language="tr" fo:country="TR" fo:font-style="italic" fo:font-weight="bold" style:font-style-asian="italic" style:font-weight-asian="bold" style:font-name-complex="Times New Roman" style:font-weight-complex="bold"/>
    </style:style>
    <style:style style:name="T16" style:family="text">
      <style:text-properties fo:color="#000000" fo:language="tr" fo:country="TR" style:font-name-complex="Times New Roman"/>
    </style:style>
    <style:style style:name="T17" style:family="text">
      <style:text-properties fo:color="#000000" style:text-position="super 58%" fo:font-size="9.5pt" fo:language="tr" fo:country="TR" style:font-size-asian="9.5pt" style:font-size-complex="9.5pt"/>
    </style:style>
    <style:style style:name="T18" style:family="text">
      <style:text-properties fo:color="#000000" fo:letter-spacing="-0.018cm" fo:language="tr" fo:country="TR"/>
    </style:style>
    <style:style style:name="T19" style:family="text">
      <style:text-properties fo:color="#000000" style:font-name-complex="Times New Roman"/>
    </style:style>
    <style:style style:name="T20" style:family="text">
      <style:text-properties fo:language="tr" fo:country="TR"/>
    </style:style>
    <style:style style:name="T21" style:family="text">
      <style:text-properties fo:language="tr" fo:country="TR" fo:font-weight="bold" style:font-weight-asian="bold"/>
    </style:style>
    <style:style style:name="T22" style:family="text">
      <style:text-properties fo:language="tr" fo:country="TR" fo:font-weight="bold" style:font-weight-asian="bold" style:font-weight-complex="bold"/>
    </style:style>
    <style:style style:name="T23" style:family="text">
      <style:text-properties fo:language="tr" fo:country="TR" fo:font-weight="bold" style:font-weight-asian="bold" style:font-name-complex="Times New Roman"/>
    </style:style>
    <style:style style:name="T24" style:family="text">
      <style:text-properties fo:language="tr" fo:country="TR" fo:font-weight="bold" style:font-weight-asian="bold" style:font-name-complex="Times New Roman" style:font-weight-complex="bold"/>
    </style:style>
    <style:style style:name="T25" style:family="text">
      <style:text-properties fo:language="tr" fo:country="TR" fo:font-style="italic" style:font-style-asian="italic"/>
    </style:style>
    <style:style style:name="T26" style:family="text">
      <style:text-properties fo:language="tr" fo:country="TR" fo:font-style="italic" style:font-style-asian="italic" style:font-style-complex="italic"/>
    </style:style>
    <style:style style:name="T27" style:family="text">
      <style:text-properties fo:language="tr" fo:country="TR" fo:font-style="italic" style:font-style-asian="italic" style:font-name-complex="Times New Roman"/>
    </style:style>
    <style:style style:name="T28" style:family="text">
      <style:text-properties fo:language="tr" fo:country="TR" fo:font-style="italic" style:font-style-asian="italic" style:font-name-complex="Times New Roman" style:font-style-complex="italic"/>
    </style:style>
    <style:style style:name="T29" style:family="text">
      <style:text-properties fo:language="tr" fo:country="TR" fo:font-style="italic" fo:font-weight="bold" style:font-style-asian="italic" style:font-weight-asian="bold" style:font-weight-complex="bold"/>
    </style:style>
    <style:style style:name="T30" style:family="text">
      <style:text-properties fo:language="tr" fo:country="TR" fo:font-style="italic" fo:font-weight="bold" style:font-style-asian="italic" style:font-weight-asian="bold" style:font-style-complex="italic" style:font-weight-complex="bold"/>
    </style:style>
    <style:style style:name="T31" style:family="text">
      <style:text-properties fo:language="tr" fo:country="TR" fo:font-style="italic" fo:font-weight="bold" style:font-style-asian="italic" style:font-weight-asian="bold" style:font-name-complex="Times New Roman" style:font-weight-complex="bold"/>
    </style:style>
    <style:style style:name="T32" style:family="text">
      <style:text-properties fo:language="tr" fo:country="TR" fo:font-style="italic" fo:font-weight="bold" style:font-style-asian="italic" style:font-weight-asian="bold" style:font-name-complex="Times New Roman" style:font-style-complex="italic" style:font-weight-complex="bold"/>
    </style:style>
    <style:style style:name="T33" style:family="text">
      <style:text-properties fo:language="tr" fo:country="TR" style:font-name-asian="Baskerville"/>
    </style:style>
    <style:style style:name="T34" style:family="text">
      <style:text-properties fo:language="tr" fo:country="TR" style:font-name-complex="Times New Roman"/>
    </style:style>
    <style:style style:name="T35" style:family="text">
      <style:text-properties fo:font-size="10pt" fo:language="tr" fo:country="TR" style:font-name-asian="PalatinoTurk" style:font-size-asian="10pt" style:font-name-complex="PalatinoTurk"/>
    </style:style>
    <style:style style:name="T36" style:family="text">
      <style:text-properties style:text-position="super 58%" fo:font-size="9.5pt" style:font-size-asian="9.5pt" style:font-size-complex="9.5pt"/>
    </style:style>
    <style:style style:name="T37" style:family="text">
      <style:text-properties style:text-position="super 58%" fo:font-size="9.5pt" fo:language="tr" fo:country="TR" style:font-size-asian="9.5pt" style:font-size-complex="9.5pt"/>
    </style:style>
    <style:style style:name="T38" style:family="text">
      <style:text-properties style:text-position="super 58%" fo:language="tr" fo:country="TR"/>
    </style:style>
    <style:style style:name="T39" style:family="text">
      <style:text-properties style:text-position="super 58%" fo:font-size="10pt" fo:language="tr" fo:country="TR" style:font-size-asian="10pt"/>
    </style:style>
    <style:style style:name="T40" style:family="text">
      <style:text-properties fo:font-style="italic" style:font-style-asian="italic"/>
    </style:style>
    <style:style style:name="T41" style:family="text">
      <style:text-properties fo:font-style="italic" style:font-style-asian="italic" style:font-style-complex="italic"/>
    </style:style>
    <style:style style:name="T42" style:family="text">
      <style:text-properties fo:font-style="italic" style:font-style-asian="italic" style:font-name-complex="Times New Roman" style:font-style-complex="italic"/>
    </style:style>
    <style:style style:name="T43" style:family="text">
      <style:text-properties fo:font-style="italic" fo:font-weight="normal" style:font-style-asian="italic" style:font-weight-asian="normal"/>
    </style:style>
    <style:style style:name="T44" style:family="text">
      <style:text-properties fo:font-style="italic" fo:font-weight="normal" style:font-style-asian="italic" style:font-weight-asian="normal" style:font-name-complex="Times New Roman"/>
    </style:style>
    <style:style style:name="T45" style:family="text">
      <style:text-properties fo:font-size="9pt" fo:language="tr" fo:country="TR" style:font-size-asian="9pt" style:font-size-complex="9pt"/>
    </style:style>
    <style:style style:name="T46" style:family="text">
      <style:text-properties fo:letter-spacing="0.018cm" fo:language="tr" fo:country="TR"/>
    </style:style>
    <style:style style:name="T47" style:family="text">
      <style:text-properties style:font-name-complex="Times New Roma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
      <text:h text:style-name="P5" text:outline-level="1"><text:span text:style-name="T1">DARWIN’</text:span><text:span text:style-name="T19">İ</text:span><text:span text:style-name="T1">N TÜRK DÜ</text:span><text:span text:style-name="T19">Ş</text:span><text:span text:style-name="T1">MANLI</text:span><text:span text:style-name="T19">Ğ</text:span><text:span text:style-name="T1">I</text:span></text:h>
      <text:p text:style-name="P23"/>
      <text:p text:style-name="P23"/>
      <text:p text:style-name="P23"/>
      <text:p text:style-name="P23"/>
      <text:p text:style-name="P23"/>
      <text:p text:style-name="P23"/>
      <text:p text:style-name="P2">HARUN YAHYA (ADNAN OKTAR)</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P42" text:outline-level="1"><text:soft-page-break/>YAZAR VE ESERLERİ HAKKINDA</text:h>
      <text:p text:style-name="P22"/>
      <text:p text:style-name="P19"><text:span text:style-name="T2">Harun Yahya müstear ismini kullanan yazar Adnan Oktar, 1956 yılında Ankara'da do</text:span><text:span text:style-name="T16">ğ</text:span><text:span text:style-name="T2">du. </text:span><text:span text:style-name="T16">İ</text:span><text:span text:style-name="T2">lk, orta ve lise ö</text:span><text:span text:style-name="T16">ğ</text:span><text:span text:style-name="T2">renimini Ankara'da tamamladı. Daha sonra </text:span><text:span text:style-name="T16">İ</text:span><text:span text:style-name="T2">stanbul Mimar Sinan Üniversitesi Güzel Sanatlar Fakültesi'nde ve </text:span><text:span text:style-name="T16">İ</text:span><text:span text:style-name="T2">stanbul Üniversitesi Felsefe Bölümü'nde ö</text:span><text:span text:style-name="T16">ğ</text:span><text:span text:style-name="T2">renim gördü. 1980'li yıllardan bu yana, imani, bilimsel ve siyasi konularda pek çok eser hazırladı. Bunların yanı sıra, yazarın evrimcilerin sahtekarlıklarını, iddialarının geçersizli</text:span><text:span text:style-name="T16">ğ</text:span><text:span text:style-name="T2">ini ve Darwinizm'in kanlı ideolojilerle olan karanlık ba</text:span><text:span text:style-name="T16">ğ</text:span><text:span text:style-name="T2">lantılarını ortaya koyan çok önemli eserleri bulunmaktadır.</text:span></text:p>
      <text:p text:style-name="P19"><text:span text:style-name="T2">Harun Yahya'nın eserleri yakla</text:span><text:span text:style-name="T16">ş</text:span><text:span text:style-name="T2">ık 40.000 resmin yer aldı</text:span><text:span text:style-name="T16">ğ</text:span><text:span text:style-name="T2">ı toplam 55.000 sayfalık bir külliyattır ve bu külliyat 63 farklı dile çevrilmi</text:span><text:span text:style-name="T16">ş</text:span><text:span text:style-name="T2">tir.</text:span></text:p>
      <text:p text:style-name="P19"><text:span text:style-name="T2">Yazarın müstear ismi, inkarcı dü</text:span><text:span text:style-name="T16">ş</text:span><text:span text:style-name="T2">ünceye kar</text:span><text:span text:style-name="T16">ş</text:span><text:span text:style-name="T2">ı mücadele eden iki peygamberin hatıralarına hürmeten, isimlerini yad etmek için Harun ve Yahya isimlerinden olu</text:span><text:span text:style-name="T16">ş</text:span><text:span text:style-name="T2">turulmu</text:span><text:span text:style-name="T16">ş</text:span><text:span text:style-name="T2">tur. Yazar tarafından kitapların kapa</text:span><text:span text:style-name="T16">ğ</text:span><text:span text:style-name="T2">ında Resulullah'ın mührünün kullanılmı</text:span><text:span text:style-name="T16">ş</text:span><text:span text:style-name="T2"> olmasının sembolik anlamı ise, kitapların içeri</text:span><text:span text:style-name="T16">ğ</text:span><text:span text:style-name="T2">i ile ilgilidir. Bu mühür, Kuran-ı Kerim'in Allah'ın son kitabı ve son sözü, Peygamberimiz (sav)'in de hatem-ül enbiya olmasını remzetmektedir. Yazar da, yayınladı</text:span><text:span text:style-name="T16">ğ</text:span><text:span text:style-name="T2">ı tüm çalı</text:span><text:span text:style-name="T16">ş</text:span><text:span text:style-name="T2">malarında, Kuran'ı ve Resulullah'ın sünnetini kendine rehber edinmi</text:span><text:span text:style-name="T16">ş</text:span><text:span text:style-name="T2">tir. Bu suretle, inkarcı dü</text:span><text:span text:style-name="T16">ş</text:span><text:span text:style-name="T2">ünce sistemlerinin tüm temel iddialarını tek tek çürütmeyi ve dine kar</text:span><text:span text:style-name="T16">ş</text:span><text:span text:style-name="T2">ı yöneltilen itirazları tam olarak susturacak "son söz"ü söylemeyi hedeflemektedir. Çok büyük bir hikmet ve kemal sahibi olan Resulullah'ın mührü, bu son sözü söyleme niyetinin bir duası olarak kullanılmı</text:span><text:span text:style-name="T16">ş</text:span><text:span text:style-name="T2">tır. </text:span></text:p>
      <text:p text:style-name="P19"><text:span text:style-name="T2">Yazarın tüm çalı</text:span><text:span text:style-name="T16">ş</text:span><text:span text:style-name="T2">malarındaki ortak hedef, Kuran'ın tebli</text:span><text:span text:style-name="T16">ğ</text:span><text:span text:style-name="T2">ini dünyaya ula</text:span><text:span text:style-name="T16">ş</text:span><text:span text:style-name="T2">tırmak, böylelikle insanları Allah'ın varlı</text:span><text:span text:style-name="T16">ğ</text:span><text:span text:style-name="T2">ı, birli</text:span><text:span text:style-name="T16">ğ</text:span><text:span text:style-name="T2">i ve ahiret gibi temel imani konular üzerinde dü</text:span><text:span text:style-name="T16">ş</text:span><text:span text:style-name="T2">ünmeye sevk etmek ve inkarcı sistemlerin çürük temellerini ve sapkın uygulamalarını gözler önüne sermektir.</text:span></text:p>
      <text:p text:style-name="P19"><text:span text:style-name="T2">Nitekim Harun Yahya'nın eserleri Hindistan'dan Amerika'ya, </text:span><text:span text:style-name="T16">İ</text:span><text:span text:style-name="T2">ngiltere'den Endonezya'ya, Polonya'dan Bosna Hersek'e, </text:span><text:span text:style-name="T16">İ</text:span><text:span text:style-name="T2">spanya'dan Brezilya'ya, Malezya'dan </text:span><text:span text:style-name="T16">İ</text:span><text:span text:style-name="T2">talya'ya, Fransa'dan Bulgaristan'a ve Rusya'ya kadar dünyanın daha pek çok ülkesinde be</text:span><text:span text:style-name="T16">ğ</text:span><text:span text:style-name="T2">eniyle okunmaktadır. </text:span><text:span text:style-name="T16">İ</text:span><text:span text:style-name="T2">ngilizce, Fransızca, Almanca, </text:span><text:span text:style-name="T16">İ</text:span><text:span text:style-name="T2">talyanca, </text:span><text:span text:style-name="T16">İ</text:span><text:span text:style-name="T2">spanyolca, Portekizce, Urduca, Arapça, Arnavutça, Rusça, Bo</text:span><text:span text:style-name="T16">ş</text:span><text:span text:style-name="T2">nakça, Uygurca, Endonezyaca, Malayca, Bengoli, Sırpça, Bulgarca, Çince, Kishwahili (Tanzanya'da kullanılıyor), Hausa (Afrika'da yaygın olarak kullanılıyor), Dhivelhi (Mauritus'ta kullanılıyor), Danimarkaca ve </text:span><text:span text:style-name="T16">İ</text:span><text:span text:style-name="T2">sveçce gibi pek çok dile çevrilen eserler, yurt dı</text:span><text:span text:style-name="T16">ş</text:span><text:span text:style-name="T2">ında geni</text:span><text:span text:style-name="T16">ş</text:span><text:span text:style-name="T2"> bir okuyucu kitlesi tarafından takip edilmektedir. </text:span></text:p>
      <text:p text:style-name="P19"><text:span text:style-name="T2">Dünyanın dört bir yanında ola</text:span><text:span text:style-name="T16">ğ</text:span><text:span text:style-name="T2">anüstü takdir toplayan bu eserler pek çok insanın iman etmesine, pek ço</text:span><text:span text:style-name="T16">ğ</text:span><text:span text:style-name="T2">unun da imanında derinle</text:span><text:span text:style-name="T16">ş</text:span><text:span text:style-name="T2">mesine vesile olmaktadır. Kitapları okuyan, inceleyen her ki</text:span><text:span text:style-name="T16">ş</text:span><text:span text:style-name="T2">i, bu eserlerdeki hikmetli, özlü, kolay anla</text:span><text:span text:style-name="T16">ş</text:span><text:span text:style-name="T2">ılır ve samimi üslubun, akılcı ve ilmi yakla</text:span><text:span text:style-name="T16">ş</text:span><text:span text:style-name="T2">ımın farkına varmaktadır. Bu eserler süratli etki etme, kesin netice verme, itiraz edilemezlik, çürütülemezlik özellikleri ta</text:span><text:span text:style-name="T16">ş</text:span><text:span text:style-name="T2">ımaktadır. Bu eserleri okuyan ve üzerinde ciddi biçimde dü</text:span><text:span text:style-name="T16">ş</text:span><text:span text:style-name="T2">ünen insanların, artık materyalist felsefeyi, ateizmi ve di</text:span><text:span text:style-name="T16">ğ</text:span><text:span text:style-name="T2">er sapkın görü</text:span><text:span text:style-name="T16">ş</text:span><text:span text:style-name="T2"> ve felsefelerin hiçbirini samimi olarak savunabilmeleri mümkün de</text:span><text:span text:style-name="T16">ğ</text:span><text:span text:style-name="T2">ildir. Bundan sonra savunsalar da ancak duygusal bir inatla savunacaklardır, çünkü fikri dayanakları çürütülmü</text:span><text:span text:style-name="T16">ş</text:span><text:span text:style-name="T2">tür. Ça</text:span><text:span text:style-name="T16">ğ</text:span><text:span text:style-name="T2">ımızdaki tüm inkarcı akımlar, Harun Yahya Külliyatı kar</text:span><text:span text:style-name="T16">ş</text:span><text:span text:style-name="T2">ısında fikren ma</text:span><text:span text:style-name="T16">ğ</text:span><text:span text:style-name="T2">lup olmu</text:span><text:span text:style-name="T16">ş</text:span><text:span text:style-name="T2">lardır.</text:span></text:p>
      <text:p text:style-name="P19"><text:span text:style-name="T2">Ku</text:span><text:span text:style-name="T16">ş</text:span><text:span text:style-name="T2">kusuz bu özellikler, Kuran'ın hikmet ve anlatım çarpıcılı</text:span><text:span text:style-name="T16">ğ</text:span><text:span text:style-name="T2">ından kaynaklanmaktadır. Yazarın kendisi bu eserlerden dolayı bir övünme içinde de</text:span><text:span text:style-name="T16">ğ</text:span><text:span text:style-name="T2">ildir, yalnızca Allah'ın hidayetine vesile olmaya niyet etmi</text:span><text:span text:style-name="T16">ş</text:span><text:span text:style-name="T2">tir. Ayrıca bu eserlerin basımında ve yayınlanmasında herhangi bir maddi kazanç hedeflenmemektedir.</text:span></text:p>
      <text:p text:style-name="P19"><text:span text:style-name="T2">Bu gerçekler göz önünde bulunduruldu</text:span><text:span text:style-name="T16">ğ</text:span><text:span text:style-name="T2">unda, insanların görmediklerini görmelerini sa</text:span><text:span text:style-name="T16">ğ</text:span><text:span text:style-name="T2">layan, hidayetlerine vesile olan bu eserlerin okunmasını te</text:span><text:span text:style-name="T16">ş</text:span><text:span text:style-name="T2">vik etmenin de, çok önemli bir hizmet oldu</text:span><text:span text:style-name="T16">ğ</text:span><text:span text:style-name="T2">u ortaya çıkmaktadır.</text:span></text:p>
      <text:p text:style-name="P19"><text:span text:style-name="T2">Bu de</text:span><text:span text:style-name="T16">ğ</text:span><text:span text:style-name="T2">erli eserleri tanıtmak yerine, insanların zihinlerini bulandıran, fikri karma</text:span><text:span text:style-name="T16">ş</text:span><text:span text:style-name="T2">a meydana getiren, ku</text:span><text:span text:style-name="T16">ş</text:span><text:span text:style-name="T2">ku ve tereddütleri da</text:span><text:span text:style-name="T16">ğ</text:span><text:span text:style-name="T2">ıtmada, imanı kurtarmada güçlü ve keskin bir etkisi olmadı</text:span><text:span text:style-name="T16">ğ</text:span><text:span text:style-name="T2">ı genel tecrübe ile sabit olan kitapları yaymak ise, emek ve zaman kaybına neden olacaktır. </text:span><text:span text:style-name="T16">İ</text:span><text:span text:style-name="T2">manı kurtarma amacından ziyade, yazarının edebi gücünü vurgulamaya yönelik eserlerde bu etkinin elde edilemeyece</text:span><text:span text:style-name="T16">ğ</text:span><text:span text:style-name="T2">i açıktır. Bu konuda ku</text:span><text:span text:style-name="T16">ş</text:span><text:span text:style-name="T2">kusu olanlar varsa, Harun Yahya'nın eserlerinin tek amacının dinsizli</text:span><text:span text:style-name="T16">ğ</text:span><text:span text:style-name="T2">i çürütmek ve Kuran ahlakını yaymak oldu</text:span><text:span text:style-name="T16">ğ</text:span><text:span text:style-name="T2">unu, bu hizmetteki etki, ba</text:span><text:span text:style-name="T16">ş</text:span><text:span text:style-name="T2">arı ve samimiyetin açıkça görüldü</text:span><text:span text:style-name="T16">ğ</text:span><text:span text:style-name="T2">ünü okuyucuların genel kanaatinden anlayabilirler. </text:span></text:p>
      <text:p text:style-name="P19"><text:soft-page-break/><text:span text:style-name="T2">Bilinmelidir ki, dünya üzerindeki zulüm ve karma</text:span><text:span text:style-name="T16">ş</text:span><text:span text:style-name="T2">aların, Müslümanların çektikleri eziyetlerin temel sebebi dinsizli</text:span><text:span text:style-name="T16">ğ</text:span><text:span text:style-name="T2">in fikri hakimiyetidir. Bunlardan kurtulmanın yolu ise, dinsizli</text:span><text:span text:style-name="T16">ğ</text:span><text:span text:style-name="T2">in fikren ma</text:span><text:span text:style-name="T16">ğ</text:span><text:span text:style-name="T2">lup edilmesi, iman hakikatlerinin ortaya konması ve Kuran ahlakının, insanların kavrayıp ya</text:span><text:span text:style-name="T16">ş</text:span><text:span text:style-name="T2">ayabilecekleri </text:span><text:span text:style-name="T16">ş</text:span><text:span text:style-name="T2">ekilde anlatılmasıdır. Dünyanın günden güne daha fazla içine çekilmek istendi</text:span><text:span text:style-name="T16">ğ</text:span><text:span text:style-name="T2">i zulüm, fesat ve karga</text:span><text:span text:style-name="T16">ş</text:span><text:span text:style-name="T2">a ortamı dikkate alındı</text:span><text:span text:style-name="T16">ğ</text:span><text:span text:style-name="T2">ında bu hizmetin elden geldi</text:span><text:span text:style-name="T16">ğ</text:span><text:span text:style-name="T2">ince hızlı ve etkili bir biçimde yapılması gerekti</text:span><text:span text:style-name="T16">ğ</text:span><text:span text:style-name="T2">i açıktır. Aksi halde çok geç kalınabilir.</text:span></text:p>
      <text:p text:style-name="P19"><text:span text:style-name="T2">Bu önemli hizmette öncü rolü üstlenmi</text:span><text:span text:style-name="T16">ş</text:span><text:span text:style-name="T2"> olan Harun Yahya Külliyatı, Allah'ın izniyle, 21. yüzyılda dünya insanlarını Kuran'da tarif edilen huzur ve barı</text:span><text:span text:style-name="T16">ş</text:span><text:span text:style-name="T2">a, do</text:span><text:span text:style-name="T16">ğ</text:span><text:span text:style-name="T2">ruluk ve adalete, güzellik ve mutlulu</text:span><text:span text:style-name="T16">ğ</text:span><text:span text:style-name="T2">a ta</text:span><text:span text:style-name="T16">ş</text:span><text:span text:style-name="T2">ımaya bir vesile olacaktır.</text:span></text:p>
      <text:p text:style-name="P22"/>
      <text:p text:style-name="P22"/>
      <text:p text:style-name="P22"/>
      <text:h text:style-name="P43" text:outline-level="1">Okuyucuya</text:h>
      <text:p text:style-name="P24"/>
      <text:p text:style-name="P4"><text:span text:style-name="T2">•</text:span><text:span text:style-name="T3"> </text:span><text:span text:style-name="T2">Bu kitapta ve di</text:span><text:span text:style-name="T16">ğ</text:span><text:span text:style-name="T2">er çalı</text:span><text:span text:style-name="T16">ş</text:span><text:span text:style-name="T2">malarımızda evrim teorisinin çökü</text:span><text:span text:style-name="T16">ş</text:span><text:span text:style-name="T2">üne özel bir yer ayrılmasının nedeni, bu teorinin her türlü din aleyhtarı felsefenin temelini olu</text:span><text:span text:style-name="T16">ş</text:span><text:span text:style-name="T2">turmasıdır. Yaratılı</text:span><text:span text:style-name="T16">ş</text:span><text:span text:style-name="T2">ı ve dolayısıyla Allah'ın varlı</text:span><text:span text:style-name="T16">ğ</text:span><text:span text:style-name="T2">ını inkar eden Darwinizm, 150 yıldır pek çok insanın imanını kaybetmesine ya da ku</text:span><text:span text:style-name="T16">ş</text:span><text:span text:style-name="T2">kuya dü</text:span><text:span text:style-name="T16">ş</text:span><text:span text:style-name="T2">mesine neden olmu</text:span><text:span text:style-name="T16">ş</text:span><text:span text:style-name="T2">tur. Dolayısıyla bu teorinin bir aldatmaca oldu</text:span><text:span text:style-name="T16">ğ</text:span><text:span text:style-name="T2">unu gözler önüne sermek çok önemli bir imani görevdir. Bu önemli hizmetin tüm insanlarımıza ula</text:span><text:span text:style-name="T16">ş</text:span><text:span text:style-name="T2">tırılabilmesi ise zorunludur. Kimi okuyucularımız belki tek bir kitabımızı okuma imkanı bulabilir. Bu nedenle her kitabımızda bu konuya özet de olsa bir bölüm ayrılması uygun görülmü</text:span><text:span text:style-name="T16">ş</text:span><text:span text:style-name="T2">tür.</text:span></text:p>
      <text:p text:style-name="P4"><text:span text:style-name="T2">•</text:span><text:span text:style-name="T3"> </text:span><text:span text:style-name="T2">Belirtilmesi gereken bir di</text:span><text:span text:style-name="T16">ğ</text:span><text:span text:style-name="T2">er husus, bu kitapların içeri</text:span><text:span text:style-name="T16">ğ</text:span><text:span text:style-name="T2">i ile ilgilidir. Yazarın tüm kitaplarında imani konular, Kuran ayetleri do</text:span><text:span text:style-name="T16">ğ</text:span><text:span text:style-name="T2">rultusunda anlatılmakta, insanlar Allah'ın ayetlerini ö</text:span><text:span text:style-name="T16">ğ</text:span><text:span text:style-name="T2">renmeye ve ya</text:span><text:span text:style-name="T16">ş</text:span><text:span text:style-name="T2">amaya davet edilmektedir. Allah'ın ayetleri ile ilgili tüm konular, okuyanın aklında hiçbir </text:span><text:span text:style-name="T16">ş</text:span><text:span text:style-name="T2">üphe veya soru i</text:span><text:span text:style-name="T16">ş</text:span><text:span text:style-name="T2">areti bırakmayacak </text:span><text:span text:style-name="T16">ş</text:span><text:span text:style-name="T2">ekilde açıklanmaktadır. </text:span></text:p>
      <text:p text:style-name="P4"><text:span text:style-name="T2">Bu anlatım sırasında kullanılan samimi, sade ve akıcı üslup ise kitapların yediden yetmi</text:span><text:span text:style-name="T16">ş</text:span><text:span text:style-name="T2">e herkes tarafından rahatça anla</text:span><text:span text:style-name="T16">ş</text:span><text:span text:style-name="T2">ılmasını sa</text:span><text:span text:style-name="T16">ğ</text:span><text:span text:style-name="T2">lamaktadır. Bu etkili ve yalın anlatım sayesinde, kitaplar "bir solukta okunan kitaplar" deyimine tam olarak uymaktadır. Dini reddetme konusunda kesin bir tavır sergileyen insanlar dahi, bu kitaplarda anlatılan gerçeklerden etkilenmekte ve anlatılanların do</text:span><text:span text:style-name="T16">ğ</text:span><text:span text:style-name="T2">rulu</text:span><text:span text:style-name="T16">ğ</text:span><text:span text:style-name="T2">unu inkar edememektedirler.</text:span></text:p>
      <text:p text:style-name="P4"><text:span text:style-name="T2">•</text:span><text:span text:style-name="T3"> </text:span><text:span text:style-name="T2">Bu kitap ve yazarın di</text:span><text:span text:style-name="T16">ğ</text:span><text:span text:style-name="T2">er eserleri, okuyucular tarafından bizzat okunabilece</text:span><text:span text:style-name="T16">ğ</text:span><text:span text:style-name="T2">i gibi, kar</text:span><text:span text:style-name="T16">ş</text:span><text:span text:style-name="T2">ılıklı bir sohbet ortamı </text:span><text:span text:style-name="T16">ş</text:span><text:span text:style-name="T2">eklinde de okunabilir. Bu kitaplardan istifade etmek isteyen bir grup okuyucunun kitapları birarada okumaları, konuyla ilgili kendi tefekkür ve tecrübelerini de birbirlerine aktarmaları açısından yararlı olacaktır.</text:span></text:p>
      <text:p text:style-name="P4"><text:span text:style-name="T2">•</text:span><text:span text:style-name="T3"> </text:span><text:span text:style-name="T2">Bunun yanında, sadece Allah rızası için yazılmı</text:span><text:span text:style-name="T16">ş</text:span><text:span text:style-name="T2"> olan bu kitapların tanınmasına ve okunmasına katkıda bulunmak da büyük bir hizmet olacaktır. Çünkü yazarın tüm kitaplarında ispat ve ikna edici yön son derece güçlüdür. Bu sebeple dini anlatmak isteyenler için en etkili yöntem, bu kitapların di</text:span><text:span text:style-name="T16">ğ</text:span><text:span text:style-name="T2">er insanlar tarafından da okunmasının te</text:span><text:span text:style-name="T16">ş</text:span><text:span text:style-name="T2">vik edilmesidir.</text:span></text:p>
      <text:p text:style-name="P4"><text:span text:style-name="T2">•</text:span><text:span text:style-name="T3"> </text:span><text:span text:style-name="T2">Kitapların arkasına yazarın di</text:span><text:span text:style-name="T16">ğ</text:span><text:span text:style-name="T2">er eserlerinin tanıtımlarının eklenmesinin ise önemli sebepleri vardır. Bu sayede kitabı eline alan ki</text:span><text:span text:style-name="T16">ş</text:span><text:span text:style-name="T2">i, yukarıda söz etti</text:span><text:span text:style-name="T16">ğ</text:span><text:span text:style-name="T2">imiz özellikleri ta</text:span><text:span text:style-name="T16">ş</text:span><text:span text:style-name="T2">ıyan ve okumaktan ho</text:span><text:span text:style-name="T16">ş</text:span><text:span text:style-name="T2">landı</text:span><text:span text:style-name="T16">ğ</text:span><text:span text:style-name="T2">ını umdu</text:span><text:span text:style-name="T16">ğ</text:span><text:span text:style-name="T2">umuz bu kitapla aynı vasıflara sahip daha birçok eser oldu</text:span><text:span text:style-name="T16">ğ</text:span><text:span text:style-name="T2">unu görecektir. </text:span><text:span text:style-name="T16">İ</text:span><text:span text:style-name="T2">mani ve siyasi konularda yararlanabilece</text:span><text:span text:style-name="T16">ğ</text:span><text:span text:style-name="T2">i zengin bir kaynak birikiminin bulundu</text:span><text:span text:style-name="T16">ğ</text:span><text:span text:style-name="T2">una </text:span><text:span text:style-name="T16">ş</text:span><text:span text:style-name="T2">ahit olacaktır.</text:span></text:p>
      <text:p text:style-name="P4"><text:soft-page-break/><text:span text:style-name="T2">•</text:span><text:span text:style-name="T3"> </text:span><text:span text:style-name="T2">Bu eserlerde, di</text:span><text:span text:style-name="T16">ğ</text:span><text:span text:style-name="T2">er bazı eserlerde görülen, yazarın </text:span><text:span text:style-name="T16">ş</text:span><text:span text:style-name="T2">ahsi kanaatlerine, </text:span><text:span text:style-name="T16">ş</text:span><text:span text:style-name="T2">üpheli kaynaklara dayalı izahlara, mukaddesata kar</text:span><text:span text:style-name="T16">ş</text:span><text:span text:style-name="T2">ı gereken adaba ve saygıya dikkat edilmeyen üsluplara, burkuntu veren ümitsiz, </text:span><text:span text:style-name="T16">ş</text:span><text:span text:style-name="T2">üpheci ve ye'se sürükleyen anlatımlara rastlayamazsınız. </text:span></text:p>
      <text:p text:style-name="P22"/>
      <text:p text:style-name="P22"/>
      <text:p text:style-name="P49">Bu çalı<text:span text:style-name="T47">ş</text:span>mada kullanılan ayetler Ali Bulaç'ın hazırladı<text:span text:style-name="T47">ğ</text:span>ı</text:p>
      <text:p text:style-name="P49">"Kur'an-ı Kerim ve Türkçe Anlamı" isimli mealden alınmı<text:span text:style-name="T47">ş</text:span>tır.</text:p>
      <text:p text:style-name="P22"/>
      <text:p text:style-name="P49">1. Baskı : Haziran 1999 / 2. Baskı : Ekim 2001</text:p>
      <text:p text:style-name="P49">3. Baskı: Nisan 2010</text:p>
      <text:p text:style-name="P25"/>
      <text:p text:style-name="P49">ARA<text:span text:style-name="T47">Ş</text:span>TIRMA YAYINCILIK</text:p>
      <text:p text:style-name="P22"/>
      <text:p text:style-name="P49">Talatpa<text:span text:style-name="T47">ş</text:span>a Mah. Emirgazi Caddesi</text:p>
      <text:p text:style-name="P49"><text:span text:style-name="T47">İ</text:span>brahim Elmas <text:span text:style-name="T47">İş</text:span>merkezi, A Blok Kat 4 Okmeydanı - <text:span text:style-name="T47">İ</text:span>stanbul</text:p>
      <text:p text:style-name="P49">Tel: (0 212) 222 00 88 </text:p>
      <text:p text:style-name="P22"/>
      <text:p text:style-name="P49">Baskı: Seçil Ofset</text:p>
      <text:p text:style-name="P49">100 Yıl Mahallesi MAS-S<text:span text:style-name="T47">İ</text:span>T Matbaacılar Sitesi, 4. Cadde No: 77</text:p>
      <text:p text:style-name="P49">Ba<text:span text:style-name="T47">ğ</text:span>cılar-<text:span text:style-name="T47">İ</text:span>stanbul, Tel: (0 212) 629 06 15</text:p>
      <text:p text:style-name="P22"/>
      <text:p text:style-name="P49">www.harunyahya.org - www.harunyahya.net</text:p>
      <text:p text:style-name="P49">www.harunyahya.TV</text:p>
      <text:p text:style-name="P22"/>
      <text:p text:style-name="P22"/>
      <text:h text:style-name="P9" text:outline-level="1">İÇİNDEKİLER</text:h>
      <text:p text:style-name="P22"/>
      <text:h text:style-name="P15" text:outline-level="1"><text:span text:style-name="T1">Giri</text:span><text:span text:style-name="T19">ş<text:tab/>8</text:span></text:h>
      <text:h text:style-name="P15" text:outline-level="1"><text:span text:style-name="T1">Sömürgecili</text:span><text:span text:style-name="T19">ğ</text:span><text:span text:style-name="T1">in Mantı</text:span><text:span text:style-name="T19">ğ</text:span><text:span text:style-name="T1">ı ve Sosyal Darwinizm<text:tab/>11</text:span></text:h>
      <text:h text:style-name="P15" text:outline-level="1"><text:span text:style-name="T19">İ</text:span><text:span text:style-name="T1">ngiliz Sömürgecili</text:span><text:span text:style-name="T19">ğ</text:span><text:span text:style-name="T1">i ve Osmanlı<text:tab/>28</text:span></text:h>
      <text:h text:style-name="P15" text:outline-level="1"><text:span text:style-name="T1">Darwin'in Türk Milleti'ne Bakı</text:span><text:span text:style-name="T19">ş</text:span><text:span text:style-name="T1">ı<text:tab/>44</text:span></text:h>
      <text:h text:style-name="P15" text:outline-level="1"><text:span text:style-name="T1">Türk Milleti'nin </text:span><text:span text:style-name="T19">Ş</text:span><text:span text:style-name="T1">erefli Tarihi<text:tab/>54</text:span></text:h>
      <text:h text:style-name="P15" text:outline-level="1"><text:span text:style-name="T1">Türk Dü</text:span><text:span text:style-name="T19">ş</text:span><text:span text:style-name="T1">manlı</text:span><text:span text:style-name="T19">ğ</text:span><text:span text:style-name="T1">ının Günümüze Yansımaları<text:tab/>80</text:span></text:h>
      <text:h text:style-name="P14" text:outline-level="1">Komünizme Açılan Kapı: Darwinizm<text:tab/>89</text:h>
      <text:h text:style-name="P14" text:outline-level="1">Sonuç<text:tab/>104</text:h>
      <text:h text:style-name="P15" text:outline-level="1"><text:span text:style-name="T1">Darwinizm'in Bilimsel Çökü</text:span><text:span text:style-name="T19">ş</text:span><text:span text:style-name="T1">ü<text:tab/>106</text:span></text:h>
      <text:h text:style-name="P14" text:outline-level="1">Notlar<text:tab/>139</text:h>
      <text:p text:style-name="P22"/>
      <text:p text:style-name="P26"/>
      <text:h text:style-name="P11" text:outline-level="1"><text:span text:style-name="T2">Giri</text:span><text:span text:style-name="T1">ş</text:span></text:h>
      <text:p text:style-name="P27"/>
      <text:p text:style-name="P26"/>
      <text:p text:style-name="P30"><text:span text:style-name="T2">Siyasi tarihe baktı</text:span><text:span text:style-name="T16">ğ</text:span><text:span text:style-name="T2">ımızda, farklı ideolojilerin zaman zaman kendilerine sözde "bilimsel" dayanaklar aramaya çalı</text:span><text:span text:style-name="T16">ş</text:span><text:span text:style-name="T2">tıklarını görürüz. </text:span><text:span text:style-name="T16">İ</text:span><text:span text:style-name="T2">ddialı siyasi teorilerle ortaya çıkan ideologlar, ortaya attıkları iddiaların "bilimsel" oldu</text:span><text:span text:style-name="T16">ğ</text:span><text:span text:style-name="T2">unu öne sürmü</text:span><text:span text:style-name="T16">ş</text:span><text:span text:style-name="T2"> ve bu imajla birlikte kendilerine inanılırlık ya da me</text:span><text:span text:style-name="T16">ş</text:span><text:span text:style-name="T2">ruiyet sa</text:span><text:span text:style-name="T16">ğ</text:span><text:span text:style-name="T2">lamaya çalı</text:span><text:span text:style-name="T16">ş</text:span><text:span text:style-name="T2">mı</text:span><text:span text:style-name="T16">ş</text:span><text:span text:style-name="T2">lardır. Örne</text:span><text:span text:style-name="T16">ğ</text:span><text:span text:style-name="T2">in Karl Marx ve Friedrich Engels, komünist ideolojiyi geli</text:span><text:span text:style-name="T16">ş</text:span><text:span text:style-name="T2">tirirken, hiçbir do</text:span><text:span text:style-name="T16">ğ</text:span><text:span text:style-name="T2">ruluk payı olmamasına ra</text:span><text:span text:style-name="T16">ğ</text:span><text:span text:style-name="T2">men tamamen "bilimsel" bir teori ortaya attıklarını öne sürmü</text:span><text:span text:style-name="T16">ş</text:span><text:span text:style-name="T2">lerdir. <text:s/></text:span></text:p>
      <text:p text:style-name="P30"><text:span text:style-name="T2">Elbette kendisini "bilimsel" ilan eden tek ideoloji komünizm de</text:span><text:span text:style-name="T16">ğ</text:span><text:span text:style-name="T2">ildir. Aynı </text:span><text:span text:style-name="T16">ş</text:span><text:span text:style-name="T2">ekilde ırkçılık ve fa</text:span><text:span text:style-name="T16">ş</text:span><text:span text:style-name="T2">izm de kendilerince "bilimsellik" iddasıyla ortaya çıkmı</text:span><text:span text:style-name="T16">ş</text:span><text:span text:style-name="T2">tır. Hitler, Alman ırkının di</text:span><text:span text:style-name="T16">ğ</text:span><text:span text:style-name="T2">er tüm ırklardan üstün oldu</text:span><text:span text:style-name="T16">ğ</text:span><text:span text:style-name="T2">u yanılgısına dayanan ideolojisini, Almanların ve di</text:span><text:span text:style-name="T16">ğ</text:span><text:span text:style-name="T2">er ırkların kafataslarını ya da benzeri fiziksel yapılarını ölçerek sözde biyolojik yönden ispatlamaya çalı</text:span><text:span text:style-name="T16">ş</text:span><text:span text:style-name="T2">mı</text:span><text:span text:style-name="T16">ş</text:span><text:span text:style-name="T2">tır. Benzeri bilimsellik iddiaları, ba</text:span><text:span text:style-name="T16">ş</text:span><text:span text:style-name="T2">ka ırkçı ideologlar tarafından da tekrarlanmı</text:span><text:span text:style-name="T16">ş</text:span><text:span text:style-name="T2">tır.</text:span></text:p>
      <text:p text:style-name="P30"><text:span text:style-name="T2">Bunlar siyasi tarihin bilinen örnekleridir. Ancak biz bu kitapçıkta bunlar kadar ünlü olmayan, fakat aslında büyük önem ta</text:span><text:span text:style-name="T16">ş</text:span><text:span text:style-name="T2">ıyan, özellikle de Türk Milleti'ni yakından ilgilendiren ba</text:span><text:span text:style-name="T16">ş</text:span><text:span text:style-name="T2">ka bir örne</text:span><text:span text:style-name="T16">ğ</text:span><text:span text:style-name="T2">i inceleyece</text:span><text:span text:style-name="T16">ğ</text:span><text:span text:style-name="T2">iz. </text:span><text:span text:style-name="T16">İ</text:span><text:span text:style-name="T2">nceleyece</text:span><text:span text:style-name="T16">ğ</text:span><text:span text:style-name="T2">imiz ideoloji, </text:span><text:span text:style-name="T5">"Türk Dü</text:span><text:span text:style-name="T7">ş</text:span><text:span text:style-name="T5">manlı</text:span><text:span text:style-name="T7">ğ</text:span><text:span text:style-name="T5">ı"</text:span><text:span text:style-name="T2">dır. Bu kavram, kimi zaman bir tür ideoloji kimi zaman da siyasi bir tavır olarak son birkaç yüzyıldır Batı dünyasında etkilidir. </text:span></text:p>
      <text:p text:style-name="P30"><text:span text:style-name="T2">Türk dü</text:span><text:span text:style-name="T16">ş</text:span><text:span text:style-name="T2">manlı</text:span><text:span text:style-name="T16">ğ</text:span><text:span text:style-name="T2">ı, önce Osmanlı'nın duraklama devirlerinde "Türkler Avrupa'dan silinip atılmalıdır" diyen bazı Avrupalı devlet adamları ile ba</text:span><text:span text:style-name="T16">ş</text:span><text:span text:style-name="T2">lamı</text:span><text:span text:style-name="T16">ş</text:span><text:span text:style-name="T2">, ardından Osmanlı'nın parçalanmasını hedefleyen 19. yüzyıl emperyalizminin temel dü</text:span><text:span text:style-name="T16">ş</text:span><text:span text:style-name="T2">üncelerinden birini olu</text:span><text:span text:style-name="T16">ş</text:span><text:span text:style-name="T2">turmu</text:span><text:span text:style-name="T16">ş</text:span><text:span text:style-name="T2">tur. Kendilerini sözde </text:span><text:span text:style-name="T5">"ileri ve medeni milletler"</text:span><text:span text:style-name="T2"> olarak gören kimi Avrupalılar, Türk Milleti'ni ve medeniyetini olabilecek en uzak co</text:span><text:span text:style-name="T16">ğ</text:span><text:span text:style-name="T2">rafyaya kadar sürülmesi gereken güya </text:span><text:span text:style-name="T5">"geri ve ilkel" </text:span><text:span text:style-name="T2">bir unsur olarak görmü</text:span><text:span text:style-name="T16">ş</text:span><text:span text:style-name="T2">lerdir. Özellikle 19. yüzyılın sonunda ve 20. yüzyılın ilk çeyre</text:span><text:span text:style-name="T16">ğ</text:span><text:span text:style-name="T2">inde bu Türk dü</text:span><text:span text:style-name="T16">ş</text:span><text:span text:style-name="T2">manı fikirler Avrupa ba</text:span><text:span text:style-name="T16">ş</text:span><text:span text:style-name="T2">kentlerinde büyük etki uyandırmı</text:span><text:span text:style-name="T16">ş</text:span><text:span text:style-name="T2">tır. Ord. Prof. Enver Ziya Karal'ın yazdı</text:span><text:span text:style-name="T16">ğ</text:span><text:span text:style-name="T2">ına göre, o dönemde Avrupalılar arasında yaygın olan bu yanılgının özeti </text:span><text:span text:style-name="T16">ş</text:span><text:span text:style-name="T2">udur:</text:span></text:p>
      <text:p text:style-name="P17"><text:span text:style-name="T20">"Türkler sarı ırktandır. Turan kökenlidir. Göçebe ve zalim bir güruhtur. Her çe</text:span><text:span text:style-name="T34">ş</text:span><text:span text:style-name="T20">it de</text:span><text:span text:style-name="T34">ğ</text:span><text:span text:style-name="T20">i</text:span><text:span text:style-name="T34">ş</text:span><text:span text:style-name="T20">ikli</text:span><text:span text:style-name="T34">ğ</text:span><text:span text:style-name="T20">e ve ilerleme fikrine dü</text:span><text:span text:style-name="T34">ş</text:span><text:span text:style-name="T20">mandır." </text:span><text:span text:style-name="T37">1</text:span></text:p>
      <text:p text:style-name="P30"><text:span text:style-name="T2">Bu fikrin tarihin eski bir döneminde kalmı</text:span><text:span text:style-name="T16">ş</text:span><text:span text:style-name="T2"> bir yakla</text:span><text:span text:style-name="T16">ş</text:span><text:span text:style-name="T2">ım oldu</text:span><text:span text:style-name="T16">ğ</text:span><text:span text:style-name="T2">unu dü</text:span><text:span text:style-name="T16">ş</text:span><text:span text:style-name="T2">ünmek ise büyük bir yanılgı olur. Çünkü Türk dü</text:span><text:span text:style-name="T16">ş</text:span><text:span text:style-name="T2">manlı</text:span><text:span text:style-name="T16">ğ</text:span><text:span text:style-name="T2">ı bugün de hala bazı Batılı çevrelerde son derece canlıdır. Ba</text:span><text:span text:style-name="T16">ş</text:span><text:span text:style-name="T2">ta Almanya olmak üzere Batılı ülkelerdeki Türk azınlıklara kar</text:span><text:span text:style-name="T16">ş</text:span><text:span text:style-name="T2">ı </text:span><text:span text:style-name="T16">ş</text:span><text:span text:style-name="T2">iddet eylemleri düzenleyen, savunmasız Türk soyda</text:span><text:span text:style-name="T16">ş</text:span><text:span text:style-name="T2">larımızı acımasızca katleden </text:span><text:span text:style-name="T5">neo-Naziler</text:span><text:span text:style-name="T2"> ve benzeri fa</text:span><text:span text:style-name="T16">ş</text:span><text:span text:style-name="T2">ist gruplar, Türk dü</text:span><text:span text:style-name="T16">ş</text:span><text:span text:style-name="T2">manlı</text:span><text:span text:style-name="T16">ğ</text:span><text:span text:style-name="T2">ını bir ideoloji olarak benimsemi</text:span><text:span text:style-name="T16">ş</text:span><text:span text:style-name="T2">lerdir. Avrupa ülkelerinin çe</text:span><text:span text:style-name="T16">ş</text:span><text:span text:style-name="T2">itli uluslararası siyasi platformlarda Türkiye aleyhinde sergiledikleri ön yargıların kökeninde de, 19. yüzyıldan miras olan Türk dü</text:span><text:span text:style-name="T16">ş</text:span><text:span text:style-name="T2">manlı</text:span><text:span text:style-name="T16">ğ</text:span><text:span text:style-name="T2">ının kalıntıları yatmaktadır.</text:span></text:p>
      <text:p text:style-name="P30"><text:span text:style-name="T2">Kısacası, Türk dü</text:span><text:span text:style-name="T16">ş</text:span><text:span text:style-name="T2">manlı</text:span><text:span text:style-name="T16">ğ</text:span><text:span text:style-name="T2">ı bir ideoloji olarak hala vardır ve canlıdır. </text:span></text:p>
      <text:p text:style-name="P30"><text:soft-page-break/><text:span text:style-name="T2">Bu noktada konunun ilginç bir yönüne dikkat etmemiz gerekir. Ba</text:span><text:span text:style-name="T16">ş</text:span><text:span text:style-name="T2">ta, farklı ideolojilerin kendilerine sözde "bilimsel" bir görüntü vermeye çalı</text:span><text:span text:style-name="T16">ş</text:span><text:span text:style-name="T2">tıklarından söz etmi</text:span><text:span text:style-name="T16">ş</text:span><text:span text:style-name="T2">tik. Acaba aynı durum Türk dü</text:span><text:span text:style-name="T16">ş</text:span><text:span text:style-name="T2">manlı</text:span><text:span text:style-name="T16">ğ</text:span><text:span text:style-name="T2">ı için de geçerli midir? Bu fikrin gerisinde de ona sözde "bilimsellik" boyası katan bir etken var mıdır?</text:span></text:p>
      <text:p text:style-name="P30"><text:span text:style-name="T16">İ</text:span><text:span text:style-name="T2">lerleyen sayfalarda bu sorunun cevabını inceleyece</text:span><text:span text:style-name="T16">ğ</text:span><text:span text:style-name="T2">iz. Ve ço</text:span><text:span text:style-name="T16">ğ</text:span><text:span text:style-name="T2">u kimsenin </text:span><text:span text:style-name="T16">ş</text:span><text:span text:style-name="T2">imdiye dek fark etmedi</text:span><text:span text:style-name="T16">ğ</text:span><text:span text:style-name="T2">i, ama gerçekte çok önemli olan bir ba</text:span><text:span text:style-name="T16">ğ</text:span><text:span text:style-name="T2">lantıyı ortaya çıkaraca</text:span><text:span text:style-name="T16">ğ</text:span><text:span text:style-name="T2">ız. Bu, </text:span><text:span text:style-name="T5">Darwinizm ile Türk dü</text:span><text:span text:style-name="T7">ş</text:span><text:span text:style-name="T5">manlı</text:span><text:span text:style-name="T7">ğ</text:span><text:span text:style-name="T5">ı arasındaki ba</text:span><text:span text:style-name="T7">ğ</text:span><text:span text:style-name="T5">lantıdır... </text:span><text:span text:style-name="T2">Evrim teorisinin kurucusu olan Darwin, Türk Milleti'ni kendi yanılgılarına göre </text:span><text:span text:style-name="T5">"yarı maymun a</text:span><text:span text:style-name="T7">ş</text:span><text:span text:style-name="T5">a</text:span><text:span text:style-name="T7">ğ</text:span><text:span text:style-name="T5">ı bir ırk"</text:span><text:span text:style-name="T2"> olarak tanımlayan ve yok edilmesi gerekti</text:span><text:span text:style-name="T16">ğ</text:span><text:span text:style-name="T2">ini savunan fanatik bir Türk dü</text:span><text:span text:style-name="T16">ş</text:span><text:span text:style-name="T2">manıdır. Dahası, ortaya attı</text:span><text:span text:style-name="T16">ğ</text:span><text:span text:style-name="T2">ı teori ile de Türk dü</text:span><text:span text:style-name="T16">ş</text:span><text:span text:style-name="T2">manlı</text:span><text:span text:style-name="T16">ğ</text:span><text:span text:style-name="T2">ına sözde "bilimsel" dayanak kazandırmı</text:span><text:span text:style-name="T16">ş</text:span><text:span text:style-name="T2">tır. Günümüzün neo-Nazileri, hala Darwin'in Türk Milleti hakkındaki hezeyanlarından kuvvet bulmaktadırlar. </text:span></text:p>
      <text:p text:style-name="P30"><text:span text:style-name="T2">Unutulmamalıdır ki, fa</text:span><text:span text:style-name="T16">ş</text:span><text:span text:style-name="T2">izm ve komünizm ba</text:span><text:span text:style-name="T16">ş</text:span><text:span text:style-name="T2">ta olmak üzere bütün din ahlakına uygun olmayan ideolojiler, milli birli</text:span><text:span text:style-name="T16">ğ</text:span><text:span text:style-name="T2">i, bütünlü</text:span><text:span text:style-name="T16">ğ</text:span><text:span text:style-name="T2">ü, manevi de</text:span><text:span text:style-name="T16">ğ</text:span><text:span text:style-name="T2">erleri hedef almaktadırlar. Komünistler ve fa</text:span><text:span text:style-name="T16">ş</text:span><text:span text:style-name="T2">istler vatanlarına, bayraklarına, milletlerine de</text:span><text:span text:style-name="T16">ğ</text:span><text:span text:style-name="T2">il, kendi ki</text:span><text:span text:style-name="T16">ş</text:span><text:span text:style-name="T2">isel menfaatlerine ba</text:span><text:span text:style-name="T16">ğ</text:span><text:span text:style-name="T2">lıdırlar. Milletin mutlulu</text:span><text:span text:style-name="T16">ğ</text:span><text:span text:style-name="T2">u için de</text:span><text:span text:style-name="T16">ğ</text:span><text:span text:style-name="T2">il, kendi mutlulukları için çalı</text:span><text:span text:style-name="T16">ş</text:span><text:span text:style-name="T2">ırlar. Büyük Önderimiz'in bize ö</text:span><text:span text:style-name="T16">ğ</text:span><text:span text:style-name="T2">retti</text:span><text:span text:style-name="T16">ğ</text:span><text:span text:style-name="T2">i ve bıraktı</text:span><text:span text:style-name="T16">ğ</text:span><text:span text:style-name="T2">ı vasiyet ise, milli ve manevi de</text:span><text:span text:style-name="T16">ğ</text:span><text:span text:style-name="T2">erlere ba</text:span><text:span text:style-name="T16">ğ</text:span><text:span text:style-name="T2">lı, vatanını, bayra</text:span><text:span text:style-name="T16">ğ</text:span><text:span text:style-name="T2">ını, milletini seven, milli ahlak inancına sahip olan, mukaddesatını korumak için gerekirse canını verebilecek insanlar olmaktır. Atamız, bizim ve bizden sonra gelecek nesillerin, dindar, milliyetçi duygular ta</text:span><text:span text:style-name="T16">ş</text:span><text:span text:style-name="T2">ıyan, vatanı ve bayra</text:span><text:span text:style-name="T16">ğ</text:span><text:span text:style-name="T2">ı u</text:span><text:span text:style-name="T16">ğ</text:span><text:span text:style-name="T2">runa hayatını ortaya koyan, ya</text:span><text:span text:style-name="T16">ş</text:span><text:span text:style-name="T2">amı boyunca milletinin mutlulu</text:span><text:span text:style-name="T16">ğ</text:span><text:span text:style-name="T2">u için çalı</text:span><text:span text:style-name="T16">ş</text:span><text:span text:style-name="T2">an, aile kurumunun kutsiyetini savunan insanlar olmamızı istemektedir. Materyalist zihniyet ise, Atamız'ın bize kutsallı</text:span><text:span text:style-name="T16">ğ</text:span><text:span text:style-name="T2">ını ö</text:span><text:span text:style-name="T16">ğ</text:span><text:span text:style-name="T2">retti</text:span><text:span text:style-name="T16">ğ</text:span><text:span text:style-name="T2">i tüm bu de</text:span><text:span text:style-name="T16">ğ</text:span><text:span text:style-name="T2">erlerin kar</text:span><text:span text:style-name="T16">ş</text:span><text:span text:style-name="T2">ısında yer almaktadır. Dolayısıyla milliyetçi ve vatansever insanların, yalnızca bu iki ideolojiye kar</text:span><text:span text:style-name="T16">ş</text:span><text:span text:style-name="T2">ı de</text:span><text:span text:style-name="T16">ğ</text:span><text:span text:style-name="T2">il, materyalist tüm sistem ve ideolojilere kar</text:span><text:span text:style-name="T16">ş</text:span><text:span text:style-name="T2">ı fikri mücadele içinde olmaları, sinsi odakların kirli oyunlarına gelmemek için dikkat göstermeleri </text:span><text:span text:style-name="T16">ş</text:span><text:span text:style-name="T2">arttır.</text:span></text:p>
      <text:p text:style-name="P30"><text:span text:style-name="T2">Büyük Önderimiz Kemal Atatürk </text:span><text:span text:style-name="T16">ş</text:span><text:span text:style-name="T2">unları söylemi</text:span><text:span text:style-name="T16">ş</text:span><text:span text:style-name="T2">tir:</text:span></text:p>
      <text:p text:style-name="P17"><text:span text:style-name="T20">.. Hayır, ne komünizm ne de fa</text:span><text:span text:style-name="T34">ş</text:span><text:span text:style-name="T20">izm... Bu iki ideoloji de memleketimizin, ulusumuzun gerçeklerine, karakterine asla uymaz. </text:span><text:span text:style-name="T34">Ş</text:span><text:span text:style-name="T20">unu da ilave edeyim ki, ne fa</text:span><text:span text:style-name="T34">ş</text:span><text:span text:style-name="T20">izmin ne de Nazizm'in sonu yoktur. (Atatürk’ün </text:span><text:span text:style-name="T34">İ</text:span><text:span text:style-name="T20">zinde Bir Ömür Böyle Geçti, Sabiha Gökçen, s. 159)</text:span></text:p>
      <text:p text:style-name="P26"/>
      <text:h text:style-name="P10" text:outline-level="1">Sömürgeciliğin Mantığı ve Sosyal Darwinizm</text:h>
      <text:p text:style-name="P26"/>
      <text:p text:style-name="P26"/>
      <text:p text:style-name="P30"><text:span text:style-name="T2">Emperyalizm ya da bir ba</text:span><text:span text:style-name="T16">ş</text:span><text:span text:style-name="T2">ka deyimle sömürgecilik, modern tarihte co</text:span><text:span text:style-name="T16">ğ</text:span><text:span text:style-name="T2">rafi ke</text:span><text:span text:style-name="T16">ş</text:span><text:span text:style-name="T2">iflerle birlikte ba</text:span><text:span text:style-name="T16">ş</text:span><text:span text:style-name="T2">ladı. 15. ve 16. yüzyılda birtakım Avrupalılar, elde ettikleri askeri teknoloji ile birlikte ba</text:span><text:span text:style-name="T16">ş</text:span><text:span text:style-name="T2">ka kıtalara yayılmaya ba</text:span><text:span text:style-name="T16">ş</text:span><text:span text:style-name="T2">ladılar. Güçlü donanmalar, etkili ate</text:span><text:span text:style-name="T16">ş</text:span><text:span text:style-name="T2">li silahlar ve disiplinli ordular kullanarak, dünyanın uzak bölgelerini ele geçirdiler ve bu bölgeleri kelimenin gerçek anlamıyla "sömürmeye" ba</text:span><text:span text:style-name="T16">ş</text:span><text:span text:style-name="T2">ladılar.</text:span></text:p>
      <text:p text:style-name="P30"><text:span text:style-name="T16">İ</text:span><text:span text:style-name="T2">lk sömürgeciler Portekizliler ve </text:span><text:span text:style-name="T16">İ</text:span><text:span text:style-name="T2">spanyollar'dı. Özellikle Kristof Kolomb'un Amerika'yı ke</text:span><text:span text:style-name="T16">ş</text:span><text:span text:style-name="T2">finden sonra, bu iki ülke modern dünyanın ilk sömürge imparatorlukları olarak tarih sahnesine çıktılar. Amerika kıtasının güneyini kısa bir süre içinde sömürgele</text:span><text:span text:style-name="T16">ş</text:span><text:span text:style-name="T2">tirdiler. Burada ya</text:span><text:span text:style-name="T16">ş</text:span><text:span text:style-name="T2">ayan ve temelde barı</text:span><text:span text:style-name="T16">ş</text:span><text:span text:style-name="T2">çı bir tabiata sahip olan yerlileri kölele</text:span><text:span text:style-name="T16">ş</text:span><text:span text:style-name="T2">tirdiler. Zorla çalı</text:span><text:span text:style-name="T16">ş</text:span><text:span text:style-name="T2">tırdıkları bu insanları Amerika kıtasının tüm altın ve gümü</text:span><text:span text:style-name="T16">ş</text:span><text:span text:style-name="T2"> zenginliklerini ya</text:span><text:span text:style-name="T16">ğ</text:span><text:span text:style-name="T2">malamak için kullandılar. </text:span></text:p>
      <text:p text:style-name="P30"><text:span text:style-name="T16">İ</text:span><text:span text:style-name="T2">spanya ve Portekiz'i di</text:span><text:span text:style-name="T16">ğ</text:span><text:span text:style-name="T2">er Avrupa ülkeleri izledi. 17. yüzyılda Hollanda güçlü bir sömürge ülkesi olarak rekabete katıldı. Hollanda'yı </text:span><text:span text:style-name="T16">İ</text:span><text:span text:style-name="T2">ngiltere izledi. Bu iki yeni sömürgeci güç de, hem Amerika kıtasına hem de Uzakdo</text:span><text:span text:style-name="T16">ğ</text:span><text:span text:style-name="T2">u'ya el attı. 18. yüzyıla gelindi</text:span><text:span text:style-name="T16">ğ</text:span><text:span text:style-name="T2">inde </text:span><text:span text:style-name="T16">İ</text:span><text:span text:style-name="T2">ngiltere dünyanın en büyük sömürge imparatorlu</text:span><text:span text:style-name="T16">ğ</text:span><text:span text:style-name="T2">u haline geldi. Fransa ve Belçika da çok geçmeden yarı</text:span><text:span text:style-name="T16">ş</text:span><text:span text:style-name="T2">a katıldı. 19. yüzyıla gelindi</text:span><text:span text:style-name="T16">ğ</text:span><text:span text:style-name="T2">inde, Amerika kıtasının büyük bölümü, Afrika'nın neredeyse tamamı ve Uzakdo</text:span><text:span text:style-name="T16">ğ</text:span><text:span text:style-name="T2">u'nun çok sayıda ülkesi bu Avrupa devletlerinden birinin sömürgesi durumundaydı. Bu ülkeler, sömürgeciler tarafından atanan "Genel Vali"lerce yönetiliyordu. Sömürge ülkelerinde yer alan bu yönetimler, bu ülkelerin halkının yeterince verimli olarak çalı</text:span><text:span text:style-name="T16">ş</text:span><text:span text:style-name="T2">tırılmasına ve do</text:span><text:span text:style-name="T16">ğ</text:span><text:span text:style-name="T2">al kaynaklarının yine yeterince verimli olarak Avrupa'ya aktarılmasına özen gösteriyorlardı. Bu nedenle 19. yüzyıl, adeta bir "sömürgecilik yüzyılı"ydı. Hatta yakın tarihle ilgilenen ço</text:span><text:span text:style-name="T16">ğ</text:span><text:span text:style-name="T2">u otoritenin kabul etti</text:span><text:span text:style-name="T16">ğ</text:span><text:span text:style-name="T2">i gibi, I. Dünya Sava</text:span><text:span text:style-name="T16">ş</text:span><text:span text:style-name="T2">ı da bu sömürgelerin payla</text:span><text:span text:style-name="T16">ş</text:span><text:span text:style-name="T2">ılması kavgasından do</text:span><text:span text:style-name="T16">ğ</text:span><text:span text:style-name="T2">du. </text:span></text:p>
      <text:p text:style-name="P26">Sömürgecilik ekonomik ve siyasi bir sistemdi ve bu yöndeki çıkarlar için kullanılıyordu. Ama bir de bu sistemin "kültür" yönü vardı. </text:p>
      <text:p text:style-name="P30"><text:span text:style-name="T2">Bunu </text:span><text:span text:style-name="T16">ş</text:span><text:span text:style-name="T2">öyle açıklayabiliriz: Sömürgeci ülkeler, az önce belirtti</text:span><text:span text:style-name="T16">ğ</text:span><text:span text:style-name="T2">imiz gibi, açıkça ya</text:span><text:span text:style-name="T16">ğ</text:span><text:span text:style-name="T2">macılık yapıyorlardı. Hiçbir hak sahibi olmadıkları bir ülkeyi zorla ele geçiriyorlar, sonra bu ülkedeki insanları baskı altına alıyorlar ve ülkenin kaynaklarına el koyuyorlardı. Ama elbette bu sömürgeci ülkeler kendilerinin "ya</text:span><text:span text:style-name="T16">ğ</text:span><text:span text:style-name="T2">macı" olarak görülmesini ve tarihe öyle yazılmasını istemiyorlardı. Bu nedenle yaptıkları i</text:span><text:span text:style-name="T16">ş</text:span><text:span text:style-name="T2">i bir </text:span><text:span text:style-name="T16">ş</text:span><text:span text:style-name="T2">ekilde me</text:span><text:span text:style-name="T16">ş</text:span><text:span text:style-name="T2">ru ve haklı göstermeye çalı</text:span><text:span text:style-name="T16">ş</text:span><text:span text:style-name="T2">tılar. Kendilerini haklı gibi gösterecek birtakım açıklamalar aradılar.</text:span></text:p>
      <text:p text:style-name="P30"><text:span text:style-name="T2">Peki bu açıklama ne olabilirdi? Bir ülkeyi ve milleti kölele</text:span><text:span text:style-name="T16">ş</text:span><text:span text:style-name="T2">tirmeye ne gibi bir kılıf bulunabilirdi?</text:span></text:p>
      <text:p text:style-name="P30"><text:span text:style-name="T2">Sömürgeciler, bu cevabı aslında ilk günden buldular. Yaptıkları i</text:span><text:span text:style-name="T16">ş</text:span><text:span text:style-name="T2">i me</text:span><text:span text:style-name="T16">ş</text:span><text:span text:style-name="T2">ru gibi gösterecek bir kılıf bulmanın tek yolu, hedef aldıkları insanları sözde "ilkel insanlar", hatta "hayvanımsı canlılar" gibi gösterebilmekti. E</text:span><text:span text:style-name="T16">ğ</text:span><text:span text:style-name="T2">er bu bilim dı</text:span><text:span text:style-name="T16">ş</text:span><text:span text:style-name="T2">ı dü</text:span><text:span text:style-name="T16">ş</text:span><text:span text:style-name="T2">ünce kabul ettirilirse, kendilerinin de "ileri insanlar" olarak bu sözde "geri" toplumları gütmeleri son derece makul bir hareket olacaktı. </text:span></text:p>
      <text:p text:style-name="P30"><text:soft-page-break/><text:span text:style-name="T2">Sömürgecili</text:span><text:span text:style-name="T16">ğ</text:span><text:span text:style-name="T2">e me</text:span><text:span text:style-name="T16">ş</text:span><text:span text:style-name="T2">ruiyet sa</text:span><text:span text:style-name="T16">ğ</text:span><text:span text:style-name="T2">lamak için kullanılacak olan bu mantık, sömürgecili</text:span><text:span text:style-name="T16">ğ</text:span><text:span text:style-name="T2">in henüz do</text:span><text:span text:style-name="T16">ğ</text:span><text:span text:style-name="T2">u</text:span><text:span text:style-name="T16">ş</text:span><text:span text:style-name="T2"> a</text:span><text:span text:style-name="T16">ş</text:span><text:span text:style-name="T2">amasında, yani Kolomb'un Amerika yolculu</text:span><text:span text:style-name="T16">ğ</text:span><text:span text:style-name="T2">unda ortaya atıldı. Bu bilim ve akıl dı</text:span><text:span text:style-name="T16">ş</text:span><text:span text:style-name="T2">ı iddiaya göre, Amerikalı yerliler gerçek birer insan de</text:span><text:span text:style-name="T16">ğ</text:span><text:span text:style-name="T2">il, geli</text:span><text:span text:style-name="T16">ş</text:span><text:span text:style-name="T2">mi</text:span><text:span text:style-name="T16">ş</text:span><text:span text:style-name="T2"> bir hayvan türüydüler.</text:span></text:p>
      <text:p text:style-name="P30"><text:span text:style-name="T2">Bu yanılgı, ilk kez Kristof Kolomb ve adamları tarafından ortaya atılmı</text:span><text:span text:style-name="T16">ş</text:span><text:span text:style-name="T2">, sonra da Güney Amerika'nın kolonile</text:span><text:span text:style-name="T16">ş</text:span><text:span text:style-name="T2">tirilmesi i</text:span><text:span text:style-name="T16">ş</text:span><text:span text:style-name="T2">ini üstlenen </text:span><text:span text:style-name="T16">İ</text:span><text:span text:style-name="T2">spanyol sömürgeciler tarafından savunulmu</text:span><text:span text:style-name="T16">ş</text:span><text:span text:style-name="T2">tu. Aslında altın, </text:span><text:span text:style-name="T16">ş</text:span><text:span text:style-name="T2">öhret ve toprak pe</text:span><text:span text:style-name="T16">ş</text:span><text:span text:style-name="T2">inde ko</text:span><text:span text:style-name="T16">ş</text:span><text:span text:style-name="T2">an bu ya</text:span><text:span text:style-name="T16">ğ</text:span><text:span text:style-name="T2">macılara kar</text:span><text:span text:style-name="T16">ş</text:span><text:span text:style-name="T2">ı, Katolik Kilisesi tavır koymu</text:span><text:span text:style-name="T16">ş</text:span><text:span text:style-name="T2">tu. Bunun en ünlü örne</text:span><text:span text:style-name="T16">ğ</text:span><text:span text:style-name="T2">i, Chiapas piskoposu Bartolome de Las Casas'ın, Kolomb ile birlikte Yeni Dünya'ya ayak basan kolonicilerin "yerliler bir tür hayvandır" iddiasına kar</text:span><text:span text:style-name="T16">ş</text:span><text:span text:style-name="T2">ılık, yerlilerin "gerçek birer insan" oldu</text:span><text:span text:style-name="T16">ğ</text:span><text:span text:style-name="T2">unu savunmasıydı. Bu nedenle Las Casas "yerlilerin havarisi" olarak anılmaya ba</text:span><text:span text:style-name="T16">ş</text:span><text:span text:style-name="T2">lamı</text:span><text:span text:style-name="T16">ş</text:span><text:span text:style-name="T2">tı. Daha sonra, 1537'de, Papa III. Paul de, yayınladı</text:span><text:span text:style-name="T16">ğ</text:span><text:span text:style-name="T2">ı </text:span><text:span text:style-name="T9">Sublimis Deus</text:span><text:span text:style-name="T2"> adlı fermanında sömürgeci vah</text:span><text:span text:style-name="T16">ş</text:span><text:span text:style-name="T2">etini lanetlemi</text:span><text:span text:style-name="T16">ş</text:span><text:span text:style-name="T2">, Kızılderililer'in gerçek insanlar (veros homines) olduklarını, onları köle düzeyine indirgemek küstahlı</text:span><text:span text:style-name="T16">ğ</text:span><text:span text:style-name="T2">ını gösterenlere, iman sahibi olma yetene</text:span><text:span text:style-name="T16">ğ</text:span><text:span text:style-name="T2">ine haiz insanlar olduklarını ilan etmi</text:span><text:span text:style-name="T16">ş</text:span><text:span text:style-name="T2">ti.</text:span><text:span text:style-name="T17">2 </text:span></text:p>
      <text:p text:style-name="P30"><text:span text:style-name="T2">Bu gibi itirazlardan dolayı, sömürgecilerin, yerlileri "bir tür hayvan" sayan bilim dı</text:span><text:span text:style-name="T16">ş</text:span><text:span text:style-name="T2">ı iddiası uzun bir süre tartı</text:span><text:span text:style-name="T16">ş</text:span><text:span text:style-name="T2">malı olarak kaldı. Sömürgeciler kendi mantık dı</text:span><text:span text:style-name="T16">ş</text:span><text:span text:style-name="T2">ı tezlerini savunmakta ısrarlıydılar, ama tüm insanlar Allah'ın <text:s/>e</text:span><text:span text:style-name="T16">ş</text:span><text:span text:style-name="T2">it olarak yarattı</text:span><text:span text:style-name="T16">ğ</text:span><text:span text:style-name="T2">ı ve herkesin tek bir atadan, Hz. Adem (as)'dan geldigi gerçe</text:span><text:span text:style-name="T16">ğ</text:span><text:span text:style-name="T2">ini kabul eden Kilise'nin etkisi Avrupa'da bir süre daha devam etti. Ancak Avrupa toplumlarının giderek dinden daha fazla uzakla</text:span><text:span text:style-name="T16">ş</text:span><text:span text:style-name="T2">ması ve materyalist dünya görü</text:span><text:span text:style-name="T16">ş</text:span><text:span text:style-name="T2">üne giderek daha fazla kapılması, dengeyi sömürgeciler lehinde de</text:span><text:span text:style-name="T16">ğ</text:span><text:span text:style-name="T2">i</text:span><text:span text:style-name="T16">ş</text:span><text:span text:style-name="T2">tirecekti. </text:span></text:p>
      <text:p text:style-name="P26"/>
      <text:h text:style-name="P44" text:outline-level="2">19. Yüzyıl: Sömürgeciliğin Zirvesi</text:h>
      <text:p text:style-name="P30"><text:span text:style-name="T2">19. yüzyıl, siyasi anlamda bir sömürgecilik yüzyılı olarak da tanımlanabilir. Çünkü bu dönemde sömürgeci ülkeler tarih boyunca ula</text:span><text:span text:style-name="T16">ş</text:span><text:span text:style-name="T2">amadıkları kadar geni</text:span><text:span text:style-name="T16">ş</text:span><text:span text:style-name="T2"> topraklara yayılmı</text:span><text:span text:style-name="T16">ş</text:span><text:span text:style-name="T2">lardır. Özellikle </text:span><text:span text:style-name="T16">İ</text:span><text:span text:style-name="T2">ngiltere ve Fransa, Afrika'dan Hindiçini'ne kadar uzanan dev bir co</text:span><text:span text:style-name="T16">ğ</text:span><text:span text:style-name="T2">rafyaya hakim olmu</text:span><text:span text:style-name="T16">ş</text:span><text:span text:style-name="T2">tur. </text:span></text:p>
      <text:p text:style-name="P30"><text:span text:style-name="T2">19. yüzyıl, bu siyasi tablonun yanında, felsefi anlamda da olumsuz yönde büyük bir de</text:span><text:span text:style-name="T16">ğ</text:span><text:span text:style-name="T2">i</text:span><text:span text:style-name="T16">ş</text:span><text:span text:style-name="T2">im ya</text:span><text:span text:style-name="T16">ş</text:span><text:span text:style-name="T2">amı</text:span><text:span text:style-name="T16">ş</text:span><text:span text:style-name="T2">tır. Bu bozulmanın temelindeki akım ise materyalizmdir. Avrupa'da Hıristiyan kültürüne kar</text:span><text:span text:style-name="T16">ş</text:span><text:span text:style-name="T2">ı asırlardır yürütülen sava</text:span><text:span text:style-name="T16">ş</text:span><text:span text:style-name="T2"> bu yüzyılda galip gelmi</text:span><text:span text:style-name="T16">ş</text:span><text:span text:style-name="T2"> ve Allah'ın varlı</text:span><text:span text:style-name="T16">ğ</text:span><text:span text:style-name="T2">ını inkar edip sadece maddeyi mutlak varlık sayan materyalizm yanılgısı, kültür ve bilim dünyasına tamamen egemen olmu</text:span><text:span text:style-name="T16">ş</text:span><text:span text:style-name="T2">tur.</text:span></text:p>
      <text:p text:style-name="P30"><text:span text:style-name="T16">İş</text:span><text:span text:style-name="T2">in ilginç tarafı ise, 19. yüzyılın farklı gibi gözüken bu iki özelli</text:span><text:span text:style-name="T16">ğ</text:span><text:span text:style-name="T2">inin, yani sömürgecili</text:span><text:span text:style-name="T16">ğ</text:span><text:span text:style-name="T2">in ve materyalizmin aslında birbiri ile yakından ili</text:span><text:span text:style-name="T16">ş</text:span><text:span text:style-name="T2">kili olmasıdır. Avrupa'nın uyguladı</text:span><text:span text:style-name="T16">ğ</text:span><text:span text:style-name="T2">ı siyasi strateji olan sömürgecilik, felsefi dayana</text:span><text:span text:style-name="T16">ğ</text:span><text:span text:style-name="T2">ını da materyalizmde bulmu</text:span><text:span text:style-name="T16">ş</text:span><text:span text:style-name="T2">tur.</text:span></text:p>
      <text:p text:style-name="P30"><text:span text:style-name="T16">İ</text:span><text:span text:style-name="T2">lerleyen sayfalarda bunun detaylarını inceleyece</text:span><text:span text:style-name="T16">ğ</text:span><text:span text:style-name="T2">iz. Ama öncelikle bu ili</text:span><text:span text:style-name="T16">ş</text:span><text:span text:style-name="T2">kinin temel mantı</text:span><text:span text:style-name="T16">ğ</text:span><text:span text:style-name="T2">ını açıklamakta yarar var. Sömürgecili</text:span><text:span text:style-name="T16">ğ</text:span><text:span text:style-name="T2">in tarihteki geli</text:span><text:span text:style-name="T16">ş</text:span><text:span text:style-name="T2">iminden söz ederken, bu sistemin birtakım me</text:span><text:span text:style-name="T16">ş</text:span><text:span text:style-name="T2">ruiyet arayı</text:span><text:span text:style-name="T16">ş</text:span><text:span text:style-name="T2">ları içinde oldu</text:span><text:span text:style-name="T16">ğ</text:span><text:span text:style-name="T2">unu da belirtmi</text:span><text:span text:style-name="T16">ş</text:span><text:span text:style-name="T2">tik. Bunun nedeni, sömürgecili</text:span><text:span text:style-name="T16">ğ</text:span><text:span text:style-name="T2">in gayri ahlaki bir sistem olmasıdır. Sömürgecilik, birtakım insanların haklarının yenmesine, adaletsizli</text:span><text:span text:style-name="T16">ğ</text:span><text:span text:style-name="T2">e, baskı ve zulme dayalı bir sistemdir ve insanlı</text:span><text:span text:style-name="T16">ğ</text:span><text:span text:style-name="T2">a do</text:span><text:span text:style-name="T16">ğ</text:span><text:span text:style-name="T2">ruyu, dürüstlü</text:span><text:span text:style-name="T16">ğ</text:span><text:span text:style-name="T2">ü, adaleti, barı</text:span><text:span text:style-name="T16">ş</text:span><text:span text:style-name="T2"> ve karde</text:span><text:span text:style-name="T16">ş</text:span><text:span text:style-name="T2">li</text:span><text:span text:style-name="T16">ğ</text:span><text:span text:style-name="T2">i emreden ahlaki kıstaslarla açıkça çeli</text:span><text:span text:style-name="T16">ş</text:span><text:span text:style-name="T2">ir. Bu ahlaki kıstasların kayna</text:span><text:span text:style-name="T16">ğ</text:span><text:span text:style-name="T2">ı ise dindir. Çünkü ancak din insanlara, adaletin, </text:span><text:soft-page-break/><text:span text:style-name="T2">dürüstlü</text:span><text:span text:style-name="T16">ğ</text:span><text:span text:style-name="T2">ün, do</text:span><text:span text:style-name="T16">ğ</text:span><text:span text:style-name="T2">rulu</text:span><text:span text:style-name="T16">ğ</text:span><text:span text:style-name="T2">un kutsal oldu</text:span><text:span text:style-name="T16">ğ</text:span><text:span text:style-name="T2">unu ö</text:span><text:span text:style-name="T16">ğ</text:span><text:span text:style-name="T2">retir ve yine ancak din insanları bu ahlaki kıstaslar için, kendi çıkarlarından gerekti</text:span><text:span text:style-name="T16">ğ</text:span><text:span text:style-name="T2">inde feragat etmeyi emreder. </text:span></text:p>
      <text:p text:style-name="P30"><text:span text:style-name="T2">Bu bizlere, sömürgeci anlayı</text:span><text:span text:style-name="T16">ş</text:span><text:span text:style-name="T2">la dinin getirdi</text:span><text:span text:style-name="T16">ğ</text:span><text:span text:style-name="T2">i ahlak anlayı</text:span><text:span text:style-name="T16">ş</text:span><text:span text:style-name="T2">ı arasında büyük bir çeli</text:span><text:span text:style-name="T16">ş</text:span><text:span text:style-name="T2">ki oldu</text:span><text:span text:style-name="T16">ğ</text:span><text:span text:style-name="T2">unu göstermektedir. Kolomb ve di</text:span><text:span text:style-name="T16">ğ</text:span><text:span text:style-name="T2">er </text:span><text:span text:style-name="T16">İ</text:span><text:span text:style-name="T2">spanyol sömürgecilerle Kilise arasındaki çatı</text:span><text:span text:style-name="T16">ş</text:span><text:span text:style-name="T2">ma, bu kuralın Avrupa tarihindeki bir ifadesi olmu</text:span><text:span text:style-name="T16">ş</text:span><text:span text:style-name="T2">tur. </text:span></text:p>
      <text:p text:style-name="P30"><text:span text:style-name="T2">Ancak az önce belirtti</text:span><text:span text:style-name="T16">ğ</text:span><text:span text:style-name="T2">imiz gibi, Avrupa giderek artan bir süreçle dinden uzakla</text:span><text:span text:style-name="T16">ş</text:span><text:span text:style-name="T2">mı</text:span><text:span text:style-name="T16">ş</text:span><text:span text:style-name="T2"> ve dinin kar</text:span><text:span text:style-name="T16">ş</text:span><text:span text:style-name="T2">ısında yer alan materyalizm, 19. yüzyılda zirveye çıkmı</text:span><text:span text:style-name="T16">ş</text:span><text:span text:style-name="T2">tır. Bu nedenle de 19. yüzyıl, Avrupa açısından sömürgecili</text:span><text:span text:style-name="T16">ğ</text:span><text:span text:style-name="T2">in geli</text:span><text:span text:style-name="T16">ş</text:span><text:span text:style-name="T2">ebilece</text:span><text:span text:style-name="T16">ğ</text:span><text:span text:style-name="T2">i ideal bir kültürel ortam olmu</text:span><text:span text:style-name="T16">ş</text:span><text:span text:style-name="T2">tur. Tüm insanların Allah'ın yarattı</text:span><text:span text:style-name="T16">ğ</text:span><text:span text:style-name="T2">ı e</text:span><text:span text:style-name="T16">ş</text:span><text:span text:style-name="T2">it varlıklar oldukları ve birbirlerine kar</text:span><text:span text:style-name="T16">ş</text:span><text:span text:style-name="T2">ı da yine Allah'in bildirdi</text:span><text:span text:style-name="T16">ğ</text:span><text:span text:style-name="T2">i ahlaki kurallara göre davranmaları gerekti</text:span><text:span text:style-name="T16">ğ</text:span><text:span text:style-name="T2">i reddedilince, sömürgecili</text:span><text:span text:style-name="T16">ğ</text:span><text:span text:style-name="T2">in geli</text:span><text:span text:style-name="T16">ş</text:span><text:span text:style-name="T2">ece</text:span><text:span text:style-name="T16">ğ</text:span><text:span text:style-name="T2">i bir zemin meydana gelmi</text:span><text:span text:style-name="T16">ş</text:span><text:span text:style-name="T2">tir.</text:span></text:p>
      <text:p text:style-name="P30"><text:span text:style-name="T2">Avrupalı toplumlar, tüm insanların Allah'ın yarattı</text:span><text:span text:style-name="T16">ğ</text:span><text:span text:style-name="T2">ı e</text:span><text:span text:style-name="T16">ş</text:span><text:span text:style-name="T2">it kullar oldu</text:span><text:span text:style-name="T16">ğ</text:span><text:span text:style-name="T2">u gerçe</text:span><text:span text:style-name="T16">ğ</text:span><text:span text:style-name="T2">inden uzakla</text:span><text:span text:style-name="T16">ş</text:span><text:span text:style-name="T2">tıkça, insan ırklarının bazılarının (yani kendilerinin) "ileri", bazılarının ise "geri" oldukları yanılgısına inanır hale gelmi</text:span><text:span text:style-name="T16">ş</text:span><text:span text:style-name="T2">lerdir. Yaratılı</text:span><text:span text:style-name="T16">ş</text:span><text:span text:style-name="T2"> gerçe</text:span><text:span text:style-name="T16">ğ</text:span><text:span text:style-name="T2">inin reddedilmesi, ırkçılı</text:span><text:span text:style-name="T16">ğ</text:span><text:span text:style-name="T2">ın do</text:span><text:span text:style-name="T16">ğ</text:span><text:span text:style-name="T2">masına neden olmu</text:span><text:span text:style-name="T16">ş</text:span><text:span text:style-name="T2">tur.</text:span></text:p>
      <text:p text:style-name="P30"><text:span text:style-name="T2">Amerikalı bilim adamı James Ferguson, </text:span><text:span text:style-name="T9">New Scientist</text:span><text:span text:style-name="T2"> dergisinde yazdı</text:span><text:span text:style-name="T16">ğ</text:span><text:span text:style-name="T2">ı "Irkçılı</text:span><text:span text:style-name="T16">ğ</text:span><text:span text:style-name="T2">ın Laboratuvarı" ba</text:span><text:span text:style-name="T16">ş</text:span><text:span text:style-name="T2">lıklı makalede, ırkçılı</text:span><text:span text:style-name="T16">ğ</text:span><text:span text:style-name="T2">ın yükseli</text:span><text:span text:style-name="T16">ş</text:span><text:span text:style-name="T2">inin Yaratılı</text:span><text:span text:style-name="T16">ş</text:span><text:span text:style-name="T2">ın reddedilmesiyle olan ba</text:span><text:span text:style-name="T16">ğ</text:span><text:span text:style-name="T2">lantısını </text:span><text:span text:style-name="T16">ş</text:span><text:span text:style-name="T2">öyle açıklar:</text:span></text:p>
      <text:p text:style-name="P17"><text:span text:style-name="T20">19. yüzyıl Avrupa'sında geli</text:span><text:span text:style-name="T34">ş</text:span><text:span text:style-name="T20">en sosyal bilimler, ırk kavramıyla fazlaca içiçe girmi</text:span><text:span text:style-name="T34">ş</text:span><text:span text:style-name="T20">ti... Geli</text:span><text:span text:style-name="T34">ş</text:span><text:span text:style-name="T20">en yeni antropoloji, insanın kökeni hakkındaki iki zıt dü</text:span><text:span text:style-name="T34">ş</text:span><text:span text:style-name="T20">ünce ekolünün sava</text:span><text:span text:style-name="T34">ş</text:span><text:span text:style-name="T20"> meydanı haline geldi. Bunların daha eski ve köklü olanı, "monogenizm"di (tek kökenlilik). Monogenizm, tüm insano</text:span><text:span text:style-name="T34">ğ</text:span><text:span text:style-name="T20">lunun, renk ve özellik farkı olmadan, do</text:span><text:span text:style-name="T34">ğ</text:span><text:span text:style-name="T20">rudan Adem'in soyundan geldi</text:span><text:span text:style-name="T34">ğ</text:span><text:span text:style-name="T20">i ve Tanrı'nın tek bir fiili ile yaratıldı</text:span><text:span text:style-name="T34">ğ</text:span><text:span text:style-name="T20">ı inancına dayanıyordu. Monogenizm Kilise tarafından savunuluyordu ve 18. yüzyıla kadar da çok yaygın bir kabul görüyordu. Ancak bu dönemde "poligenizm" (çok kökenlilik) olarak bilinen ve dini otoriteye kar</text:span><text:span text:style-name="T34">ş</text:span><text:span text:style-name="T20">ı koymaktan do</text:span><text:span text:style-name="T34">ğ</text:span><text:span text:style-name="T20">an rakip bir teori geli</text:span><text:span text:style-name="T34">ş</text:span><text:span text:style-name="T20">ti. Poligenizm, farklı insan ırklarının farklı kökenleri oldu</text:span><text:span text:style-name="T34">ğ</text:span><text:span text:style-name="T20">unu savunuyordu.</text:span><text:span text:style-name="T37">3 </text:span></text:p>
      <text:p text:style-name="P30"><text:span text:style-name="T2">"Farklı insan ırklarının farklı kökenleri oldu</text:span><text:span text:style-name="T16">ğ</text:span><text:span text:style-name="T2">u" iddiasının sözde bilimsel temeli ise evrim teorisiydi.</text:span></text:p>
      <text:p text:style-name="P26"/>
      <text:h text:style-name="P44" text:outline-level="2">Evrim ve Irklar</text:h>
      <text:p text:style-name="P30"><text:span text:style-name="T2">Eski ça</text:span><text:span text:style-name="T16">ğ</text:span><text:span text:style-name="T2">lardan beri materyalist felsefeciler tarafından savunulan evrim fikri, Avrupa'nın gündemine 18. yüzyılın sonlarında girdi. Jean B. Lamarck, Georges de Buffon ve Erasmus Darwin (Charles Darwin'in dedesi) gibi isimler tarafından ortaya atılan evrim teorisini en kapsamlı olarak ortaya koyan ki</text:span><text:span text:style-name="T16">ş</text:span><text:span text:style-name="T2">i ise Charles Darwin oldu. Darwin, o zamana kadar biyoloji biliminde yaygın kabul gören "canlı türlerini Allah ayrı ayrı yaratmı</text:span><text:span text:style-name="T16">ş</text:span><text:span text:style-name="T2">tır" gerçe</text:span><text:span text:style-name="T16">ğ</text:span><text:span text:style-name="T2">ini hiçbir bilimsel bulgu ve bilgiye dayanmadan reddetti ve tüm türlerin rastlantılar sonucunda birbirlerinden evrimle</text:span><text:span text:style-name="T16">ş</text:span><text:span text:style-name="T2">tikleri yanılgısını öne sürdü. Darwin'in bilim dı</text:span><text:span text:style-name="T16">ş</text:span><text:span text:style-name="T2">ı iddiasına göre balıkların atası solucanlar, ku</text:span><text:span text:style-name="T16">ş</text:span><text:span text:style-name="T2">ların atası sürüngenler ve insanların atası da maymun benzeri canlılardı. <text:s/></text:span></text:p>
      <text:p text:style-name="P30"><text:span text:style-name="T2">Bilimsel bulgulara de</text:span><text:span text:style-name="T16">ğ</text:span><text:span text:style-name="T2">il, hayal gücüne dayanan bu teori kısa sürede çok sayıda taraftar kazandı. Bu taraftarların ortak özelli</text:span><text:span text:style-name="T16">ğ</text:span><text:span text:style-name="T2">i ise, bilimsel kaygılarla de</text:span><text:span text:style-name="T16">ğ</text:span><text:span text:style-name="T2">il, ideolojik ön yargılarla hareket etmeleriydi. Çünkü Darwin, canlıları ve insano</text:span><text:span text:style-name="T16">ğ</text:span><text:span text:style-name="T2">lunu Allah'ın yarattı</text:span><text:span text:style-name="T16">ğ</text:span><text:span text:style-name="T2">ı gerçe</text:span><text:span text:style-name="T16">ğ</text:span><text:span text:style-name="T2">ini reddetmekle, her türlü ateist dünya görü</text:span><text:span text:style-name="T16">ş</text:span><text:span text:style-name="T2">üne zemin hazırlamı</text:span><text:span text:style-name="T16">ş</text:span><text:span text:style-name="T2"> oluyordu. Bu nedenle biyoloji bilimi ile hiçbir ilgileri olmayan birtakım </text:span><text:soft-page-break/><text:span text:style-name="T2">insanlar Darwin'in en hararetli savunucuları haline geldiler. Örne</text:span><text:span text:style-name="T16">ğ</text:span><text:span text:style-name="T2">in komünizmin kurucusu olan Karl Marx, kendi deyimiyle Darwin'in "ate</text:span><text:span text:style-name="T16">ş</text:span><text:span text:style-name="T2">li bir hayranı" idi. </text:span></text:p>
      <text:p text:style-name="P30"><text:span text:style-name="T2">Evrim teorisi genel olarak materyalist dünya görü</text:span><text:span text:style-name="T16">ş</text:span><text:span text:style-name="T2">ünü desteklerken, bir yandan da özellikle sömürgecili</text:span><text:span text:style-name="T16">ğ</text:span><text:span text:style-name="T2">e zemin hazırlayan bir boyut içeriyordu. Çünkü evrim teorisini ortaya atanlar ve savunanlar, ba</text:span><text:span text:style-name="T16">ş</text:span><text:span text:style-name="T2">ta Charles Darwin olmak üzere, insan ırklarının bazılarının evrim sürecinde daha "ileri" oldukları yalanını öne sürüyorlardı. Darwin insanın kökeni konusuna, 1859'da yayınlanan ünlü kitabı </text:span><text:span text:style-name="T9">Türlerin Kökeni</text:span><text:span text:style-name="T2">'nde pek az de</text:span><text:span text:style-name="T16">ğ</text:span><text:span text:style-name="T2">inmi</text:span><text:span text:style-name="T16">ş</text:span><text:span text:style-name="T2">ti. Ama bu kitaba koydu</text:span><text:span text:style-name="T16">ğ</text:span><text:span text:style-name="T2">u alt ba</text:span><text:span text:style-name="T16">ş</text:span><text:span text:style-name="T2">lık bile, onun insanlı</text:span><text:span text:style-name="T16">ğ</text:span><text:span text:style-name="T2">a ırkçı bir açıdan baktı</text:span><text:span text:style-name="T16">ğ</text:span><text:span text:style-name="T2">ını gösteriyordu: </text:span><text:span text:style-name="T9">"Türlerin Kökeni, Do</text:span><text:span text:style-name="T11">ğ</text:span><text:span text:style-name="T9">al Seleksiyon ve Ya</text:span><text:span text:style-name="T11">ş</text:span><text:span text:style-name="T9">am Mücadelesinde Kayırılmı</text:span><text:span text:style-name="T11">ş</text:span><text:span text:style-name="T9"> Irkların Korunması Yoluyla".</text:span></text:p>
      <text:p text:style-name="P30"><text:span text:style-name="T2">Darwin, söz konusu "kayırılmı</text:span><text:span text:style-name="T16">ş</text:span><text:span text:style-name="T2"> ırklar" kavramıyla Avrupalı beyaz ırkları kastetti</text:span><text:span text:style-name="T16">ğ</text:span><text:span text:style-name="T2">ini ve di</text:span><text:span text:style-name="T16">ğ</text:span><text:span text:style-name="T2">er ırkları da kendi bilim dı</text:span><text:span text:style-name="T16">ş</text:span><text:span text:style-name="T2">ı yorumlarına göre "yarı-maymun ilkel canlılar" olarak gördü</text:span><text:span text:style-name="T16">ğ</text:span><text:span text:style-name="T2">ünü ise, 1871 yılında yayınlanan </text:span><text:span text:style-name="T11">İ</text:span><text:span text:style-name="T9">nsanın Türeyi</text:span><text:span text:style-name="T11">ş</text:span><text:span text:style-name="T9">i </text:span><text:span text:style-name="T2">adlı kitabında açıkça ifade etti. Darwin bu kitabında insanın sözde maymunlarla ortak bir ataya sahip oldu</text:span><text:span text:style-name="T16">ğ</text:span><text:span text:style-name="T2">unu, ancak insan ırklarının farklı evrimsel süreçler izledi</text:span><text:span text:style-name="T16">ğ</text:span><text:span text:style-name="T2">ini öne sürüyordu. Darwin'in bilimsel hiçbir dayana</text:span><text:span text:style-name="T16">ğ</text:span><text:span text:style-name="T2">ı olmayan bu iddiasına göre bazı ırklar evrimde çok ileri gitmi</text:span><text:span text:style-name="T16">ş</text:span><text:span text:style-name="T2">ken, bazıları hala maymunlara yakın bir seviyedeydiler. Darwin'in kendi aklınca "ileri ırklar" olarak saydıkları ise, elbette Avrupalı "Beyaz Adam"dı. Ona göre Beyaz Adam, fiziksel ve zihinsel yönden di</text:span><text:span text:style-name="T16">ğ</text:span><text:span text:style-name="T2">er ırklardan çok ileriydi. Bu farklılı</text:span><text:span text:style-name="T16">ğ</text:span><text:span text:style-name="T2">a olan inancını </text:span><text:span text:style-name="T9">"farklı ırkların zihinsel özellikleri birbirinden çok farklıdır; bu hem duygusal hem de entellektüel yeteneklerinde kendisini açıkça belli eder"</text:span><text:span text:style-name="T2"> diyerek ifade ediyordu.</text:span><text:span text:style-name="T17">4 </text:span></text:p>
      <text:p text:style-name="P30"><text:span text:style-name="T2">Benjamin Farrington </text:span><text:span text:style-name="T9">Darwin Gerçekte Ne Dedi? (What Darwin Really Said?) </text:span><text:span text:style-name="T2">adlı kitabında Darwin'in bu ırkçı görü</text:span><text:span text:style-name="T16">ş</text:span><text:span text:style-name="T2">lerini vurgular ve Darwin'in </text:span><text:span text:style-name="T16">İ</text:span><text:span text:style-name="T2">nsanın Türeyi</text:span><text:span text:style-name="T16">ş</text:span><text:span text:style-name="T2">i adlı kitabında "insan ırklarının e</text:span><text:span text:style-name="T16">ş</text:span><text:span text:style-name="T2">it olmadıkları" konusunda çok uzun açıklamalar yaptı</text:span><text:span text:style-name="T16">ğ</text:span><text:span text:style-name="T2">ını belirtir.</text:span><text:span text:style-name="T17">5 </text:span></text:p>
      <text:p text:style-name="P30"><text:span text:style-name="T2">Ancak Darwin'in bu konudaki bilim dı</text:span><text:span text:style-name="T16">ş</text:span><text:span text:style-name="T2">ı görü</text:span><text:span text:style-name="T16">ş</text:span><text:span text:style-name="T2">lerinin en önemli yönü, "geri kalmı</text:span><text:span text:style-name="T16">ş</text:span><text:span text:style-name="T2"> ırklar"a ne olması gerekti</text:span><text:span text:style-name="T16">ğ</text:span><text:span text:style-name="T2">i yönündeki akıl dı</text:span><text:span text:style-name="T16">ş</text:span><text:span text:style-name="T2">ı yorumlarıydı. E</text:span><text:span text:style-name="T16">ğ</text:span><text:span text:style-name="T2">er bir insan bazı ırkların di</text:span><text:span text:style-name="T16">ğ</text:span><text:span text:style-name="T2">erinden daha "ileri" oldukları gibi bir fikre kapılmı</text:span><text:span text:style-name="T16">ş</text:span><text:span text:style-name="T2"> olsa bile, buradan "ileri" ırkların "geri" kalanlara yardım etmesi, onların geli</text:span><text:span text:style-name="T16">ş</text:span><text:span text:style-name="T2">imine katkıda bulunması gerekti</text:span><text:span text:style-name="T16">ğ</text:span><text:span text:style-name="T2">i gibi insancıl bir sonuç da çıkarabilirdi. Ama Darwin böyle dü</text:span><text:span text:style-name="T16">ş</text:span><text:span text:style-name="T2">ünmüyordu. Aksine, "ileri" ırkların "geri" ırkları kölele</text:span><text:span text:style-name="T16">ş</text:span><text:span text:style-name="T2">tirmeleri, hatta yok etmeleri gerekti</text:span><text:span text:style-name="T16">ğ</text:span><text:span text:style-name="T2">i gibi son derece acımasız bir görü</text:span><text:span text:style-name="T16">ş</text:span><text:span text:style-name="T2">ü savunuyordu. </text:span><text:span text:style-name="T11">İ</text:span><text:span text:style-name="T9">nsanın Türeyi</text:span><text:span text:style-name="T11">ş</text:span><text:span text:style-name="T9">i </text:span><text:span text:style-name="T2">adlı kitabında </text:span><text:span text:style-name="T16">ş</text:span><text:span text:style-name="T2">öyle yazmı</text:span><text:span text:style-name="T16">ş</text:span><text:span text:style-name="T2">tı:</text:span></text:p>
      <text:p text:style-name="P17"><text:span text:style-name="T20">Belki de yüzyıllar kadar sürmeyecek yakın bir gelecekte, medeni insan ırkları, vah</text:span><text:span text:style-name="T34">ş</text:span><text:span text:style-name="T20">i ırkları tamamen yeryüzünden silecekler ve onların yerine geçecekler. Öte yandan insansı maymunlar da… ku</text:span><text:span text:style-name="T34">ş</text:span><text:span text:style-name="T20">kusuz elimine edilecekler. Böylece insan ile en yakın akrabaları arasındaki bo</text:span><text:span text:style-name="T34">ş</text:span><text:span text:style-name="T20">luk daha da geni</text:span><text:span text:style-name="T34">ş</text:span><text:span text:style-name="T20">leyecek..</text:span><text:span text:style-name="T37">6 </text:span></text:p>
      <text:p text:style-name="P30"><text:span text:style-name="T2">Darwin bu akıl ve bilim dı</text:span><text:span text:style-name="T16">ş</text:span><text:span text:style-name="T2">ı sonuca "ya</text:span><text:span text:style-name="T16">ş</text:span><text:span text:style-name="T2">am mücadelesi" kavramıyla varmı</text:span><text:span text:style-name="T16">ş</text:span><text:span text:style-name="T2">tı. Darwin bu kavramı öncelikle do</text:span><text:span text:style-name="T16">ğ</text:span><text:span text:style-name="T2">aya atfetmi</text:span><text:span text:style-name="T16">ş</text:span><text:span text:style-name="T2">ti. Bu yönde hiçbir somut bulgusu olmamasına ra</text:span><text:span text:style-name="T16">ğ</text:span><text:span text:style-name="T2">men, do</text:span><text:span text:style-name="T16">ğ</text:span><text:span text:style-name="T2">ada canlılar arasında kıyasıya bir ya</text:span><text:span text:style-name="T16">ş</text:span><text:span text:style-name="T2">am mücadelesi oldu</text:span><text:span text:style-name="T16">ğ</text:span><text:span text:style-name="T2">unu, her bireyin sadece kendi çıkarları ve ya</text:span><text:span text:style-name="T16">ş</text:span><text:span text:style-name="T2">amı için çabaladı</text:span><text:span text:style-name="T16">ğ</text:span><text:span text:style-name="T2">ını ve di</text:span><text:span text:style-name="T16">ğ</text:span><text:span text:style-name="T2">erleriyle sava</text:span><text:span text:style-name="T16">ş</text:span><text:span text:style-name="T2">tı</text:span><text:span text:style-name="T16">ğ</text:span><text:span text:style-name="T2">ını iddia etmi</text:span><text:span text:style-name="T16">ş</text:span><text:span text:style-name="T2">ti. Darwin'in iddiasına göre bu ya</text:span><text:span text:style-name="T16">ş</text:span><text:span text:style-name="T2">am mücadelesi içinde zayıf bireyler elenirken, güçlü ve uygun yapıya sahip bireyler de seçilip hayatta kalıyorlardı. Oysa ilerleyen dönemde do</text:span><text:span text:style-name="T16">ğ</text:span><text:span text:style-name="T2">ada yapılan gözlemler bu iddianın do</text:span><text:span text:style-name="T16">ğ</text:span><text:span text:style-name="T2">ru olmadı</text:span><text:span text:style-name="T16">ğ</text:span><text:span text:style-name="T2">ını, canlılar arasında son derece güçlü dayanı</text:span><text:span text:style-name="T16">ş</text:span><text:span text:style-name="T2">ma mekanizmaları bulundu</text:span><text:span text:style-name="T16">ğ</text:span><text:span text:style-name="T2">unu, hatta ço</text:span><text:span text:style-name="T16">ğ</text:span><text:span text:style-name="T2">u canlının içinde bulundu</text:span><text:span text:style-name="T16">ğ</text:span><text:span text:style-name="T2">u grup için kendisini bile bile feda etti</text:span><text:span text:style-name="T16">ğ</text:span><text:span text:style-name="T2">ini ortaya çıkaracaktı.</text:span><text:span text:style-name="T17">7 </text:span></text:p>
      <text:p text:style-name="P30"><text:soft-page-break/><text:span text:style-name="T2">Ancak Darwin "ya</text:span><text:span text:style-name="T16">ş</text:span><text:span text:style-name="T2">am mücadelesi"nin evrensel bir kanun oldu</text:span><text:span text:style-name="T16">ğ</text:span><text:span text:style-name="T2">una inandırmı</text:span><text:span text:style-name="T16">ş</text:span><text:span text:style-name="T2">tı kendisini. Sonra da, do</text:span><text:span text:style-name="T16">ğ</text:span><text:span text:style-name="T2">adaki canlılar için yazdı</text:span><text:span text:style-name="T16">ğ</text:span><text:span text:style-name="T2">ı bu bilim dı</text:span><text:span text:style-name="T16">ş</text:span><text:span text:style-name="T2">ı senaryoyu aynen insan toplumlarına atfetmi</text:span><text:span text:style-name="T16">ş</text:span><text:span text:style-name="T2">ti. </text:span><text:span text:style-name="T16">İ</text:span><text:span text:style-name="T2">nsan ırklarının kıyasıya bir ya</text:span><text:span text:style-name="T16">ş</text:span><text:span text:style-name="T2">am mücadelesi sürdürdüklerini dü</text:span><text:span text:style-name="T16">ş</text:span><text:span text:style-name="T2">ünmü</text:span><text:span text:style-name="T16">ş</text:span><text:span text:style-name="T2">tü. Dahası, büyük bir cehaletle, bu mücadelenin evrimsel geli</text:span><text:span text:style-name="T16">ş</text:span><text:span text:style-name="T2">me için gerekli oldu</text:span><text:span text:style-name="T16">ğ</text:span><text:span text:style-name="T2">unu, yani bazı insan ırklarının yok edilmesinin insanlı</text:span><text:span text:style-name="T16">ğ</text:span><text:span text:style-name="T2">ın geli</text:span><text:span text:style-name="T16">ş</text:span><text:span text:style-name="T2">mesini sa</text:span><text:span text:style-name="T16">ğ</text:span><text:span text:style-name="T2">layacak bir süreç sayıldı</text:span><text:span text:style-name="T16">ğ</text:span><text:span text:style-name="T2">ını savunmu</text:span><text:span text:style-name="T16">ş</text:span><text:span text:style-name="T2">tu. </text:span></text:p>
      <text:p text:style-name="P30"><text:span text:style-name="T2">Evrim teorisinin insan toplumlarına uygulanmasıyla ortaya çıkan bu ırkçı görü</text:span><text:span text:style-name="T16">ş</text:span><text:span text:style-name="T2"> "Sosyal Darwinizm" olarak bilindi. 19. yüzyıldaki bütün ırkçı dü</text:span><text:span text:style-name="T16">ş</text:span><text:span text:style-name="T2">ünceler de Sosyal Darwinizm'den ilham aldılar. Bu ırkçıların ba</text:span><text:span text:style-name="T16">ş</text:span><text:span text:style-name="T2">ında ise, tahmin edilebilece</text:span><text:span text:style-name="T16">ğ</text:span><text:span text:style-name="T2">i gibi "Beyaz Adam'ın üstünlü</text:span><text:span text:style-name="T16">ğ</text:span><text:span text:style-name="T2">ü"nü savunan sömürgeciler geliyordu. Sömürgecilik, Kristof Kolomb döneminden beridir ortaya atıp da bir türlü "bilimsel" bir açıklamayla destekleyemedi</text:span><text:span text:style-name="T16">ğ</text:span><text:span text:style-name="T2">i "yerliler bir tür havyandır" yalanına ilk kez bilimsel görünümlü bir dayanak sa</text:span><text:span text:style-name="T16">ğ</text:span><text:span text:style-name="T2">lamı</text:span><text:span text:style-name="T16">ş</text:span><text:span text:style-name="T2"> oluyordu. Bu nedenle Darwin'in teorisi, sömürgecili</text:span><text:span text:style-name="T16">ğ</text:span><text:span text:style-name="T2">e taraftar olan çevrelerden kısa sürede büyük bir destek gördü. Hintli antropolog Vidyarthi, bunu </text:span><text:span text:style-name="T16">ş</text:span><text:span text:style-name="T2">öyle açıklar:</text:span></text:p>
      <text:p text:style-name="P17"><text:span text:style-name="T20">Darwin'in ortaya attı</text:span><text:span text:style-name="T34">ğ</text:span><text:span text:style-name="T20">ı 'en güçlülerin hayatta kalması' dü</text:span><text:span text:style-name="T34">ş</text:span><text:span text:style-name="T20">üncesi, insano</text:span><text:span text:style-name="T34">ğ</text:span><text:span text:style-name="T20">lunun kültürel bir evrim sürecinden geçti</text:span><text:span text:style-name="T34">ğ</text:span><text:span text:style-name="T20">ine ve en üst kademenin Beyaz Adam'ın medeniyeti oldu</text:span><text:span text:style-name="T34">ğ</text:span><text:span text:style-name="T20">una inanan sosyal bilimciler tarafından co</text:span><text:span text:style-name="T34">ş</text:span><text:span text:style-name="T20">kuyla kar</text:span><text:span text:style-name="T34">ş</text:span><text:span text:style-name="T20">ılandı. Bunun bir sonucu olarak, 19. yüzyılın ikinci yarısındaki Batılı bilim adamlarının çok büyük bir kısmı ırkçılı</text:span><text:span text:style-name="T34">ğ</text:span><text:span text:style-name="T20">ı </text:span><text:span text:style-name="T34">ş</text:span><text:span text:style-name="T20">iddetle benimsediler.</text:span><text:span text:style-name="T37">8</text:span></text:p>
      <text:p text:style-name="P29"/>
      <text:h text:style-name="P44" text:outline-level="2">Sosyal Darwinizm ve Sömürgecilik</text:h>
      <text:p text:style-name="P30"><text:span text:style-name="T2">Evrim teorisinin günümüzdeki en önde gelen savunucularından biri olan Harvard Üniversitesi paleontolo</text:span><text:span text:style-name="T16">ğ</text:span><text:span text:style-name="T2">u Prof. Stephen Jay Gould, Darwin'in Türlerin Kökeni adlı kitabı hakkında </text:span><text:span text:style-name="T16">ş</text:span><text:span text:style-name="T2">öyle der: </text:span><text:span text:style-name="T9">"Bundan sonra kölelik, sömürgecilik, ırksal farklılıklar, sınıf yapıları ve cinsiyetin rolü ile ilgili argümanlar artık özellikle bilim adı altında yürütülecektir."</text:span><text:span text:style-name="T17">9</text:span><text:span text:style-name="T2"> Gould'un sözleri do</text:span><text:span text:style-name="T16">ğ</text:span><text:span text:style-name="T2">rudur. Gerçekten de saydı</text:span><text:span text:style-name="T16">ğ</text:span><text:span text:style-name="T2">ı bu kavramlar, Darwinizm'in ortaya çıkmasından sonra "Sosyal Darwinizm" adı altında sözde bilimsel bir görünüme bürünmü</text:span><text:span text:style-name="T16">ş</text:span><text:span text:style-name="T2">tür. </text:span></text:p>
      <text:p text:style-name="P30"><text:span text:style-name="T16">İş</text:span><text:span text:style-name="T2">gal, sömürü, baskı ve zulüm elbette her zaman insanlık tarihinin bir parçası olmu</text:span><text:span text:style-name="T16">ş</text:span><text:span text:style-name="T2">tu. Ancak evrimcilerin kendilerinin de itiraf etti</text:span><text:span text:style-name="T16">ğ</text:span><text:span text:style-name="T2">i gibi, Darwin'in ortaya attı</text:span><text:span text:style-name="T16">ğ</text:span><text:span text:style-name="T2">ı teori sayesinde, bu gayri ahlaki eylemlerin dayandırılabilece</text:span><text:span text:style-name="T16">ğ</text:span><text:span text:style-name="T2">i ve me</text:span><text:span text:style-name="T16">ş</text:span><text:span text:style-name="T2">ru gibi gösterilebilece</text:span><text:span text:style-name="T16">ğ</text:span><text:span text:style-name="T2">i bir gerekçe bulunmu</text:span><text:span text:style-name="T16">ş</text:span><text:span text:style-name="T2">tu artık. Bu teorinin temelinde yatan "güçlü olanın hayatta kalması" yanılgısıyla, Darwin'in ardından ortaya çıkan ırkçı ö</text:span><text:span text:style-name="T16">ğ</text:span><text:span text:style-name="T2">retiler ba</text:span><text:span text:style-name="T16">ğ</text:span><text:span text:style-name="T2">da</text:span><text:span text:style-name="T16">ş</text:span><text:span text:style-name="T2">tırılınca, ortaya sömürgecili</text:span><text:span text:style-name="T16">ğ</text:span><text:span text:style-name="T2">in ve di</text:span><text:span text:style-name="T16">ğ</text:span><text:span text:style-name="T2">er her türlü baskıcı sistemin me</text:span><text:span text:style-name="T16">ş</text:span><text:span text:style-name="T2">rula</text:span><text:span text:style-name="T16">ş</text:span><text:span text:style-name="T2">tırılabilece</text:span><text:span text:style-name="T16">ğ</text:span><text:span text:style-name="T2">i bir formül çıkmı</text:span><text:span text:style-name="T16">ş</text:span><text:span text:style-name="T2">tı.</text:span></text:p>
      <text:p text:style-name="P30"><text:span text:style-name="T2">Darwin, ortaya attı</text:span><text:span text:style-name="T16">ğ</text:span><text:span text:style-name="T2">ı ve bilimsel hiçbir de</text:span><text:span text:style-name="T16">ğ</text:span><text:span text:style-name="T2">eri olmayan biyolojik evrim prensiplerinin insan toplulu</text:span><text:span text:style-name="T16">ğ</text:span><text:span text:style-name="T2">una da uygulanması gerekti</text:span><text:span text:style-name="T16">ğ</text:span><text:span text:style-name="T2">ini ön görmü</text:span><text:span text:style-name="T16">ş</text:span><text:span text:style-name="T2">tü. Örne</text:span><text:span text:style-name="T16">ğ</text:span><text:span text:style-name="T2">in 1869'da H. Thiel'e yazdı</text:span><text:span text:style-name="T16">ğ</text:span><text:span text:style-name="T2">ı bir mektupta </text:span><text:span text:style-name="T16">ş</text:span><text:span text:style-name="T2">öyle diyordu:</text:span></text:p>
      <text:p text:style-name="P17"><text:span text:style-name="T20">Benim türlerin de</text:span><text:span text:style-name="T34">ğ</text:span><text:span text:style-name="T20">i</text:span><text:span text:style-name="T34">ş</text:span><text:span text:style-name="T20">imi hakkında kullandı</text:span><text:span text:style-name="T34">ğ</text:span><text:span text:style-name="T20">ım bakı</text:span><text:span text:style-name="T34">ş</text:span><text:span text:style-name="T20"> açısına </text:span><text:span text:style-name="T22">benzer fikirlerin ahlaki ve sosyal sorunlar üzerine uygulandı</text:span><text:span text:style-name="T24">ğ</text:span><text:span text:style-name="T22">ını</text:span><text:span text:style-name="T20"> görüyorum ve bu konuyla oldukça fazla ilgilendi</text:span><text:span text:style-name="T34">ğ</text:span><text:span text:style-name="T20">ime inanmalısın. Önceleri kendi görü</text:span><text:span text:style-name="T34">ş</text:span><text:span text:style-name="T20">lerimin bu kadar farklı ve çok önemli konulara uyarlanabilece</text:span><text:span text:style-name="T34">ğ</text:span><text:span text:style-name="T20">i bana pek gerçekle</text:span><text:span text:style-name="T34">ş</text:span><text:span text:style-name="T20">ebilir gibi gelmemi</text:span><text:span text:style-name="T34">ş</text:span><text:span text:style-name="T20">ti.</text:span><text:span text:style-name="T37">10 </text:span></text:p>
      <text:p text:style-name="P30"><text:span text:style-name="T2">Böylece do</text:span><text:span text:style-name="T16">ğ</text:span><text:span text:style-name="T2">al seleksiyon, adaptasyon gibi evrimcilerin kullandıkları terimler antropoloji, sosyoloji, tarih ve felsefenin de sınırları içinde incelenmeye ba</text:span><text:span text:style-name="T16">ş</text:span><text:span text:style-name="T2">landı. Meydana gelen bilim dı</text:span><text:span text:style-name="T16">ş</text:span><text:span text:style-name="T2">ı doktrine </text:span><text:span text:style-name="T5">Sosyal Darwinizm</text:span><text:span text:style-name="T2"> denildi. </text:span></text:p>
      <text:p text:style-name="P30"><text:soft-page-break/><text:span text:style-name="T2">Sosyal Darwinizm'in son derece tehlikeli olan yanılgıları </text:span><text:span text:style-name="T16">ş</text:span><text:span text:style-name="T2">öyledir: Dünya üzerinde insanlar, ırklar, uluslar ve medeniyetler hayatta kalma mücadelesine kitlenmi</text:span><text:span text:style-name="T16">ş</text:span><text:span text:style-name="T2">ler ve bu u</text:span><text:span text:style-name="T16">ğ</text:span><text:span text:style-name="T2">urda di</text:span><text:span text:style-name="T16">ğ</text:span><text:span text:style-name="T2">erleriyle büyük bir rekabete girmi</text:span><text:span text:style-name="T16">ş</text:span><text:span text:style-name="T2">lerdir. Geli</text:span><text:span text:style-name="T16">ş</text:span><text:span text:style-name="T2">mi</text:span><text:span text:style-name="T16">ş</text:span><text:span text:style-name="T2"> medeniyetler atalarından de</text:span><text:span text:style-name="T16">ğ</text:span><text:span text:style-name="T2">erli özellikler almı</text:span><text:span text:style-name="T16">ş</text:span><text:span text:style-name="T2">lardır ve bu onları di</text:span><text:span text:style-name="T16">ğ</text:span><text:span text:style-name="T2">erlerinden üstün kılan bir ayrıcalıktır. Az geli</text:span><text:span text:style-name="T16">ş</text:span><text:span text:style-name="T2">mi</text:span><text:span text:style-name="T16">ş</text:span><text:span text:style-name="T2"> kültürler ise yakında yok olacaklardır ve buna mahkumdurlar. Bu nedenle do</text:span><text:span text:style-name="T16">ğ</text:span><text:span text:style-name="T2">anın düzeni, güçlü ve medeni ulusların, zayıfların elindeki kaynakları kullanmalarını gerektirir. Bunu yaparken her yol ve yöntem serbesttir, ahlaki de</text:span><text:span text:style-name="T16">ğ</text:span><text:span text:style-name="T2">erlere gerek yoktur. Dünyanın her yerinde medenile</text:span><text:span text:style-name="T16">ş</text:span><text:span text:style-name="T2">mi</text:span><text:span text:style-name="T16">ş</text:span><text:span text:style-name="T2"> uluslar, ırklar ve bireyler kendilerinden daha geri olanları yönetme ve sömürme hakkına sahiptir. Bu, -sözde- do</text:span><text:span text:style-name="T16">ğ</text:span><text:span text:style-name="T2">anın özünde olan bir kanundur. </text:span></text:p>
      <text:p text:style-name="P30"><text:span text:style-name="T2">Günümüzdeki bazı evrimciler Sosyal Darwinizm'i "Darwinizm'in yanlı</text:span><text:span text:style-name="T16">ş</text:span><text:span text:style-name="T2"> bir yorumu" olarak göstermeye çalı</text:span><text:span text:style-name="T16">ş</text:span><text:span text:style-name="T2">ırlar ve Darwin'in gerçekte ırkçı olmadı</text:span><text:span text:style-name="T16">ğ</text:span><text:span text:style-name="T2">ı imajını vermeye çabalarlar. Oysa gerçek bunun tam aksidir. Sosyal Darwinizm, bizzat Darwin'in kendi eseridir. Alman tarihçi Hans Ulrich Wehler de, bu gerçe</text:span><text:span text:style-name="T16">ğ</text:span><text:span text:style-name="T2">i "ilk Sosyal Darwinist'in Darwin'in kendisi oldu</text:span><text:span text:style-name="T16">ğ</text:span><text:span text:style-name="T2">unu" belirterek açıklar: </text:span></text:p>
      <text:p text:style-name="P17"><text:span text:style-name="T22">Darwin, teorilerinin insan toplulu</text:span><text:span text:style-name="T24">ğ</text:span><text:span text:style-name="T22">una uygulanabilir oldu</text:span><text:span text:style-name="T24">ğ</text:span><text:span text:style-name="T22">unun</text:span><text:span text:style-name="T20"> kanıtı olarak Avrupa'da ve özellikle de Amerika'da "Aryan" olarak adlandırılan ırkın yükseli</text:span><text:span text:style-name="T34">ş</text:span><text:span text:style-name="T20">ini daha da geli</text:span><text:span text:style-name="T34">ş</text:span><text:span text:style-name="T20">tirerek gösteren </text:span><text:span text:style-name="T22">ilk Sosyal Darwinist</text:span><text:span text:style-name="T20">'tir. Hatta bu </text:span><text:span text:style-name="T34">ş</text:span><text:span text:style-name="T20">ekilde Sosyal Darwinizm'in ırkçı yorumu için de bir yol açmı</text:span><text:span text:style-name="T34">ş</text:span><text:span text:style-name="T20">tır.</text:span><text:span text:style-name="T37">11 </text:span></text:p>
      <text:p text:style-name="P30"><text:span text:style-name="T2">Benjamin Farrington da </text:span><text:span text:style-name="T9">What Darwin Really Said?</text:span><text:span text:style-name="T2"> adlı eserinde bu gerçe</text:span><text:span text:style-name="T16">ğ</text:span><text:span text:style-name="T2">e i</text:span><text:span text:style-name="T16">ş</text:span><text:span text:style-name="T2">aret ederek, Darwin'in kendisini izleyenleri büyük felaketlere yöneltti</text:span><text:span text:style-name="T16">ğ</text:span><text:span text:style-name="T2">ini söyler. Farrington'un ifade etti</text:span><text:span text:style-name="T16">ğ</text:span><text:span text:style-name="T2">i gibi Darwin'in söz konusu yanılgıları "insanın toplumsal, psikolojik, etik niteliklerinin bile kalıtımla geçece</text:span><text:span text:style-name="T16">ğ</text:span><text:span text:style-name="T2">i ve do</text:span><text:span text:style-name="T16">ğ</text:span><text:span text:style-name="T2">al ayıklanma yasasının kapsamına girece</text:span><text:span text:style-name="T16">ğ</text:span><text:span text:style-name="T2">i yolundaki görü</text:span><text:span text:style-name="T16">ş</text:span><text:span text:style-name="T2">leriydi. Bu görü</text:span><text:span text:style-name="T16">ş</text:span><text:span text:style-name="T2">ler tehlikeli çıkarımlara yol açabilecek bir yanılgının ürünüydüler."</text:span><text:span text:style-name="T17">12 </text:span></text:p>
      <text:p text:style-name="P30"><text:span text:style-name="T2">Evrim teorisinin önde gelen savunucularından Stephen Jay Gould da aynı gerçe</text:span><text:span text:style-name="T16">ğ</text:span><text:span text:style-name="T2">i kabul eder. Gould'a göre </text:span><text:span text:style-name="T5">"Irkçılık hakkındaki </text:span><text:span text:style-name="T2">biyolojik tartı</text:span><text:span text:style-name="T16">ş</text:span><text:span text:style-name="T2">malar 1859'dan önce de yaygındır, fakat </text:span><text:span text:style-name="T5">evrim teorisinin kabulünün ardından çapı büyümü</text:span><text:span text:style-name="T7">ş</text:span><text:span text:style-name="T5">tür.</text:span><text:span text:style-name="T2">"</text:span><text:span text:style-name="T17">13 </text:span></text:p>
      <text:p text:style-name="P30"><text:span text:style-name="T16">İş</text:span><text:span text:style-name="T2">te Sosyal Darwinizm, bu gibi sözde bilimsel iddialarıyla, 19. yüzyıl Avrupa emperyalizmine aradı</text:span><text:span text:style-name="T16">ğ</text:span><text:span text:style-name="T2">ı kültürel deste</text:span><text:span text:style-name="T16">ğ</text:span><text:span text:style-name="T2">i sa</text:span><text:span text:style-name="T16">ğ</text:span><text:span text:style-name="T2">lamı</text:span><text:span text:style-name="T16">ş</text:span><text:span text:style-name="T2">tır. "Yerliler güdülmesi gereken bir tür hayvandır" yalanını asırlardır savunmaya çalı</text:span><text:span text:style-name="T16">ş</text:span><text:span text:style-name="T2">an sömürgecilik, ilk kez Darwin sayesinde bu büyük yalana sözde "bilimsel" bir zemin bulmu</text:span><text:span text:style-name="T16">ş</text:span><text:span text:style-name="T2">tur. Bu nedenle de Darwinizm'in 19. yüzyıl Avrupa sömürgecili</text:span><text:span text:style-name="T16">ğ</text:span><text:span text:style-name="T2">iyle, özellikle de </text:span><text:span text:style-name="T16">İ</text:span><text:span text:style-name="T2">ngiliz emperyalizmiyle iç içe geli</text:span><text:span text:style-name="T16">ş</text:span><text:span text:style-name="T2">mi</text:span><text:span text:style-name="T16">ş</text:span><text:span text:style-name="T2"> bir teori oldu</text:span><text:span text:style-name="T16">ğ</text:span><text:span text:style-name="T2">unu söyleyebiliriz. Teori, emperyalizme hizmet etmi</text:span><text:span text:style-name="T16">ş</text:span><text:span text:style-name="T2"> ve bu hizmeti nedeniyle de emperyalizmin "beyin takımı" tarafından desteklenmi</text:span><text:span text:style-name="T16">ş</text:span><text:span text:style-name="T2">tir. </text:span></text:p>
      <text:p text:style-name="P30"><text:span text:style-name="T16">İ</text:span><text:span text:style-name="T2">sviçre Federal Teknoloji Enstitüsü Yerbilimleri Bölüm Ba</text:span><text:span text:style-name="T16">ş</text:span><text:span text:style-name="T2">kanı Kenneth J. Hsu, </text:span><text:span text:style-name="T9">Is Darwinism Science? (Darwinizm Bilim Midir?) </text:span><text:span text:style-name="T2">ba</text:span><text:span text:style-name="T16">ş</text:span><text:span text:style-name="T2">lıklı makalesinde Darwinizm'in bu karanlık yönünü </text:span><text:span text:style-name="T16">ş</text:span><text:span text:style-name="T2">öyle vurgular:</text:span></text:p>
      <text:p text:style-name="P17"><text:span text:style-name="T20">Her ne kadar sava</text:span><text:span text:style-name="T34">ş</text:span><text:span text:style-name="T20">tan sonra hayatta kalabildiysek de, biz, ki</text:span><text:span text:style-name="T34">ş</text:span><text:span text:style-name="T20">iler, sınıflar, milletler ya da ırklar arasındaki rekabetin, hayatın do</text:span><text:span text:style-name="T34">ğ</text:span><text:span text:style-name="T20">al sonucu oldu</text:span><text:span text:style-name="T34">ğ</text:span><text:span text:style-name="T20">u ve üstün olanın güçsüz olanın malına mülküne el koymasının do</text:span><text:span text:style-name="T34">ğ</text:span><text:span text:style-name="T20">al oldu</text:span><text:span text:style-name="T34">ğ</text:span><text:span text:style-name="T20">unu farz eden </text:span><text:span text:style-name="T22">zalim bir sosyal ideolojinin kurbanlarıydık</text:span><text:span text:style-name="T20">. Bu ideoloji 19. yüzyıl ve daha sonrasında bilimin do</text:span><text:span text:style-name="T34">ğ</text:span><text:span text:style-name="T20">al bir yasası, di</text:span><text:span text:style-name="T34">ğ</text:span><text:span text:style-name="T20">er bir deyi</text:span><text:span text:style-name="T34">ş</text:span><text:span text:style-name="T20">le 1859'da Charles Darwin tarafından Türlerin Kökeni'nde güçlü bir </text:span><text:span text:style-name="T34">ş</text:span><text:span text:style-name="T20">ekilde belirtilmi</text:span><text:span text:style-name="T34">ş</text:span><text:span text:style-name="T20"> olan evrimin mekanizmasıydı.</text:span><text:span text:style-name="T37">14 </text:span></text:p>
      <text:p text:style-name="P30"><text:span text:style-name="T2">Emperyalizm, sadece Darwin döneminde de</text:span><text:span text:style-name="T16">ğ</text:span><text:span text:style-name="T2">il, daha sonra da Sosyal Darwinizm'den destek bulmu</text:span><text:span text:style-name="T16">ş</text:span><text:span text:style-name="T2">tur. Nitekim bu batıl ideolojiyi benimseyen Charles Pearson'un sözlerinde bu gerçek iyice </text:span><text:soft-page-break/><text:span text:style-name="T2">belirginle</text:span><text:span text:style-name="T16">ş</text:span><text:span text:style-name="T2">ir. Pearson, </text:span><text:span text:style-name="T9">"</text:span><text:span text:style-name="T12">uygar uluslar arasındaki ya</text:span><text:span text:style-name="T14">ş</text:span><text:span text:style-name="T12">am kavgasının</text:span><text:span text:style-name="T9">, bilimin, endüstrinin, uygarlı</text:span><text:span text:style-name="T11">ğ</text:span><text:span text:style-name="T9">ın silahlarıyla yapıldı</text:span><text:span text:style-name="T11">ğ</text:span><text:span text:style-name="T9">ını, ama onların </text:span><text:span text:style-name="T12">a</text:span><text:span text:style-name="T14">ş</text:span><text:span text:style-name="T12">a</text:span><text:span text:style-name="T14">ğ</text:span><text:span text:style-name="T12">ı uluslara kar</text:span><text:span text:style-name="T14">ş</text:span><text:span text:style-name="T12">ı yaptıkları ya</text:span><text:span text:style-name="T14">ş</text:span><text:span text:style-name="T12">am kavgasını toplarıyla yapma hakkına sahip olduklarını</text:span><text:span text:style-name="T9">"</text:span><text:span text:style-name="T2"> söyler.</text:span><text:span text:style-name="T17">15 </text:span></text:p>
      <text:p text:style-name="P29"/>
      <text:h text:style-name="P44" text:outline-level="2">Sosyal Darwinizm ve Vahşi Kapitalizm</text:h>
      <text:p text:style-name="P30"><text:span text:style-name="T2">Sosyal Darwinizm sadece emperyalizmi de</text:span><text:span text:style-name="T16">ğ</text:span><text:span text:style-name="T2">il, bir yandan da emperyalist ülkelerin kendi içlerinde uyguladıkları ve di</text:span><text:span text:style-name="T16">ğ</text:span><text:span text:style-name="T2">er ülkelere de ihraç ettikleri "vah</text:span><text:span text:style-name="T16">ş</text:span><text:span text:style-name="T2">i kapitalizm"i desteklemek için kullanılmı</text:span><text:span text:style-name="T16">ş</text:span><text:span text:style-name="T2">tır.</text:span></text:p>
      <text:p text:style-name="P30"><text:span text:style-name="T2">Vah</text:span><text:span text:style-name="T16">ş</text:span><text:span text:style-name="T2">i kapitalizm terimi, ekonomiye hiçbir devlet düzenlemesinin yapılmadı</text:span><text:span text:style-name="T16">ğ</text:span><text:span text:style-name="T2">ı, zengin ve fakir kesimler arasında dev uçurumlar olu</text:span><text:span text:style-name="T16">ş</text:span><text:span text:style-name="T2">tu</text:span><text:span text:style-name="T16">ğ</text:span><text:span text:style-name="T2">u ve hiçbir etkin sosyal adalet mekanizmasının çalı</text:span><text:span text:style-name="T16">ş</text:span><text:span text:style-name="T2">madı</text:span><text:span text:style-name="T16">ğ</text:span><text:span text:style-name="T2">ı ekonomik sistemleri tarif için kullanılır. Böyle bir düzende, fakirlere, dü</text:span><text:span text:style-name="T16">ş</text:span><text:span text:style-name="T2">künlere, sakatlara destek verilmez, </text:span><text:span text:style-name="T16">ş</text:span><text:span text:style-name="T2">efkat gösterilmez. Vah</text:span><text:span text:style-name="T16">ş</text:span><text:span text:style-name="T2">i kapitalizm, her bireyin kendisini "kurtarmakla" yükümlü oldu</text:span><text:span text:style-name="T16">ğ</text:span><text:span text:style-name="T2">unu ve bu acımasız yarı</text:span><text:span text:style-name="T16">ş</text:span><text:span text:style-name="T2">ta ba</text:span><text:span text:style-name="T16">ş</text:span><text:span text:style-name="T2">arısız olanların cezalarını çekmeleri gerekti</text:span><text:span text:style-name="T16">ğ</text:span><text:span text:style-name="T2">ini varsayar. </text:span></text:p>
      <text:p text:style-name="P30"><text:span text:style-name="T2">Vah</text:span><text:span text:style-name="T16">ş</text:span><text:span text:style-name="T2">i kapitalizm en çok 19. yüzyılda etkili olmu</text:span><text:span text:style-name="T16">ş</text:span><text:span text:style-name="T2">tur. Sistem en acımasız biçimde </text:span><text:span text:style-name="T16">İ</text:span><text:span text:style-name="T2">ngiltere'de i</text:span><text:span text:style-name="T16">ş</text:span><text:span text:style-name="T2">letilmi</text:span><text:span text:style-name="T16">ş</text:span><text:span text:style-name="T2">, buradaki a</text:span><text:span text:style-name="T16">ş</text:span><text:span text:style-name="T2">ırı derecede zengin bir sınıf, yönetimleri altındaki fakirleri acımasızca sömürmü</text:span><text:span text:style-name="T16">ş</text:span><text:span text:style-name="T2">lerdir. 8 ya</text:span><text:span text:style-name="T16">ş</text:span><text:span text:style-name="T2">ındaki çocukların kömür madenlerinde günde 16 saat çalı</text:span><text:span text:style-name="T16">ş</text:span><text:span text:style-name="T2">tırıldı</text:span><text:span text:style-name="T16">ğ</text:span><text:span text:style-name="T2">ı, i</text:span><text:span text:style-name="T16">ş</text:span><text:span text:style-name="T2">çilerin adeta birer yük havyanı gibi kullanıldı</text:span><text:span text:style-name="T16">ğ</text:span><text:span text:style-name="T2">ı bu sistem, uzun ve kanlı tepkilerin ardından zamanla yumu</text:span><text:span text:style-name="T16">ş</text:span><text:span text:style-name="T2">amı</text:span><text:span text:style-name="T16">ş</text:span><text:span text:style-name="T2"> ve 20. yüzyılda "sosyal devlet" anlayı</text:span><text:span text:style-name="T16">ş</text:span><text:span text:style-name="T2">ına dönü</text:span><text:span text:style-name="T16">ş</text:span><text:span text:style-name="T2">mü</text:span><text:span text:style-name="T16">ş</text:span><text:span text:style-name="T2">tür. Ancak bugün de hala dünyada vah</text:span><text:span text:style-name="T16">ş</text:span><text:span text:style-name="T2">i kapitalizmi savunan ideologlar vardır ve bu sistem geli</text:span><text:span text:style-name="T16">ş</text:span><text:span text:style-name="T2">mekte olan ülkelerin bir kısmında fiili olarak ya</text:span><text:span text:style-name="T16">ş</text:span><text:span text:style-name="T2">anmaktadır. </text:span></text:p>
      <text:p text:style-name="P30"><text:span text:style-name="T2">19. yüzyıldan bugüne dek, vah</text:span><text:span text:style-name="T16">ş</text:span><text:span text:style-name="T2">i kapitalizme, aradı</text:span><text:span text:style-name="T16">ğ</text:span><text:span text:style-name="T2">ı sözde "bilimsel" deste</text:span><text:span text:style-name="T16">ğ</text:span><text:span text:style-name="T2">i sa</text:span><text:span text:style-name="T16">ğ</text:span><text:span text:style-name="T2">lamı</text:span><text:span text:style-name="T16">ş</text:span><text:span text:style-name="T2"> olan yegane kavram ise yine Sosyal Darwinizm'dir. Sosyal Darwinistler, ırklara ve milletlere atfettikleri "ya</text:span><text:span text:style-name="T16">ş</text:span><text:span text:style-name="T2">am kavgası" yalanını, toplumların içindeki birey ve sınıflara da atfetmi</text:span><text:span text:style-name="T16">ş</text:span><text:span text:style-name="T2">ler ve vah</text:span><text:span text:style-name="T16">ş</text:span><text:span text:style-name="T2">i kapitalizmin sözde "do</text:span><text:span text:style-name="T16">ğ</text:span><text:span text:style-name="T2">a kanunlarına uygun" bir sistem oldu</text:span><text:span text:style-name="T16">ğ</text:span><text:span text:style-name="T2">unu savunmu</text:span><text:span text:style-name="T16">ş</text:span><text:span text:style-name="T2">lardır. </text:span></text:p>
      <text:p text:style-name="P30"><text:span text:style-name="T2">Vah</text:span><text:span text:style-name="T16">ş</text:span><text:span text:style-name="T2">i kapitalizme evrim kavramlarıyla açıkça destek veren en ünlü isim, Darwin'in ça</text:span><text:span text:style-name="T16">ğ</text:span><text:span text:style-name="T2">da</text:span><text:span text:style-name="T16">ş</text:span><text:span text:style-name="T2">ı olan </text:span><text:span text:style-name="T16">İ</text:span><text:span text:style-name="T2">ngiliz sosyolog </text:span><text:span text:style-name="T5">Herbert Spencer</text:span><text:span text:style-name="T2">'dı. (1820-1903) Spencer, Darwinist ö</text:span><text:span text:style-name="T16">ğ</text:span><text:span text:style-name="T2">retiyi büyük bir heyecanla benimsemi</text:span><text:span text:style-name="T16">ş</text:span><text:span text:style-name="T2">, sonra da bunu sosyolojiye uyarlamı</text:span><text:span text:style-name="T16">ş</text:span><text:span text:style-name="T2">tı. Toplum içindeki bazı insanların do</text:span><text:span text:style-name="T16">ğ</text:span><text:span text:style-name="T2">al olarak di</text:span><text:span text:style-name="T16">ğ</text:span><text:span text:style-name="T2">erlerinden üstün oldu</text:span><text:span text:style-name="T16">ğ</text:span><text:span text:style-name="T2">unu öne sürmü</text:span><text:span text:style-name="T16">ş</text:span><text:span text:style-name="T2">tü. Bu yanılgıya göre daha zayıf olanlar yok olacak ve insanlı</text:span><text:span text:style-name="T16">ğ</text:span><text:span text:style-name="T2">ın gelece</text:span><text:span text:style-name="T16">ğ</text:span><text:span text:style-name="T2">ini daha iyi olanlar sürdürecekti. </text:span><text:span text:style-name="T5">Spencer fakirlerin, zeka özürlülerin ve di</text:span><text:span text:style-name="T7">ğ</text:span><text:span text:style-name="T5">er ba</text:span><text:span text:style-name="T7">ğ</text:span><text:span text:style-name="T5">ımlı olan ki</text:span><text:span text:style-name="T7">ş</text:span><text:span text:style-name="T5">ilerin</text:span><text:span text:style-name="T2"> yararına uygulanan sa</text:span><text:span text:style-name="T16">ğ</text:span><text:span text:style-name="T2">lık programlarının, nüfus artı</text:span><text:span text:style-name="T16">ş</text:span><text:span text:style-name="T2">ını besledi</text:span><text:span text:style-name="T16">ğ</text:span><text:span text:style-name="T2">i ve uzun vadede bunun topluma zarar verece</text:span><text:span text:style-name="T16">ğ</text:span><text:span text:style-name="T2">i gibi büyük bir ahlaksızlı</text:span><text:span text:style-name="T16">ğ</text:span><text:span text:style-name="T2">ı ve acımasızlı</text:span><text:span text:style-name="T16">ğ</text:span><text:span text:style-name="T2">ı savunmu</text:span><text:span text:style-name="T16">ş</text:span><text:span text:style-name="T2">tu. Bundan ba</text:span><text:span text:style-name="T16">ş</text:span><text:span text:style-name="T2">ka hıfzısıhha (kamu sa</text:span><text:span text:style-name="T16">ğ</text:span><text:span text:style-name="T2">lı</text:span><text:span text:style-name="T16">ğ</text:span><text:span text:style-name="T2">ını koruma) önlemlerine, zorunlu a</text:span><text:span text:style-name="T16">ş</text:span><text:span text:style-name="T2">ılamalara da, kendi sa</text:span><text:span text:style-name="T16">ğ</text:span><text:span text:style-name="T2">lıklarını dü</text:span><text:span text:style-name="T16">ş</text:span><text:span text:style-name="T2">ünüp gerekli davranı</text:span><text:span text:style-name="T16">ş</text:span><text:span text:style-name="T2">ları gösteremeyecek kadar "aptal" insanların bunun sonuçlarına katlanmaları gerekti</text:span><text:span text:style-name="T16">ğ</text:span><text:span text:style-name="T2">ini söyleyerek cephe almaktan çekinmemi</text:span><text:span text:style-name="T16">ş</text:span><text:span text:style-name="T2">ti. Spencer'ın hezeyanlarına göre ideal toplumda bu tür toplumsal yasalar; yoksullara yardım amacıyla evrimin do</text:span><text:span text:style-name="T16">ğ</text:span><text:span text:style-name="T2">al seleksiyon yasalarına ters dü</text:span><text:span text:style-name="T16">ş</text:span><text:span text:style-name="T2">en kanunlar bulunmayacaktı.</text:span><text:span text:style-name="T17">16 </text:span></text:p>
      <text:p text:style-name="P30"><text:span text:style-name="T2">Spencer'ın yanılgılarına göre egoizm, toplumlardaki hayali evrim sürecinin en önemli dinami</text:span><text:span text:style-name="T16">ğ</text:span><text:span text:style-name="T2">i idi. Bir yazısında </text:span><text:span text:style-name="T16">ş</text:span><text:span text:style-name="T2">öyle diyordu: </text:span><text:span text:style-name="T9">"E</text:span><text:span text:style-name="T11">ğ</text:span><text:span text:style-name="T9">er insanlar ya</text:span><text:span text:style-name="T11">ş</text:span><text:span text:style-name="T9">ayabilecek kadar geli</text:span><text:span text:style-name="T11">ş</text:span><text:span text:style-name="T9">mi</text:span><text:span text:style-name="T11">ş</text:span><text:span text:style-name="T9">lerse ya</text:span><text:span text:style-name="T11">ş</text:span><text:span text:style-name="T9">arlar ve ya</text:span><text:span text:style-name="T11">ş</text:span><text:span text:style-name="T9">amaları da iyidir. </text:span><text:span text:style-name="T12">E</text:span><text:span text:style-name="T14">ğ</text:span><text:span text:style-name="T12">er ya</text:span><text:span text:style-name="T14">ş</text:span><text:span text:style-name="T12">amaya de</text:span><text:span text:style-name="T14">ğ</text:span><text:span text:style-name="T12">ecek kadar geli</text:span><text:span text:style-name="T14">ş</text:span><text:span text:style-name="T12">mi</text:span><text:span text:style-name="T14">ş</text:span><text:span text:style-name="T12"> de</text:span><text:span text:style-name="T14">ğ</text:span><text:span text:style-name="T12">illerse ölürler ve ölmeleri daha iyidir.</text:span><text:span text:style-name="T9">"</text:span><text:span text:style-name="T17">17 </text:span></text:p>
      <text:p text:style-name="P30"><text:soft-page-break/><text:span text:style-name="T2">Sosyal Darwinizm'i savunanların bu acımasız ifadeleri </text:span><text:span text:style-name="T16">ş</text:span><text:span text:style-name="T2">efkatin, merhametin, yardımla</text:span><text:span text:style-name="T16">ş</text:span><text:span text:style-name="T2">ma ve fedakarlı</text:span><text:span text:style-name="T16">ğ</text:span><text:span text:style-name="T2">ın bir yana itildi</text:span><text:span text:style-name="T16">ğ</text:span><text:span text:style-name="T2">i, insani de</text:span><text:span text:style-name="T16">ğ</text:span><text:span text:style-name="T2">erlerin tamamiyle yitirildi</text:span><text:span text:style-name="T16">ğ</text:span><text:span text:style-name="T2">i Darwinist mantı</text:span><text:span text:style-name="T16">ğ</text:span><text:span text:style-name="T2">ı tam anlamıyla yansıtır. Darwinizm'in çarpık mantı</text:span><text:span text:style-name="T16">ğ</text:span><text:span text:style-name="T2">ı Sosyal Darwinizm'le belirginle</text:span><text:span text:style-name="T16">ş</text:span><text:span text:style-name="T2">ir, ırkçılık, dü</text:span><text:span text:style-name="T16">ş</text:span><text:span text:style-name="T2">manlık, kin, sava</text:span><text:span text:style-name="T16">ş</text:span><text:span text:style-name="T2">, zulüm gibi insanlık dı</text:span><text:span text:style-name="T16">ş</text:span><text:span text:style-name="T2">ı eylemlerle ortaya çıkar. </text:span></text:p>
      <text:p text:style-name="P30"><text:span text:style-name="T2">Sosyal Darwinistler, bir toplum içinde sosyal adalet sa</text:span><text:span text:style-name="T16">ğ</text:span><text:span text:style-name="T2">lamak, fakirlere, sakatlara yardım etmek için yapılan düzenlemelere de </text:span><text:span text:style-name="T16">ş</text:span><text:span text:style-name="T2">iddetle kar</text:span><text:span text:style-name="T16">ş</text:span><text:span text:style-name="T2">ı çıkmı</text:span><text:span text:style-name="T16">ş</text:span><text:span text:style-name="T2">lar, bunun "evrimin yasalarına aykırı" oldu</text:span><text:span text:style-name="T16">ğ</text:span><text:span text:style-name="T2">unu söylemi</text:span><text:span text:style-name="T16">ş</text:span><text:span text:style-name="T2">lerdir. </text:span></text:p>
      <text:p text:style-name="P30"><text:span text:style-name="T2">Örne</text:span><text:span text:style-name="T16">ğ</text:span><text:span text:style-name="T2">in Charles Darwin'in kuzeni olan Francis Galton 1859'da yayınladı</text:span><text:span text:style-name="T16">ğ</text:span><text:span text:style-name="T2">ı </text:span><text:span text:style-name="T9">Hereditary Genius (Kalıtımsal Deha) </text:span><text:span text:style-name="T2">adlı kitabına </text:span><text:span text:style-name="T5">sosyal yardım programlarına kar</text:span><text:span text:style-name="T7">ş</text:span><text:span text:style-name="T5">ı</text:span><text:span text:style-name="T2"> çıkarak ba</text:span><text:span text:style-name="T16">ş</text:span><text:span text:style-name="T2">lamı</text:span><text:span text:style-name="T16">ş</text:span><text:span text:style-name="T2">tır. Aynı </text:span><text:span text:style-name="T16">ş</text:span><text:span text:style-name="T2">ekilde Sosyal Darwinci Tille "yoksullu</text:span><text:span text:style-name="T16">ğ</text:span><text:span text:style-name="T2">u önlemeye kalkıp yenilmi</text:span><text:span text:style-name="T16">ş</text:span><text:span text:style-name="T2"> sınıflara yardım etmenin, evrimi sa</text:span><text:span text:style-name="T16">ğ</text:span><text:span text:style-name="T2">layan do</text:span><text:span text:style-name="T16">ğ</text:span><text:span text:style-name="T2">al ayıklanma yasasına set çekmek anlamına gelece</text:span><text:span text:style-name="T16">ğ</text:span><text:span text:style-name="T2">ini" söyleyecek kadar ileri gitmi</text:span><text:span text:style-name="T16">ş</text:span><text:span text:style-name="T2">tir.</text:span><text:span text:style-name="T17">18 </text:span></text:p>
      <text:p text:style-name="P30"><text:span text:style-name="T2">Sosyal Darwinizm'in en ünlü kuramcılarından biri olan Amerikalı Profesor E. A. Ross'a göre ise, "Hıristiyanlı</text:span><text:span text:style-name="T16">ğ</text:span><text:span text:style-name="T2">ın ortaya attı</text:span><text:span text:style-name="T16">ğ</text:span><text:span text:style-name="T2">ı toplumsal yardımla</text:span><text:span text:style-name="T16">ş</text:span><text:span text:style-name="T2">ma ve hayırseverlik kavramları, geri zekalıların ve aptalların üremelerine ve ço</text:span><text:span text:style-name="T16">ğ</text:span><text:span text:style-name="T2">almalarına yarayan bir koruyucu kalkanın geli</text:span><text:span text:style-name="T16">ş</text:span><text:span text:style-name="T2">mesine" neden olmu</text:span><text:span text:style-name="T16">ş</text:span><text:span text:style-name="T2">tur. "Devlet, sakatları, örne</text:span><text:span text:style-name="T16">ğ</text:span><text:span text:style-name="T2">in sa</text:span><text:span text:style-name="T16">ğ</text:span><text:span text:style-name="T2">ır-dilsizleri koruma altına almakta, sonra da bunlar üreyerek sakat bir ırk olu</text:span><text:span text:style-name="T16">ş</text:span><text:span text:style-name="T2">turmakta"dırlar. Tüm bunlara sözde do</text:span><text:span text:style-name="T16">ğ</text:span><text:span text:style-name="T2">al evrimsel geli</text:span><text:span text:style-name="T16">ş</text:span><text:span text:style-name="T2">meyi engelledikleri için kar</text:span><text:span text:style-name="T16">ş</text:span><text:span text:style-name="T2">ı çıkan Ross'a göre, "dünyayı bir cennet yapmanın yegane yolu", tüm "aptalları, beceriksizleri ve sakatları" kendi hallerine bırakarak do</text:span><text:span text:style-name="T16">ğ</text:span><text:span text:style-name="T2">al seleksiyon süresi içinde ayıklanmalarını beklemektir.</text:span><text:span text:style-name="T17">19 </text:span></text:p>
      <text:p text:style-name="P30"><text:span text:style-name="T2">Olayın en önemli yanı ise, bu fikirlerin "Darwinizm'in yanlı</text:span><text:span text:style-name="T16">ş</text:span><text:span text:style-name="T2"> bir yorumu" de</text:span><text:span text:style-name="T16">ğ</text:span><text:span text:style-name="T2">il, Darwinizm'in bizzat kendisi olu</text:span><text:span text:style-name="T16">ş</text:span><text:span text:style-name="T2">udur. Benjamin Farrington'ın </text:span><text:span text:style-name="T9">What Darwin Really Said? (Darwin Gerçekten Ne Dedi?) </text:span><text:span text:style-name="T2">adlı kitabında vurguladı</text:span><text:span text:style-name="T16">ğ</text:span><text:span text:style-name="T2">ı gibi, "insan toplumlarında zayıfların güçlüler tarafından elimine edilmesine me</text:span><text:span text:style-name="T16">ş</text:span><text:span text:style-name="T2">ruiyet sa</text:span><text:span text:style-name="T16">ğ</text:span><text:span text:style-name="T2">layacak olan argüman" Darwin tarafından bilinçli olarak geli</text:span><text:span text:style-name="T16">ş</text:span><text:span text:style-name="T2">tirilmi</text:span><text:span text:style-name="T16">ş</text:span><text:span text:style-name="T2">tir.</text:span><text:span text:style-name="T17">20 </text:span></text:p>
      <text:p text:style-name="P29"/>
      <text:h text:style-name="P44" text:outline-level="2">Darwin: İngiliz Emperyalizminin Sözcüsü</text:h>
      <text:p text:style-name="P30"><text:span text:style-name="T2">Tüm bu gerçekler, kar</text:span><text:span text:style-name="T16">ş</text:span><text:span text:style-name="T2">ımıza Charles Darwin ve ortaya attı</text:span><text:span text:style-name="T16">ğ</text:span><text:span text:style-name="T2">ı bilim dı</text:span><text:span text:style-name="T16">ş</text:span><text:span text:style-name="T2">ı evrim teorisi hakkında önemli bir tablo çıkarmaktadır. Darwin'in teorisinin iki önemli belaya destek sa</text:span><text:span text:style-name="T16">ğ</text:span><text:span text:style-name="T2">ladı</text:span><text:span text:style-name="T16">ğ</text:span><text:span text:style-name="T2">ını incelemi</text:span><text:span text:style-name="T16">ş</text:span><text:span text:style-name="T2"> bulunuyoruz. Bunlar, emperyalizm ve vah</text:span><text:span text:style-name="T16">ş</text:span><text:span text:style-name="T2">i kapitalizmdir. Darwin, "ırklar arası ya</text:span><text:span text:style-name="T16">ş</text:span><text:span text:style-name="T2">am mücadelesi" kavramıyla emperyalizme, "bireyler arası ya</text:span><text:span text:style-name="T16">ş</text:span><text:span text:style-name="T2">am mücadelesi" kavramıyla da vah</text:span><text:span text:style-name="T16">ş</text:span><text:span text:style-name="T2">i kapitalizme zemin sa</text:span><text:span text:style-name="T16">ğ</text:span><text:span text:style-name="T2">lamı</text:span><text:span text:style-name="T16">ş</text:span><text:span text:style-name="T2">tır.</text:span></text:p>
      <text:p text:style-name="P30"><text:span text:style-name="T2">Burada bir nokta hemen dikkati çekiyor: Bu her iki kavram da, 19. yüzyıl </text:span><text:span text:style-name="T16">İ</text:span><text:span text:style-name="T2">ngilteresi'ni tanımlamak için kullanılabilecek en ideal iki kavramdır. Bir ba</text:span><text:span text:style-name="T16">ş</text:span><text:span text:style-name="T2">ka deyi</text:span><text:span text:style-name="T16">ş</text:span><text:span text:style-name="T2">le, 19. yüzyıl </text:span><text:span text:style-name="T16">İ</text:span><text:span text:style-name="T2">ngilteresi'nin en önemli iki özelli</text:span><text:span text:style-name="T16">ğ</text:span><text:span text:style-name="T2">i, emperyalist ve vah</text:span><text:span text:style-name="T16">ş</text:span><text:span text:style-name="T2">i kapitalist bir ülke olmasıdır.</text:span></text:p>
      <text:p text:style-name="P30"><text:span text:style-name="T2">Bu ise, Darwin'i kar</text:span><text:span text:style-name="T16">ş</text:span><text:span text:style-name="T2">ımıza, </text:span><text:span text:style-name="T16">İ</text:span><text:span text:style-name="T2">ngiliz </text:span><text:span text:style-name="T16">İ</text:span><text:span text:style-name="T2">mparatorlu</text:span><text:span text:style-name="T16">ğ</text:span><text:span text:style-name="T2">u'nun çıkarlarını gözeten ve </text:span><text:span text:style-name="T16">İ</text:span><text:span text:style-name="T2">ngiliz emperyalizmine me</text:span><text:span text:style-name="T16">ş</text:span><text:span text:style-name="T2">ruiyet kazandırmaya çalı</text:span><text:span text:style-name="T16">ş</text:span><text:span text:style-name="T2">an bir ki</text:span><text:span text:style-name="T16">ş</text:span><text:span text:style-name="T2">i olarak çıkarmaktadır. Elbette ki Darwin'in teorisi sadece bu siyasi amaçlarla sınırlı sayılamaz; Darwin'in en büyük hedefinin materyalist felsefeye destek olmak ve do</text:span><text:span text:style-name="T16">ğ</text:span><text:span text:style-name="T2">aya materyalist bir açıklama getirmek oldu</text:span><text:span text:style-name="T16">ğ</text:span><text:span text:style-name="T2">u açıktır. Ama Darwin, teorisine bilinçli olarak siyasi bir yön de kazandırmı</text:span><text:span text:style-name="T16">ş</text:span><text:span text:style-name="T2">tır. </text:span><text:span text:style-name="T5">Bilinçli olarak, </text:span><text:span text:style-name="T7">İ</text:span><text:span text:style-name="T5">ngiliz emperyalizmine ve vah</text:span><text:span text:style-name="T7">ş</text:span><text:span text:style-name="T5">i kapitalist düzene destek sa</text:span><text:span text:style-name="T7">ğ</text:span><text:span text:style-name="T5">layacak yorumlar yapmı</text:span><text:span text:style-name="T7">ş</text:span><text:span text:style-name="T5">tır.</text:span><text:span text:style-name="T2"> Bununla, </text:span><text:span text:style-name="T16">İ</text:span><text:span text:style-name="T2">ngiltere'yi yöneten güç odaklarının gözüne girmek ve böylece teorisine üstü kapalı da olsa "resmi" bir destek bulmak istemi</text:span><text:span text:style-name="T16">ş</text:span><text:span text:style-name="T2"> olması mümkündür. Ya da </text:span><text:soft-page-break/><text:span text:style-name="T2">gerçekten </text:span><text:span text:style-name="T16">İ</text:span><text:span text:style-name="T2">ngiliz emperyalizmine inanan, ülkesinin siyasi sistemine me</text:span><text:span text:style-name="T16">ş</text:span><text:span text:style-name="T2">ruiyet kazandırmaya çalı</text:span><text:span text:style-name="T16">ş</text:span><text:span text:style-name="T2">an bir tür ırkçı olması da mümkündür. Ama her iki alternatif de sonuçta aynı kapıya çıkmaktadır: Darwin 19. yüzyıl </text:span><text:span text:style-name="T16">İ</text:span><text:span text:style-name="T2">ngiliz emperyalizminin sözcüsüdür.</text:span></text:p>
      <text:p text:style-name="P30"><text:span text:style-name="T2">Bu gerçek bazı önemli bilim adamları tarafından da te</text:span><text:span text:style-name="T16">ş</text:span><text:span text:style-name="T2">his edilmi</text:span><text:span text:style-name="T16">ş</text:span><text:span text:style-name="T2">tir. Örne</text:span><text:span text:style-name="T16">ğ</text:span><text:span text:style-name="T2">in Kenneth J. Hsu, 19. yüzyıl </text:span><text:span text:style-name="T16">İ</text:span><text:span text:style-name="T2">ngilteresi'nin (bu yüzyılda Britanya'nın tarihine damgasını vurmu</text:span><text:span text:style-name="T16">ş</text:span><text:span text:style-name="T2"> olan Kraliçe Victoria'nın adıyla "Victoria </text:span><text:span text:style-name="T16">İ</text:span><text:span text:style-name="T2">ngilteresi" olarak da bilinir) siyasi hesapları ile Darwinizm arasında ba</text:span><text:span text:style-name="T16">ğ</text:span><text:span text:style-name="T2"> kurmaktadır. </text:span><text:span text:style-name="T16">İ</text:span><text:span text:style-name="T2">ngiltere'nin Çin'e kar</text:span><text:span text:style-name="T16">ş</text:span><text:span text:style-name="T2">ı giri</text:span><text:span text:style-name="T16">ş</text:span><text:span text:style-name="T2">ti</text:span><text:span text:style-name="T16">ğ</text:span><text:span text:style-name="T2">i ve bu ülkeyi "açık pazar" haline getirmeyi hedefleyen "Afyon Sava</text:span><text:span text:style-name="T16">ş</text:span><text:span text:style-name="T2">ları" sırasında, sapkın Darwinist mantıkların sıkça kullanıldı</text:span><text:span text:style-name="T16">ğ</text:span><text:span text:style-name="T2">ına dikkat çeken Hsu, </text:span><text:span text:style-name="T16">ş</text:span><text:span text:style-name="T2">u yorumu yapar:</text:span></text:p>
      <text:p text:style-name="P17"><text:span text:style-name="T20">Charles Darwin, Victoria dönemi için ideal bir bilim adamı, Çin'e zorla afyon satabilmek için bu ülkeyi i</text:span><text:span text:style-name="T34">ş</text:span><text:span text:style-name="T20">gal eden ve bunu serbest ticaret ve 'en güçlülerin hayatta kalması' kuralına dayandıran ülkenin (</text:span><text:span text:style-name="T34">İ</text:span><text:span text:style-name="T20">ngiltere'nin) bilimsel dayana</text:span><text:span text:style-name="T34">ğ</text:span><text:span text:style-name="T20">ıdır.</text:span><text:span text:style-name="T37">21 </text:span></text:p>
      <text:p text:style-name="P30"><text:span text:style-name="T2">Charles Darwin'in </text:span><text:span text:style-name="T16">İ</text:span><text:span text:style-name="T2">ngiliz emperyalizminin sözcüsü oldu</text:span><text:span text:style-name="T16">ğ</text:span><text:span text:style-name="T2">unu te</text:span><text:span text:style-name="T16">ş</text:span><text:span text:style-name="T2">his etmek, bizim açımızdan son derece önemlidir. Çünkü bilindi</text:span><text:span text:style-name="T16">ğ</text:span><text:span text:style-name="T2">i gibi, 19. yüzyılda </text:span><text:span text:style-name="T16">İ</text:span><text:span text:style-name="T2">ngiliz emperyalizminin hedef aldı</text:span><text:span text:style-name="T16">ğ</text:span><text:span text:style-name="T2">ı ülkelerin ba</text:span><text:span text:style-name="T16">ş</text:span><text:span text:style-name="T2">ında Osmanlı </text:span><text:span text:style-name="T16">İ</text:span><text:span text:style-name="T2">mparatorlu</text:span><text:span text:style-name="T16">ğ</text:span><text:span text:style-name="T2">u ve dolayısıyla Türk Milleti gelmektedir. </text:span></text:p>
      <text:p text:style-name="P30"><text:span text:style-name="T2">Ve Darwin "emperyalizm sözcülü</text:span><text:span text:style-name="T16">ğ</text:span><text:span text:style-name="T2">ü" görevini, belki her</text:span><text:span text:style-name="T16">ş</text:span><text:span text:style-name="T2">eyden çok Türk dü</text:span><text:span text:style-name="T16">ş</text:span><text:span text:style-name="T2">manlı</text:span><text:span text:style-name="T16">ğ</text:span><text:span text:style-name="T2">ını körükleyerek yapmı</text:span><text:span text:style-name="T16">ş</text:span><text:span text:style-name="T2">tır. </text:span></text:p>
      <text:p text:style-name="P26"/>
      <text:h text:style-name="P10" text:outline-level="1">İngiliz Sömürgeciliği ve Osmanlı</text:h>
      <text:p text:style-name="P26"/>
      <text:p text:style-name="P26"/>
      <text:p text:style-name="P30"><text:span text:style-name="T16">İ</text:span><text:span text:style-name="T2">ngiltere 19. yüzyılın en büyük siyasi gücüydü. ABD'nin 20. yüzyılda elde etti</text:span><text:span text:style-name="T16">ğ</text:span><text:span text:style-name="T2">i "süper güç" konumu, 19. yüzyılda </text:span><text:span text:style-name="T16">İ</text:span><text:span text:style-name="T2">ngiltere'ye aitti. Britanya </text:span><text:span text:style-name="T16">İ</text:span><text:span text:style-name="T2">mparatorlu</text:span><text:span text:style-name="T16">ğ</text:span><text:span text:style-name="T2">u, dünyanın en güçlü donanmasına sahipti ve Hindistan'dan Güney Afrika'ya, Mısır'dan Avustralya'ya kadar uzanan bir co</text:span><text:span text:style-name="T16">ğ</text:span><text:span text:style-name="T2">rafyada koloniler edinmi</text:span><text:span text:style-name="T16">ş</text:span><text:span text:style-name="T2">ti. </text:span><text:span text:style-name="T16">İ</text:span><text:span text:style-name="T2">ngiltere dünya ticaretinin de en güçlü unsuru ve belirleyicisiydi. Bugün "dolar" nasıl en geçerli uluslararası para ise, 19. yüzyılda da "pound" dünya piyasalarına hakimdi.</text:span></text:p>
      <text:p text:style-name="P30"><text:span text:style-name="T16">İ</text:span><text:span text:style-name="T2">ngiltere'nin siyaseti daha fazla sömürge elde etmek ve bu sömürgeleri kendisi için olabilecek en "verimli" </text:span><text:span text:style-name="T16">ş</text:span><text:span text:style-name="T2">ekilde kullanmak hedefi üzerine kuruluydu. Benzer hedeflere Fransa da sahipti ve iki ülke arasında kıyasıya bir "sömürgele</text:span><text:span text:style-name="T16">ş</text:span><text:span text:style-name="T2">tirme" yarı</text:span><text:span text:style-name="T16">ş</text:span><text:span text:style-name="T2">ı sürüyordu. Yüzyılın sonlarına do</text:span><text:span text:style-name="T16">ğ</text:span><text:span text:style-name="T2">ru Almanya da bu mücadeleye katıldı ve daha önceleri ba</text:span><text:span text:style-name="T16">ş</text:span><text:span text:style-name="T2">ta </text:span><text:span text:style-name="T16">İ</text:span><text:span text:style-name="T2">ngiltere ve Fransa olmak üzere di</text:span><text:span text:style-name="T16">ğ</text:span><text:span text:style-name="T2">er Avrupalı ülkeler tarafından payla</text:span><text:span text:style-name="T16">ş</text:span><text:span text:style-name="T2">ılmı</text:span><text:span text:style-name="T16">ş</text:span><text:span text:style-name="T2"> olan sömürge bölgelerinden pay kapma çabasına girdi. Öte yandan Rus </text:span><text:span text:style-name="T16">İ</text:span><text:span text:style-name="T2">mparatorlu</text:span><text:span text:style-name="T16">ğ</text:span><text:span text:style-name="T2">u da topraklarını geni</text:span><text:span text:style-name="T16">ş</text:span><text:span text:style-name="T2">letme, sıcak denizlere inme stratejisi nedeniyle bu yarı</text:span><text:span text:style-name="T16">ş</text:span><text:span text:style-name="T2">ın içinde ilginç bir yer tutuyordu. 19. yüzyıl üzerinde çalı</text:span><text:span text:style-name="T16">ş</text:span><text:span text:style-name="T2">an tarihçiler Avrupalı güçler arasındaki bu sömürge yarı</text:span><text:span text:style-name="T16">ş</text:span><text:span text:style-name="T2">ını "Büyük Oyun" olarak tanımlarlar. 19. yüzyıldaki uluslararası ili</text:span><text:span text:style-name="T16">ş</text:span><text:span text:style-name="T2">kilerin en önemli faktörü bu Büyük Oyun olmu</text:span><text:span text:style-name="T16">ş</text:span><text:span text:style-name="T2">tur. </text:span></text:p>
      <text:p text:style-name="P30"><text:span text:style-name="T2">Büyük Oyun içinde Osmanlı </text:span><text:span text:style-name="T16">İ</text:span><text:span text:style-name="T2">mparatorlu</text:span><text:span text:style-name="T16">ğ</text:span><text:span text:style-name="T2">u'nun müstesna bir yeri vardı. Çünkü </text:span><text:span text:style-name="T16">İ</text:span><text:span text:style-name="T2">mparatorluk, Balkan Yarımadası'nın batı sınırlarından Arabistan Yarımadası'nın en ucuna kadar uzanan ve tüm Ortado</text:span><text:span text:style-name="T16">ğ</text:span><text:span text:style-name="T2">u ile Kuzey Afrika'yı içine alan dev bir co</text:span><text:span text:style-name="T16">ğ</text:span><text:span text:style-name="T2">rafyayı kontrol ediyordu. Ancak </text:span><text:span text:style-name="T16">İ</text:span><text:span text:style-name="T2">mparatorluk büyük bir askeri güçle elde etti</text:span><text:span text:style-name="T16">ğ</text:span><text:span text:style-name="T2">i ve asırlar boyunca da istikrar ve düzen içinde yönetti</text:span><text:span text:style-name="T16">ğ</text:span><text:span text:style-name="T2">i bu co</text:span><text:span text:style-name="T16">ğ</text:span><text:span text:style-name="T2">rafyayı kontrol etmekte zorlanır hale gelmi</text:span><text:span text:style-name="T16">ş</text:span><text:span text:style-name="T2">ti. Bunun en önemli teknik nedeni, </text:span><text:span text:style-name="T16">İ</text:span><text:span text:style-name="T2">mparatorlu</text:span><text:span text:style-name="T16">ğ</text:span><text:span text:style-name="T2">un Batı'daki geli</text:span><text:span text:style-name="T16">ş</text:span><text:span text:style-name="T2">meler kar</text:span><text:span text:style-name="T16">ş</text:span><text:span text:style-name="T2">ısında kayıtsız kalmasıydı. Osmanlı </text:span><text:span text:style-name="T16">İ</text:span><text:span text:style-name="T2">mparatorlu</text:span><text:span text:style-name="T16">ğ</text:span><text:span text:style-name="T2">u, Batılı güçlerin geli</text:span><text:span text:style-name="T16">ş</text:span><text:span text:style-name="T2">tirdikleri teknolojiye uzunca bir süre kayıtsız kalmı</text:span><text:span text:style-name="T16">ş</text:span><text:span text:style-name="T2">, devlet yapısını güçlendirmek için uygulanması gereken reformları çok geç devreye sokmu</text:span><text:span text:style-name="T16">ş</text:span><text:span text:style-name="T2">tu. 19. yüzyılda bu sorunu en isabetli bir biçimde te</text:span><text:span text:style-name="T16">ş</text:span><text:span text:style-name="T2">his eden ve çözümü için de etkili tedbirler alan hükümdar Sultan II. Abdülhamid oldu. Abdülhamid, ordudan donanmaya, posta hizmetlerinden demir yollarına, bilimsel e</text:span><text:span text:style-name="T16">ğ</text:span><text:span text:style-name="T2">itim veren okullardan modern askeri mekteplere kadar her alanda ciddi bir modernle</text:span><text:span text:style-name="T16">ş</text:span><text:span text:style-name="T2">me programı ba</text:span><text:span text:style-name="T16">ş</text:span><text:span text:style-name="T2">lattı. </text:span></text:p>
      <text:p text:style-name="P30"><text:span text:style-name="T2">Osmanlı </text:span><text:span text:style-name="T16">İ</text:span><text:span text:style-name="T2">mparatorlu</text:span><text:span text:style-name="T16">ğ</text:span><text:span text:style-name="T2">u'nun bu durumu, Büyük Oyun'un hakimlerini çok yakından ilgilendiriyordu. Çünkü </text:span><text:span text:style-name="T16">İ</text:span><text:span text:style-name="T2">mparatorlu</text:span><text:span text:style-name="T16">ğ</text:span><text:span text:style-name="T2">un kontrol etti</text:span><text:span text:style-name="T16">ğ</text:span><text:span text:style-name="T2">i topraklar tek kelimeyle "i</text:span><text:span text:style-name="T16">ş</text:span><text:span text:style-name="T2">tah kabartıcı" idi. Rusya zaten çoktan beridir Osmanlı topraklarını i</text:span><text:span text:style-name="T16">ş</text:span><text:span text:style-name="T2">gal ederek </text:span><text:span text:style-name="T16">İ</text:span><text:span text:style-name="T2">stanbul ve Çanakkale'yi ele geçirmek, böylece Akdeniz'e çıkı</text:span><text:span text:style-name="T16">ş</text:span><text:span text:style-name="T2"> sa</text:span><text:span text:style-name="T16">ğ</text:span><text:span text:style-name="T2">lamak istiyordu. </text:span><text:span text:style-name="T16">İ</text:span><text:span text:style-name="T2">ngiltere ve Fransa açısından da </text:span><text:span text:style-name="T16">İ</text:span><text:span text:style-name="T2">mparatorlu</text:span><text:span text:style-name="T16">ğ</text:span><text:span text:style-name="T2">un Kuzey Afrika ve Ortado</text:span><text:span text:style-name="T16">ğ</text:span><text:span text:style-name="T2">u'daki toprakları çok önemliydi. Özellikle 19. yüzyılın sonlarında petrolün öneminin ke</text:span><text:span text:style-name="T16">ş</text:span><text:span text:style-name="T2">fedilmesi, daha sonra da en zengin petrol yataklarının Ortado</text:span><text:span text:style-name="T16">ğ</text:span><text:span text:style-name="T2">u'da bulundu</text:span><text:span text:style-name="T16">ğ</text:span><text:span text:style-name="T2">unun anla</text:span><text:span text:style-name="T16">ş</text:span><text:span text:style-name="T2">ılması, Osmanlı'yı Büyük Oyun'un en önemli hedefi haline getirdi. </text:span></text:p>
      <text:p text:style-name="P30"><text:span text:style-name="T2">Büyük Oyun'un en önemli unsuru ise, ba</text:span><text:span text:style-name="T16">ş</text:span><text:span text:style-name="T2">ta da belirtti</text:span><text:span text:style-name="T16">ğ</text:span><text:span text:style-name="T2">imiz gibi, 19. yüzyılın süper gücü olan </text:span><text:span text:style-name="T16">İ</text:span><text:span text:style-name="T2">ngiltere'ydi.</text:span></text:p>
      <text:p text:style-name="P26"><text:soft-page-break/></text:p>
      <text:h text:style-name="P44" text:outline-level="2">İngiltere'nin Osmanlı Siyaseti </text:h>
      <text:p text:style-name="P30"><text:span text:style-name="T16">İ</text:span><text:span text:style-name="T2">ngiltere'nin sömürgecilik yarı</text:span><text:span text:style-name="T16">ş</text:span><text:span text:style-name="T2">ının en önemli unsuru oldu</text:span><text:span text:style-name="T16">ğ</text:span><text:span text:style-name="T2">unu, bu yarı</text:span><text:span text:style-name="T16">ş</text:span><text:span text:style-name="T2">ın da Osmanlı'yı hedefledi</text:span><text:span text:style-name="T16">ğ</text:span><text:span text:style-name="T2">ini belirttik. Ancak bu te</text:span><text:span text:style-name="T16">ş</text:span><text:span text:style-name="T2">his, 19. yüzyılın son çeyre</text:span><text:span text:style-name="T16">ğ</text:span><text:span text:style-name="T2">i ile 20. yüzyılın ilk çeyre</text:span><text:span text:style-name="T16">ğ</text:span><text:span text:style-name="T2">ini içine alan dönem için geçerlidir. Bundan önce, yani 19. yüzyılın önemli bir bölümünde, </text:span><text:span text:style-name="T16">İ</text:span><text:span text:style-name="T2">ngiltere, birtakım stratejik çıkarları gere</text:span><text:span text:style-name="T16">ğ</text:span><text:span text:style-name="T2">i, Osmanlı'ya kar</text:span><text:span text:style-name="T16">ş</text:span><text:span text:style-name="T2">ı dostça bir politika izlemi</text:span><text:span text:style-name="T16">ş</text:span><text:span text:style-name="T2">tir. </text:span></text:p>
      <text:p text:style-name="P30"><text:span text:style-name="T16">İ</text:span><text:span text:style-name="T2">ngiltere'nin Osmanlı Devleti ile olan ili</text:span><text:span text:style-name="T16">ş</text:span><text:span text:style-name="T2">kileri Britanya </text:span><text:span text:style-name="T16">İ</text:span><text:span text:style-name="T2">mparatorlu</text:span><text:span text:style-name="T16">ğ</text:span><text:span text:style-name="T2">u'nun Yakın Do</text:span><text:span text:style-name="T16">ğ</text:span><text:span text:style-name="T2">u'da önemli topraklar elde etmesiyle ba</text:span><text:span text:style-name="T16">ş</text:span><text:span text:style-name="T2">ladı. Ticari anla</text:span><text:span text:style-name="T16">ş</text:span><text:span text:style-name="T2">malarla sınırlı ili</text:span><text:span text:style-name="T16">ş</text:span><text:span text:style-name="T2">kiler 1757'de </text:span><text:span text:style-name="T16">İ</text:span><text:span text:style-name="T2">ngiltere'nin Hindistan'ı ele geçiri</text:span><text:span text:style-name="T16">ş</text:span><text:span text:style-name="T2">iyle siyasi ve stratejik bir önem kazandı. Osmanlı </text:span><text:span text:style-name="T16">İ</text:span><text:span text:style-name="T2">mparatorlu</text:span><text:span text:style-name="T16">ğ</text:span><text:span text:style-name="T2">u Hindistan'a kadar uzanan hem kara hem de deniz yollarına sahip güçlü bir imparatorluktu ve </text:span><text:span text:style-name="T16">İ</text:span><text:span text:style-name="T2">ngiltere iyi ili</text:span><text:span text:style-name="T16">ş</text:span><text:span text:style-name="T2">kiler kurmayı tercih etmi</text:span><text:span text:style-name="T16">ş</text:span><text:span text:style-name="T2">ti. </text:span></text:p>
      <text:p text:style-name="P30"><text:span text:style-name="T16">İ</text:span><text:span text:style-name="T2">ngiltere'nin 19. yüzyılın büyük bölümünde Osmanlı yanlısı bir siyaset izlemesinin en büyük nedeni ise, Rusya faktörüydü. </text:span><text:span text:style-name="T16">İ</text:span><text:span text:style-name="T2">ngilizler Rusya'yı tehlikeli bir güç olarak görüyorlar ve Moskova'nın sıcak denizlere yayılma stratejisini endi</text:span><text:span text:style-name="T16">ş</text:span><text:span text:style-name="T2">e ile izliyorlardı. Rusya'nın bu hedefinin engellenmesinin en etkili yolu ise, Osmanlı'nın Rusya kar</text:span><text:span text:style-name="T16">ş</text:span><text:span text:style-name="T2">ısında desteklenmesiydi. </text:span><text:span text:style-name="T16">İ</text:span><text:span text:style-name="T2">ngiltere için Osmanlı Kuzey Asya'daki Rus nüfuzu ile güneydeki kendi etki alanı arasında iyi bir tampon bölge ve ayırıcı duvardı. Bu dü</text:span><text:span text:style-name="T16">ş</text:span><text:span text:style-name="T2">ünceyle </text:span><text:span text:style-name="T16">İ</text:span><text:span text:style-name="T2">ngiltere, yüzyılın ortalarından itibaren ortak bir strateji izlemeye ba</text:span><text:span text:style-name="T16">ş</text:span><text:span text:style-name="T2">ladı</text:span><text:span text:style-name="T16">ğ</text:span><text:span text:style-name="T2">ı Fransa'yı da yanına alarak, Osmanlı'nın yanında Rusya'ya kar</text:span><text:span text:style-name="T16">ş</text:span><text:span text:style-name="T2">ı sava</text:span><text:span text:style-name="T16">ş</text:span><text:span text:style-name="T2">a bile girdi: 1853-56 yıllarındaki Kırım Sava</text:span><text:span text:style-name="T16">ş</text:span><text:span text:style-name="T2">ı, </text:span><text:span text:style-name="T16">İ</text:span><text:span text:style-name="T2">ngiltere, Fransa ve Osmanlı ittifakının Rusya'ya kar</text:span><text:span text:style-name="T16">ş</text:span><text:span text:style-name="T2">ı kazandı</text:span><text:span text:style-name="T16">ğ</text:span><text:span text:style-name="T2">ı bir mücadeleydi.</text:span></text:p>
      <text:p text:style-name="P30"><text:span text:style-name="T2">Ancak 1870'lere gelindi</text:span><text:span text:style-name="T16">ğ</text:span><text:span text:style-name="T2">inde </text:span><text:span text:style-name="T16">İ</text:span><text:span text:style-name="T2">ngiltere'nin stratejisi ciddi bir biçimde de</text:span><text:span text:style-name="T16">ğ</text:span><text:span text:style-name="T2">i</text:span><text:span text:style-name="T16">ş</text:span><text:span text:style-name="T2">meye ba</text:span><text:span text:style-name="T16">ş</text:span><text:span text:style-name="T2">ladı. </text:span><text:span text:style-name="T16">İ</text:span><text:span text:style-name="T2">ngilizler, Osmanlı'yı Rusya'ya kar</text:span><text:span text:style-name="T16">ş</text:span><text:span text:style-name="T2">ı ayakta tutma politikasından kademeli bir biçimde vazgeçerek, Osmanlı'yı parçalayıp payla</text:span><text:span text:style-name="T16">ş</text:span><text:span text:style-name="T2">ma planları kurmaya ba</text:span><text:span text:style-name="T16">ş</text:span><text:span text:style-name="T2">ladılar. Bunun en açık ifadesi ise, 1877-78 Osmanlı-Rus Sava</text:span><text:span text:style-name="T16">ş</text:span><text:span text:style-name="T2">ı'nın (93 Harbi olarak da bilinir) ardından imzalanan Berlin Anla</text:span><text:span text:style-name="T16">ş</text:span><text:span text:style-name="T2">ması idi. Sava</text:span><text:span text:style-name="T16">ş</text:span><text:span text:style-name="T2">ta Osmanlı ordusu büyük kayıplar vermi</text:span><text:span text:style-name="T16">ş</text:span><text:span text:style-name="T2">, Ruslar Kars, Ardahan ve Batum'u i</text:span><text:span text:style-name="T16">ş</text:span><text:span text:style-name="T2">gal etmi</text:span><text:span text:style-name="T16">ş</text:span><text:span text:style-name="T2">ler, Balkanlar'da ise </text:span><text:span text:style-name="T16">İ</text:span><text:span text:style-name="T2">stanbul yakınlarına kadar ilerlemi</text:span><text:span text:style-name="T16">ş</text:span><text:span text:style-name="T2">lerdi. Bunun ardından imzalanan Ayestefanos Anla</text:span><text:span text:style-name="T16">ş</text:span><text:span text:style-name="T2">ması Rusya'ya çok büyük imtiyazlar tanıdı ve i</text:span><text:span text:style-name="T16">ş</text:span><text:span text:style-name="T2">gal edilen bölgelerin bir kısmını da Rusya'nın yönetimine bıraktı. </text:span></text:p>
      <text:p text:style-name="P30"><text:span text:style-name="T2">Ba</text:span><text:span text:style-name="T16">ş</text:span><text:span text:style-name="T2">ta </text:span><text:span text:style-name="T16">İ</text:span><text:span text:style-name="T2">ngiltere olmak üzere Avrupalı güçler bu anla</text:span><text:span text:style-name="T16">ş</text:span><text:span text:style-name="T2">madan büyük rahatsızlık duyarak Rusya'yı Berlin Konferansı'na katılmaya zorladılar. Bu konferans sonucunda kabul edilen Berlin Anla</text:span><text:span text:style-name="T16">ş</text:span><text:span text:style-name="T2">ması (1878) ise </text:span><text:span text:style-name="T16">İ</text:span><text:span text:style-name="T2">ngiltere ve Fransa'nın "Osmanlı'yı ayakta tutma" stratejisinin artık tarihe karı</text:span><text:span text:style-name="T16">ş</text:span><text:span text:style-name="T2">tı</text:span><text:span text:style-name="T16">ğ</text:span><text:span text:style-name="T2">ını gösteriyordu. Berlin Anla</text:span><text:span text:style-name="T16">ş</text:span><text:span text:style-name="T2">ması ile Osmanlı, tarihinin en büyük toprak kayıplarından birini ya</text:span><text:span text:style-name="T16">ş</text:span><text:span text:style-name="T2">adı. Kars, Ardahan ve Batum Rusya'ya bırakılırken, Balkanlar'da Osmanlı toprakları adeta "da</text:span><text:span text:style-name="T16">ğ</text:span><text:span text:style-name="T2">ıtıldı" ve Sırbistan, Romanya, Bulgaristan, Karada</text:span><text:span text:style-name="T16">ğ</text:span><text:span text:style-name="T2"> gibi ba</text:span><text:span text:style-name="T16">ğ</text:span><text:span text:style-name="T2">ımsız devletler meydana getirildi. Bosna-Hersek ise Avusturya-Macaristan'ın i</text:span><text:span text:style-name="T16">ş</text:span><text:span text:style-name="T2">galine bırakıldı. </text:span><text:span text:style-name="T16">İ</text:span><text:span text:style-name="T2">ngiltere ve Fransa Osmanlı'nın parçalanmasına ön ayak olmu</text:span><text:span text:style-name="T16">ş</text:span><text:span text:style-name="T2">lardı. </text:span></text:p>
      <text:p text:style-name="P30"><text:span text:style-name="T2">Nitekim 1878'den sonra </text:span><text:span text:style-name="T16">İ</text:span><text:span text:style-name="T2">ngiltere'nin stratejisi çok açık bir biçimde Osmanlı'yı parçalamaya yönelik oldu. 1882'de bir Osmanlı topra</text:span><text:span text:style-name="T16">ğ</text:span><text:span text:style-name="T2">ı olan Mısır </text:span><text:span text:style-name="T16">İ</text:span><text:span text:style-name="T2">ngiliz orduları tarafından i</text:span><text:span text:style-name="T16">ş</text:span><text:span text:style-name="T2">gal edildi. Bundan sonraki dönemde </text:span><text:span text:style-name="T16">İ</text:span><text:span text:style-name="T2">ngiltere hep Osmanlı aleyhtarı bir politika izlemeye devam etti. </text:span><text:span text:style-name="T16">İ</text:span><text:span text:style-name="T2">ngiltere-Fransa ittifakı ile Rusya'nın 1907 yılında biraraya gelerek "Üçlü Antant"ı kurmaları ise, </text:span><text:span text:style-name="T16">İ</text:span><text:span text:style-name="T2">ngiltere'nin Osmanlı'yı parçalama konusunda Rusya ile aynı fikirde oldu</text:span><text:span text:style-name="T16">ğ</text:span><text:span text:style-name="T2">unu açıkça gösteriyordu. Nitekim bilindi</text:span><text:span text:style-name="T16">ğ</text:span><text:span text:style-name="T2">i gibi, </text:span><text:span text:style-name="T16">İ</text:span><text:span text:style-name="T2">ngiltere I. Dünya </text:span><text:soft-page-break/><text:span text:style-name="T2">Sava</text:span><text:span text:style-name="T16">ş</text:span><text:span text:style-name="T2">ı'nda da Osmanlı'ya sava</text:span><text:span text:style-name="T16">ş</text:span><text:span text:style-name="T2"> açan, Osmanlı topraklarını i</text:span><text:span text:style-name="T16">ş</text:span><text:span text:style-name="T2">gal eden ve di</text:span><text:span text:style-name="T16">ğ</text:span><text:span text:style-name="T2">er i</text:span><text:span text:style-name="T16">ş</text:span><text:span text:style-name="T2">galcilere de en büyük deste</text:span><text:span text:style-name="T16">ğ</text:span><text:span text:style-name="T2">i veren ülke oldu. </text:span></text:p>
      <text:p text:style-name="P26"/>
      <text:h text:style-name="P44" text:outline-level="2">İngiltere'nin Propaganda Savaşı</text:h>
      <text:p text:style-name="P30"><text:span text:style-name="T2">Kitabın önceki sayfalarında emperyalizmin yapısından bahsederken, bu siyasi sistemin hemen her zaman için bir tür me</text:span><text:span text:style-name="T16">ş</text:span><text:span text:style-name="T2">ruiyet arayı</text:span><text:span text:style-name="T16">ş</text:span><text:span text:style-name="T2">ında oldu</text:span><text:span text:style-name="T16">ğ</text:span><text:span text:style-name="T2">unu incelemi</text:span><text:span text:style-name="T16">ş</text:span><text:span text:style-name="T2">tik. Sömürgeci ülkeler, uyguladıkları sömürüye sözde haklı bir dayanak için birtakım "kültürel" açıklamalar getirmek zorunlulu</text:span><text:span text:style-name="T16">ğ</text:span><text:span text:style-name="T2">u hissetmi</text:span><text:span text:style-name="T16">ş</text:span><text:span text:style-name="T2">lerdi. </text:span><text:span text:style-name="T16">İş</text:span><text:span text:style-name="T2">gal edip sömürgele</text:span><text:span text:style-name="T16">ş</text:span><text:span text:style-name="T2">tirdikleri topraklarda ya</text:span><text:span text:style-name="T16">ş</text:span><text:span text:style-name="T2">ayan insanları vicdana ve bilime aykırı olarak "ilkel, barbar, yarı-insan canlılar" olarak tanımlamı</text:span><text:span text:style-name="T16">ş</text:span><text:span text:style-name="T2">lar ve böylece kendilerine dayanak bulmaya çalı</text:span><text:span text:style-name="T16">ş</text:span><text:span text:style-name="T2">mı</text:span><text:span text:style-name="T16">ş</text:span><text:span text:style-name="T2">lardı. Bu tanıma sözde "bilimsel" bir kılıf bulmak için da çaba göstermi</text:span><text:span text:style-name="T16">ş</text:span><text:span text:style-name="T2">ler ve bunun için özellikle Darwinizm'i kullanmı</text:span><text:span text:style-name="T16">ş</text:span><text:span text:style-name="T2">lardı.</text:span></text:p>
      <text:p text:style-name="P30"><text:span text:style-name="T2">Emperyalizmin bu genel yöntemi, Osmanlı'ya kar</text:span><text:span text:style-name="T16">ş</text:span><text:span text:style-name="T2">ı da uygulandı. </text:span><text:span text:style-name="T16">İ</text:span><text:span text:style-name="T2">ngiltere, 19. yüzyılın son çeyre</text:span><text:span text:style-name="T16">ğ</text:span><text:span text:style-name="T2">inden itibaren hedef aldı</text:span><text:span text:style-name="T16">ğ</text:span><text:span text:style-name="T2">ı ve sömürgele</text:span><text:span text:style-name="T16">ş</text:span><text:span text:style-name="T2">tirmeye çalı</text:span><text:span text:style-name="T16">ş</text:span><text:span text:style-name="T2">tı</text:span><text:span text:style-name="T16">ğ</text:span><text:span text:style-name="T2">ı Osmanlı </text:span><text:span text:style-name="T16">İ</text:span><text:span text:style-name="T2">mparatorlu</text:span><text:span text:style-name="T16">ğ</text:span><text:span text:style-name="T2">u'na kar</text:span><text:span text:style-name="T16">ş</text:span><text:span text:style-name="T2">ı sistemli bir propaganda sava</text:span><text:span text:style-name="T16">ş</text:span><text:span text:style-name="T2">ı uyguladı. Bu propaganda sava</text:span><text:span text:style-name="T16">ş</text:span><text:span text:style-name="T2">ı içinde, Osmanlı ordularının hayali birtakım vah</text:span><text:span text:style-name="T16">ş</text:span><text:span text:style-name="T2">et hikayeleri ile kötülenmesi, Osmanlı'yı ayakta tutan büyük devlet adamı Sultan Abdülhamid'in "Kızıl Sultan" gibi anlamsız ve çirkin bir yakı</text:span><text:span text:style-name="T16">ş</text:span><text:span text:style-name="T2">tırma ile yaftalanması gibi yöntemler yer alıyordu. Ancak en uzun vadeli ve etkili propaganda yöntemi, Osmanlı'nın asli unsuru ve yöneticisi olan Türk Milleti'ne kar</text:span><text:span text:style-name="T16">ş</text:span><text:span text:style-name="T2">ı kullanıldı. Dönemin önde gelen </text:span><text:span text:style-name="T16">İ</text:span><text:span text:style-name="T2">ngilizleri, Türk Milleti'ni, kendi hezeyanları do</text:span><text:span text:style-name="T16">ğ</text:span><text:span text:style-name="T2">rultusunda "geri, barbar, ilkel bir millet" olarak tanımlamaya ve böylece Türk Milleti'ni sömürgele</text:span><text:span text:style-name="T16">ş</text:span><text:span text:style-name="T2">tirme projelerine zemin sa</text:span><text:span text:style-name="T16">ğ</text:span><text:span text:style-name="T2">lamaya çalı</text:span><text:span text:style-name="T16">ş</text:span><text:span text:style-name="T2">tılar. <text:s/></text:span></text:p>
      <text:p text:style-name="P30"><text:span text:style-name="T2">Bu politikanın mimarlarının ba</text:span><text:span text:style-name="T16">ş</text:span><text:span text:style-name="T2">ında, 1880-1885 yılları arasında </text:span><text:span text:style-name="T16">İ</text:span><text:span text:style-name="T2">ngiltere'nin ba</text:span><text:span text:style-name="T16">ş</text:span><text:span text:style-name="T2">bakanlı</text:span><text:span text:style-name="T16">ğ</text:span><text:span text:style-name="T2">ını yürüten William Ewart Gladstone geliyordu. Gladstone, Türk Milleti'ne sayısız hakaretler yöneltmi</text:span><text:span text:style-name="T16">ş</text:span><text:span text:style-name="T2"> ve tüm bunları da "Türkler Asya'nın içlerine geri sürülmelidir" </text:span><text:span text:style-name="T16">ş</text:span><text:span text:style-name="T2">eklindeki emperyalist projelerine dayanak olarak kullanmaya çalı</text:span><text:span text:style-name="T16">ş</text:span><text:span text:style-name="T2">mı</text:span><text:span text:style-name="T16">ş</text:span><text:span text:style-name="T2">tı. Bir konu</text:span><text:span text:style-name="T16">ş</text:span><text:span text:style-name="T2">masında aynen </text:span><text:span text:style-name="T16">ş</text:span><text:span text:style-name="T2">öyle diyordu:</text:span></text:p>
      <text:p text:style-name="P17"><text:span text:style-name="T20">Türkler insanlı</text:span><text:span text:style-name="T34">ğ</text:span><text:span text:style-name="T20">ın insan olmayan numuneleridir. Medeniyetimizin bekası için onları Asya steplerine geri sürmeli veya Anadolu'da yok etmeliyiz. Türklerin yaptıkları kötülükler yalnız bir surette ortadan kaldırılabilir: Kendileri yok olmakla.</text:span><text:span text:style-name="T37">22 <text:s/></text:span></text:p>
      <text:p text:style-name="P30"><text:span text:style-name="T16">İ</text:span><text:span text:style-name="T2">ttihat ve Terakki üyelerinden Ahmet </text:span><text:span text:style-name="T16">İ</text:span><text:span text:style-name="T2">hsan </text:span><text:span text:style-name="T8">Matbuat Hatıralarım</text:span><text:span text:style-name="T2"> adlı eserinde Gladstone'dan </text:span><text:span text:style-name="T16">ş</text:span><text:span text:style-name="T2">öyle söz eder: </text:span><text:span text:style-name="T8">"Me</text:span><text:span text:style-name="T10">ş</text:span><text:span text:style-name="T8">hur Gladstone (</text:span><text:span text:style-name="T10">İ</text:span><text:span text:style-name="T8">ngiliz ba</text:span><text:span text:style-name="T10">ş</text:span><text:span text:style-name="T8">bakanı) </text:span><text:span text:style-name="T10">İ</text:span><text:span text:style-name="T8">ngiliz parlamentosunda eline Kuran'ı alıp: </text:span><text:span text:style-name="T13">'Türkler bu kitapla yürüdükçe medeniyete muzırdır (zararlıdır)' </text:span><text:span text:style-name="T8">demi</text:span><text:span text:style-name="T10">ş</text:span><text:span text:style-name="T8">ti."</text:span><text:span text:style-name="T17">23 </text:span></text:p>
      <text:p text:style-name="P30"><text:span text:style-name="T2">Gladstone bu gibi çirkin sözlerinin yanında birtakım propaganda malzemeleri de olu</text:span><text:span text:style-name="T16">ş</text:span><text:span text:style-name="T2">turuyordu. Londra'da Türkler ile ilgili "Bulgar Terörü ve Do</text:span><text:span text:style-name="T16">ğ</text:span><text:span text:style-name="T2">u Sorunu" isimli bir bro</text:span><text:span text:style-name="T16">ş</text:span><text:span text:style-name="T2">ür yayınlamı</text:span><text:span text:style-name="T16">ş</text:span><text:span text:style-name="T2">tı. Kısa sürede birkaç baskısı yapılan bro</text:span><text:span text:style-name="T16">ş</text:span><text:span text:style-name="T2">ürle </text:span><text:span text:style-name="T16">İ</text:span><text:span text:style-name="T2">ngiliz halkı Türklere kar</text:span><text:span text:style-name="T16">ş</text:span><text:span text:style-name="T2">ı kı</text:span><text:span text:style-name="T16">ş</text:span><text:span text:style-name="T2">kırtılıyordu. Gladstone'un Osmanlı'yı alabildi</text:span><text:span text:style-name="T16">ğ</text:span><text:span text:style-name="T2">ine kötüleyen bro</text:span><text:span text:style-name="T16">ş</text:span><text:span text:style-name="T2">üründe,</text:span><text:span text:style-name="T5"> "Türkler için en iyi yol pılı pırtılarını toplayıp, gitmeleridir…" </text:span><text:span text:style-name="T2">ça</text:span><text:span text:style-name="T16">ğ</text:span><text:span text:style-name="T2">rısı yapılmı</text:span><text:span text:style-name="T16">ş</text:span><text:span text:style-name="T2">tı. Türk dü</text:span><text:span text:style-name="T16">ş</text:span><text:span text:style-name="T2">manlı</text:span><text:span text:style-name="T16">ğ</text:span><text:span text:style-name="T2">ı öylesine körükleniyordu ki, Türkiye'ye sempati duyan Muhafazakar Parti hükümeti bile bu sempatisini kaybetmi</text:span><text:span text:style-name="T16">ş</text:span><text:span text:style-name="T2">ti. Andre Maurois "</text:span><text:span text:style-name="T16">İ</text:span><text:span text:style-name="T2">ngiltere Tarihi" adlı yapıtında "Gladstone arka arkaya vermeye ba</text:span><text:span text:style-name="T16">ş</text:span><text:span text:style-name="T2">ladı</text:span><text:span text:style-name="T16">ğ</text:span><text:span text:style-name="T2">ı nutuklarla </text:span><text:span text:style-name="T16">İ</text:span><text:span text:style-name="T2">ngiliz kamuoyunu Türkiye aleyhine çevirdi" diye yazar. </text:span></text:p>
      <text:p text:style-name="P30"><text:soft-page-break/><text:span text:style-name="T2">Gladstone 1880-1885 yılları arasında ba</text:span><text:span text:style-name="T16">ş</text:span><text:span text:style-name="T2">bakan olarak iktidarda kalır ve onun zamanında Türk dü</text:span><text:span text:style-name="T16">ş</text:span><text:span text:style-name="T2">manlı</text:span><text:span text:style-name="T16">ğ</text:span><text:span text:style-name="T2">ı politikası iyice yayılır. Özellikle basın </text:span><text:span text:style-name="T16">İ</text:span><text:span text:style-name="T2">ngiliz kamuoyuna Türklük ve Osmanlılık kavramlarına kar</text:span><text:span text:style-name="T16">ş</text:span><text:span text:style-name="T2">ı </text:span><text:span text:style-name="T16">ş</text:span><text:span text:style-name="T2">iddetli bir beyin yıkama programı uygular. Uydurma haberler, "Türk barbarlı</text:span><text:span text:style-name="T16">ğ</text:span><text:span text:style-name="T2">ı", "Türk vah</text:span><text:span text:style-name="T16">ş</text:span><text:span text:style-name="T2">eti" gibi ba</text:span><text:span text:style-name="T16">ş</text:span><text:span text:style-name="T2">lıklarla ön plana çıkarılır. 1897 Türk-Yunan Sava</text:span><text:span text:style-name="T16">ş</text:span><text:span text:style-name="T2">ı'nı yerinde izleyen </text:span><text:span text:style-name="T16">İ</text:span><text:span text:style-name="T2">ngiliz milletvekili Sir Ellis Achmead Bartleti, anılarında </text:span><text:span text:style-name="T16">İ</text:span><text:span text:style-name="T2">ngilizlerin Türklere kar</text:span><text:span text:style-name="T16">ş</text:span><text:span text:style-name="T2">ı birdenbire ba</text:span><text:span text:style-name="T16">ş</text:span><text:span text:style-name="T2">lattıkları dü</text:span><text:span text:style-name="T16">ş</text:span><text:span text:style-name="T2">manlıktan </text:span><text:span text:style-name="T16">ş</text:span><text:span text:style-name="T2">öyle bahseder:</text:span></text:p>
      <text:p text:style-name="P17"><text:span text:style-name="T20">1894 yılı Aralık ayını izleyen on ay içinde gazeteciler, karı</text:span><text:span text:style-name="T34">ş</text:span><text:span text:style-name="T20">ıklıklar hakkında aslı ve esası olmayan birtakım söylentilere dayanarak </text:span><text:span text:style-name="T22">Türkler aleyhinde en kötü </text:span><text:span text:style-name="T24">ş</text:span><text:span text:style-name="T22">eyleri yazdılar. Bunların dillerine doladıkları olayların ya hiç aslı yoktu,</text:span><text:span text:style-name="T20"> yahut çok önemsiz iken abartılmı</text:span><text:span text:style-name="T34">ş</text:span><text:span text:style-name="T20">tı. Gazeteciler gerçekte asla yapılmamı</text:span><text:span text:style-name="T34">ş</text:span><text:span text:style-name="T20"> </text:span><text:span text:style-name="T34">ş</text:span><text:span text:style-name="T20">eylerden dolayı Türkleri ve Osmanlı Hükümeti'ni vah</text:span><text:span text:style-name="T34">ş</text:span><text:span text:style-name="T20">et ve deh</text:span><text:span text:style-name="T34">ş</text:span><text:span text:style-name="T20">et ile suçladılar. </text:span><text:span text:style-name="T34">İ</text:span><text:span text:style-name="T20">ngiltere'de dokuz ay hiç mevcut olmayan hallerden dolayı Türkler, Türk askeri ve Osmanlı Hükümeti hakkında a</text:span><text:span text:style-name="T34">ğ</text:span><text:span text:style-name="T20">ır </text:span><text:span text:style-name="T34">ş</text:span><text:span text:style-name="T20">eyler yazdılar. Türkler, vah</text:span><text:span text:style-name="T34">ş</text:span><text:span text:style-name="T20">ice hareketler yapmakla suçlandılar, iftiraya u</text:span><text:span text:style-name="T34">ğ</text:span><text:span text:style-name="T20">radılar. Bazı teröristlerin serbestçe hareketlerini önlemek için alınan önlemler sonucu do</text:span><text:span text:style-name="T34">ğ</text:span><text:span text:style-name="T20">al olarak birkaç yüz ki</text:span><text:span text:style-name="T34">ş</text:span><text:span text:style-name="T20">i öldü ise </text:span><text:span text:style-name="T34">İ</text:span><text:span text:style-name="T20">ngiliz gazeteleri bunu otuz, kırk bine çıkarmaktan çekinmediler.</text:span><text:span text:style-name="T37">24 </text:span></text:p>
      <text:p text:style-name="P30"><text:span text:style-name="T2">Söz konusu </text:span><text:span text:style-name="T16">İ</text:span><text:span text:style-name="T2">ngilizler akıl almaz yalanlarla bir yandan Osmanlı'yı sözde barbar, geri, ilkel, vah</text:span><text:span text:style-name="T16">ş</text:span><text:span text:style-name="T2">i bir toplum olarak göstermeye çalı</text:span><text:span text:style-name="T16">ş</text:span><text:span text:style-name="T2">ırken, bir yandan da "Osmanlı yıkılmalıdır" mesajını verir. Osmanlı Devleti'ne "Hasta Adam" II. Abdülhamit'e de hiçbir dayana</text:span><text:span text:style-name="T16">ğ</text:span><text:span text:style-name="T2">ı olmayan "Kızıl Sultan" adını </text:span><text:span text:style-name="T16">İ</text:span><text:span text:style-name="T2">ngilizler takar. Ba</text:span><text:span text:style-name="T16">ş</text:span><text:span text:style-name="T2">bakan Asquit bir konu</text:span><text:span text:style-name="T16">ş</text:span><text:span text:style-name="T2">masında: </text:span><text:span text:style-name="T9">"Osmanlı Devleti ölüm dö</text:span><text:span text:style-name="T11">ş</text:span><text:span text:style-name="T9">e</text:span><text:span text:style-name="T11">ğ</text:span><text:span text:style-name="T9">ine yattı. </text:span><text:span text:style-name="T12">Dünya için bir </text:span><text:span text:style-name="T14">ş</text:span><text:span text:style-name="T12">er ve fenalık yuvası olan bu hasta bir daha canlanmayacak</text:span><text:span text:style-name="T9">"</text:span><text:span text:style-name="T2"> diye meydan okur.</text:span><text:span text:style-name="T17">25</text:span><text:span text:style-name="T2"> <text:s/>Tüm bu propagandalar, </text:span><text:span text:style-name="T16">İ</text:span><text:span text:style-name="T2">ngiltere'nin Osmanlı'yı parçalama stratejisi ile birlikte yürümektedir. 1898'de </text:span><text:span text:style-name="T16">İ</text:span><text:span text:style-name="T2">ngiltere ba</text:span><text:span text:style-name="T16">ş</text:span><text:span text:style-name="T2">bakanı Lord Salisbury, Petersburg'daki büyükelçisine gönderdi</text:span><text:span text:style-name="T16">ğ</text:span><text:span text:style-name="T2">i direktifinde </text:span><text:span text:style-name="T12">"Osmanlı ülkesinin yarısında </text:span><text:span text:style-name="T14">İ</text:span><text:span text:style-name="T12">ngiltere'nin, yarısında Rusya'nın sözü geçsin"</text:span><text:span text:style-name="T17">26</text:span><text:span text:style-name="T2"> önerisinde bulunarak bu stratejiyi ifade eder. </text:span></text:p>
      <text:p text:style-name="P30"><text:span text:style-name="T16">İ</text:span><text:span text:style-name="T2">ngiltere'nin tüm bu Osmanlı aleyhtarı propagandasını dayandırdı</text:span><text:span text:style-name="T16">ğ</text:span><text:span text:style-name="T2">ı önemli bir unsur vardı: Türk dü</text:span><text:span text:style-name="T16">ş</text:span><text:span text:style-name="T2">manlı</text:span><text:span text:style-name="T16">ğ</text:span><text:span text:style-name="T2">ı. Britanya yönetimi, sömürgecili</text:span><text:span text:style-name="T16">ğ</text:span><text:span text:style-name="T2">in genel kuralına uygun olarak, hedef aldı</text:span><text:span text:style-name="T16">ğ</text:span><text:span text:style-name="T2">ı toplumu </text:span><text:span text:style-name="T5">"geri, ilkel, barbar" </text:span><text:span text:style-name="T2">gibi sıfatlarla tanımlama ve kendisini haklı gibi gösterme yolunu seçmi</text:span><text:span text:style-name="T16">ş</text:span><text:span text:style-name="T2">ti.</text:span></text:p>
      <text:p text:style-name="P30"><text:span text:style-name="T2">2. Me</text:span><text:span text:style-name="T16">ş</text:span><text:span text:style-name="T2">rutiyetin ilanı üzerine </text:span><text:span text:style-name="T16">İ</text:span><text:span text:style-name="T2">ngiliz Sir E. Grey'in 11 A</text:span><text:span text:style-name="T16">ğ</text:span><text:span text:style-name="T2">ustos 1908 tarihinde yazdı</text:span><text:span text:style-name="T16">ğ</text:span><text:span text:style-name="T2">ı mektup bu yakla</text:span><text:span text:style-name="T16">ş</text:span><text:span text:style-name="T2">ımın bir ifadesiydi: </text:span><text:span text:style-name="T8">"Türkiye'de olanlar öylesine harikadır ki, anayasayı uzun müddet devam ettireceklerini sanmıyorum.</text:span><text:span text:style-name="T13"> Irklarının... etkisiyle yeniden </text:span><text:span text:style-name="T15">ş</text:span><text:span text:style-name="T13">iddete ve düzensizli</text:span><text:span text:style-name="T15">ğ</text:span><text:span text:style-name="T13">e kayacaklardır.</text:span><text:span text:style-name="T8">"</text:span><text:span text:style-name="T17">27</text:span><text:span text:style-name="T2"> </text:span></text:p>
      <text:p text:style-name="P30"><text:span text:style-name="T2">Lord Salisbury ise 1911 tarihli bir gizli belgede Türkler ile ilgili olarak </text:span><text:span text:style-name="T16">ş</text:span><text:span text:style-name="T2">öyle diyordu: </text:span></text:p>
      <text:p text:style-name="P17"><text:span text:style-name="T20">... Aynı maskara Osmanlılık devam ediyor. </text:span><text:span text:style-name="T22">Fanatik cahil insanlar, barbar millet,</text:span><text:span text:style-name="T20"> kapitülasyonların da kalkmasını istiyorlar. Türkler daima Türk kalacaklar, hiçbir zaman Avrupalıla</text:span><text:span text:style-name="T34">ş</text:span><text:span text:style-name="T20">amayacaklar…</text:span><text:span text:style-name="T37">28 </text:span></text:p>
      <text:p text:style-name="P30"><text:span text:style-name="T2">Bu dönemlerde Türk dü</text:span><text:span text:style-name="T16">ş</text:span><text:span text:style-name="T2">manlı</text:span><text:span text:style-name="T16">ğ</text:span><text:span text:style-name="T2">ı </text:span><text:span text:style-name="T16">İ</text:span><text:span text:style-name="T2">ngilizlerin etkisiyle Amerika'ya da sıçramı</text:span><text:span text:style-name="T16">ş</text:span><text:span text:style-name="T2">tı. ABD'li senatör Lodge'un sözlerinde bu durum </text:span><text:span text:style-name="T16">ş</text:span><text:span text:style-name="T2">öyle belirginle</text:span><text:span text:style-name="T16">ş</text:span><text:span text:style-name="T2">ir: </text:span><text:span text:style-name="T9">"</text:span><text:span text:style-name="T11">İ</text:span><text:span text:style-name="T9">stanbul Türklerden tamamen alınmalı, bir veba tohumu, sava</text:span><text:span text:style-name="T11">ş</text:span><text:span text:style-name="T9">ların yaratıcısı, kom</text:span><text:span text:style-name="T11">ş</text:span><text:span text:style-name="T9">uları için bir hakaret olan </text:span><text:span text:style-name="T12">Türkler Avrupa'dan silinmelidir…</text:span><text:span text:style-name="T9">"</text:span><text:span text:style-name="T17">29 </text:span></text:p>
      <text:p text:style-name="P30"><text:span text:style-name="T2">1912 yılında Wilson'a Morgenthau'nun Türkiye'ye elçi olarak atanması önerildi</text:span><text:span text:style-name="T16">ğ</text:span><text:span text:style-name="T2">i zaman ise ABD ba</text:span><text:span text:style-name="T16">ş</text:span><text:span text:style-name="T2">kanı, </text:span><text:span text:style-name="T5">"Türkiye diye bir </text:span><text:span text:style-name="T7">ş</text:span><text:span text:style-name="T5">ey olmayacak ki, elçi göndermek gereksin"</text:span><text:span text:style-name="T2"> cevabını vermi</text:span><text:span text:style-name="T16">ş</text:span><text:span text:style-name="T2">ti ve ABD'deki Türk dü</text:span><text:span text:style-name="T16">ş</text:span><text:span text:style-name="T2">manlı</text:span><text:span text:style-name="T16">ğ</text:span><text:span text:style-name="T2">ını da </text:span><text:span text:style-name="T16">ş</text:span><text:span text:style-name="T2">u sözlerle ifade etmi</text:span><text:span text:style-name="T16">ş</text:span><text:span text:style-name="T2">ti: </text:span><text:span text:style-name="T9">"Amerika'daki Türk dü</text:span><text:span text:style-name="T11">ş</text:span><text:span text:style-name="T9">manlı</text:span><text:span text:style-name="T11">ğ</text:span><text:span text:style-name="T9">ı inanılmayacak ölçüdedir. Amerika kamuoyunun onaylayaca</text:span><text:span text:style-name="T11">ğ</text:span><text:span text:style-name="T9">ı, Ermenilerin ya da herhangi bir milletin Türklere kar</text:span><text:span text:style-name="T11">ş</text:span><text:span text:style-name="T9">ı korunmasıdır."</text:span><text:span text:style-name="T17">30 </text:span></text:p>
      <text:p text:style-name="P30"><text:soft-page-break/><text:span text:style-name="T2">Aynı tarihlerde ABD'den henüz dönen Türk dostu ünlü yazar Pierre Loti gördü</text:span><text:span text:style-name="T16">ğ</text:span><text:span text:style-name="T2">ü Türk dü</text:span><text:span text:style-name="T16">ş</text:span><text:span text:style-name="T2">manlı</text:span><text:span text:style-name="T16">ğ</text:span><text:span text:style-name="T2">ı kar</text:span><text:span text:style-name="T16">ş</text:span><text:span text:style-name="T2">ısında hayrete dü</text:span><text:span text:style-name="T16">ş</text:span><text:span text:style-name="T2">mü</text:span><text:span text:style-name="T16">ş</text:span><text:span text:style-name="T2"> ve </text:span><text:span text:style-name="T16">ş</text:span><text:span text:style-name="T2">öyle demi</text:span><text:span text:style-name="T16">ş</text:span><text:span text:style-name="T2">ti: </text:span><text:span text:style-name="T9">"Henüz yeni döndü</text:span><text:span text:style-name="T11">ğ</text:span><text:span text:style-name="T9">üm ABD'de, alelâde Türklerden söz edildi</text:span><text:span text:style-name="T11">ğ</text:span><text:span text:style-name="T9">i zaman Asya a</text:span><text:span text:style-name="T11">ş</text:span><text:span text:style-name="T9">iretleri, barbarlar gibi deyimler kullanılmaktadır.. "</text:span><text:span text:style-name="T17">31 </text:span></text:p>
      <text:p text:style-name="P30"><text:span text:style-name="T2">Ahmet Rıza da </text:span><text:span text:style-name="T8">La crise de L'Islâm</text:span><text:span text:style-name="T2"> adlı eserinde Batının Türkler aleyhindeki propogandasını Batılıların a</text:span><text:span text:style-name="T16">ğ</text:span><text:span text:style-name="T2">zından </text:span><text:span text:style-name="T16">ş</text:span><text:span text:style-name="T2">öyle anlatır: </text:span><text:span text:style-name="T8">"Klasik </text:span><text:span text:style-name="T13">barbar ve zalim</text:span><text:span text:style-name="T8"> tipini muhafaza etmekte olan Türklerin Avrupa'da kalmalarına tahammül etmek Avrupa medeniyeti için bir lekedir; </text:span><text:span text:style-name="T13">Türkler Avrupa'dan kovulmalıdır</text:span><text:span text:style-name="T8">."</text:span><text:span text:style-name="T17">32 </text:span></text:p>
      <text:p text:style-name="P30"><text:span text:style-name="T2">Ancak </text:span><text:span text:style-name="T16">İ</text:span><text:span text:style-name="T2">ngiltere ve Avrupa'da hakim olan bu ırkçı rüzgara kapılmayan ve Türk insanını takdir edebilen sa</text:span><text:span text:style-name="T16">ğ</text:span><text:span text:style-name="T2">duyulu kimseler de vardı. 19. yüzyılın sonlarında Türkiye'ye yolculuk yapan </text:span><text:span text:style-name="T16">İ</text:span><text:span text:style-name="T2">ngiliz yüzba</text:span><text:span text:style-name="T16">ş</text:span><text:span text:style-name="T2">ı Frederick Burnaby bu ender ki</text:span><text:span text:style-name="T16">ş</text:span><text:span text:style-name="T2">ilerden biridir. Burnaby'nin </text:span><text:span text:style-name="T9">Küçük Asya Seyahatnamesi</text:span><text:span text:style-name="T2"> adlı Osmanlı'yı konu alan eserinde anlattıkları hem objektif hem de gerçektir. </text:span><text:span text:style-name="T16">İ</text:span><text:span text:style-name="T2">ngiltere'de Türk dü</text:span><text:span text:style-name="T16">ş</text:span><text:span text:style-name="T2">manlı</text:span><text:span text:style-name="T16">ğ</text:span><text:span text:style-name="T2">ının kı</text:span><text:span text:style-name="T16">ş</text:span><text:span text:style-name="T2">kırtılmaya ba</text:span><text:span text:style-name="T16">ş</text:span><text:span text:style-name="T2">landı</text:span><text:span text:style-name="T16">ğ</text:span><text:span text:style-name="T2">ı ve Türklere kar</text:span><text:span text:style-name="T16">ş</text:span><text:span text:style-name="T2">ı her türlü aleyhte faaliyetin hızlandı</text:span><text:span text:style-name="T16">ğ</text:span><text:span text:style-name="T2">ı bir dönemde bu </text:span><text:span text:style-name="T16">İ</text:span><text:span text:style-name="T2">ngiliz subayı Anadolu'da seyahat etmi</text:span><text:span text:style-name="T16">ş</text:span><text:span text:style-name="T2"> ve her</text:span><text:span text:style-name="T16">ş</text:span><text:span text:style-name="T2">eyi bizzat yerinde incelemi</text:span><text:span text:style-name="T16">ş</text:span><text:span text:style-name="T2">tir. Burnaby izlenimlerini </text:span><text:span text:style-name="T16">ş</text:span><text:span text:style-name="T2">öyle aktarır:</text:span></text:p>
      <text:p text:style-name="P17"><text:span text:style-name="T20">Türk ulusunu yerin dibine batıran, onu dünyada akla gelebilecek her türlü kötülükle suçlayan ülkemizin insanları hikayeler yazmayı bırakıp, Anadolu'da küçük bir yolculu</text:span><text:span text:style-name="T34">ğ</text:span><text:span text:style-name="T20">a çıksalar iyi ederler... Kendilerini Hıristiyan sayan yazarlar birçok konularda Küçük Asya'daki Türklerden ders alsalardı ke</text:span><text:span text:style-name="T34">ş</text:span><text:span text:style-name="T20">ke.</text:span><text:span text:style-name="T37">33 </text:span></text:p>
      <text:p text:style-name="P30"><text:span text:style-name="T2">Aynı </text:span><text:span text:style-name="T16">ş</text:span><text:span text:style-name="T2">ekilde Balkan Sava</text:span><text:span text:style-name="T16">ş</text:span><text:span text:style-name="T2">ları sırasında ülkemizde bulunan yabancı ve tarafsız birçok sava</text:span><text:span text:style-name="T16">ş</text:span><text:span text:style-name="T2"> muhabiri Türkler hakkında do</text:span><text:span text:style-name="T16">ğ</text:span><text:span text:style-name="T2">ru tanıklıkta bulunmu</text:span><text:span text:style-name="T16">ş</text:span><text:span text:style-name="T2">lardır. "Madem ki Avrupa'da Türk askerlerinin ya</text:span><text:span text:style-name="T16">ğ</text:span><text:span text:style-name="T2">macı ve insan öldürücü oldu</text:span><text:span text:style-name="T16">ğ</text:span><text:span text:style-name="T2">unu yazanlar, iddia edenler bulunuyor. Buna kar</text:span><text:span text:style-name="T16">ş</text:span><text:span text:style-name="T2">ılık </text:span><text:span text:style-name="T16">ş</text:span><text:span text:style-name="T2">iddetle protesto etmek bizim görevimizdir. Biz onlarda sabır ve dayanıklılıktan, insaf ve do</text:span><text:span text:style-name="T16">ğ</text:span><text:span text:style-name="T2">ruluktan ba</text:span><text:span text:style-name="T16">ş</text:span><text:span text:style-name="T2">ka bir </text:span><text:span text:style-name="T16">ş</text:span><text:span text:style-name="T2">ey görmedik ve hiçbir zaman vah</text:span><text:span text:style-name="T16">ş</text:span><text:span text:style-name="T2">ice davranı</text:span><text:span text:style-name="T16">ş</text:span><text:span text:style-name="T2">larına rastlamadık."</text:span><text:span text:style-name="T17">34 </text:span></text:p>
      <text:p text:style-name="P29"/>
      <text:h text:style-name="P44" text:outline-level="2">I. Dünya Savaşı ve Kurtuluş Savaşı'nda İngiltere'nin Rolü </text:h>
      <text:p text:style-name="P30"><text:span text:style-name="T16">İ</text:span><text:span text:style-name="T2">ngiltere'nin Osmanlı </text:span><text:span text:style-name="T16">İ</text:span><text:span text:style-name="T2">mparatorlu</text:span><text:span text:style-name="T16">ğ</text:span><text:span text:style-name="T2">u'nu ve Türk Milleti'ni hedef alan propaganda sava</text:span><text:span text:style-name="T16">ş</text:span><text:span text:style-name="T2">ı, I. Dünya Sava</text:span><text:span text:style-name="T16">ş</text:span><text:span text:style-name="T2">ı ve Milli Mücadele yıllarında da ısrarla sürdü. Osmanlı topraklarını Fransa ile payla</text:span><text:span text:style-name="T16">ş</text:span><text:span text:style-name="T2">maya giri</text:span><text:span text:style-name="T16">ş</text:span><text:span text:style-name="T2">en </text:span><text:span text:style-name="T16">İ</text:span><text:span text:style-name="T2">ngiliz yönetimi, bu istilasını sözde me</text:span><text:span text:style-name="T16">ş</text:span><text:span text:style-name="T2">ru gibi gösterebilmek için 40 yıldır sürdürdü</text:span><text:span text:style-name="T16">ğ</text:span><text:span text:style-name="T2">ü "barbar Türkler" masalını daha da güçlendirerek devam ettirdi.</text:span><text:span text:style-name="T18"> </text:span></text:p>
      <text:p text:style-name="P30"><text:span text:style-name="T16">İ</text:span><text:span text:style-name="T2">ngiltere'nin ba</text:span><text:span text:style-name="T16">ş</text:span><text:span text:style-name="T2">ını çekti</text:span><text:span text:style-name="T16">ğ</text:span><text:span text:style-name="T2">i </text:span><text:span text:style-name="T16">İ</text:span><text:span text:style-name="T2">tilaf Devletleri tarafından 1917 yılında yayınlanan bir bildiride, Dünya Sava</text:span><text:span text:style-name="T16">ş</text:span><text:span text:style-name="T2">ı'nın amacının Avrupa uygarlı</text:span><text:span text:style-name="T16">ğ</text:span><text:span text:style-name="T2">ına yabancı görülen Osmanlı </text:span><text:span text:style-name="T16">İ</text:span><text:span text:style-name="T2">mparatorlu</text:span><text:span text:style-name="T16">ğ</text:span><text:span text:style-name="T2">u'nun Avrupa dı</text:span><text:span text:style-name="T16">ş</text:span><text:span text:style-name="T2">ına atılması oldu</text:span><text:span text:style-name="T16">ğ</text:span><text:span text:style-name="T2">u açıkça belirtildi. Müttefikler ABD ba</text:span><text:span text:style-name="T16">ş</text:span><text:span text:style-name="T2">kanı Wilson'un iste</text:span><text:span text:style-name="T16">ğ</text:span><text:span text:style-name="T2">i üzerine 10 Ocak 1917'de açıkladıkları sava</text:span><text:span text:style-name="T16">ş</text:span><text:span text:style-name="T2"> amaçlarında, </text:span><text:span text:style-name="T9">"uygar dünya bilmelidir ki, Müttefiklerin sava</text:span><text:span text:style-name="T11">ş</text:span><text:span text:style-name="T9"> amaçları her</text:span><text:span text:style-name="T11">ş</text:span><text:span text:style-name="T9">eyden önce ve zorunlu olarak... Avrupa uygarlı</text:span><text:span text:style-name="T11">ğ</text:span><text:span text:style-name="T9">ına kesinlikle yabancı olan </text:span><text:span text:style-name="T12">Osmanlı </text:span><text:span text:style-name="T14">İ</text:span><text:span text:style-name="T12">mparatorlu</text:span><text:span text:style-name="T14">ğ</text:span><text:span text:style-name="T12">u'nun Avrupa dı</text:span><text:span text:style-name="T14">ş</text:span><text:span text:style-name="T12">ına atılmasını içerir</text:span><text:span text:style-name="T9">" </text:span><text:span text:style-name="T2">diyorlardı.</text:span><text:span text:style-name="T17">35</text:span></text:p>
      <text:p text:style-name="P30"><text:span text:style-name="T2">Yine sava</text:span><text:span text:style-name="T16">ş</text:span><text:span text:style-name="T2"> yıllarında </text:span><text:span text:style-name="T16">İ</text:span><text:span text:style-name="T2">ngiliz sava</text:span><text:span text:style-name="T16">ş</text:span><text:span text:style-name="T2"> bakanı olan Lord Kitchener "Türkiye'yi mahvedinceye kadar sava</text:span><text:span text:style-name="T16">ş</text:span><text:span text:style-name="T2">a devam edece</text:span><text:span text:style-name="T16">ğ</text:span><text:span text:style-name="T2">iz" diyordu.</text:span><text:span text:style-name="T17">36</text:span><text:span text:style-name="T2"> Dönemin </text:span><text:span text:style-name="T16">İ</text:span><text:span text:style-name="T2">ngiliz ba</text:span><text:span text:style-name="T16">ş</text:span><text:span text:style-name="T2">bakanı Lloyd George da sava</text:span><text:span text:style-name="T16">ş</text:span><text:span text:style-name="T2"> sırasında verdi</text:span><text:span text:style-name="T16">ğ</text:span><text:span text:style-name="T2">i memorandumda </text:span><text:span text:style-name="T16">ş</text:span><text:span text:style-name="T2">öyle yazmı</text:span><text:span text:style-name="T16">ş</text:span><text:span text:style-name="T2">tı:</text:span></text:p>
      <text:p text:style-name="P17"><text:soft-page-break/><text:span text:style-name="T20">Arapça konu</text:span><text:span text:style-name="T34">ş</text:span><text:span text:style-name="T20">an her yer Osmanlı </text:span><text:span text:style-name="T34">İ</text:span><text:span text:style-name="T20">mparatorlu</text:span><text:span text:style-name="T34">ğ</text:span><text:span text:style-name="T20">u'ndan alınmalı ve manda haline getirilmelidir. Türkler Anadolu'nun büyük bir kısmına sahip olacaklar, fakat Avrupa'da hiçbir toprak sahibi olamayacaklardır. Türklere bo</text:span><text:span text:style-name="T34">ğ</text:span><text:span text:style-name="T20">azlarda ve denizlerde hiçbir yer verilmeyecektir.</text:span><text:span text:style-name="T37">37</text:span></text:p>
      <text:p text:style-name="P30"><text:span text:style-name="T2">Türk dü</text:span><text:span text:style-name="T16">ş</text:span><text:span text:style-name="T2">manı Lord Curzon da Türklere besledi</text:span><text:span text:style-name="T16">ğ</text:span><text:span text:style-name="T2">i dü</text:span><text:span text:style-name="T16">ş</text:span><text:span text:style-name="T2">manlı</text:span><text:span text:style-name="T16">ğ</text:span><text:span text:style-name="T2">ı çok özet biçimde ifade ediyordu: </text:span><text:span text:style-name="T12">"Türkler Avrupa'dan atılmalıdır."</text:span><text:span text:style-name="T17">38</text:span><text:span text:style-name="T2"> Aynı hedef </text:span><text:span text:style-name="T16">İ</text:span><text:span text:style-name="T2">ngiltere ba</text:span><text:span text:style-name="T16">ş</text:span><text:span text:style-name="T2">bakanı Lloyd George tarafından da </text:span><text:span text:style-name="T16">ş</text:span><text:span text:style-name="T2">öyle ifade ediliyordu: </text:span><text:span text:style-name="T9">"Türkler yüzlerce yıl Avrupa'da kaldılar ve Avrupa'daki bütün belaların ba</text:span><text:span text:style-name="T11">ş</text:span><text:span text:style-name="T9">ı oldular. </text:span><text:span text:style-name="T11">İ</text:span><text:span text:style-name="T9">stanbul Türk de</text:span><text:span text:style-name="T11">ğ</text:span><text:span text:style-name="T9">ildir, Yunanlıdır. </text:span><text:span text:style-name="T12">Türkler oradan atılmalıdır.</text:span><text:span text:style-name="T9">"</text:span><text:span text:style-name="T17">39 </text:span></text:p>
      <text:p text:style-name="P30"><text:span text:style-name="T2">Dünya Sava</text:span><text:span text:style-name="T16">ş</text:span><text:span text:style-name="T2">ı yıllarında ifade edilen bu </text:span><text:span text:style-name="T16">İ</text:span><text:span text:style-name="T2">ngiliz niyetleri, sava</text:span><text:span text:style-name="T16">ş</text:span><text:span text:style-name="T2">ın sonunda ise uygulamaya kondu. Sava</text:span><text:span text:style-name="T16">ş</text:span><text:span text:style-name="T2">ın galibi olan devletler, en a</text:span><text:span text:style-name="T16">ğ</text:span><text:span text:style-name="T2">ır barı</text:span><text:span text:style-name="T16">ş</text:span><text:span text:style-name="T2"> </text:span><text:span text:style-name="T16">ş</text:span><text:span text:style-name="T2">artlarını Osmanlı üzerine empoze ettiler. Türkleri kendilerince "geri, barbar, ilkel" bir millet olarak görmeye o kadar </text:span><text:span text:style-name="T16">ş</text:span><text:span text:style-name="T2">artlanmı</text:span><text:span text:style-name="T16">ş</text:span><text:span text:style-name="T2">lardı ki, müzakere etmeyi bile gereksiz buluyorlardı. Filistin'i i</text:span><text:span text:style-name="T16">ş</text:span><text:span text:style-name="T2">gal eden </text:span><text:span text:style-name="T16">İ</text:span><text:span text:style-name="T2">ngiliz ordularının komutanı General Allenby henüz 15 Kasım 1918'de: </text:span><text:span text:style-name="T9">"Sorunlar Türkler ile tartı</text:span><text:span text:style-name="T11">ş</text:span><text:span text:style-name="T9">ılmamalı; ancak onlara isteklerin yerine getirilmesinin zorunlu oldu</text:span><text:span text:style-name="T11">ğ</text:span><text:span text:style-name="T9">u söylenmelidir"</text:span><text:span text:style-name="T17">40</text:span><text:span text:style-name="T2"> diyordu. Hemen arkasından da: "Türkler için askerlik mesle</text:span><text:span text:style-name="T16">ğ</text:span><text:span text:style-name="T2">i tamamen kapanmı</text:span><text:span text:style-name="T16">ş</text:span><text:span text:style-name="T2">tır" diyerek, askerlerin terhis edilmesi i</text:span><text:span text:style-name="T16">ş</text:span><text:span text:style-name="T2">lemlerini ba</text:span><text:span text:style-name="T16">ş</text:span><text:span text:style-name="T2">lattı. Aynı </text:span><text:span text:style-name="T16">ş</text:span><text:span text:style-name="T2">ekilde donanmamıza da </text:span><text:span text:style-name="T16">İ</text:span><text:span text:style-name="T2">ngilizler tarafından el konuldu. Kazım Karabekir Pa</text:span><text:span text:style-name="T16">ş</text:span><text:span text:style-name="T2">a </text:span><text:span text:style-name="T16">İ</text:span><text:span text:style-name="T2">stiklal Harbimiz adlı kitabında </text:span><text:span text:style-name="T16">İ</text:span><text:span text:style-name="T2">ngilizlerin ordunun terhisi sırasında sergiledikleri çirkin tutuma da de</text:span><text:span text:style-name="T16">ğ</text:span><text:span text:style-name="T2">inmi</text:span><text:span text:style-name="T16">ş</text:span><text:span text:style-name="T2">tir: </text:span><text:span text:style-name="T9">"</text:span><text:span text:style-name="T11">İ</text:span><text:span text:style-name="T9">ngilizler, geli</text:span><text:span text:style-name="T11">ş</text:span><text:span text:style-name="T9">igüzel nedenler yaratarak Osmanlı subaylarını tahkir etmi</text:span><text:span text:style-name="T11">ş</text:span><text:span text:style-name="T9">lerdir."</text:span><text:span text:style-name="T2"> </text:span><text:span text:style-name="T17">41</text:span></text:p>
      <text:p text:style-name="P30"><text:span text:style-name="T2">Sava</text:span><text:span text:style-name="T16">ş</text:span><text:span text:style-name="T2"> sonrasında imzalanan Mondros Mütarekesi Osmanlı </text:span><text:span text:style-name="T16">İ</text:span><text:span text:style-name="T2">mparatorlu</text:span><text:span text:style-name="T16">ğ</text:span><text:span text:style-name="T2">u için çok a</text:span><text:span text:style-name="T16">ğ</text:span><text:span text:style-name="T2">ır </text:span><text:span text:style-name="T16">ş</text:span><text:span text:style-name="T2">artlar içeriyordu. Mütarekenin uygulama tarzı ise galip devletlerin Türk Milleti'ni yok etme hedeflerinin açık bir göstergesiydi. Özellikle de 7. ve 24. maddenin hükümleri Osmanlı açısından kabulü mümkün olmayan içerikteydi. Maddelerden biri, gerekli görüldü</text:span><text:span text:style-name="T16">ğ</text:span><text:span text:style-name="T2">ü hallerde stratejik noktaların i</text:span><text:span text:style-name="T16">ş</text:span><text:span text:style-name="T2">galini mümkün kılıyor, di</text:span><text:span text:style-name="T16">ğ</text:span><text:span text:style-name="T2">eri ise bir karı</text:span><text:span text:style-name="T16">ş</text:span><text:span text:style-name="T2">ıklık çıktı</text:span><text:span text:style-name="T16">ğ</text:span><text:span text:style-name="T2">ı anda Do</text:span><text:span text:style-name="T16">ğ</text:span><text:span text:style-name="T2">u Anadolu Bölgesi'nin i</text:span><text:span text:style-name="T16">ş</text:span><text:span text:style-name="T2">gal devletleri tarafından i</text:span><text:span text:style-name="T16">ş</text:span><text:span text:style-name="T2">gal edilebilece</text:span><text:span text:style-name="T16">ğ</text:span><text:span text:style-name="T2">ini öngörüyordu. </text:span><text:span text:style-name="T16">İ</text:span><text:span text:style-name="T2">ngilizler mütarekenin hemen ardından Musul </text:span><text:span text:style-name="T16">ş</text:span><text:span text:style-name="T2">ehrini i</text:span><text:span text:style-name="T16">ş</text:span><text:span text:style-name="T2">gal ettiler, ki bu, anla</text:span><text:span text:style-name="T16">ş</text:span><text:span text:style-name="T2">ma metnine uymayacaklarının önemli bir göstergesi idi. Çünkü anla</text:span><text:span text:style-name="T16">ş</text:span><text:span text:style-name="T2">ma metninde Musul'un i</text:span><text:span text:style-name="T16">ş</text:span><text:span text:style-name="T2">galine yönelik bir madde mevcut de</text:span><text:span text:style-name="T16">ğ</text:span><text:span text:style-name="T2">ildi ve 7. maddenin uygulanmasını gerektirecek herhangi bir sebep de yoktu. Bundan ba</text:span><text:span text:style-name="T16">ş</text:span><text:span text:style-name="T2">ka </text:span><text:span text:style-name="T16">İ</text:span><text:span text:style-name="T2">ngilizler anla</text:span><text:span text:style-name="T16">ş</text:span><text:span text:style-name="T2">ma metnine aykırı olmasına ra</text:span><text:span text:style-name="T16">ğ</text:span><text:span text:style-name="T2">men </text:span><text:span text:style-name="T16">İ</text:span><text:span text:style-name="T2">skenderun'u da i</text:span><text:span text:style-name="T16">ş</text:span><text:span text:style-name="T2">gal etmek istediler. Ayrıca Mondros Mütarekesinin 11. Maddesine göre Kars, Ardahan ve Batum Türklerde kalaca</text:span><text:span text:style-name="T16">ğ</text:span><text:span text:style-name="T2">ı halde </text:span><text:span text:style-name="T16">İ</text:span><text:span text:style-name="T2">ngilizler bu eyaletlerin bo</text:span><text:span text:style-name="T16">ş</text:span><text:span text:style-name="T2">altılmasını istediler. </text:span><text:span text:style-name="T16">İ</text:span><text:span text:style-name="T2">ngilizlerin ba</text:span><text:span text:style-name="T16">ş</text:span><text:span text:style-name="T2">ını çekti</text:span><text:span text:style-name="T16">ğ</text:span><text:span text:style-name="T2">i i</text:span><text:span text:style-name="T16">ş</text:span><text:span text:style-name="T2">gal güçleri filolarını </text:span><text:span text:style-name="T16">İ</text:span><text:span text:style-name="T2">stanbul önlerine çekerek, toplarını Dolmabahçe ve Yıldız saraylarına çevirdiler. Ardından </text:span><text:span text:style-name="T16">İ</text:span><text:span text:style-name="T2">ngiliz i</text:span><text:span text:style-name="T16">ş</text:span><text:span text:style-name="T2">gali ba</text:span><text:span text:style-name="T16">ş</text:span><text:span text:style-name="T2">ladı. Meclis-i Mebusan'ı süngüyle da</text:span><text:span text:style-name="T16">ğ</text:span><text:span text:style-name="T2">ıtıp, milletvekillerini sürgüne gönderdiler.</text:span></text:p>
      <text:p text:style-name="P30"><text:span text:style-name="T16">İ</text:span><text:span text:style-name="T2">ngiliz askerleri bu i</text:span><text:span text:style-name="T16">ş</text:span><text:span text:style-name="T2">gal sırasında üstlerinden </text:span><text:span text:style-name="T8">"Türklere yüz vermemek ve a</text:span><text:span text:style-name="T10">ğ</text:span><text:span text:style-name="T8">ır biçimde cezalandırılacaklarını onlara duyurmak"</text:span><text:span text:style-name="T2">, Dı</text:span><text:span text:style-name="T16">ş</text:span><text:span text:style-name="T2">i</text:span><text:span text:style-name="T16">ş</text:span><text:span text:style-name="T2">leri Bakanı Lord Balfour'dan da </text:span><text:span text:style-name="T8">"Türklerin yakınla</text:span><text:span text:style-name="T10">ş</text:span><text:span text:style-name="T8">ma ve dostluk kurma giri</text:span><text:span text:style-name="T10">ş</text:span><text:span text:style-name="T8">imlerinden de kaçınmak"</text:span><text:span text:style-name="T2"> direktiflerini almı</text:span><text:span text:style-name="T16">ş</text:span><text:span text:style-name="T2">lardı. </text:span><text:span text:style-name="T17">42 </text:span></text:p>
      <text:p text:style-name="P30"><text:span text:style-name="T2">Mondros Mütarekesi Fransız heyeti ba</text:span><text:span text:style-name="T16">ş</text:span><text:span text:style-name="T2">kanı Berthelot Türkler için </text:span><text:span text:style-name="T16">ş</text:span><text:span text:style-name="T2">öyle diyordu: </text:span></text:p>
      <text:p text:style-name="P17"><text:span text:style-name="T20">... Avrupa'dan çıkarılmı</text:span><text:span text:style-name="T34">ş</text:span><text:span text:style-name="T20"> olmaları, ahlaki ve tarihsel bir bakı</text:span><text:span text:style-name="T34">ş</text:span><text:span text:style-name="T20"> açısıyla hukukun zaferini temsil etmektedir. </text:span><text:span text:style-name="T34">İ</text:span><text:span text:style-name="T20">stanbul'un Türkler tarafından alınması Orta Ça</text:span><text:span text:style-name="T34">ğ</text:span><text:span text:style-name="T20">'ın sonunu i</text:span><text:span text:style-name="T34">ş</text:span><text:span text:style-name="T20">aretliyordu. </text:span><text:span text:style-name="T24">İ</text:span><text:span text:style-name="T22">stanbul'u bo</text:span><text:span text:style-name="T24">ş</text:span><text:span text:style-name="T22">altmaları</text:span><text:span text:style-name="T20"> da yeni bir ça</text:span><text:span text:style-name="T34">ğ</text:span><text:span text:style-name="T20">ın ba</text:span><text:span text:style-name="T34">ş</text:span><text:span text:style-name="T20">langıcını gösterecektir.</text:span><text:span text:style-name="T37">43 </text:span></text:p>
      <text:p text:style-name="P30"><text:soft-page-break/><text:span text:style-name="T2">Elbette Avrupalı devletlerin bu planı ba</text:span><text:span text:style-name="T16">ş</text:span><text:span text:style-name="T2">arıya ula</text:span><text:span text:style-name="T16">ş</text:span><text:span text:style-name="T2">amadı. Çünkü Türk Milleti, bizzat varlı</text:span><text:span text:style-name="T16">ğ</text:span><text:span text:style-name="T2">ına kasteden bu dü</text:span><text:span text:style-name="T16">ş</text:span><text:span text:style-name="T2">manlarını onurlu bir Milli Mücadele ile püskürttü ve ba</text:span><text:span text:style-name="T16">ğ</text:span><text:span text:style-name="T2">ımsızlı</text:span><text:span text:style-name="T16">ğ</text:span><text:span text:style-name="T2">ını korudu. Bu mücadele, emperyalist güçlerin on yıllardır ısrarla tekrarladıkları "Türkleri Avrupa'dan atma, yok etme" planlarını da kesin olarak suya dü</text:span><text:span text:style-name="T16">ş</text:span><text:span text:style-name="T2">ürmü</text:span><text:span text:style-name="T16">ş</text:span><text:span text:style-name="T2"> oluyordu. Türk ordusunun Yunan i</text:span><text:span text:style-name="T16">ş</text:span><text:span text:style-name="T2">galine kar</text:span><text:span text:style-name="T16">ş</text:span><text:span text:style-name="T2">ı gösterdi</text:span><text:span text:style-name="T16">ğ</text:span><text:span text:style-name="T2">i ba</text:span><text:span text:style-name="T16">ş</text:span><text:span text:style-name="T2">arılar üzerine düzenlenen Londra Konferansı sırasında </text:span><text:span text:style-name="T16">İ</text:span><text:span text:style-name="T2">ngiliz Ba</text:span><text:span text:style-name="T16">ş</text:span><text:span text:style-name="T2">bakanı Lloyd George, büyük bir çirkinlikle Türkleri </text:span><text:span text:style-name="T9">"</text:span><text:span text:style-name="T12">bir insanlık kanseri,</text:span><text:span text:style-name="T9"> kötü yönettikleri toprakların etine i</text:span><text:span text:style-name="T11">ş</text:span><text:span text:style-name="T9">lemi</text:span><text:span text:style-name="T11">ş</text:span><text:span text:style-name="T9"> bir yara" </text:span><text:span text:style-name="T2">olarak tanımlamı</text:span><text:span text:style-name="T16">ş</text:span><text:span text:style-name="T2">, ancak geli</text:span><text:span text:style-name="T16">ş</text:span><text:span text:style-name="T2">meler kar</text:span><text:span text:style-name="T16">ş</text:span><text:span text:style-name="T2">ısındaki endi</text:span><text:span text:style-name="T16">ş</text:span><text:span text:style-name="T2">esini </text:span><text:span text:style-name="T16">ş</text:span><text:span text:style-name="T2">öyle ifade etmi</text:span><text:span text:style-name="T16">ş</text:span><text:span text:style-name="T2">ti:</text:span><text:span text:style-name="T9"> "</text:span><text:span text:style-name="T12">Bu belayı ve potansiyel dert kayna</text:span><text:span text:style-name="T14">ğ</text:span><text:span text:style-name="T12">ını Avrupa'dan def etmek </text:span><text:span text:style-name="T9">gibi büyük bir fırsatı </text:span><text:span text:style-name="T11">ş</text:span><text:span text:style-name="T9">u anda gerçekten de kaçırıyor olabiliriz."</text:span><text:span text:style-name="T2"> </text:span><text:span text:style-name="T17">44</text:span></text:p>
      <text:p text:style-name="P30"><text:span text:style-name="T16">Ş</text:span><text:span text:style-name="T2">ayet Kurtulu</text:span><text:span text:style-name="T16">ş</text:span><text:span text:style-name="T2"> Sava</text:span><text:span text:style-name="T16">ş</text:span><text:span text:style-name="T2">ı kazanılmamı</text:span><text:span text:style-name="T16">ş</text:span><text:span text:style-name="T2"> ve Lozan a</text:span><text:span text:style-name="T16">ş</text:span><text:span text:style-name="T2">amasına gelinmemi</text:span><text:span text:style-name="T16">ş</text:span><text:span text:style-name="T2"> olsaydı ba</text:span><text:span text:style-name="T16">ş</text:span><text:span text:style-name="T2">ta </text:span><text:span text:style-name="T16">İ</text:span><text:span text:style-name="T2">ngiltere olmak üzere Batılı devletler, bu emperyalist planı hiç tereddüt etmeden uygulayacaklardı. Ali Naci Karacan bunu </text:span><text:span text:style-name="T16">ş</text:span><text:span text:style-name="T2">öyle anlatır:</text:span></text:p>
      <text:p text:style-name="P17"><text:span text:style-name="T20">"Trakya Yunanistan'ın olacaktı; </text:span><text:span text:style-name="T34">İ</text:span><text:span text:style-name="T20">stanbul beynelmilel (uluslararası) olacaktı; Batı Anadolu Yunan sömürgesi olacaktı; Do</text:span><text:span text:style-name="T34">ğ</text:span><text:span text:style-name="T20">u Anadolu Ermenistan olacaktı; Adana Fransız sömürgesi olacaktı; Antalya, </text:span><text:span text:style-name="T34">İ</text:span><text:span text:style-name="T20">talyan sömürgesi olacaktı; ordumuz olmayacaktı; donanmamız olmayacaktı; saray, büyük, küçük bütün devletlerin denetiminde ve Orta Anadolu'da bir iki vilayet bu sarayın çiftli</text:span><text:span text:style-name="T34">ğ</text:span><text:span text:style-name="T20">i hükmünde kalacaktı. Maliyemiz, adliyemiz, nafıamız, harbiyemiz, denizcili</text:span><text:span text:style-name="T34">ğ</text:span><text:span text:style-name="T20">imiz, kara sınırlarımız, bo</text:span><text:span text:style-name="T34">ğ</text:span><text:span text:style-name="T20">azlarımız, do</text:span><text:span text:style-name="T34">ğ</text:span><text:span text:style-name="T20">rudan do</text:span><text:span text:style-name="T34">ğ</text:span><text:span text:style-name="T20">ruya maarifimiz ve bütün di</text:span><text:span text:style-name="T34">ğ</text:span><text:span text:style-name="T20">er müesseselerimiz Saray'ın esir hükümetleri vasıtasıyla yabancı kontrolü altında bulunacaktı.</text:span><text:span text:style-name="T22"> Türk Milleti köle, yabancı ve Hıristiyanlar Türk Milleti'nin efendisi olacaktı. </text:span><text:span text:style-name="T20">Nüfuz bölgeleri co</text:span><text:span text:style-name="T34">ğ</text:span><text:span text:style-name="T20">rafi birli</text:span><text:span text:style-name="T34">ğ</text:span><text:span text:style-name="T20">i, milli e</text:span><text:span text:style-name="T34">ğ</text:span><text:span text:style-name="T20">itimin kontrolü milli birli</text:span><text:span text:style-name="T34">ğ</text:span><text:span text:style-name="T20">i imkansız bırakacak, yabancılara ba</text:span><text:span text:style-name="T34">ğ</text:span><text:span text:style-name="T20">ı</text:span><text:span text:style-name="T34">ş</text:span><text:span text:style-name="T20">lanan imtiyazlar ekonomi ve ticarette kazanç hakkını kaldırarak büyük </text:span><text:span text:style-name="T34">ş</text:span><text:span text:style-name="T20">ehirlerde ve sahillerde ya</text:span><text:span text:style-name="T34">ş</text:span><text:span text:style-name="T20">ayan Türkler da</text:span><text:span text:style-name="T34">ğ</text:span><text:span text:style-name="T20">ıtılacak, öyle istiyorlardı ki, ölmez Türk Milleti ölecek, bu milletin devleti sona erecek, Akdeniz ve Marmara sularında bir daha türk bayra</text:span><text:span text:style-name="T34">ğ</text:span><text:span text:style-name="T20">ı görünmeyecekti. </text:span><text:span text:style-name="T34">İ</text:span><text:span text:style-name="T20">stedikleri bu idi, "Sevres Antla</text:span><text:span text:style-name="T34">ş</text:span><text:span text:style-name="T20">ması"nın anlamı budur.</text:span></text:p>
      <text:p text:style-name="P17"><text:span text:style-name="T20">O zaman bir tek erimiz, bir tek silahımız yoktu. Tek ümit ve kuvvetimiz </text:span><text:span text:style-name="T34">ş</text:span><text:span text:style-name="T20">u idi: Neler oldu</text:span><text:span text:style-name="T34">ğ</text:span><text:span text:style-name="T20">unu hepimiz biliyoruz. Kutsal ihtilal </text:span><text:span text:style-name="T34">İ</text:span><text:span text:style-name="T20">zmir da</text:span><text:span text:style-name="T34">ğ</text:span><text:span text:style-name="T20">larında Yunanlılara, Antep kapılarında Adana istila kuvvetine, do</text:span><text:span text:style-name="T34">ğ</text:span><text:span text:style-name="T20">u sınırında Ermenistan kuvvetlerine kar</text:span><text:span text:style-name="T34">ş</text:span><text:span text:style-name="T20">ı koydu. Ermenistan'ı, Adana istilasını, Yunanistan'ı yendik. Antalya istilası çekilip gitti. Gidenlere ne mutlu, çünkü canlarını kurtardılar. Kalanlar ise Anadolu topraklarının altında yatıyorlar. Bugün Batı Anadolu, Do</text:span><text:span text:style-name="T34">ğ</text:span><text:span text:style-name="T20">u Anadolu, Adana, Trakya, Antalya, Hatay, bo</text:span><text:span text:style-name="T34">ğ</text:span><text:span text:style-name="T20">azlar ve </text:span><text:span text:style-name="T34">İ</text:span><text:span text:style-name="T20">stanbul bizimdir; ordumuz vardır, donanmamız vardır, saray yoktur, maliyemiz, adliyemiz, nafıamız, harbiyemiz, denizcili</text:span><text:span text:style-name="T34">ğ</text:span><text:span text:style-name="T20">imiz serbesttir. Efendiyiz. Co</text:span><text:span text:style-name="T34">ğ</text:span><text:span text:style-name="T20">rafi birlik, milli birlik gerçekle</text:span><text:span text:style-name="T34">ş</text:span><text:span text:style-name="T20">mi</text:span><text:span text:style-name="T34">ş</text:span><text:span text:style-name="T20">tir. Türkiye'de en imtiyazlı insan yine Türk'tür. Büyük küçük bizimle sava</text:span><text:span text:style-name="T34">ş</text:span><text:span text:style-name="T20">an bütün devletler Türk Milleti'nin iradesini onaylamı</text:span><text:span text:style-name="T34">ş</text:span><text:span text:style-name="T20">lardır. </text:span><text:span text:style-name="T34">İ</text:span><text:span text:style-name="T20">stiklal Sava</text:span><text:span text:style-name="T34">ş</text:span><text:span text:style-name="T20">ı'nın gayesi bu idi, Lozan Antla</text:span><text:span text:style-name="T34">ş</text:span><text:span text:style-name="T20">ması'nın anlamı budur."</text:span><text:span text:style-name="T37">45 </text:span></text:p>
      <text:p text:style-name="P30"><text:span text:style-name="T2">Kısacası, </text:span><text:span text:style-name="T16">İ</text:span><text:span text:style-name="T2">ngiltere'nin ba</text:span><text:span text:style-name="T16">ş</text:span><text:span text:style-name="T2">ını çekti</text:span><text:span text:style-name="T16">ğ</text:span><text:span text:style-name="T2">i Avrupa emperyalizmi, kendince Osmanlı </text:span><text:span text:style-name="T16">İ</text:span><text:span text:style-name="T2">mparatorlu</text:span><text:span text:style-name="T16">ğ</text:span><text:span text:style-name="T2">u'nu yıkarak Türk Milleti'ni ortadan kaldırmayı hedefledi. 19. yüzyılın sonu ve 20. yüzyılın ilk çeyre</text:span><text:span text:style-name="T16">ğ</text:span><text:span text:style-name="T2">inin dünya siyasetini belirleyen en önemli unsurlarından biri, bu "Osmanlı'yı payla</text:span><text:span text:style-name="T16">ş</text:span><text:span text:style-name="T2">ıp yok etme" planıydı.</text:span></text:p>
      <text:p text:style-name="P30"><text:span text:style-name="T2">O dönemde "</text:span><text:span text:style-name="T16">Ş</text:span><text:span text:style-name="T2">ark Meselesi" olarak da bilinen bu çirkin plan, öncelikle </text:span><text:span text:style-name="T16">İ</text:span><text:span text:style-name="T2">ngiltere tarafından yürütülmü</text:span><text:span text:style-name="T16">ş</text:span><text:span text:style-name="T2">tü. </text:span><text:span text:style-name="T16">İ</text:span><text:span text:style-name="T2">ngiltere ise, önceki sayfalarda inceledi</text:span><text:span text:style-name="T16">ğ</text:span><text:span text:style-name="T2">imiz gibi, bu planı sadece askeri ve siyasi gücüyle de</text:span><text:span text:style-name="T16">ğ</text:span><text:span text:style-name="T2">il, aynı zamanda bir "propaganda sava</text:span><text:span text:style-name="T16">ş</text:span><text:span text:style-name="T2">ı" ile yürütmü</text:span><text:span text:style-name="T16">ş</text:span><text:span text:style-name="T2">tü. Klasik sömürgeci yöntemi kullanılmı</text:span><text:span text:style-name="T16">ş</text:span><text:span text:style-name="T2">tı: Topra</text:span><text:span text:style-name="T16">ğ</text:span><text:span text:style-name="T2">ı i</text:span><text:span text:style-name="T16">ş</text:span><text:span text:style-name="T2">gal edilip kendisi kölele</text:span><text:span text:style-name="T16">ş</text:span><text:span text:style-name="T2">tirilecek olan millet, "geri, ilkel, barbar, vah</text:span><text:span text:style-name="T16">ş</text:span><text:span text:style-name="T2">i" gibi sıfatlarla karalanmı</text:span><text:span text:style-name="T16">ş</text:span><text:span text:style-name="T2">tı. Hatta Kolomb zamanından beri emperyalistler tarafından dile getirilen "yarı insan" yalanı </text:span><text:soft-page-break/><text:span text:style-name="T2">kullanılmı</text:span><text:span text:style-name="T16">ş</text:span><text:span text:style-name="T2"> ve aziz Türk Milleti için "insanlı</text:span><text:span text:style-name="T16">ğ</text:span><text:span text:style-name="T2">ın insan olmayan numuneleri" denmi</text:span><text:span text:style-name="T16">ş</text:span><text:span text:style-name="T2">ti. </text:span><text:span text:style-name="T16">Ş</text:span><text:span text:style-name="T2">üphesiz bu çok çirkin bir hezeyandı.</text:span></text:p>
      <text:p text:style-name="P30"><text:span text:style-name="T2">Bir ba</text:span><text:span text:style-name="T16">ş</text:span><text:span text:style-name="T2">ka deyi</text:span><text:span text:style-name="T16">ş</text:span><text:span text:style-name="T2">le, Sosyal Darwinizm Osmanlı </text:span><text:span text:style-name="T16">İ</text:span><text:span text:style-name="T2">mparatorlu</text:span><text:span text:style-name="T16">ğ</text:span><text:span text:style-name="T2">u'na ve Türk Milleti'ne kar</text:span><text:span text:style-name="T16">ş</text:span><text:span text:style-name="T2">ı devreye sokulmu</text:span><text:span text:style-name="T16">ş</text:span><text:span text:style-name="T2">tu. Kendilerini çok "medeni ve ileri" sayan Batı'nın ırkçı emperyalistleri, Sosyal Darwinizm safsatasıyla tecavüzlerine dayanak bulmu</text:span><text:span text:style-name="T16">ş</text:span><text:span text:style-name="T2">lar, Türk yurdu Anadolu'yu bölü</text:span><text:span text:style-name="T16">ş</text:span><text:span text:style-name="T2">meye kalkma cüretini göstermi</text:span><text:span text:style-name="T16">ş</text:span><text:span text:style-name="T2">lerdi. Çanakkale'de, Galiçya'da, Irak'ta, Kanal'da ya da Suriye'de Türk evlatlarına kur</text:span><text:span text:style-name="T16">ş</text:span><text:span text:style-name="T2">un sıkanların dayandıkları "felsefi" temel, Sosyal Darwinizm'di...</text:span></text:p>
      <text:p text:style-name="P30"><text:span text:style-name="T2">Ve Sosyal Darwinizm'i özellikle Türk Milleti'ni hedef alacak </text:span><text:span text:style-name="T16">ş</text:span><text:span text:style-name="T2">ekilde formüle eden ki</text:span><text:span text:style-name="T16">ş</text:span><text:span text:style-name="T2">i de, bizzat Charles Darwin'di...</text:span></text:p>
      <text:p text:style-name="P26"/>
      <text:h text:style-name="P10" text:outline-level="1">Darwin’in Türk Milletine Bakışı</text:h>
      <text:p text:style-name="P26"/>
      <text:p text:style-name="P26"/>
      <text:p text:style-name="P30"><text:span text:style-name="T2">Charles Darwin'i tüm dünyaya tanıtan kitabı, 1859'da yayınlanan ve teorisinin temel çatısını içeren</text:span><text:span text:style-name="T9"> Türlerin Kökeni (Origin of Species)</text:span><text:span text:style-name="T2"> adlı çalı</text:span><text:span text:style-name="T16">ş</text:span><text:span text:style-name="T2">masıydı. Bir ikinci çalı</text:span><text:span text:style-name="T16">ş</text:span><text:span text:style-name="T2">ması ise, "insanın evrimi" konusundaki bilim dı</text:span><text:span text:style-name="T16">ş</text:span><text:span text:style-name="T2">ı iddialarını ve ırkçı teorilerini dile getirdi</text:span><text:span text:style-name="T16">ğ</text:span><text:span text:style-name="T2">i 1871 tarihli</text:span><text:span text:style-name="T9"> </text:span><text:span text:style-name="T11">İ</text:span><text:span text:style-name="T9">nsanın Türeyi</text:span><text:span text:style-name="T11">ş</text:span><text:span text:style-name="T9">i (The Descent of Man) </text:span><text:span text:style-name="T2">adlı kitabıdır. </text:span></text:p>
      <text:p text:style-name="P30"><text:span text:style-name="T2">Darwin'in görü</text:span><text:span text:style-name="T16">ş</text:span><text:span text:style-name="T2">lerini, özellikle de iç dünyasını ve yakın çevresi ile payla</text:span><text:span text:style-name="T16">ş</text:span><text:span text:style-name="T2">tı</text:span><text:span text:style-name="T16">ğ</text:span><text:span text:style-name="T2">ı dü</text:span><text:span text:style-name="T16">ş</text:span><text:span text:style-name="T2">üncelerini en iyi yansıtan kaynak ise, ölümünden altı yıl sonra o</text:span><text:span text:style-name="T16">ğ</text:span><text:span text:style-name="T2">lu Francis Darwin tarafından yayınlanan </text:span><text:span text:style-name="T9">Life and Letters of Charles Darwin (Charles Darwin'in Hayatı ve Mektupları) </text:span><text:span text:style-name="T2">adlı kitaptır. Bu kitapta Darwin'in çok sayıda mektubu vardır ve bu mektuplarda Darwin'in karanlık dünyası açıkça gözler önüne serilmektedir. </text:span></text:p>
      <text:p text:style-name="P30"><text:span text:style-name="T2">Kitapta yer alan mektuplardan bir tanesi ise, oldukça önemli siyasi mesajlar ta</text:span><text:span text:style-name="T16">ş</text:span><text:span text:style-name="T2">ıdı</text:span><text:span text:style-name="T16">ğ</text:span><text:span text:style-name="T2">ı için büyük dikkat çekmi</text:span><text:span text:style-name="T16">ş</text:span><text:span text:style-name="T2">tir. Özellikle </text:span><text:span text:style-name="T16">İ</text:span><text:span text:style-name="T2">ngiltere'nin Osmanlı </text:span><text:span text:style-name="T16">İ</text:span><text:span text:style-name="T2">mparatorlu</text:span><text:span text:style-name="T16">ğ</text:span><text:span text:style-name="T2">u'na cephe aldı</text:span><text:span text:style-name="T16">ğ</text:span><text:span text:style-name="T2">ı, </text:span><text:span text:style-name="T16">İ</text:span><text:span text:style-name="T2">ngiliz ba</text:span><text:span text:style-name="T16">ş</text:span><text:span text:style-name="T2">bakanı Gladstone'un </text:span><text:span text:style-name="T9">"Türkler insanlı</text:span><text:span text:style-name="T11">ğ</text:span><text:span text:style-name="T9">ın insan olmayan numuneleridir. Medeniyetimizin bekası için onları Asya steplerine geri sürmeli veya Anadolu'da yok etmeliyiz"</text:span><text:span text:style-name="T17">46</text:span><text:span text:style-name="T2"> gibi sözleri ısrarla tekrarladı</text:span><text:span text:style-name="T16">ğ</text:span><text:span text:style-name="T2">ı bir dönemde yayınlanan bu mektup kısa sürede önemli bir propaganda malzemesi haline gelmi</text:span><text:span text:style-name="T16">ş</text:span><text:span text:style-name="T2">tir. Çünkü Darwin'in bu mektuptaki çarpık fikirleri Gladstone'unkiyle aynı, hatta daha da fanatiktir.</text:span></text:p>
      <text:p text:style-name="P30"><text:span text:style-name="T2">Söz konusu mektup, Charles Darwin tarafından 3 Temmuz 1881 tarihinde W. Graham adlı bir bilim adamına yazılmı</text:span><text:span text:style-name="T16">ş</text:span><text:span text:style-name="T2">tır. Darwin, mektubun giri</text:span><text:span text:style-name="T16">ş</text:span><text:span text:style-name="T2">inde do</text:span><text:span text:style-name="T16">ğ</text:span><text:span text:style-name="T2">ada bir amaç ve anlam olmadı</text:span><text:span text:style-name="T16">ğ</text:span><text:span text:style-name="T2">ı yönündeki klasik materyalist yalanları tekrar etmektedir. Ancak sonra konuyu do</text:span><text:span text:style-name="T16">ğ</text:span><text:span text:style-name="T2">al seleksiyon kavramına çekmekte ve do</text:span><text:span text:style-name="T16">ğ</text:span><text:span text:style-name="T2">al seleksiyonun "geri ırkları" eleyerek medeniyetin geli</text:span><text:span text:style-name="T16">ş</text:span><text:span text:style-name="T2">mesine katkıda bulundu</text:span><text:span text:style-name="T16">ğ</text:span><text:span text:style-name="T2">unu öne sürmektedir. Darwin'in büyük bir cehaletle "geri ırk" kavramına kendince örnek olarak gösterdi</text:span><text:span text:style-name="T16">ğ</text:span><text:span text:style-name="T2">i millet ise Türk Milleti'dir. Darwin aynen </text:span><text:span text:style-name="T16">ş</text:span><text:span text:style-name="T2">öyle yazmaktadır: </text:span></text:p>
      <text:p text:style-name="P17"><text:span text:style-name="T20">"Do</text:span><text:span text:style-name="T34">ğ</text:span><text:span text:style-name="T20">al seleksiyona dayalı kavganın, medeniyetin ilerleyi</text:span><text:span text:style-name="T34">ş</text:span><text:span text:style-name="T20">ine sizin zannetti</text:span><text:span text:style-name="T34">ğ</text:span><text:span text:style-name="T20">inizden daha fazla yarar sa</text:span><text:span text:style-name="T34">ğ</text:span><text:span text:style-name="T20">ladı</text:span><text:span text:style-name="T34">ğ</text:span><text:span text:style-name="T20">ını ve sa</text:span><text:span text:style-name="T34">ğ</text:span><text:span text:style-name="T20">lamakta oldu</text:span><text:span text:style-name="T34">ğ</text:span><text:span text:style-name="T20">unu ispatlayabilirim. Dü</text:span><text:span text:style-name="T34">ş</text:span><text:span text:style-name="T20">ünün ki, birkaç yüzyıl önce Avrupa, </text:span><text:span text:style-name="T22">TÜRKLER</text:span><text:span text:style-name="T20"> tarafından i</text:span><text:span text:style-name="T34">ş</text:span><text:span text:style-name="T20">gal edildi</text:span><text:span text:style-name="T34">ğ</text:span><text:span text:style-name="T20">inde, Avrupa milletleri ne kadar büyük risk altında kalmı</text:span><text:span text:style-name="T34">ş</text:span><text:span text:style-name="T20">tı, ama artık bugün Avrupa'nın </text:span><text:span text:style-name="T22">TÜRKLER</text:span><text:span text:style-name="T20"> tarafından i</text:span><text:span text:style-name="T34">ş</text:span><text:span text:style-name="T20">gali bize ne kadar gülünç geliyor. Avrupa ırkları olarak bilinen medeni ırklar, ya</text:span><text:span text:style-name="T34">ş</text:span><text:span text:style-name="T20">am mücadelesinde </text:span><text:span text:style-name="T22">TÜRKLERE</text:span><text:span text:style-name="T20"> kar</text:span><text:span text:style-name="T34">ş</text:span><text:span text:style-name="T20">ı kesin galibiyet elde etmi</text:span><text:span text:style-name="T34">ş</text:span><text:span text:style-name="T20">lerdir. Dünyanın çok da uzak olmayan bir gelece</text:span><text:span text:style-name="T34">ğ</text:span><text:span text:style-name="T20">ine baktı</text:span><text:span text:style-name="T34">ğ</text:span><text:span text:style-name="T20">ımda, çok sayıdaki </text:span><text:span text:style-name="T22">A</text:span><text:span text:style-name="T24">Ş</text:span><text:span text:style-name="T22">A</text:span><text:span text:style-name="T24">Ğ</text:span><text:span text:style-name="T22">I IRKLARIN </text:span><text:span text:style-name="T20">medenile</text:span><text:span text:style-name="T34">ş</text:span><text:span text:style-name="T20">mi</text:span><text:span text:style-name="T34">ş</text:span><text:span text:style-name="T20"> yüksek ırklar tarafından </text:span><text:span text:style-name="T22">EL</text:span><text:span text:style-name="T24">İ</text:span><text:span text:style-name="T22">M</text:span><text:span text:style-name="T24">İ</text:span><text:span text:style-name="T22">NE ED</text:span><text:span text:style-name="T24">İ</text:span><text:span text:style-name="T22">LECE</text:span><text:span text:style-name="T24">Ğİ</text:span><text:span text:style-name="T22">N</text:span><text:span text:style-name="T24">İ</text:span><text:span text:style-name="T22"> (YOK ED</text:span><text:span text:style-name="T24">İ</text:span><text:span text:style-name="T22">LECE</text:span><text:span text:style-name="T24">Ğİ</text:span><text:span text:style-name="T22">N</text:span><text:span text:style-name="T24">İ</text:span><text:span text:style-name="T22">)</text:span><text:span text:style-name="T20"> görüyorum."</text:span><text:span text:style-name="T37">47 </text:span></text:p>
      <text:p text:style-name="P30"><text:span text:style-name="T2">Bu satırlarda asil Türk Milleti için söylenen sözlerin birer hezeyan oldukları, fanatikçe bir nefretin ve Türklük hakkındaki derin bir cehaletin ürünü oldukları açıktır. Nitekim bir sonraki bölümde Darwin'in bu hezeyanlarının ne denli gerçek dı</text:span><text:span text:style-name="T16">ş</text:span><text:span text:style-name="T2">ı oldu</text:span><text:span text:style-name="T16">ğ</text:span><text:span text:style-name="T2">unu Türk Milleti'nin tarihini ele alarak inceleyece</text:span><text:span text:style-name="T16">ğ</text:span><text:span text:style-name="T2">iz. Ancak bu noktada yapılması gereken, Darwin'in bu sözlerini detaylı olarak analiz etmek ve bu sözlerin amacını belirlemektir. Darwin'in bu hezayanını cümle cümle inceleyelim:</text:span></text:p>
      <text:p text:style-name="P30"><text:span text:style-name="T5">1) </text:span><text:span text:style-name="T2">Do</text:span><text:span text:style-name="T16">ğ</text:span><text:span text:style-name="T2">al seleksiyona dayalı kavganın, medeniyetin ilerleyi</text:span><text:span text:style-name="T16">ş</text:span><text:span text:style-name="T2">ine sizin zannetti</text:span><text:span text:style-name="T16">ğ</text:span><text:span text:style-name="T2">inizden daha fazla yarar sa</text:span><text:span text:style-name="T16">ğ</text:span><text:span text:style-name="T2">ladı</text:span><text:span text:style-name="T16">ğ</text:span><text:span text:style-name="T2">ını ve sa</text:span><text:span text:style-name="T16">ğ</text:span><text:span text:style-name="T2">lamakta oldu</text:span><text:span text:style-name="T16">ğ</text:span><text:span text:style-name="T2">unu ispatlayabilirim...</text:span></text:p>
      <text:p text:style-name="P30"><text:soft-page-break/><text:span text:style-name="T2">Darwin burada klasik Sosyal Darwinist mantı</text:span><text:span text:style-name="T16">ğ</text:span><text:span text:style-name="T2">ı kullanmakta ve insanlı</text:span><text:span text:style-name="T16">ğ</text:span><text:span text:style-name="T2">ın ırklar arasındaki sava</text:span><text:span text:style-name="T16">ş</text:span><text:span text:style-name="T2"> ve mücadele ile geli</text:span><text:span text:style-name="T16">ş</text:span><text:span text:style-name="T2">ti</text:span><text:span text:style-name="T16">ğ</text:span><text:span text:style-name="T2">i yalanını öne sürmektedir. Kitabın önceki bölümlerinde inceledi</text:span><text:span text:style-name="T16">ğ</text:span><text:span text:style-name="T2">imiz gibi, bu, 19. yüzyıl </text:span><text:span text:style-name="T16">İ</text:span><text:span text:style-name="T2">ngiliz emperyalizminin temel fikri dayana</text:span><text:span text:style-name="T16">ğ</text:span><text:span text:style-name="T2">ını te</text:span><text:span text:style-name="T16">ş</text:span><text:span text:style-name="T2">kil eden koyu ırkçı bir görü</text:span><text:span text:style-name="T16">ş</text:span><text:span text:style-name="T2">tür ve hiçbir bilimsel dayana</text:span><text:span text:style-name="T16">ğ</text:span><text:span text:style-name="T2">ı yoktur. <text:s/></text:span></text:p>
      <text:p text:style-name="P30"><text:span text:style-name="T5">2)</text:span><text:span text:style-name="T2"> ... Dü</text:span><text:span text:style-name="T16">ş</text:span><text:span text:style-name="T2">ünün ki, birkaç yüzyıl önce </text:span><text:span text:style-name="T5">Avrupa, Türkler tarafından i</text:span><text:span text:style-name="T7">ş</text:span><text:span text:style-name="T5">gal edildi</text:span><text:span text:style-name="T7">ğ</text:span><text:span text:style-name="T5">inde,</text:span><text:span text:style-name="T2"> Avrupa milletleri ne kadar büyük risk altında kalmı</text:span><text:span text:style-name="T16">ş</text:span><text:span text:style-name="T2">tı, ama artık bugün Avrupa'nın Türkler tarafından i</text:span><text:span text:style-name="T16">ş</text:span><text:span text:style-name="T2">gali bize ne kadar gülünç geliyor...</text:span></text:p>
      <text:p text:style-name="P30"><text:span text:style-name="T2">Darwin burada ise asil Türk Milleti'nin Osmanlı döneminde Avrupa'daki, özellikle Balkan Yarımadası'ndaki fetihlerinden söz etmektedir. Ancak kullandı</text:span><text:span text:style-name="T16">ğ</text:span><text:span text:style-name="T2">ı "i</text:span><text:span text:style-name="T16">ş</text:span><text:span text:style-name="T2">gal" kavramı tarihsel olarak yanlı</text:span><text:span text:style-name="T16">ş</text:span><text:span text:style-name="T2">tır ve aslında Türklere duydu</text:span><text:span text:style-name="T16">ğ</text:span><text:span text:style-name="T2">u kinin bir ifadesidir. </text:span><text:span text:style-name="T5">Çünkü Türk Milleti Balkanlar'ı "i</text:span><text:span text:style-name="T7">ş</text:span><text:span text:style-name="T5">gal" etmemi</text:span><text:span text:style-name="T7">ş</text:span><text:span text:style-name="T5">tir, fethetmi</text:span><text:span text:style-name="T7">ş</text:span><text:span text:style-name="T5">tir.</text:span><text:span text:style-name="T2"> Bu ikisi arasında önemli bir fark vardır. Bir devlet bir topra</text:span><text:span text:style-name="T16">ğ</text:span><text:span text:style-name="T2">ı i</text:span><text:span text:style-name="T16">ş</text:span><text:span text:style-name="T2">gal ederse, amacı orayı ya</text:span><text:span text:style-name="T16">ğ</text:span><text:span text:style-name="T2">malamak, üzerinde ya</text:span><text:span text:style-name="T16">ş</text:span><text:span text:style-name="T2">ayan halkı ise ya sürmek ya da sömürmektir. Ancak "fetih" farklı bir kavramdır. Fetih yapan devlet, ele geçirmi</text:span><text:span text:style-name="T16">ş</text:span><text:span text:style-name="T2"> oldu</text:span><text:span text:style-name="T16">ğ</text:span><text:span text:style-name="T2">u topra</text:span><text:span text:style-name="T16">ğ</text:span><text:span text:style-name="T2">ı ve üzerinde ya</text:span><text:span text:style-name="T16">ş</text:span><text:span text:style-name="T2">ayan halkı sahiplenir, onu kendi bünyesine katar, onları di</text:span><text:span text:style-name="T16">ğ</text:span><text:span text:style-name="T2">er vatanda</text:span><text:span text:style-name="T16">ş</text:span><text:span text:style-name="T2">ları ile e</text:span><text:span text:style-name="T16">ş</text:span><text:span text:style-name="T2">it konuma getirir. Fethetti</text:span><text:span text:style-name="T16">ğ</text:span><text:span text:style-name="T2">i ülkeyi de imar eder, güzelle</text:span><text:span text:style-name="T16">ş</text:span><text:span text:style-name="T2">tirir, kalkındırır.</text:span></text:p>
      <text:p text:style-name="P30"><text:span text:style-name="T2">Osmanlı </text:span><text:span text:style-name="T16">İ</text:span><text:span text:style-name="T2">mparatorlu</text:span><text:span text:style-name="T16">ğ</text:span><text:span text:style-name="T2">u da Balkanlar'ı fethetmi</text:span><text:span text:style-name="T16">ş</text:span><text:span text:style-name="T2">tir. Fethetti</text:span><text:span text:style-name="T16">ğ</text:span><text:span text:style-name="T2">i bu topraklardaki halklara büyük saygı ve ho</text:span><text:span text:style-name="T16">ş</text:span><text:span text:style-name="T2">görü göstermi</text:span><text:span text:style-name="T16">ş</text:span><text:span text:style-name="T2">, onları kendi tebaasının bir parçası saymı</text:span><text:span text:style-name="T16">ş</text:span><text:span text:style-name="T2">tır. Balkanlar'ın dört bir yanını da imar etmi</text:span><text:span text:style-name="T16">ş</text:span><text:span text:style-name="T2">, kalkındırmı</text:span><text:span text:style-name="T16">ş</text:span><text:span text:style-name="T2">, geli</text:span><text:span text:style-name="T16">ş</text:span><text:span text:style-name="T2">tirmi</text:span><text:span text:style-name="T16">ş</text:span><text:span text:style-name="T2">tir. Bölgede çok sayıda kervansaray, hamam, köprü, cami, kütüphane, a</text:span><text:span text:style-name="T16">ş</text:span><text:span text:style-name="T2">evi in</text:span><text:span text:style-name="T16">ş</text:span><text:span text:style-name="T2">a edilmi</text:span><text:span text:style-name="T16">ş</text:span><text:span text:style-name="T2">tir ve bunların üstün bir kültürün ürünü oldukları bugün herkesçe kabul edilmektedir. </text:span></text:p>
      <text:p text:style-name="P30"><text:span text:style-name="T2">Kısacası "i</text:span><text:span text:style-name="T16">ş</text:span><text:span text:style-name="T2">gal" ile "fetih" çok farklı kavramlardır. Bu nedenle 1453'teki zafer, dünya literatüründe "</text:span><text:span text:style-name="T16">İ</text:span><text:span text:style-name="T2">stanbul'un i</text:span><text:span text:style-name="T16">ş</text:span><text:span text:style-name="T2">gali" olarak de</text:span><text:span text:style-name="T16">ğ</text:span><text:span text:style-name="T2">il, "</text:span><text:span text:style-name="T16">İ</text:span><text:span text:style-name="T2">stanbul'un fethi" olarak geçmektedir. Darwin ise bu kavramları kasıtlı olarak karı</text:span><text:span text:style-name="T16">ş</text:span><text:span text:style-name="T2">tırmakta ve özellikle "i</text:span><text:span text:style-name="T16">ş</text:span><text:span text:style-name="T2">gal" kavramını kullanmaktadır. Amacı, elbette, asil Türk Milleti'ni <text:s/>kendi aklınca "barbar" bir toplum olarak gösterebilmektir.</text:span></text:p>
      <text:p text:style-name="P30"><text:span text:style-name="T5">3)</text:span><text:span text:style-name="T2"> ... Avrupa ırkları olarak bilinen medeni ırklar, ya</text:span><text:span text:style-name="T16">ş</text:span><text:span text:style-name="T2">am mücadelesinde</text:span><text:span text:style-name="T5"> Türklere kar</text:span><text:span text:style-name="T7">ş</text:span><text:span text:style-name="T5">ı kesin bir galibiyet elde etmi</text:span><text:span text:style-name="T7">ş</text:span><text:span text:style-name="T5">lerdir......</text:span></text:p>
      <text:p text:style-name="P30"><text:span text:style-name="T2">Darwin bu cümlesinde cehaletini ve mantık çarpıklı</text:span><text:span text:style-name="T16">ğ</text:span><text:span text:style-name="T2">ını gözler önüne sermektedir. Birincisi, Avrupalı ırkları "medeni ırklar" olarak tanımlayarak klasik ırkçı ve Sosyal Darwinist bakı</text:span><text:span text:style-name="T16">ş</text:span><text:span text:style-name="T2"> açısını tekrarlamaktadır. </text:span><text:span text:style-name="T16">İ</text:span><text:span text:style-name="T2">kincisi, Sosyal Darwinizm'in bir di</text:span><text:span text:style-name="T16">ğ</text:span><text:span text:style-name="T2">er önemli iddiasını yinelemekte ve "ırklar arası ya</text:span><text:span text:style-name="T16">ş</text:span><text:span text:style-name="T2">am mücadelesi" yalanını kullanarak sava</text:span><text:span text:style-name="T16">ş</text:span><text:span text:style-name="T2"> ve çatı</text:span><text:span text:style-name="T16">ş</text:span><text:span text:style-name="T2">manın milletleri geli</text:span><text:span text:style-name="T16">ş</text:span><text:span text:style-name="T2">tirdi</text:span><text:span text:style-name="T16">ğ</text:span><text:span text:style-name="T2">ini, uygarlı</text:span><text:span text:style-name="T16">ğ</text:span><text:span text:style-name="T2">ı ilerletti</text:span><text:span text:style-name="T16">ğ</text:span><text:span text:style-name="T2">ini öne sürmektedir. </text:span></text:p>
      <text:p text:style-name="P30"><text:span text:style-name="T2">4) ... Dünyanın çok da uzak olmayan bir gelece</text:span><text:span text:style-name="T16">ğ</text:span><text:span text:style-name="T2">ine baktı</text:span><text:span text:style-name="T16">ğ</text:span><text:span text:style-name="T2">ımda, </text:span><text:span text:style-name="T4">çok sayıdaki a</text:span><text:span text:style-name="T6">ş</text:span><text:span text:style-name="T4">a</text:span><text:span text:style-name="T6">ğ</text:span><text:span text:style-name="T4">ı ırkların medenile</text:span><text:span text:style-name="T6">ş</text:span><text:span text:style-name="T4">mi</text:span><text:span text:style-name="T6">ş</text:span><text:span text:style-name="T4"> yüksek ırklar tarafından elimine edilece</text:span><text:span text:style-name="T6">ğ</text:span><text:span text:style-name="T4">ini (yok edilece</text:span><text:span text:style-name="T6">ğ</text:span><text:span text:style-name="T4">ini) görüyorum...</text:span></text:p>
      <text:p text:style-name="P30"><text:span text:style-name="T2">Darwin, çarpık mantı</text:span><text:span text:style-name="T16">ğ</text:span><text:span text:style-name="T2">ının en dikkat çekici yönünü -ve hezeyanını- bu cümlesinde sergilemektedir. Söyledikleri açıktır: Türk Milleti'nin yakında Avrupalılar tarafından yok edilece</text:span><text:span text:style-name="T16">ğ</text:span><text:span text:style-name="T2">ini öne sürmektedir. Bu i</text:span><text:span text:style-name="T16">ş</text:span><text:span text:style-name="T2">i gerçekle</text:span><text:span text:style-name="T16">ş</text:span><text:span text:style-name="T2">tirmesini umdu</text:span><text:span text:style-name="T16">ğ</text:span><text:span text:style-name="T2">u Avrupalıları "medenile</text:span><text:span text:style-name="T16">ş</text:span><text:span text:style-name="T2">mi</text:span><text:span text:style-name="T16">ş</text:span><text:span text:style-name="T2"> yüksek ırklar" olarak tarif etmekte, Türk Milleti'ne de kendince "a</text:span><text:span text:style-name="T16">ş</text:span><text:span text:style-name="T2">a</text:span><text:span text:style-name="T16">ğ</text:span><text:span text:style-name="T2">ı ırk" yakı</text:span><text:span text:style-name="T16">ş</text:span><text:span text:style-name="T2">tırması yapmaktadır. Ancak burada Darwin'in bu hezeyanını önemli bir mesajla birlikte dile getirdi</text:span><text:span text:style-name="T16">ğ</text:span><text:span text:style-name="T2">ine dikkat etmek gerekir. Darwin, bu cümleleri, "do</text:span><text:span text:style-name="T16">ğ</text:span><text:span text:style-name="T2">al seleksiyon medeniyetin ilerleyi</text:span><text:span text:style-name="T16">ş</text:span><text:span text:style-name="T2">ine katkıda bulunmaktadır" </text:span><text:span text:style-name="T16">ş</text:span><text:span text:style-name="T2">eklinde bir giri</text:span><text:span text:style-name="T16">ş</text:span><text:span text:style-name="T2"> yaparak söylemektedir. Yani Türk </text:span><text:soft-page-break/><text:span text:style-name="T2">Milleti'nin yok edilmesi hedefinin, sözde do</text:span><text:span text:style-name="T16">ğ</text:span><text:span text:style-name="T2">a kanunlarının bir gere</text:span><text:span text:style-name="T16">ğ</text:span><text:span text:style-name="T2">i oldu</text:span><text:span text:style-name="T16">ğ</text:span><text:span text:style-name="T2">unu ve medeniyetin ilerleyi</text:span><text:span text:style-name="T16">ş</text:span><text:span text:style-name="T2">ine de katkıda bulunaca</text:span><text:span text:style-name="T16">ğ</text:span><text:span text:style-name="T2">ını iddia etmektedir!...</text:span></text:p>
      <text:p text:style-name="P26"/>
      <text:h text:style-name="P44" text:outline-level="2">Darwinizm ile Türk Düşmanlığı'nın Kopmaz İlişkisi</text:h>
      <text:p text:style-name="P30"><text:span text:style-name="T2">Darwin'in ortaya koydu</text:span><text:span text:style-name="T16">ğ</text:span><text:span text:style-name="T2">u bu çarpık mantıkların </text:span><text:span text:style-name="T16">İ</text:span><text:span text:style-name="T2">ngiliz emperyalizminin Osmanlı dü</text:span><text:span text:style-name="T16">ş</text:span><text:span text:style-name="T2">manlı</text:span><text:span text:style-name="T16">ğ</text:span><text:span text:style-name="T2">ı ile birebir uyum sa</text:span><text:span text:style-name="T16">ğ</text:span><text:span text:style-name="T2">ladı</text:span><text:span text:style-name="T16">ğ</text:span><text:span text:style-name="T2">ı ise çok açıktır. Darwin, </text:span><text:span text:style-name="T16">İ</text:span><text:span text:style-name="T2">ngiltere'nin Osmanlı'yı sömürgele</text:span><text:span text:style-name="T16">ş</text:span><text:span text:style-name="T2">tirme ve Türk Milleti'ni de kendilerince tarihten silme planına sözde bilimsel bir zemin sa</text:span><text:span text:style-name="T16">ğ</text:span><text:span text:style-name="T2">lamaya çalı</text:span><text:span text:style-name="T16">ş</text:span><text:span text:style-name="T2">mı</text:span><text:span text:style-name="T16">ş</text:span><text:span text:style-name="T2">tır. </text:span><text:span text:style-name="T16">İ</text:span><text:span text:style-name="T2">ngiltere'nin körükledi</text:span><text:span text:style-name="T16">ğ</text:span><text:span text:style-name="T2">i Türk dü</text:span><text:span text:style-name="T16">ş</text:span><text:span text:style-name="T2">manlı</text:span><text:span text:style-name="T16">ğ</text:span><text:span text:style-name="T2">ı akımına, bilimsel bir görüntü kazandırmayı hedeflemi</text:span><text:span text:style-name="T16">ş</text:span><text:span text:style-name="T2">tir. </text:span></text:p>
      <text:p text:style-name="P30"><text:span text:style-name="T2">Darwin'in Türk Milleti ile ilgili bu hezeyanlarının, </text:span><text:span text:style-name="T16">İ</text:span><text:span text:style-name="T2">ngiltere'nin Mısır'ı i</text:span><text:span text:style-name="T16">ş</text:span><text:span text:style-name="T2">galinden bir yıl önceye rastlaması da oldukça anlamlıdır. Anla</text:span><text:span text:style-name="T16">ş</text:span><text:span text:style-name="T2">ılan Darwin, </text:span><text:span text:style-name="T16">İ</text:span><text:span text:style-name="T2">ngiliz yönetiminin Mısır'ın i</text:span><text:span text:style-name="T16">ş</text:span><text:span text:style-name="T2">gali ile ba</text:span><text:span text:style-name="T16">ş</text:span><text:span text:style-name="T2">layacak bir "Osmanlı'yı parçalama" stratejisini kurdu</text:span><text:span text:style-name="T16">ğ</text:span><text:span text:style-name="T2">u sıralarda,</text:span><text:span text:style-name="T5"> "Türklerin yakında yok olacaklarını görüyorum, bu do</text:span><text:span text:style-name="T7">ğ</text:span><text:span text:style-name="T5">al seleksiyonun gere</text:span><text:span text:style-name="T7">ğ</text:span><text:span text:style-name="T5">idir"</text:span><text:span text:style-name="T2"> diyerek, bu stratejiye katkıda bulunmu</text:span><text:span text:style-name="T16">ş</text:span><text:span text:style-name="T2">tur.</text:span></text:p>
      <text:p text:style-name="P30"><text:span text:style-name="T2">Darwin'in bu sözlerinin o dönemde son derece etkili oldu</text:span><text:span text:style-name="T16">ğ</text:span><text:span text:style-name="T2">unu ise yeniden vurgulamak gerekir. Darwin fikirlerini ku</text:span><text:span text:style-name="T16">ş</text:span><text:span text:style-name="T2">kusuz sadece bu mektupta de</text:span><text:span text:style-name="T16">ğ</text:span><text:span text:style-name="T2">il, </text:span><text:span text:style-name="T16">İ</text:span><text:span text:style-name="T2">ngiliz devlet adamları ile olan temaslarında da ifade etmi</text:span><text:span text:style-name="T16">ş</text:span><text:span text:style-name="T2"> ve onlara Türk Milleti'nin yok edilmesi planına sa</text:span><text:span text:style-name="T16">ğ</text:span><text:span text:style-name="T2">ladı</text:span><text:span text:style-name="T16">ğ</text:span><text:span text:style-name="T2">ı sözde "bilimsel" deste</text:span><text:span text:style-name="T16">ğ</text:span><text:span text:style-name="T2">i sunmu</text:span><text:span text:style-name="T16">ş</text:span><text:span text:style-name="T2">tur. Darwin'in bu mektubu 1888 yılında yayınlandı</text:span><text:span text:style-name="T16">ğ</text:span><text:span text:style-name="T2">ında ise, Türk Milleti'ne kar</text:span><text:span text:style-name="T16">ş</text:span><text:span text:style-name="T2">ı yürütülmekte olan propaganda sava</text:span><text:span text:style-name="T16">ş</text:span><text:span text:style-name="T2">ına büyük bir destek sa</text:span><text:span text:style-name="T16">ğ</text:span><text:span text:style-name="T2">lamı</text:span><text:span text:style-name="T16">ş</text:span><text:span text:style-name="T2">, Türk dü</text:span><text:span text:style-name="T16">ş</text:span><text:span text:style-name="T2">manları Darwin'in hezeyanlarından güç bulmu</text:span><text:span text:style-name="T16">ş</text:span><text:span text:style-name="T2">lardır. </text:span></text:p>
      <text:p text:style-name="P30"><text:span text:style-name="T2">Darwin'in Türk dü</text:span><text:span text:style-name="T16">ş</text:span><text:span text:style-name="T2">manlı</text:span><text:span text:style-name="T16">ğ</text:span><text:span text:style-name="T2">ına sa</text:span><text:span text:style-name="T16">ğ</text:span><text:span text:style-name="T2">ladı</text:span><text:span text:style-name="T16">ğ</text:span><text:span text:style-name="T2">ı bu deste</text:span><text:span text:style-name="T16">ğ</text:span><text:span text:style-name="T2">in etkisi, günümüzde bile sürmektedir. Ba</text:span><text:span text:style-name="T16">ş</text:span><text:span text:style-name="T2">ta Almanya olmak üzere çe</text:span><text:span text:style-name="T16">ş</text:span><text:span text:style-name="T2">itli Batılı ülkelerdeki neo-Nazi ve fa</text:span><text:span text:style-name="T16">ş</text:span><text:span text:style-name="T2">ist gruplar, Türklere kar</text:span><text:span text:style-name="T16">ş</text:span><text:span text:style-name="T2">ı yürüttükleri karalama kampanyasında hala Darwin'in bu hezeyanlarına atıfta bulunmaktadırlar. Internet'teki çe</text:span><text:span text:style-name="T16">ş</text:span><text:span text:style-name="T2">itli neo-Nazi sitelerinde, Darwin'in "Ari ırkın üstünlü</text:span><text:span text:style-name="T16">ğ</text:span><text:span text:style-name="T2">ü" hakkındaki sözlerinin yanında Türk Milleti hakkındaki hezeyanı da yer almaktadır. Almanya'daki Türk soyda</text:span><text:span text:style-name="T16">ş</text:span><text:span text:style-name="T2">larımızı acımasızca katleden, evlerini kundaklayan, i</text:span><text:span text:style-name="T16">ş</text:span><text:span text:style-name="T2">yerlerini ya</text:span><text:span text:style-name="T16">ğ</text:span><text:span text:style-name="T2">malayan "dazlak"lar, Darwin'in görü</text:span><text:span text:style-name="T16">ş</text:span><text:span text:style-name="T2">lerinden güç bulmaya devam etmektedirler. </text:span></text:p>
      <text:p text:style-name="P30"><text:span text:style-name="T2">Bu gerçek, 19. yüzyılda Batı emperyalizmi tarafından körüklenen, o zamandan bu yana da çe</text:span><text:span text:style-name="T16">ş</text:span><text:span text:style-name="T2">itli çevreler tarafından ısrarla ayakta tutulan "Türk dü</text:span><text:span text:style-name="T16">ş</text:span><text:span text:style-name="T2">manlı</text:span><text:span text:style-name="T16">ğ</text:span><text:span text:style-name="T2">ı" akımının ardında, Darwinizm'in önemli bir yeri oldu</text:span><text:span text:style-name="T16">ğ</text:span><text:span text:style-name="T2">unu göstermektedir. Elbette ki Türklere dü</text:span><text:span text:style-name="T16">ş</text:span><text:span text:style-name="T2">man olan toplum, grup ya da ki</text:span><text:span text:style-name="T16">ş</text:span><text:span text:style-name="T2">iler tarihin her döneminde var olmu</text:span><text:span text:style-name="T16">ş</text:span><text:span text:style-name="T2">tur. Ancak ilk kez Darwin bu dü</text:span><text:span text:style-name="T16">ş</text:span><text:span text:style-name="T2">manlı</text:span><text:span text:style-name="T16">ğ</text:span><text:span text:style-name="T2">a sözde bilimsel bir dayanak sa</text:span><text:span text:style-name="T16">ğ</text:span><text:span text:style-name="T2">lamı</text:span><text:span text:style-name="T16">ş</text:span><text:span text:style-name="T2">, Türk Milleti'nin "geri ve ilkel" bir millet oldu</text:span><text:span text:style-name="T16">ğ</text:span><text:span text:style-name="T2">u </text:span><text:span text:style-name="T16">ş</text:span><text:span text:style-name="T2">eklindeki safsatalara sözde bilimsel bir kılıf bulmu</text:span><text:span text:style-name="T16">ş</text:span><text:span text:style-name="T2">tur. </text:span></text:p>
      <text:p text:style-name="P30"><text:span text:style-name="T2">Bu ise elbette milletini ve vatanını seven her Türk'e, Darwinizm'e kar</text:span><text:span text:style-name="T16">ş</text:span><text:span text:style-name="T2">ı fikren tavır almak, bu ırkçı ideolojiyi reddetmek ve geçersizli</text:span><text:span text:style-name="T16">ğ</text:span><text:span text:style-name="T2">ini de elinden geldi</text:span><text:span text:style-name="T16">ğ</text:span><text:span text:style-name="T2">ince ortaya koymak görevini yükler. Aksi takdirde, e</text:span><text:span text:style-name="T16">ğ</text:span><text:span text:style-name="T2">er Darwinizm'i savunursa, kendi milletini yok etmek isteyen bir dünya görü</text:span><text:span text:style-name="T16">ş</text:span><text:span text:style-name="T2">üne hizmet etmi</text:span><text:span text:style-name="T16">ş</text:span><text:span text:style-name="T2"> olacaktır. Darwinizm'e hala körü körüne ba</text:span><text:span text:style-name="T16">ğ</text:span><text:span text:style-name="T2">lı kalan, bu safsataya akla ve bilime ra</text:span><text:span text:style-name="T16">ğ</text:span><text:span text:style-name="T2">men arka çıkan birtakım Türk bilim ve fikir adamlarına duyurulur...</text:span></text:p>
      <text:p text:style-name="P26"/>
      <text:h text:style-name="P44" text:outline-level="2"><text:soft-page-break/>Darwinizm Bataklığının Kurutulması Şarttır</text:h>
      <text:p text:style-name="P30"><text:span text:style-name="T2">Sava</text:span><text:span text:style-name="T16">ş</text:span><text:span text:style-name="T2">lar, zulümler, katliamlar, çatı</text:span><text:span text:style-name="T16">ş</text:span><text:span text:style-name="T2">malar tarih boyunca hep olmu</text:span><text:span text:style-name="T16">ş</text:span><text:span text:style-name="T2">tur. Ancak, geçen yüzyılda bunların sayısının ve getirdi</text:span><text:span text:style-name="T16">ğ</text:span><text:span text:style-name="T2">i felaketlerin çapının bu kadar büyük olmasının nedeni, Darwinizm'in bu katliamlara, kıyımlara ve çatı</text:span><text:span text:style-name="T16">ş</text:span><text:span text:style-name="T2">malara sözde me</text:span><text:span text:style-name="T16">ş</text:span><text:span text:style-name="T2">ru bir kılıf hazırlamasıdır. Darwinizm’in do</text:span><text:span text:style-name="T16">ğ</text:span><text:span text:style-name="T2">a hakkındaki uydurma iddiaları bu ideolojilerin söylemleri ile paralel oldu</text:span><text:span text:style-name="T16">ğ</text:span><text:span text:style-name="T2">u için, katiller, diktatörler, sadist ideologlar yaptıkları uygulamalar için "do</text:span><text:span text:style-name="T16">ğ</text:span><text:span text:style-name="T2">a kanunu toplumda da i</text:span><text:span text:style-name="T16">ş</text:span><text:span text:style-name="T2">lemektedir" diyerek kendilerini haklı ve masum göstermeye çalı</text:span><text:span text:style-name="T16">ş</text:span><text:span text:style-name="T2">mı</text:span><text:span text:style-name="T16">ş</text:span><text:span text:style-name="T2">lardır.</text:span></text:p>
      <text:p text:style-name="P30"><text:span text:style-name="T2">Günümüzde de evrim teorisi yine felsefi ve ideolojik amaçlarla savunulmaktadır. 19. yüzyılın evrim teorisi ile </text:span><text:span text:style-name="T16">ş</text:span><text:span text:style-name="T2">iddetlenen sömürgecili</text:span><text:span text:style-name="T16">ğ</text:span><text:span text:style-name="T2">i, Nazi Almanyası ya da Sovyetler Birli</text:span><text:span text:style-name="T16">ğ</text:span><text:span text:style-name="T2">i tarihe karı</text:span><text:span text:style-name="T16">ş</text:span><text:span text:style-name="T2">mı</text:span><text:span text:style-name="T16">ş</text:span><text:span text:style-name="T2">tır, ama bunlara temel olu</text:span><text:span text:style-name="T16">ş</text:span><text:span text:style-name="T2">turan materyalist felsefe hala bir takım çevreler tarafından ısrarla savunulmakta ve bu felsefenin yıkıcı etkileri dünyanın dört bir yanında devam etmektedir. Sadece Do</text:span><text:span text:style-name="T16">ğ</text:span><text:span text:style-name="T2">u Türkistan'da ya</text:span><text:span text:style-name="T16">ş</text:span><text:span text:style-name="T2">ananlar veya ülkemizde Darwinizm’den hayat bulan komünist bölücü terör dahi bunun çarpıcı bir örne</text:span><text:span text:style-name="T16">ğ</text:span><text:span text:style-name="T2">idir.</text:span></text:p>
      <text:p text:style-name="P30"><text:span text:style-name="T2">Adli veya fiziki tedbirler ise yaranın sadece üzerini örtebilmektedir. Kesin çözüm ise yaranın ilmi ve kültürel yönden tedavisidir. Darwinizm’in kültürel ve bilimsel anlamda çökü</text:span><text:span text:style-name="T16">ş</text:span><text:span text:style-name="T2">ü, ondan güç alan felsefeleri de yok edecektir ve bu dünyadan zulmün kalkması anlamına gelmektedir.</text:span></text:p>
      <text:p text:style-name="P26"/>
      <text:p text:style-name="P26"/>
      <text:h text:style-name="P6" text:outline-level="3">“TÜRK MİLLETİ DİNDARLIĞI VE ÜSTÜN AHLAKI İLE DARWINİSTLERİN OYUNLARINI BOZMUŞTUR”</text:h>
      <text:p text:style-name="P28"/>
      <text:p text:style-name="P17"><text:span text:style-name="T20">... Avrupa ırkları olarak bilinen medeni ırklar, ya</text:span><text:span text:style-name="T34">ş</text:span><text:span text:style-name="T20">am mücadelesinde </text:span><text:span text:style-name="T22">TÜRKLERE</text:span><text:span text:style-name="T20"> kar</text:span><text:span text:style-name="T34">ş</text:span><text:span text:style-name="T20">ı kesin galibiyet elde etmi</text:span><text:span text:style-name="T34">ş</text:span><text:span text:style-name="T20">lerdir. Dünyanın çok da uzak olmayan bir gelece</text:span><text:span text:style-name="T34">ğ</text:span><text:span text:style-name="T20">ine baktı</text:span><text:span text:style-name="T34">ğ</text:span><text:span text:style-name="T20">ımda, çok sayıdaki </text:span><text:span text:style-name="T22">A</text:span><text:span text:style-name="T24">Ş</text:span><text:span text:style-name="T22">A</text:span><text:span text:style-name="T24">Ğ</text:span><text:span text:style-name="T22">I IRKLARIN </text:span><text:span text:style-name="T20">medenile</text:span><text:span text:style-name="T34">ş</text:span><text:span text:style-name="T20">mi</text:span><text:span text:style-name="T34">ş</text:span><text:span text:style-name="T20"> yüksek ırklar tarafından </text:span><text:span text:style-name="T22">EL</text:span><text:span text:style-name="T24">İ</text:span><text:span text:style-name="T22">M</text:span><text:span text:style-name="T24">İ</text:span><text:span text:style-name="T22">NE ED</text:span><text:span text:style-name="T24">İ</text:span><text:span text:style-name="T22">LECE</text:span><text:span text:style-name="T24">Ğİ</text:span><text:span text:style-name="T22">N</text:span><text:span text:style-name="T24">İ</text:span><text:span text:style-name="T22"> (YOK ED</text:span><text:span text:style-name="T24">İ</text:span><text:span text:style-name="T22">LECE</text:span><text:span text:style-name="T24">Ğİ</text:span><text:span text:style-name="T22">N</text:span><text:span text:style-name="T24">İ</text:span><text:span text:style-name="T22">)</text:span><text:span text:style-name="T20"> görüyorum."</text:span><text:span text:style-name="T37"> </text:span><text:span text:style-name="T45">(Francis Darwin, The Life and Letters of Charles Darwin, Vol. I, 1888. New York:D. Appleton and Company, s. 285-286)</text:span><text:span text:style-name="T37"> </text:span></text:p>
      <text:p text:style-name="P30"><text:span text:style-name="T22">ADNAN OKTAR:</text:span><text:span text:style-name="T20"> </text:span><text:span text:style-name="T26">“Avrupa ırkları olarak bilinen medeni ırklar”</text:span><text:span text:style-name="T20">, bir kere medeni diyorlar kendi ırklarına, tamam bütün dünyadaki herkes medenidir. </text:span><text:span text:style-name="T26">"Ya</text:span><text:span text:style-name="T28">ş</text:span><text:span text:style-name="T26">am mücadelesinde" </text:span><text:span text:style-name="T20">bizim böyle bir mücadelemiz yok, biz bütün insanları seviyoruz, biz sava</text:span><text:span text:style-name="T34">ş</text:span><text:span text:style-name="T20"> içinde de</text:span><text:span text:style-name="T34">ğ</text:span><text:span text:style-name="T20">iliz. </text:span><text:span text:style-name="T26">“Türklere kar</text:span><text:span text:style-name="T28">ş</text:span><text:span text:style-name="T26">ı kesin bir galibiyet elde etmi</text:span><text:span text:style-name="T28">ş</text:span><text:span text:style-name="T26">lerdir.”</text:span><text:span text:style-name="T20"> Türklere kar</text:span><text:span text:style-name="T34">ş</text:span><text:span text:style-name="T20">ı kesin bir galibiyet, bir bo</text:span><text:span text:style-name="T34">ğ</text:span><text:span text:style-name="T20">u</text:span><text:span text:style-name="T34">ş</text:span><text:span text:style-name="T20">ma yok ki galibiyet olsun. Türkler barı</text:span><text:span text:style-name="T34">ş</text:span><text:span text:style-name="T20">sever, sevecen bir millettir. Herkese </text:span><text:span text:style-name="T34">ş</text:span><text:span text:style-name="T20">efkat ve sevgiyle bakar, ama e</text:span><text:span text:style-name="T34">ğ</text:span><text:span text:style-name="T20">er bedeni bir kuvvete söz geliyorsa, yani Türkler baya</text:span><text:span text:style-name="T34">ğ</text:span><text:span text:style-name="T20">ı kuvvetlidir onu söyleyeyim. “</text:span><text:span text:style-name="T26">Dünyanın çok da uzak olmayan bir gelece</text:span><text:span text:style-name="T28">ğ</text:span><text:span text:style-name="T26">ine baktı</text:span><text:span text:style-name="T28">ğ</text:span><text:span text:style-name="T26">ımda</text:span><text:span text:style-name="T20">”, yani I. Dünya Harbi, II. Dünya Harbi dönemlerini ve bu asrımızı kastediyor. “</text:span><text:span text:style-name="T26">Çok sayıdaki a</text:span><text:span text:style-name="T28">ş</text:span><text:span text:style-name="T26">a</text:span><text:span text:style-name="T28">ğ</text:span><text:span text:style-name="T26">ı ırkların</text:span><text:span text:style-name="T20">” yani Türkler, zenciler ve Avustralya yerlileri ve zaten sayıyor sonra. “ </text:span><text:span text:style-name="T26">Medenile</text:span><text:span text:style-name="T28">ş</text:span><text:span text:style-name="T26">mi</text:span><text:span text:style-name="T28">ş</text:span><text:span text:style-name="T26"> yüksek ırklar tarafından elimine edilece</text:span><text:span text:style-name="T28">ğ</text:span><text:span text:style-name="T26">ini</text:span><text:span text:style-name="T20">” yani buhar haline getirece</text:span><text:span text:style-name="T34">ğ</text:span><text:span text:style-name="T20">iz diyor, “</text:span><text:span text:style-name="T26">yok edilece</text:span><text:span text:style-name="T28">ğ</text:span><text:span text:style-name="T26">ini görüyorum</text:span><text:span text:style-name="T20">." Bu kısaca, Türklerin yok edilmesi, zencilerin yok edilmesi ama özellikle Türklerin yok edilmesi birinci hedeftir...</text:span></text:p>
      <text:p text:style-name="P30"><text:span text:style-name="T20">Türkler, Türk </text:span><text:span text:style-name="T34">İ</text:span><text:span text:style-name="T20">slam Birli</text:span><text:span text:style-name="T34">ğ</text:span><text:span text:style-name="T20">i’ni kurarak medeniyet meydana getirerek, yüksek medeniyet, sevgi </text:span><text:span text:style-name="T34">ş</text:span><text:span text:style-name="T20">efkat meydana getirerek hem bu Darwin’in iddialarını geçersiz hale getirecek hem de bu oyunu tam anlamıyla kökünden bozacak, e</text:span><text:span text:style-name="T34">ğ</text:span><text:span text:style-name="T20">er bir 10 yıl daha bekleyebilirlerse bu arkada</text:span><text:span text:style-name="T34">ş</text:span><text:span text:style-name="T20">lar, 10 yıl-15 yıl daha, dedi</text:span><text:span text:style-name="T34">ğ</text:span><text:span text:style-name="T20">imin do</text:span><text:span text:style-name="T34">ğ</text:span><text:span text:style-name="T20">ru oldu</text:span><text:span text:style-name="T34">ğ</text:span><text:span text:style-name="T20">unu görecekler, in</text:span><text:span text:style-name="T34">ş</text:span><text:span text:style-name="T20">aAllah. </text:span><text:span text:style-name="T26">(Sayın Adnan Oktar’ın 8 Aralık 2009 Tarihli Mavi Karadeniz ve Kocaeli TV Röportajından)</text:span></text:p>
      <text:p text:style-name="P31"/>
      <text:h text:style-name="P12" text:outline-level="1">Türk Milleti’nin Şerefli Tarihi</text:h>
      <text:p text:style-name="P32"/>
      <text:p text:style-name="P32"/>
      <text:p text:style-name="P40"><text:span text:style-name="T20">"Tarih Türkler'den çok </text:span><text:span text:style-name="T34">ş</text:span><text:span text:style-name="T20">ey ö</text:span><text:span text:style-name="T34">ğ</text:span><text:span text:style-name="T20">rendi. Onların elinden çıkma öyle eserler var ki, medeniyet için birer süs te</text:span><text:span text:style-name="T34">ş</text:span><text:span text:style-name="T20">kil etmektedir..."</text:span><text:span text:style-name="T38">48</text:span><text:span text:style-name="T20"> </text:span></text:p>
      <text:p text:style-name="P41">Avusturyalı tarihçi Hammer</text:p>
      <text:p text:style-name="P32"/>
      <text:p text:style-name="P30"><text:span text:style-name="T20">Önceki bölümde evrim teorisinin kurucusu olan Charles Darwin'in asil Türk Milleti hakkındaki hezeyanını inceledik. Darwin'in milletimizi kendince "yakında yeryüzünden silinecek, geri, barbar, a</text:span><text:span text:style-name="T34">ş</text:span><text:span text:style-name="T20">a</text:span><text:span text:style-name="T34">ğ</text:span><text:span text:style-name="T20">ı bir ırk" olarak tanımladı</text:span><text:span text:style-name="T34">ğ</text:span><text:span text:style-name="T20">ını gördük. Elbette bu gibi sözlü saldırı ve hakaretlere cevap vermek ve bu cevabı verecek bilgiye sahip olmak, her Türk'ün milli görevidir. Bu nedenle bu bölümde, asil Türk Milleti'nin </text:span><text:span text:style-name="T34">ş</text:span><text:span text:style-name="T20">erefli tarihini ve bu tarih içinde </text:span><text:span text:style-name="T34">ş</text:span><text:span text:style-name="T20">ekillenmi</text:span><text:span text:style-name="T34">ş</text:span><text:span text:style-name="T20"> olan üstün karakterini inceleyece</text:span><text:span text:style-name="T34">ğ</text:span><text:span text:style-name="T20">iz.</text:span></text:p>
      <text:p text:style-name="P30"><text:span text:style-name="T20">Darwin'in sözlerine cevaben ilk söylenmesi gereken, ırk ayrımının bilim, akıl ve ahlak dı</text:span><text:span text:style-name="T34">ş</text:span><text:span text:style-name="T20">ı bir safsata oldu</text:span><text:span text:style-name="T34">ğ</text:span><text:span text:style-name="T20">udur. </text:span><text:span text:style-name="T34">İ</text:span><text:span text:style-name="T20">nsanlar birbirlerine ırk özelliklerine göre üstünlük sa</text:span><text:span text:style-name="T34">ğ</text:span><text:span text:style-name="T20">lamazlar. Tüm insanlar aynı atadan; ilk insan olan Hz. Adem (as)'dan gelmektedirler ve hepsi de Allah'ın kullarıdırlar. Hiçbir ırk bir di</text:span><text:span text:style-name="T34">ğ</text:span><text:span text:style-name="T20">erinden üstün ya da a</text:span><text:span text:style-name="T34">ş</text:span><text:span text:style-name="T20">a</text:span><text:span text:style-name="T34">ğ</text:span><text:span text:style-name="T20">ı de</text:span><text:span text:style-name="T34">ğ</text:span><text:span text:style-name="T20">ildir. Nitekim 20. yüzyıldaki biyolojik ve antropolojik çalı</text:span><text:span text:style-name="T34">ş</text:span><text:span text:style-name="T20">malar, 19. yüzyılda ortaya atılmı</text:span><text:span text:style-name="T34">ş</text:span><text:span text:style-name="T20"> olan ırkçı teorilerin hepsinin temelden geçersiz oldu</text:span><text:span text:style-name="T34">ğ</text:span><text:span text:style-name="T20">unu ve ırkların arasında zeka, yetenek gibi ayrımlar yapılamayaca</text:span><text:span text:style-name="T34">ğ</text:span><text:span text:style-name="T20">ını ispatlamı</text:span><text:span text:style-name="T34">ş</text:span><text:span text:style-name="T20"> durumdadır.</text:span></text:p>
      <text:p text:style-name="P30"><text:span text:style-name="T20">Dolayısıyla hiçbir insan ya da toplum, bir di</text:span><text:span text:style-name="T34">ğ</text:span><text:span text:style-name="T20">erinden biyolojik olarak üstün sayılamaz. </text:span><text:span text:style-name="T34">İ</text:span><text:span text:style-name="T20">nsanlar arasında bir ırk ayrımı yapılamaz.</text:span></text:p>
      <text:p text:style-name="P30"><text:span text:style-name="T20">Milletleri </text:span><text:span text:style-name="T34">ş</text:span><text:span text:style-name="T20">erefli kılan etken ise, onların tarihleridir. Tarih içinde gösterdikleri ahlak özellikleridir. Bu nedenle Darwin'in asil Türk Milleti için cehaletle ve ahlaksızlıkla telaffuz etti</text:span><text:span text:style-name="T34">ğ</text:span><text:span text:style-name="T20">i sözlere, </text:span><text:span text:style-name="T34">ş</text:span><text:span text:style-name="T20">erefli Türk tarihini ortaya koyarak cevap vermek gerekir. </text:span><text:span text:style-name="T34">Ş</text:span><text:span text:style-name="T20">anlı Türk tarihine baktı</text:span><text:span text:style-name="T34">ğ</text:span><text:span text:style-name="T20">ımızda ise, bu milletin, gerçekte dünya tarihine yön vermi</text:span><text:span text:style-name="T34">ş</text:span><text:span text:style-name="T20">, siyasi, askeri, kültürel ve ahlaki yönden damgasını bırakmı</text:span><text:span text:style-name="T34">ş</text:span><text:span text:style-name="T20"> </text:span><text:span text:style-name="T34">ş</text:span><text:span text:style-name="T20">erefli bir millet oldu</text:span><text:span text:style-name="T34">ğ</text:span><text:span text:style-name="T20">unu görürüz. <text:s/></text:span></text:p>
      <text:p text:style-name="P30"><text:span text:style-name="T20">Türkler 2000 yıldan bu yana tarih sahnesinde yer almı</text:span><text:span text:style-name="T34">ş</text:span><text:span text:style-name="T20">, 16 büyük devlet kurmu</text:span><text:span text:style-name="T34">ş</text:span><text:span text:style-name="T20">, pek çok büyük hakan ve hükümdar çıkarmı</text:span><text:span text:style-name="T34">ş</text:span><text:span text:style-name="T20">, ça</text:span><text:span text:style-name="T34">ğ</text:span><text:span text:style-name="T20">lara damgasını vurmu</text:span><text:span text:style-name="T34">ş</text:span><text:span text:style-name="T20"> köklü bir millettir. Dünya tarihi boyunca kurulan sekiz dünya devletinden üçü Türklere aittir. Tarihimizden Mete, Alpertunga, Alparslan, Kılıçarslan, Timur, Fatih Sultan Mehmet, Yavuz Sultan Selim gibi dünyanın takdirini kazanmı</text:span><text:span text:style-name="T34">ş</text:span><text:span text:style-name="T20"> sayısız önemli lider gelip geçmi</text:span><text:span text:style-name="T34">ş</text:span><text:span text:style-name="T20">tir. </text:span><text:span text:style-name="T34">İ</text:span><text:span text:style-name="T20">slam'dan önce Türkistan, </text:span><text:span text:style-name="T34">İ</text:span><text:span text:style-name="T20">slam devrinde de Yakın Do</text:span><text:span text:style-name="T34">ğ</text:span><text:span text:style-name="T20">u ve Türkiye merkez olmak üzere Çin, Hindistan, Afganistan, Horasan, Orta ve Do</text:span><text:span text:style-name="T34">ğ</text:span><text:span text:style-name="T20">u Avrupa, Balkanlar, </text:span><text:span text:style-name="T34">İ</text:span><text:span text:style-name="T20">ran, Azerbaycan, Kafkasya, Anadolu, Rumeli, Irak, Suriye, Mısır ve Kuzey Afrika Türk Milleti'nin ba</text:span><text:span text:style-name="T34">ş</text:span><text:span text:style-name="T20">lıca hakimiyet sahaları olmu</text:span><text:span text:style-name="T34">ş</text:span><text:span text:style-name="T20">tur. Türkler bu ülkelerde hem son derece güçlü devletler kurmu</text:span><text:span text:style-name="T34">ş</text:span><text:span text:style-name="T20">lar, hem de üstün bir kültür mirası bırakmı</text:span><text:span text:style-name="T34">ş</text:span><text:span text:style-name="T20">lardır. </text:span><text:span text:style-name="T34">İ</text:span><text:span text:style-name="T20">slamiyet'i kabullerinden önce Hun ve Göktürk Ka</text:span><text:span text:style-name="T34">ğ</text:span><text:span text:style-name="T20">anlıkları, </text:span><text:span text:style-name="T34">İ</text:span><text:span text:style-name="T20">slam ça</text:span><text:span text:style-name="T34">ğ</text:span><text:span text:style-name="T20">ında Selçuklu ve Osmanlı Sultanlıkları, Türk Milleti'nin "dünya gücü" oldu</text:span><text:span text:style-name="T34">ğ</text:span><text:span text:style-name="T20">u dönemleri temsil eder. </text:span></text:p>
      <text:p text:style-name="P32"><text:soft-page-break/></text:p>
      <text:h text:style-name="P46" text:outline-level="2">İslamiyet'ten Önce Türklerin Etkisi</text:h>
      <text:p text:style-name="P30"><text:span text:style-name="T20">Kendi milli adımızla kurulan ilk devlet olan Göktürkler'den önce ve sonra da çe</text:span><text:span text:style-name="T34">ş</text:span><text:span text:style-name="T20">itli adlar altında sayısız Türk devleti varlık göstermi</text:span><text:span text:style-name="T34">ş</text:span><text:span text:style-name="T20">tir. Türkler, </text:span><text:span text:style-name="T34">İ</text:span><text:span text:style-name="T20">slamiyet'i kabul etmeden önce Uzak Do</text:span><text:span text:style-name="T34">ğ</text:span><text:span text:style-name="T20">u'dan Balkanlar'a ve Orta Avrupa'ya kadar yayılmı</text:span><text:span text:style-name="T34">ş</text:span><text:span text:style-name="T20">lar, Çin, Hindistan, </text:span><text:span text:style-name="T34">İ</text:span><text:span text:style-name="T20">ran, Roma ve Bizans ülkelerinin sınırlarını a</text:span><text:span text:style-name="T34">ş</text:span><text:span text:style-name="T20">mı</text:span><text:span text:style-name="T34">ş</text:span><text:span text:style-name="T20">lar, zaferler kazanmı</text:span><text:span text:style-name="T34">ş</text:span><text:span text:style-name="T20"> ve bu uzak ülkelerde birtakım siyasi olu</text:span><text:span text:style-name="T34">ş</text:span><text:span text:style-name="T20">umlar meydana getirmi</text:span><text:span text:style-name="T34">ş</text:span><text:span text:style-name="T20">lerdir. Bu ça</text:span><text:span text:style-name="T34">ğ</text:span><text:span text:style-name="T20">larda yapılan göçler, kazanılan zaferler ve kurulan devletler dünya tarihinde önemli bir rol oynamı</text:span><text:span text:style-name="T34">ş</text:span><text:span text:style-name="T20">tır. </text:span></text:p>
      <text:p text:style-name="P30"><text:span text:style-name="T20">Nitekim günümüzde, Uzak Do</text:span><text:span text:style-name="T34">ğ</text:span><text:span text:style-name="T20">u'dan Orta Avrupa'ya kadar geni</text:span><text:span text:style-name="T34">ş</text:span><text:span text:style-name="T20"> bir bölgede eski Türkler'in etkisini görmek mümkündür. Özellikle de bahsedilen bölgede yer alan birçok ülke, deniz, nehir ve kavimlerin adları bu devirlere ait izler ta</text:span><text:span text:style-name="T34">ş</text:span><text:span text:style-name="T20">ır. Örne</text:span><text:span text:style-name="T34">ğ</text:span><text:span text:style-name="T20">in Uygur Türkleri tarım, sanat ve ticarette gösterdikleri ba</text:span><text:span text:style-name="T34">ş</text:span><text:span text:style-name="T20">arıların dı</text:span><text:span text:style-name="T34">ş</text:span><text:span text:style-name="T20">ında, memleketleri olan bugünkü Çin Türkeli'ni bayındır bir hale getirmi</text:span><text:span text:style-name="T34">ş</text:span><text:span text:style-name="T20">ler, kanallar açarak, sulama i</text:span><text:span text:style-name="T34">ş</text:span><text:span text:style-name="T20">lerini düzenleyerek tarımı ilerletmi</text:span><text:span text:style-name="T34">ş</text:span><text:span text:style-name="T20">ler ve bu arada birçok güzel binalar ve yollar da yapmı</text:span><text:span text:style-name="T34">ş</text:span><text:span text:style-name="T20">lardır. Eski Uygur </text:span><text:span text:style-name="T34">ş</text:span><text:span text:style-name="T20">ehir harabelerinde, Do</text:span><text:span text:style-name="T34">ğ</text:span><text:span text:style-name="T20">u Türkelinde ve özellikle Karahoça, Turfan ve Kara</text:span><text:span text:style-name="T34">ş</text:span><text:span text:style-name="T20">ar'da </text:span><text:span text:style-name="T34">İ</text:span><text:span text:style-name="T20">ngiliz, Alman, Fransız ve Rus ara</text:span><text:span text:style-name="T34">ş</text:span><text:span text:style-name="T20">tırmacılar tarafından yapılan kazılar, bu bölgede çok eski ve ileri bir Türk uygarlı</text:span><text:span text:style-name="T34">ğ</text:span><text:span text:style-name="T20">ının ya</text:span><text:span text:style-name="T34">ş</text:span><text:span text:style-name="T20">amı</text:span><text:span text:style-name="T34">ş</text:span><text:span text:style-name="T20"> oldu</text:span><text:span text:style-name="T34">ğ</text:span><text:span text:style-name="T20">unu göstermi</text:span><text:span text:style-name="T34">ş</text:span><text:span text:style-name="T20">tir. Bu kazılarda elde edilen birçok kıymetli sanat eserleri; heykeller, minyatürler, çiniler, kuma</text:span><text:span text:style-name="T34">ş</text:span><text:span text:style-name="T20"> parçaları ve duvar resimleri bugün Berlin, Moskova ve Kalküta müzelerini süslemektedir. Bu kazılardan birini yöneten Alman bilginlerinden Fon Lö Kok, Uygurlar hakkında </text:span><text:span text:style-name="T34">ş</text:span><text:span text:style-name="T20">unları söylemi</text:span><text:span text:style-name="T34">ş</text:span><text:span text:style-name="T20">tir:</text:span></text:p>
      <text:p text:style-name="P17"><text:span text:style-name="T20">Bu ya</text:span><text:span text:style-name="T34">ğ</text:span><text:span text:style-name="T20">mursuz ve kurak kıtada yüzyıllarca örtülü kalmı</text:span><text:span text:style-name="T34">ş</text:span><text:span text:style-name="T20"> olan büyük binalar, heykeller, freskler, canfes (üzerinde desen bulunmayan, ince dokunmu</text:span><text:span text:style-name="T34">ş</text:span><text:span text:style-name="T20"> ipekli kuma</text:span><text:span text:style-name="T34">ş</text:span><text:span text:style-name="T20">) ve ka</text:span><text:span text:style-name="T34">ğ</text:span><text:span text:style-name="T20">ıt üzerine çizilmi</text:span><text:span text:style-name="T34">ş</text:span><text:span text:style-name="T20"> resimler, kitaplar, zengin edebiyat kalıntıları, burada çok yüksek bir uygarlı</text:span><text:span text:style-name="T34">ğ</text:span><text:span text:style-name="T20">ın varlı</text:span><text:span text:style-name="T34">ğ</text:span><text:span text:style-name="T20">ına </text:span><text:span text:style-name="T34">ş</text:span><text:span text:style-name="T20">ahittirler. Gerçekten Karahoça </text:span><text:span text:style-name="T34">ş</text:span><text:span text:style-name="T20">ehrinde büyük ve hayret verici bir uygarlık vardır. </text:span><text:span text:style-name="T34">İ</text:span><text:span text:style-name="T20">ngiltere, Fransa ve Almanya'da böyle </text:span><text:span text:style-name="T34">ş</text:span><text:span text:style-name="T20">eyler yokken, </text:span><text:span text:style-name="T22">güzel ve büyük bir uygarlı</text:span><text:span text:style-name="T24">ğ</text:span><text:span text:style-name="T22">a sahip olan Türkler hakkıyla övünebilirler.</text:span><text:span text:style-name="T37">49 </text:span></text:p>
      <text:p text:style-name="P30"><text:span text:style-name="T20">Eski Türkler sanat alanında da ileri gitmi</text:span><text:span text:style-name="T34">ş</text:span><text:span text:style-name="T20">lerdi. 18. yüzyıldan itibaren açılmaya ba</text:span><text:span text:style-name="T34">ş</text:span><text:span text:style-name="T20">lanan eski Türk mezarları içinde, altın ve gümü</text:span><text:span text:style-name="T34">ş</text:span><text:span text:style-name="T20">ten yapılmı</text:span><text:span text:style-name="T34">ş</text:span><text:span text:style-name="T20"> kupalar, ta</text:span><text:span text:style-name="T34">ş</text:span><text:span text:style-name="T20">lar, vazolar, bilezik, küpe, yüzük ve maden aynalar gibi birçok süs e</text:span><text:span text:style-name="T34">ş</text:span><text:span text:style-name="T20">yaları da vardır. Orta Asya'da bulunan madenleri i</text:span><text:span text:style-name="T34">ş</text:span><text:span text:style-name="T20">leterek birçok tarım araçları, silahlar ve süs e</text:span><text:span text:style-name="T34">ş</text:span><text:span text:style-name="T20">yaları, kap kacak yapmı</text:span><text:span text:style-name="T34">ş</text:span><text:span text:style-name="T20">lardır. Gerçekten de tarih içinde yapılan bir yolculukta hemen her dönemde Türklerin varlı</text:span><text:span text:style-name="T34">ğ</text:span><text:span text:style-name="T20">ına rastlamadan ilerlemek neredeyse imkansızdır. </text:span></text:p>
      <text:p text:style-name="P30"><text:span text:style-name="T20">448-449 yıllarında Atilla'nın sarayında elçilik yapmı</text:span><text:span text:style-name="T34">ş</text:span><text:span text:style-name="T20"> olan Priskos'un anlattıklarına göre, "Hunların kralı surlar ve kalelerle çevrili ah</text:span><text:span text:style-name="T34">ş</text:span><text:span text:style-name="T20">ap bir kentte oturuyordu. Sarayında yün halılar ve ah</text:span><text:span text:style-name="T34">ş</text:span><text:span text:style-name="T20">ap süsler vardı. Giysileri i</text:span><text:span text:style-name="T34">ş</text:span><text:span text:style-name="T20">lemelerle süslenmi</text:span><text:span text:style-name="T34">ş</text:span><text:span text:style-name="T20">ti. Sofra takımları altın ve gümü</text:span><text:span text:style-name="T34">ş</text:span><text:span text:style-name="T20">tendi ve de</text:span><text:span text:style-name="T34">ğ</text:span><text:span text:style-name="T20">erli ta</text:span><text:span text:style-name="T34">ş</text:span><text:span text:style-name="T20">larla süslenmi</text:span><text:span text:style-name="T34">ş</text:span><text:span text:style-name="T20">ti." Daha o dönemde Türklerin sahip oldu</text:span><text:span text:style-name="T34">ğ</text:span><text:span text:style-name="T20">u zenginlik ve ihti</text:span><text:span text:style-name="T34">ş</text:span><text:span text:style-name="T20">amı ifade etmesi bakımından bu anlatılanlar önemlidir. Aynı kaynaktan, hükümdarın yalnız büyük bir strateji uzmanı de</text:span><text:span text:style-name="T34">ğ</text:span><text:span text:style-name="T20">il, aynı zamanda kurnaz bir diplomat oldu</text:span><text:span text:style-name="T34">ğ</text:span><text:span text:style-name="T20">unu da ö</text:span><text:span text:style-name="T34">ğ</text:span><text:span text:style-name="T20">reniyoruz. Priskos, "Atilla ba</text:span><text:span text:style-name="T34">ş</text:span><text:span text:style-name="T20">kalarıyla ili</text:span><text:span text:style-name="T34">ş</text:span><text:span text:style-name="T20">ki kurmanın yararına inandı</text:span><text:span text:style-name="T34">ğ</text:span><text:span text:style-name="T20">ı için çevresinde hep çevirmen yardımcılar bulundururdu"</text:span><text:span text:style-name="T37">50</text:span><text:span text:style-name="T20"> diyor. Ya</text:span><text:span text:style-name="T34">ş</text:span><text:span text:style-name="T20">anılan dönem göz önüne alındı</text:span><text:span text:style-name="T34">ğ</text:span><text:span text:style-name="T20">ında, bunların ileri bir kültür ve medeniyetin ifadesi oldu</text:span><text:span text:style-name="T34">ğ</text:span><text:span text:style-name="T20">u daha iyi anla</text:span><text:span text:style-name="T34">ş</text:span><text:span text:style-name="T20">ılır. </text:span></text:p>
      <text:p text:style-name="P30"><text:soft-page-break/><text:span text:style-name="T20">Büyük tarihçilerimizden Prof. Yılmaz Öztuna'nın belirtti</text:span><text:span text:style-name="T34">ğ</text:span><text:span text:style-name="T20">ine göre; </text:span><text:span text:style-name="T25">"Türkler çok erken zamanlarda, bilhassa askeri zaruretlerle maden i</text:span><text:span text:style-name="T27">ş</text:span><text:span text:style-name="T25">leyip, silah yapmayı, atı ve koyunu ehlile</text:span><text:span text:style-name="T27">ş</text:span><text:span text:style-name="T25">tirmeyi ö</text:span><text:span text:style-name="T27">ğ</text:span><text:span text:style-name="T25">renmi</text:span><text:span text:style-name="T27">ş</text:span><text:span text:style-name="T25">lerdir; aynı zamanda dünyanın üstün deri i</text:span><text:span text:style-name="T27">ş</text:span><text:span text:style-name="T25">çileri, süvarileri ve at donatıcısıdırlar. Gömlek, pantalon, ceket giyerler. Bunları önce Çinliler'e, Miladi 5. asırdan ba</text:span><text:span text:style-name="T27">ş</text:span><text:span text:style-name="T25">layarak da Romalılar'a ö</text:span><text:span text:style-name="T27">ğ</text:span><text:span text:style-name="T25">retmi</text:span><text:span text:style-name="T27">ş</text:span><text:span text:style-name="T25">ler ve </text:span><text:span text:style-name="T29">Avrupa giyim ku</text:span><text:span text:style-name="T31">ş</text:span><text:span text:style-name="T29">amının bugünkü </text:span><text:span text:style-name="T31">ş</text:span><text:span text:style-name="T29">eklinin kurucusu olmu</text:span><text:span text:style-name="T31">ş</text:span><text:span text:style-name="T29">lardır</text:span><text:span text:style-name="T25">".</text:span><text:span text:style-name="T37">51</text:span><text:span text:style-name="T20"> </text:span></text:p>
      <text:p text:style-name="P30"><text:span text:style-name="T20">Türklerin belki madencilik, hayvancılık ve silah yapımı gibi özellikleri tarihe geçmi</text:span><text:span text:style-name="T34">ş</text:span><text:span text:style-name="T20">tir. Ancak giyim zevkleri, estetik anlayı</text:span><text:span text:style-name="T34">ş</text:span><text:span text:style-name="T20">ları ve bu konularda di</text:span><text:span text:style-name="T34">ğ</text:span><text:span text:style-name="T20">er kültürlerden insanlara öncülük etmeleri çok bilinmeyen ya da kasıtlı olarak dile getirilmeyen özellikleridir. Bu tarihi gerçekler yerine "Barbar Türkler" imajını vermek, Türklere sempati beslemeyen çevrelerin kasıtlı tercihleri olmu</text:span><text:span text:style-name="T34">ş</text:span><text:span text:style-name="T20">tur. Ama buna ra</text:span><text:span text:style-name="T34">ğ</text:span><text:span text:style-name="T20">men Avrupalı tarihçi ve yazarlardan da bu konuda objektif yorumlarda bulunanlar vardır. Örne</text:span><text:span text:style-name="T34">ğ</text:span><text:span text:style-name="T20">in Elisee Reclus </text:span><text:span text:style-name="T26">Yeni Umumi Co</text:span><text:span text:style-name="T28">ğ</text:span><text:span text:style-name="T26">rafya</text:span><text:span text:style-name="T20"> adlı eserinde Türkleri </text:span><text:span text:style-name="T34">ş</text:span><text:span text:style-name="T20">öyle övmektedir:</text:span></text:p>
      <text:p text:style-name="P17"><text:span text:style-name="T20">Kom</text:span><text:span text:style-name="T34">ş</text:span><text:span text:style-name="T20">ularına demiri ve di</text:span><text:span text:style-name="T34">ğ</text:span><text:span text:style-name="T20">er madenleri ö</text:span><text:span text:style-name="T34">ğ</text:span><text:span text:style-name="T20">reten onlardır. </text:span><text:span text:style-name="T34">Ş</text:span><text:span text:style-name="T20">üphe yok ki bize ehil hayvanları vermi</text:span><text:span text:style-name="T34">ş</text:span><text:span text:style-name="T20"> olanlar da yine onlardır. Bugün faydalandı</text:span><text:span text:style-name="T34">ğ</text:span><text:span text:style-name="T20">ımız bitkilerin birço</text:span><text:span text:style-name="T34">ğ</text:span><text:span text:style-name="T20">u da belki Orta Asya'dan gelmektedir.</text:span><text:span text:style-name="T37">52 </text:span></text:p>
      <text:p text:style-name="P30"><text:span text:style-name="T20">Rus bilim adamı W. Bardhold da Türklerin demokrat yönlerinden bahsettikten sonra; "Türk beylerinin mevki ve asaletlerine ra</text:span><text:span text:style-name="T34">ğ</text:span><text:span text:style-name="T20">men Mo</text:span><text:span text:style-name="T34">ğ</text:span><text:span text:style-name="T20">ollar gibi halka hakaretle bakmadıklarını, bilakis devletin kurulu</text:span><text:span text:style-name="T34">ş</text:span><text:span text:style-name="T20">u ve yükseli</text:span><text:span text:style-name="T34">ş</text:span><text:span text:style-name="T20">inde halka birinci derecede mevki verdiklerini" belirtmi</text:span><text:span text:style-name="T34">ş</text:span><text:span text:style-name="T20">tir. Tüm bunlar, Türklerin medeni karakterini ifade eden yorumlardır. </text:span></text:p>
      <text:p text:style-name="P32"/>
      <text:h text:style-name="P46" text:outline-level="2">İslamiyet'in Kabulü ile Gelen Yükseliş</text:h>
      <text:p text:style-name="P30"><text:span text:style-name="T34">İ</text:span><text:span text:style-name="T20">slamiyet'in etkisiyle Türkler daha yüksek bir medeniyet ile yeni bir tarih devresine girdiler. </text:span><text:span text:style-name="T34">İ</text:span><text:span text:style-name="T20">slamiyet'in kabulü ile birlikte Türk tarihinin a</text:span><text:span text:style-name="T34">ğ</text:span><text:span text:style-name="T20">ırlık merkezi Türkistan'dan Yakın Do</text:span><text:span text:style-name="T34">ğ</text:span><text:span text:style-name="T20">u ve özellikle de Türkiye'ye kaydı. Bu arada </text:span><text:span text:style-name="T34">İ</text:span><text:span text:style-name="T20">slam dünyasını iç buhranlardan ve dı</text:span><text:span text:style-name="T34">ş</text:span><text:span text:style-name="T20"> tehlikelerden koruyarak, emin bir duruma getirdiler. Türkler </text:span><text:span text:style-name="T34">İ</text:span><text:span text:style-name="T20">slam'ın ilim ve sanat faaliyetlerine de katıldılar. Böylece Orta Ça</text:span><text:span text:style-name="T34">ğ</text:span><text:span text:style-name="T20"> Müslüman-Arap medeniyet ve kültüründe Türklerden de çok büyük isimler yer aldı. </text:span></text:p>
      <text:p text:style-name="P30"><text:span text:style-name="T20">Bir filozof olan Farabi, Lugatçi Cevheri, </text:span><text:span text:style-name="T34">Ş</text:span><text:span text:style-name="T20">air Be</text:span><text:span text:style-name="T34">şş</text:span><text:span text:style-name="T20">ar bunlar arasında sayılabilecek isimlerdendir, ki bundan sonra da Türkler yeti</text:span><text:span text:style-name="T34">ş</text:span><text:span text:style-name="T20">tirdikleri daha pek çok önemli </text:span><text:span text:style-name="T34">ş</text:span><text:span text:style-name="T20">ahsiyeti tarihe yazdırmı</text:span><text:span text:style-name="T34">ş</text:span><text:span text:style-name="T20">lardır. Tarihçi Yılmaz Öztuna </text:span><text:span text:style-name="T34">ş</text:span><text:span text:style-name="T20">öyle der:</text:span></text:p>
      <text:p text:style-name="P17"><text:span text:style-name="T20">Türklerin </text:span><text:span text:style-name="T34">İ</text:span><text:span text:style-name="T20">slam'ı kabul edip Müslüman bir kavim olarak tarih sahnesine çıkı</text:span><text:span text:style-name="T34">ş</text:span><text:span text:style-name="T20">ları gibi ba</text:span><text:span text:style-name="T34">ş</text:span><text:span text:style-name="T20">langıçta o derece ehemmiyetsiz görünüp de sonradan o kadar büyük tesirler icra etmi</text:span><text:span text:style-name="T34">ş</text:span><text:span text:style-name="T20"> olan bir tezahür (etki yapmı</text:span><text:span text:style-name="T34">ş</text:span><text:span text:style-name="T20"> bir olay), dünya tarihinde hemen hemen emsalsizdir.</text:span><text:span text:style-name="T37">53</text:span><text:span text:style-name="T20"> </text:span></text:p>
      <text:p text:style-name="P30"><text:span text:style-name="T34">İ</text:span><text:span text:style-name="T20">slam'ı özümsemeleriyle birlikte Türklerin </text:span><text:span text:style-name="T34">İ</text:span><text:span text:style-name="T20">slam'ın bayraktarlı</text:span><text:span text:style-name="T34">ğ</text:span><text:span text:style-name="T20">ını üstlendiklerini görürüz. Orta Asya'yı, Kafkasya'yı, Anadolu'yu, Rumeli'yi, Do</text:span><text:span text:style-name="T34">ğ</text:span><text:span text:style-name="T20">u Avrupa, Karadeniz'in kuzey sahillerini ve Kuzey Hindistan'ı Türk medeniyeti sınırlarına dahil etmi</text:span><text:span text:style-name="T34">ş</text:span><text:span text:style-name="T20">lerdir. </text:span></text:p>
      <text:p text:style-name="P30"><text:span text:style-name="T20">12. yüzyılın önde gelen isimlerinden </text:span><text:span text:style-name="T22">Fahreddin Mübarek-</text:span><text:span text:style-name="T24">ş</text:span><text:span text:style-name="T22">ah </text:span><text:span text:style-name="T20">Türklerin o dönemdeki güç ve etkilerine dair bilgiler verir. Çin'den Rum ülkelerine, kuzeyin buzlu bölgelerinden Hindistan'a kadar uzanan bütün memleketleri 'Türkistan" adı ile adlandırmakta ve yeryüzünde Türkistan'dan daha büyük bir ülkenin bulunmadı</text:span><text:span text:style-name="T34">ğ</text:span><text:span text:style-name="T20">ını söylemektedir.</text:span><text:span text:style-name="T37">54</text:span><text:span text:style-name="T20"> Bundan ba</text:span><text:span text:style-name="T34">ş</text:span><text:span text:style-name="T20">ka o devrin Rubruck ve Marco Polo gibi Avrupalı </text:span><text:soft-page-break/><text:span text:style-name="T20">gezginleri de "Tuna boylarından Çin sınırlarına kadar uzayan geni</text:span><text:span text:style-name="T34">ş</text:span><text:span text:style-name="T20"> ülkeleri "Büyük Türkia" olarak gösterirken aynı gerçe</text:span><text:span text:style-name="T34">ğ</text:span><text:span text:style-name="T20">i ifade ederler ve Anadolu'ya da sadece "Turkia" derler."</text:span><text:span text:style-name="T37">55</text:span><text:span text:style-name="T20"> Kastedilen yalnızca co</text:span><text:span text:style-name="T34">ğ</text:span><text:span text:style-name="T20">rafi bir hakimiyet de</text:span><text:span text:style-name="T34">ğ</text:span><text:span text:style-name="T20">ildir; tarihte çok derin izler bırakmı</text:span><text:span text:style-name="T34">ş</text:span><text:span text:style-name="T20">, kültürel bir hakimiyet söz konusudur. </text:span></text:p>
      <text:p text:style-name="P30"><text:span text:style-name="T20">Bu noktada kar</text:span><text:span text:style-name="T34">ş</text:span><text:span text:style-name="T20">ımıza Türk hakan, hükümdar ve idarecilerinin adil ve ho</text:span><text:span text:style-name="T34">ş</text:span><text:span text:style-name="T20">görülü tutumları çıkar. Bu vasıfları ta</text:span><text:span text:style-name="T34">ş</text:span><text:span text:style-name="T20">ımamı</text:span><text:span text:style-name="T34">ş</text:span><text:span text:style-name="T20"> olsalar, belki askeri bir egemenlik mümkün olurdu, ama yönettikleri toplumlara istikrar ve huzur sa</text:span><text:span text:style-name="T34">ğ</text:span><text:span text:style-name="T20">lamaları söz konusu olamazdı. Ama Türk devlet adamları için durum böyle olmamı</text:span><text:span text:style-name="T34">ş</text:span><text:span text:style-name="T20">, her zaman tebaları tarafından sevgi ve saygıyla anılmı</text:span><text:span text:style-name="T34">ş</text:span><text:span text:style-name="T20">lardır. Örne</text:span><text:span text:style-name="T34">ğ</text:span><text:span text:style-name="T20">in Ermeni tarihçisi Urfalı Mathiu Büyük Selçuklu </text:span><text:span text:style-name="T34">İ</text:span><text:span text:style-name="T20">mparatorlu</text:span><text:span text:style-name="T34">ğ</text:span><text:span text:style-name="T20">u'nun azamet devrini yansıtan Melik</text:span><text:span text:style-name="T34">ş</text:span><text:span text:style-name="T20">ah'dan </text:span><text:span text:style-name="T34">ş</text:span><text:span text:style-name="T20">öyle bahseder: </text:span></text:p>
      <text:p text:style-name="P17"><text:span text:style-name="T20">Melik</text:span><text:span text:style-name="T34">ş</text:span><text:span text:style-name="T20">ah'ın saltanatı Allah'ın lütfuna mazhar oldu. Hakimiyeti uzak ülkelere kadar yayıldı ve Ermenilere huzur verdi. Kalbi Hıristiyanlara kar</text:span><text:span text:style-name="T34">ş</text:span><text:span text:style-name="T20">ı </text:span><text:span text:style-name="T34">ş</text:span><text:span text:style-name="T20">efkatle dolu idi. Geçti</text:span><text:span text:style-name="T34">ğ</text:span><text:span text:style-name="T20">i ülkelerin halklarına kar</text:span><text:span text:style-name="T34">ş</text:span><text:span text:style-name="T20">ı bir baba gibi davrandı. Birçok </text:span><text:span text:style-name="T34">ş</text:span><text:span text:style-name="T20">ehir ve vilayetler kendi arzuları ile onun idaresine girdi; bütün Rum ve Ermeni beldeleri onun kanunlarını tanıdı.</text:span><text:span text:style-name="T37">56 </text:span></text:p>
      <text:p text:style-name="P30"><text:span text:style-name="T20">Bu dönemde Türk edebiyatında önemli geli</text:span><text:span text:style-name="T34">ş</text:span><text:span text:style-name="T20">meler dikkat çeker. Ka</text:span><text:span text:style-name="T34">ş</text:span><text:span text:style-name="T20">garlı Mahmut, Yusuf Has Hacip, Ahmet Yesevi, Ali </text:span><text:span text:style-name="T34">Ş</text:span><text:span text:style-name="T20">ir Nevai gibi önemli </text:span><text:span text:style-name="T34">ş</text:span><text:span text:style-name="T20">ahsiyetler çıkmı</text:span><text:span text:style-name="T34">ş</text:span><text:span text:style-name="T20"> ve günümüze dek gelen çok de</text:span><text:span text:style-name="T34">ğ</text:span><text:span text:style-name="T20">erli eserler sunmu</text:span><text:span text:style-name="T34">ş</text:span><text:span text:style-name="T20">lardır. Yunus Emre ve Mevlana gibi tasavvuf alimi büyük isimler de yine Türkler arasından yeti</text:span><text:span text:style-name="T34">ş</text:span><text:span text:style-name="T20">mi</text:span><text:span text:style-name="T34">ş</text:span><text:span text:style-name="T20">tir. </text:span></text:p>
      <text:p text:style-name="P30"><text:span text:style-name="T20">Türklerin medeni yükseli</text:span><text:span text:style-name="T34">ş</text:span><text:span text:style-name="T20">lerinin bir göstergesi de, her türlü ihtiyacın kar</text:span><text:span text:style-name="T34">ş</text:span><text:span text:style-name="T20">ılanması için yaptırılan kervansarayların içinde, yolcuların tedavisi için gerekli doktor ve sa</text:span><text:span text:style-name="T34">ğ</text:span><text:span text:style-name="T20">lık imkanlarının hazır tutulması, misafirlerin okuması için de kütüphaneler bulundurulmasıdır. Yine bu dönemde (Selçuklular'da), bir tür üniversite niteli</text:span><text:span text:style-name="T34">ğ</text:span><text:span text:style-name="T20">inde olan </text:span><text:span text:style-name="T22">medreseler </text:span><text:span text:style-name="T20">yaygındır. O dönem Avrupası'nın içinde bulundu</text:span><text:span text:style-name="T34">ğ</text:span><text:span text:style-name="T20">u sosyal </text:span><text:span text:style-name="T34">ş</text:span><text:span text:style-name="T20">artların ilkelli</text:span><text:span text:style-name="T34">ğ</text:span><text:span text:style-name="T20">i ve toplumsal gerilik de göz önüne alındı</text:span><text:span text:style-name="T34">ğ</text:span><text:span text:style-name="T20">ında, bunların ola</text:span><text:span text:style-name="T34">ğ</text:span><text:span text:style-name="T20">anüstü kurumlar oldu</text:span><text:span text:style-name="T34">ğ</text:span><text:span text:style-name="T20">u görülür. Nitekim Batılı bir tarihçi olan Jean Paul Roux o dönemdeki Selçuklu medreselerini </text:span><text:span text:style-name="T34">ş</text:span><text:span text:style-name="T20">öyle tanımlar:</text:span></text:p>
      <text:p text:style-name="P17"><text:span text:style-name="T20">Bu daha çok </text:span><text:span text:style-name="T34">İ</text:span><text:span text:style-name="T20">ngiliz koleji tipindeki bir ö</text:span><text:span text:style-name="T34">ğ</text:span><text:span text:style-name="T20">retim kurumuydu. Kurucusunun adından dolayı 'Nizamiye' adıyla anılan ilk medreseler; Ba</text:span><text:span text:style-name="T34">ğ</text:span><text:span text:style-name="T20">dat, Ni</text:span><text:span text:style-name="T34">ş</text:span><text:span text:style-name="T20">apur, </text:span><text:span text:style-name="T34">İ</text:span><text:span text:style-name="T20">sfahan, Belh, Herat ve Merv'de kuruldu. Oralardan da tüm Yakın Do</text:span><text:span text:style-name="T34">ğ</text:span><text:span text:style-name="T20">u'ya, ardından Mısır'a ve Kuzey Afrika'ya yayıldı. Medresede ders vermi</text:span><text:span text:style-name="T34">ş</text:span><text:span text:style-name="T20"> ilk ki</text:span><text:span text:style-name="T34">ş</text:span><text:span text:style-name="T20">ilerden biri olan büyük filozof Gazali gibi seçkin bir usta ya da bilim adamları toplulu</text:span><text:span text:style-name="T34">ğ</text:span><text:span text:style-name="T20">u için dü</text:span><text:span text:style-name="T34">ş</text:span><text:span text:style-name="T20">ünülmü</text:span><text:span text:style-name="T34">ş</text:span><text:span text:style-name="T20"> olan medreseler, </text:span><text:span text:style-name="T34">İ</text:span><text:span text:style-name="T20">slam bilimleri ya da… astronomi, tıp, kimya ö</text:span><text:span text:style-name="T34">ğ</text:span><text:span text:style-name="T20">retimi yapılan merkezlerdi...</text:span><text:span text:style-name="T37">57</text:span><text:span text:style-name="T20"> </text:span></text:p>
      <text:p text:style-name="P30"><text:span text:style-name="T20">XV. asır gezginlerinden Tafur'un tespiti ise Troie harabeleriyle ilgilidir: </text:span><text:span text:style-name="T26">"Türkler eski binaları mukaddes sayıp, hiçbir </text:span><text:span text:style-name="T28">ş</text:span><text:span text:style-name="T26">eyi tahrip etmiyorlar"</text:span><text:span text:style-name="T37">58</text:span><text:span text:style-name="T20"> der. Bizanslıların ve Haçlıların girdikleri </text:span><text:span text:style-name="T34">ş</text:span><text:span text:style-name="T20">ehirlerde yaptıkları tahrip ve yıkımlar hatırlanacak olursa bu ilkelli</text:span><text:span text:style-name="T34">ğ</text:span><text:span text:style-name="T20">e kar</text:span><text:span text:style-name="T34">ş</text:span><text:span text:style-name="T20">ın, Türklerin ne derece medeni hareket ettikleri daha iyi anla</text:span><text:span text:style-name="T34">ş</text:span><text:span text:style-name="T20">ılacaktır. </text:span></text:p>
      <text:p text:style-name="P30"><text:span text:style-name="T20">Türklerin daha o dönemlerde tarihi eserlere önem vermeleri de dikkat çekici bir uygarlık alametidir. Ünlü Fransız yazar ve dü</text:span><text:span text:style-name="T34">ş</text:span><text:span text:style-name="T20">ünür Voltaire "Türkler, Müslümanlar ve Ötekiler" adlı eserinde Türklerin bu özelli</text:span><text:span text:style-name="T34">ğ</text:span><text:span text:style-name="T20">ine </text:span><text:span text:style-name="T34">ş</text:span><text:span text:style-name="T20">öyle dikkat çeker:</text:span></text:p>
      <text:p text:style-name="P17"><text:span text:style-name="T20">Polenezya sava</text:span><text:span text:style-name="T34">ş</text:span><text:span text:style-name="T20">larında Venedik ordusunun bombaları, Türklerin esirgemi</text:span><text:span text:style-name="T34">ş</text:span><text:span text:style-name="T20"> oldukları birçok tarihi anıtları yıktı. Bunlar arasında Atina'nın me</text:span><text:span text:style-name="T34">ş</text:span><text:span text:style-name="T20">hur Akropolis'i de hasara u</text:span><text:span text:style-name="T34">ğ</text:span><text:span text:style-name="T20">radı.</text:span><text:span text:style-name="T37">59</text:span><text:span text:style-name="T20"> <text:s/></text:span></text:p>
      <text:p text:style-name="P30"><text:soft-page-break/><text:span text:style-name="T20">Tüm bunlar, Türk Milleti'nin, Darwin'in hezeyanlarının aksine, üstün bir kültüre, asil bir ahlaka ve </text:span><text:span text:style-name="T34">ş</text:span><text:span text:style-name="T20">erefli bir tarihe sahip oldu</text:span><text:span text:style-name="T34">ğ</text:span><text:span text:style-name="T20">unun ifadeleridir. Türk Milleti'nin bu vasıflarının en açık ifadesi ise, büyük Osmanlı </text:span><text:span text:style-name="T34">İ</text:span><text:span text:style-name="T20">mparatorlu</text:span><text:span text:style-name="T34">ğ</text:span><text:span text:style-name="T20">u olmu</text:span><text:span text:style-name="T34">ş</text:span><text:span text:style-name="T20">tur.</text:span></text:p>
      <text:p text:style-name="P32"/>
      <text:h text:style-name="P46" text:outline-level="2">Aşiretten İmparatorluğa Giden Yol</text:h>
      <text:p text:style-name="P30"><text:span text:style-name="T20">1299'da Kayı a</text:span><text:span text:style-name="T34">ş</text:span><text:span text:style-name="T20">ireti tarafından temelleri atılan Osmanlı Devleti çok geçmeden 3 kıtaya hakim olmu</text:span><text:span text:style-name="T34">ş</text:span><text:span text:style-name="T20"> dev bir imparatorluk haline dönü</text:span><text:span text:style-name="T34">ş</text:span><text:span text:style-name="T20">tü. Osmanlı Devleti'nin kurulu</text:span><text:span text:style-name="T34">ş</text:span><text:span text:style-name="T20"> a</text:span><text:span text:style-name="T34">ş</text:span><text:span text:style-name="T20">amalarındaki sultanlar feraset ve basiret sahibi, kumanda yetene</text:span><text:span text:style-name="T34">ğ</text:span><text:span text:style-name="T20">i ve yönetici ki</text:span><text:span text:style-name="T34">ş</text:span><text:span text:style-name="T20">ili</text:span><text:span text:style-name="T34">ğ</text:span><text:span text:style-name="T20">i çok geli</text:span><text:span text:style-name="T34">ş</text:span><text:span text:style-name="T20">mi</text:span><text:span text:style-name="T34">ş</text:span><text:span text:style-name="T20"> hükümdarlardı. Örne</text:span><text:span text:style-name="T34">ğ</text:span><text:span text:style-name="T20">in Orhan Gazi bunlardan biridir. Bursa'nın fethi sırasında, Rumlara, </text:span><text:span text:style-name="T34">ş</text:span><text:span text:style-name="T20">ehri kolayca teslim etme sebeplerini sordu</text:span><text:span text:style-name="T34">ğ</text:span><text:span text:style-name="T20">u zaman </text:span><text:span text:style-name="T34">ş</text:span><text:span text:style-name="T20">öyle cevap almı</text:span><text:span text:style-name="T34">ş</text:span><text:span text:style-name="T20">tı:</text:span></text:p>
      <text:p text:style-name="P17"><text:span text:style-name="T20">Sizin devletinizin günden güne yükseldi</text:span><text:span text:style-name="T34">ğ</text:span><text:span text:style-name="T20">ini ve bizim devletimizi geçti</text:span><text:span text:style-name="T34">ğ</text:span><text:span text:style-name="T20">ini anladık; babanızın idaresine geçen köylülerin memnun kalıp bir daha bizi anmadıklarını gördük ve biz de bu rahatlı</text:span><text:span text:style-name="T34">ğ</text:span><text:span text:style-name="T20">a heves ettik.</text:span><text:span text:style-name="T37">60 </text:span></text:p>
      <text:p text:style-name="P30"><text:span text:style-name="T20">Bir toplumun bir ba</text:span><text:span text:style-name="T34">ş</text:span><text:span text:style-name="T20">ka kavmin boyunduru</text:span><text:span text:style-name="T34">ğ</text:span><text:span text:style-name="T20">una severek, isteyerek, heves ederek girmesi tarihte e</text:span><text:span text:style-name="T34">ş</text:span><text:span text:style-name="T20">ine ender rastlanabilecek bir olaydır. Bursalı Rumların bu ifadeleri ise Türklerin di</text:span><text:span text:style-name="T34">ğ</text:span><text:span text:style-name="T20">er milletlere dostane yakla</text:span><text:span text:style-name="T34">ş</text:span><text:span text:style-name="T20">ımlarının, ho</text:span><text:span text:style-name="T34">ş</text:span><text:span text:style-name="T20">görülü ve insancıl yönetimlerinin açık bir göstergesidir. </text:span></text:p>
      <text:p text:style-name="P30"><text:span text:style-name="T20">Sultan I. Murat da çok üstün vasıflara sahip bir hükümdardır. Ya</text:span><text:span text:style-name="T34">ş</text:span><text:span text:style-name="T20">adı</text:span><text:span text:style-name="T34">ğ</text:span><text:span text:style-name="T20">ı dönemde Edirne'yi almı</text:span><text:span text:style-name="T34">ş</text:span><text:span text:style-name="T20">, Balkanlarda ilerlemi</text:span><text:span text:style-name="T34">ş</text:span><text:span text:style-name="T20">tir ki, bu Osmanlı tarihinde çok önemli bir adımdır. Ça</text:span><text:span text:style-name="T34">ğ</text:span><text:span text:style-name="T20">da</text:span><text:span text:style-name="T34">ş</text:span><text:span text:style-name="T20">ı Bizans tarihçisi Khalkokondylas, Sultan I. Murat hakkında </text:span><text:span text:style-name="T34">ş</text:span><text:span text:style-name="T20">öyle der:</text:span></text:p>
      <text:p text:style-name="P17"><text:span text:style-name="T20">Rumeli ve Anadolu'da 37 muharebeyi bizzat idare edip hepsini kazandı. Cesur, so</text:span><text:span text:style-name="T34">ğ</text:span><text:span text:style-name="T20">ukkanlı, hesaplı, gençli</text:span><text:span text:style-name="T34">ğ</text:span><text:span text:style-name="T20">inde oldu</text:span><text:span text:style-name="T34">ğ</text:span><text:span text:style-name="T20">u gibi ihtiyarlı</text:span><text:span text:style-name="T34">ğ</text:span><text:span text:style-name="T20">ında da çalı</text:span><text:span text:style-name="T34">ş</text:span><text:span text:style-name="T20">kan, enerjik, sert, disiplinli idi. Hiçbir tedbiri ihmal etmez, iyice planlamadan hiçbir i</text:span><text:span text:style-name="T34">ş</text:span><text:span text:style-name="T20">e giri</text:span><text:span text:style-name="T34">ş</text:span><text:span text:style-name="T20">mezdi. Kendisine itaat ve hizmet eden milletlere ve ki</text:span><text:span text:style-name="T34">ş</text:span><text:span text:style-name="T20">ilere, hangi dinden olurlarsa olsunlar, iyi, yumu</text:span><text:span text:style-name="T34">ş</text:span><text:span text:style-name="T20">ak ve cömert davranırdı. Dü</text:span><text:span text:style-name="T34">ş</text:span><text:span text:style-name="T20">manlık gösterenlere kar</text:span><text:span text:style-name="T34">ş</text:span><text:span text:style-name="T20">ı amansızdı. Hiçbir dü</text:span><text:span text:style-name="T34">ş</text:span><text:span text:style-name="T20">manı elinden kurtulamadı. Verdi</text:span><text:span text:style-name="T34">ğ</text:span><text:span text:style-name="T20">i söze sonradan aleyhinde tecelli etse bile sadık kalarak, dost dü</text:span><text:span text:style-name="T34">ş</text:span><text:span text:style-name="T20">man herkesin güvenini kazandı.</text:span><text:span text:style-name="T37">61 </text:span></text:p>
      <text:p text:style-name="P30"><text:span text:style-name="T20">Fransız tarihçisi Fernard Grenard ise "Sultan Murat de</text:span><text:span text:style-name="T34">ğ</text:span><text:span text:style-name="T20">erinde bir hükümdara ça</text:span><text:span text:style-name="T34">ğ</text:span><text:span text:style-name="T20">da</text:span><text:span text:style-name="T34">ş</text:span><text:span text:style-name="T20">ı olan Avrupa hükümdarları arasında tesadüf edilemez. Yalnız dahi bir asker ve strateji üstadı de</text:span><text:span text:style-name="T34">ğ</text:span><text:span text:style-name="T20">il, ince bir diplomattı. Do</text:span><text:span text:style-name="T34">ğ</text:span><text:span text:style-name="T20">u</text:span><text:span text:style-name="T34">ş</text:span><text:span text:style-name="T20">tan hükümdardı. Osmanlı kavmini bir millet haline getirdi. Onlara ideal gösterdi ve verdi. Ölümünde bu milletin istikbalini 5 asır için teminat altına almı</text:span><text:span text:style-name="T34">ş</text:span><text:span text:style-name="T20"> bulunuyordu" demektedir.</text:span><text:span text:style-name="T37">62 </text:span></text:p>
      <text:p text:style-name="P30"><text:span text:style-name="T34">İ</text:span><text:span text:style-name="T20">ngiliz tarihçisi Gibbon'a göre Sultan Murat "Dünya üzerinde ça</text:span><text:span text:style-name="T34">ğ</text:span><text:span text:style-name="T20">da</text:span><text:span text:style-name="T34">ş</text:span><text:span text:style-name="T20">ı bütün hükümdar ve devlet adamlarından üstündü. Babasının bile tahayyül etti</text:span><text:span text:style-name="T34">ğ</text:span><text:span text:style-name="T20">i sınırları çok a</text:span><text:span text:style-name="T34">ş</text:span><text:span text:style-name="T20">tı. Bütün tarihin en hayret verici geli</text:span><text:span text:style-name="T34">ş</text:span><text:span text:style-name="T20">melerinden birini, Osmanlı lehine kazandı. Ortodokslar'a, Katolikler'in Ortodokslar'a yaptı</text:span><text:span text:style-name="T34">ğ</text:span><text:span text:style-name="T20">ı muameleden kat kat iyi muamelede bulundu."</text:span><text:span text:style-name="T37">63</text:span><text:span text:style-name="T20"> Gerek </text:span><text:span text:style-name="T34">İ</text:span><text:span text:style-name="T20">ngiliz gerekse Fransız tarihçilerin, padi</text:span><text:span text:style-name="T34">ş</text:span><text:span text:style-name="T20">ah I.Murat'ın devlet adamlı</text:span><text:span text:style-name="T34">ğ</text:span><text:span text:style-name="T20">ı ile ilgili yaptıkları tespitler son derece isabetlidir. Aynı zamanda bunlar önemli bir medeniyet göstergesidir. </text:span></text:p>
      <text:p text:style-name="P30"><text:span text:style-name="T20">Görüldü</text:span><text:span text:style-name="T34">ğ</text:span><text:span text:style-name="T20">ü gibi Osmanlı padi</text:span><text:span text:style-name="T34">ş</text:span><text:span text:style-name="T20">ahları yabancı tarihçi ve ara</text:span><text:span text:style-name="T34">ş</text:span><text:span text:style-name="T20">tırmacıların dahi hayranlık ve takdirlerini kazanmayı ba</text:span><text:span text:style-name="T34">ş</text:span><text:span text:style-name="T20">armı</text:span><text:span text:style-name="T34">ş</text:span><text:span text:style-name="T20">, çok üstün ahlaklı ki</text:span><text:span text:style-name="T34">ş</text:span><text:span text:style-name="T20">ilerdir. Elbette bu güzel ahlaklarının, adaletlerinin ve ba</text:span><text:span text:style-name="T34">ş</text:span><text:span text:style-name="T20">arılarının temeli ise Kuran ahlakına ve Peygamber Efendimiz (sav)'in sünnetine olan ba</text:span><text:span text:style-name="T34">ğ</text:span><text:span text:style-name="T20">lılıklarından kaynaklanmaktadır. </text:span></text:p>
      <text:p text:style-name="P32"><text:soft-page-break/></text:p>
      <text:h text:style-name="P46" text:outline-level="2">Tarihin Seyrini Değiştiren Kumandan: Fatih Sultan Mehmet</text:h>
      <text:p text:style-name="P30"><text:span text:style-name="T20">Osmanlı tarihinin en önemli </text:span><text:span text:style-name="T34">ş</text:span><text:span text:style-name="T20">ahsiyetlerinin ba</text:span><text:span text:style-name="T34">ş</text:span><text:span text:style-name="T20">ında ise elbette Fatih Sultan Mehmet gelir. </text:span><text:span text:style-name="T34">İ</text:span><text:span text:style-name="T20">stanbul'u ola</text:span><text:span text:style-name="T34">ğ</text:span><text:span text:style-name="T20">anüstü bir askeri deha ile fetheden ve böylelikle dünyada bir ça</text:span><text:span text:style-name="T34">ğ</text:span><text:span text:style-name="T20">ı de</text:span><text:span text:style-name="T34">ğ</text:span><text:span text:style-name="T20">i</text:span><text:span text:style-name="T34">ş</text:span><text:span text:style-name="T20">tiren Fatih, daha sonra da Osmanlı Devleti'ni çok büyük bir ustalıkla yönetmi</text:span><text:span text:style-name="T34">ş</text:span><text:span text:style-name="T20">tir. Batılı tarihçilerin gözüyle Fatih Sultan Mehmet'e bakacak olursak, onun e</text:span><text:span text:style-name="T34">ş</text:span><text:span text:style-name="T20">siz dehasına ve kumandanlı</text:span><text:span text:style-name="T34">ğ</text:span><text:span text:style-name="T20">ına tanık oluruz. Babinger, Bizanslı Yorgios Trapezuntios'dan naklen </text:span><text:span text:style-name="T34">ş</text:span><text:span text:style-name="T20">öyle der:</text:span></text:p>
      <text:p text:style-name="P17"><text:span text:style-name="T20">Sultan Mehmet, günümüzün en büyük hükümdarıdır. Kiros'tan, Büyük </text:span><text:span text:style-name="T34">İ</text:span><text:span text:style-name="T20">skender'den, Sezar'dan, bir kelimeyle gelmi</text:span><text:span text:style-name="T34">ş</text:span><text:span text:style-name="T20"> geçmi</text:span><text:span text:style-name="T34">ş</text:span><text:span text:style-name="T20"> bütün hükümdarlardan büyüktür.</text:span><text:span text:style-name="T37">64</text:span></text:p>
      <text:p text:style-name="P30"><text:span text:style-name="T34">İ</text:span><text:span text:style-name="T20">ngiliz tarihçi Panzer'e göre "Fatih, birinci sınıf bir lisan mütehassısı, tarihçi, filozof, üstün bir yönetici, harikulade bir süvari ve silah</text:span><text:span text:style-name="T34">ş</text:span><text:span text:style-name="T20">ördür."</text:span><text:span text:style-name="T37">65</text:span><text:span text:style-name="T20"> Gustave Schlumberger ise </text:span><text:span text:style-name="T34">İ</text:span><text:span text:style-name="T20">stanbul'un fethi için </text:span><text:span text:style-name="T34">ş</text:span><text:span text:style-name="T20">öyle der:</text:span></text:p>
      <text:p text:style-name="P17"><text:span text:style-name="T34">İ</text:span><text:span text:style-name="T20">stanbul'un fethi dünya tarihinin en önemli olaylarından biridir. Avrupa'nın tarihi üzerinde tesiri birinci derecede oldu. Tarihin bütün akı</text:span><text:span text:style-name="T34">ş</text:span><text:span text:style-name="T20">ını de</text:span><text:span text:style-name="T34">ğ</text:span><text:span text:style-name="T20">i</text:span><text:span text:style-name="T34">ş</text:span><text:span text:style-name="T20">tirdi. Orta Ça</text:span><text:span text:style-name="T34">ğ</text:span><text:span text:style-name="T20">'ı kapatıp Yeni Ça</text:span><text:span text:style-name="T34">ğ</text:span><text:span text:style-name="T20">'ı ba</text:span><text:span text:style-name="T34">ş</text:span><text:span text:style-name="T20">lattı. </text:span><text:span text:style-name="T37">66</text:span></text:p>
      <text:p text:style-name="P30"><text:span text:style-name="T20">Fatih, hükümranlı</text:span><text:span text:style-name="T34">ğ</text:span><text:span text:style-name="T20">ı boyunca Türk Milleti'nin ho</text:span><text:span text:style-name="T34">ş</text:span><text:span text:style-name="T20">görü ve adaletini de sergilemi</text:span><text:span text:style-name="T34">ş</text:span><text:span text:style-name="T20">, bunu gören yabancı milletler ise onun yönetimi altına girmekte mahzur görmemi</text:span><text:span text:style-name="T34">ş</text:span><text:span text:style-name="T20">lerdir. </text:span><text:span text:style-name="T34">İ</text:span><text:span text:style-name="T20">stanbul'un fethi sırasında Bizans ba</text:span><text:span text:style-name="T34">ş</text:span><text:span text:style-name="T20">bakanı Büyük Düka Notaras "Bizans'ta Latin </text:span><text:span text:style-name="T34">ş</text:span><text:span text:style-name="T20">apkası görmektense, Türk sarı</text:span><text:span text:style-name="T34">ğ</text:span><text:span text:style-name="T20">ı görmeyi tercih ederim" tarihi cümlesini söyleyerek bu gerçe</text:span><text:span text:style-name="T34">ğ</text:span><text:span text:style-name="T20">i ifade etmi</text:span><text:span text:style-name="T34">ş</text:span><text:span text:style-name="T20">tir.</text:span><text:span text:style-name="T37">67 </text:span></text:p>
      <text:p text:style-name="P36"/>
      <text:h text:style-name="P46" text:outline-level="2">Osmanlı'nın Adaleti ve Hoşgörüsü</text:h>
      <text:p text:style-name="P30"><text:span text:style-name="T20">Osmanlı </text:span><text:span text:style-name="T34">İ</text:span><text:span text:style-name="T20">mparatorlu</text:span><text:span text:style-name="T34">ğ</text:span><text:span text:style-name="T20">u'nun çok önemli bir özelli</text:span><text:span text:style-name="T34">ğ</text:span><text:span text:style-name="T20">i tebası arasında kavim, din ve mezhep ayrımı yapmadan tam bir uyum sa</text:span><text:span text:style-name="T34">ğ</text:span><text:span text:style-name="T20">lamı</text:span><text:span text:style-name="T34">ş</text:span><text:span text:style-name="T20"> ve toplumun çe</text:span><text:span text:style-name="T34">ş</text:span><text:span text:style-name="T20">itli kesimleri arasında sosyal adaleti temin edebilmi</text:span><text:span text:style-name="T34">ş</text:span><text:span text:style-name="T20"> olmasıdır. </text:span><text:span text:style-name="T34">İ</text:span><text:span text:style-name="T20">sviçreli ilahiyatçı Prof. Karl Barth bu konuda </text:span><text:span text:style-name="T34">ş</text:span><text:span text:style-name="T20">unları söylemi</text:span><text:span text:style-name="T34">ş</text:span><text:span text:style-name="T20">tir:</text:span></text:p>
      <text:p text:style-name="P17"><text:span text:style-name="T20">Hıristiyan Avrupa'nın bizzat Hıristiyan kanı döktü</text:span><text:span text:style-name="T34">ğ</text:span><text:span text:style-name="T20">ü ve inançları de</text:span><text:span text:style-name="T34">ğ</text:span><text:span text:style-name="T20">i</text:span><text:span text:style-name="T34">ş</text:span><text:span text:style-name="T20">ik olanlara vah</text:span><text:span text:style-name="T34">ş</text:span><text:span text:style-name="T20">ice zulümler yapmaktan zevk duydu</text:span><text:span text:style-name="T34">ğ</text:span><text:span text:style-name="T20">u bir devirde Osmanlı </text:span><text:span text:style-name="T34">İ</text:span><text:span text:style-name="T20">mparatorlu</text:span><text:span text:style-name="T34">ğ</text:span><text:span text:style-name="T20">u engizisyonun bulunmadı</text:span><text:span text:style-name="T34">ğ</text:span><text:span text:style-name="T20">ı, yakmaların ve sihirbazlık ithamlarının mevcut olmadı</text:span><text:span text:style-name="T34">ğ</text:span><text:span text:style-name="T20">ı yegane memleket oldu. Hıristiyanlar tarafından her yerden kovulan, sürgün ve takip edilen Yahudilerin sı</text:span><text:span text:style-name="T34">ğ</text:span><text:span text:style-name="T20">ınabildi</text:span><text:span text:style-name="T34">ğ</text:span><text:span text:style-name="T20">i tek memleket de barbar (!) Türkiye olmu</text:span><text:span text:style-name="T34">ş</text:span><text:span text:style-name="T20">tur.</text:span><text:span text:style-name="T37">68 </text:span></text:p>
      <text:p text:style-name="P30"><text:span text:style-name="T20">Charles Darwin isimli amatör biyologun Türklere yaptı</text:span><text:span text:style-name="T34">ğ</text:span><text:span text:style-name="T20">ı çirkin ithamlarla, Türklerin tarihleri ve üstün ahlakları arasındaki tezatı Prof. Barth bu sözleriyle çok iyi ifade etmi</text:span><text:span text:style-name="T34">ş</text:span><text:span text:style-name="T20">tir. Osmanlı'nın tebasına kar</text:span><text:span text:style-name="T34">ş</text:span><text:span text:style-name="T20">ı olan adaleti konusunda A. Miquel ise </text:span><text:span text:style-name="T34">ş</text:span><text:span text:style-name="T20">öyle demektedir:</text:span></text:p>
      <text:p text:style-name="P17"><text:span text:style-name="T20">Hıristiyan halklar Bizans ve Latin devletleri zamanında bulamadıkları çok iyi bir idare kar</text:span><text:span text:style-name="T34">ş</text:span><text:span text:style-name="T20">ısında bulunmaktaydılar. Asla sistemli bir zulüm görmemekteydiler. Tam aksine imparatorluk, </text:span><text:span text:style-name="T34">İ</text:span><text:span text:style-name="T20">stanbul ba</text:span><text:span text:style-name="T34">ş</text:span><text:span text:style-name="T20">ta olmak üzere, i</text:span><text:span text:style-name="T34">ş</text:span><text:span text:style-name="T20">kence gören </text:span><text:span text:style-name="T34">İ</text:span><text:span text:style-name="T20">spanyol Yahudilerine bir sı</text:span><text:span text:style-name="T34">ğ</text:span><text:span text:style-name="T20">ınak olmu</text:span><text:span text:style-name="T34">ş</text:span><text:span text:style-name="T20">tu.</text:span><text:span text:style-name="T37">69 </text:span></text:p>
      <text:p text:style-name="P30"><text:span text:style-name="T20">Türklerin iki bin yıllık bir tarih boyunca birçok yabancı ırk, millet, din ve mezhep mensuplarını birarada ve büyük bir uzla</text:span><text:span text:style-name="T34">ş</text:span><text:span text:style-name="T20">ma içinde idare etmeleri takdire de</text:span><text:span text:style-name="T34">ğ</text:span><text:span text:style-name="T20">er bir konudur. Türkler </text:span><text:span text:style-name="T34">ş</text:span><text:span text:style-name="T20">ayet di</text:span><text:span text:style-name="T34">ğ</text:span><text:span text:style-name="T20">er etnik unsurlara kar</text:span><text:span text:style-name="T34">ş</text:span><text:span text:style-name="T20">ı geni</text:span><text:span text:style-name="T34">ş</text:span><text:span text:style-name="T20"> bir ho</text:span><text:span text:style-name="T34">ş</text:span><text:span text:style-name="T20">görü, yüksek bir insanlık idealine sahip olmasalardı, elbette ki böyle köklü imparatorluklar kuramaz ve bu insanları asırlar boyu birarada tutamazlardı. Ancak görmekteyiz ki, </text:span><text:soft-page-break/><text:span text:style-name="T20">Türklerin sahip oldukları vasıflar, özellikle de Kuran ahlakının onlara kazandırdı</text:span><text:span text:style-name="T34">ğ</text:span><text:span text:style-name="T20">ı yüksek idealler ve hasletler, son derece ileri bir kültür ve medeniyet geli</text:span><text:span text:style-name="T34">ş</text:span><text:span text:style-name="T20">tirmelerini sa</text:span><text:span text:style-name="T34">ğ</text:span><text:span text:style-name="T20">lamı</text:span><text:span text:style-name="T34">ş</text:span><text:span text:style-name="T20">tır.</text:span></text:p>
      <text:p text:style-name="P32"/>
      <text:h text:style-name="P46" text:outline-level="2">Fatih'ten Sonra Devam Eden Yükseliş</text:h>
      <text:p text:style-name="P30"><text:span text:style-name="T20">Türklerin </text:span><text:span text:style-name="T34">İ</text:span><text:span text:style-name="T20">stanbul'un fethiyle zirveye çıkan ba</text:span><text:span text:style-name="T34">ş</text:span><text:span text:style-name="T20">arıları Fatih'ten sonra gelen padi</text:span><text:span text:style-name="T34">ş</text:span><text:span text:style-name="T20">ahlar tarafından da devam ettirilmi</text:span><text:span text:style-name="T34">ş</text:span><text:span text:style-name="T20">tir. Osmanlı orduları iki kez Viyana kapılarına dayanmı</text:span><text:span text:style-name="T34">ş</text:span><text:span text:style-name="T20">, Sırbistan, Arnavutluk, Bosna-Hersek, Eflak, Bo</text:span><text:span text:style-name="T34">ğ</text:span><text:span text:style-name="T20">dan ba</text:span><text:span text:style-name="T34">ş</text:span><text:span text:style-name="T20">ta olmak üzere Balkanlar ba</text:span><text:span text:style-name="T34">ş</text:span><text:span text:style-name="T20">tan sona fethedilmi</text:span><text:span text:style-name="T34">ş</text:span><text:span text:style-name="T20">, Macaristan Osmanlı himayesine geçmi</text:span><text:span text:style-name="T34">ş</text:span><text:span text:style-name="T20">, Osmanlı denizlere açılmı</text:span><text:span text:style-name="T34">ş</text:span><text:span text:style-name="T20">, Karadeniz Türk gölü haline getirilmi</text:span><text:span text:style-name="T34">ş</text:span><text:span text:style-name="T20">, Mora yarımadası, Rodos, Girit, Sakız gibi birçok Ege adası alınmı</text:span><text:span text:style-name="T34">ş</text:span><text:span text:style-name="T20">, Kafkasya ele geçirilmi</text:span><text:span text:style-name="T34">ş</text:span><text:span text:style-name="T20">, Ba</text:span><text:span text:style-name="T34">ğ</text:span><text:span text:style-name="T20">dat, Tebriz, Yemen, Suriye, Irak, Lübnan, Mısır, Filistin, Kudüs, Fas, Tunus, Cezayir, Do</text:span><text:span text:style-name="T34">ğ</text:span><text:span text:style-name="T20">u Anadolu, Baharat Yolu, Lehistan gibi daha pek çok yer Osmanlı topraklarına katılmı</text:span><text:span text:style-name="T34">ş</text:span><text:span text:style-name="T20">tır.</text:span></text:p>
      <text:p text:style-name="P30"><text:span text:style-name="T20">Türklerin medeni karakterlerinin çok fazla ifadesi olmakla birlikte, fethettikleri yerlere götürdükleri yenilikler de bunun en güzel kanıtlarından biri olarak sayılabilir. Örne</text:span><text:span text:style-name="T34">ğ</text:span><text:span text:style-name="T20">in Türklerin Cezayir'i fetihleriyle ilgili olarak, Cezayir 1962'de özgürlü</text:span><text:span text:style-name="T34">ğ</text:span><text:span text:style-name="T20">üne kavu</text:span><text:span text:style-name="T34">ş</text:span><text:span text:style-name="T20">tu</text:span><text:span text:style-name="T34">ğ</text:span><text:span text:style-name="T20">unda, milli hareketin liderlerinden Albay Muhandu'l-Hacc </text:span><text:span text:style-name="T34">ş</text:span><text:span text:style-name="T20">u açıklamayı yapmı</text:span><text:span text:style-name="T34">ş</text:span><text:span text:style-name="T20">tır:</text:span></text:p>
      <text:p text:style-name="P17"><text:span text:style-name="T20">Her</text:span><text:span text:style-name="T34">ş</text:span><text:span text:style-name="T20">eyi hatta bir </text:span><text:span text:style-name="T22">millet olu</text:span><text:span text:style-name="T24">ş</text:span><text:span text:style-name="T22">umuzu Türklere borçluyuz</text:span><text:span text:style-name="T20">. Osmanlılar geldi</text:span><text:span text:style-name="T34">ğ</text:span><text:span text:style-name="T20">i zaman bizler korsandık. Yüzlerce kabileden müte</text:span><text:span text:style-name="T34">ş</text:span><text:span text:style-name="T20">ekkildik. Osmanlılar ba</text:span><text:span text:style-name="T34">ş</text:span><text:span text:style-name="T20">ımıza bir pa</text:span><text:span text:style-name="T34">ş</text:span><text:span text:style-name="T20">a getirdiler. Da</text:span><text:span text:style-name="T34">ğ</text:span><text:span text:style-name="T20">ınık a</text:span><text:span text:style-name="T34">ş</text:span><text:span text:style-name="T20">iretleri biraraya topladılar. Onları bir kavim haline koydular. Bu kavim 300 yıl merkezi Türk idaresi altında kaldı. Birli</text:span><text:span text:style-name="T34">ğ</text:span><text:span text:style-name="T20">in kudretini ö</text:span><text:span text:style-name="T34">ğ</text:span><text:span text:style-name="T20">rendi. Türklerin yardımıyla millet haline geldik.</text:span><text:span text:style-name="T37">70</text:span><text:span text:style-name="T20"> </text:span></text:p>
      <text:p text:style-name="P30"><text:span text:style-name="T20">Cezayirli albayın Türkler hakkında söyledikleri, Türk dü</text:span><text:span text:style-name="T34">ş</text:span><text:span text:style-name="T20">manlarının attıkları iftiralara da bir yanıt niteli</text:span><text:span text:style-name="T34">ğ</text:span><text:span text:style-name="T20">indedir. Türklerin, gittikleri yerlere yıkım de</text:span><text:span text:style-name="T34">ğ</text:span><text:span text:style-name="T20">il, tam tersine düzen götürdüklerinin ifadesidir.</text:span></text:p>
      <text:p text:style-name="P30"><text:span text:style-name="T20">Bir Fas gazetesi olan </text:span><text:span text:style-name="T26">El Alem</text:span><text:span text:style-name="T20">'de yayınlanan </text:span><text:span text:style-name="T26">"Osmanlı </text:span><text:span text:style-name="T28">İ</text:span><text:span text:style-name="T26">mparatorlu</text:span><text:span text:style-name="T28">ğ</text:span><text:span text:style-name="T26">u'nun Çökü</text:span><text:span text:style-name="T28">ş</text:span><text:span text:style-name="T26">ünden Sorumlu </text:span><text:span text:style-name="T28">İ</text:span><text:span text:style-name="T26">ngiltere'dir"</text:span><text:span text:style-name="T20"> ba</text:span><text:span text:style-name="T34">ş</text:span><text:span text:style-name="T20">lıklı makale de yukarıdaki savı desteklemektedir:</text:span></text:p>
      <text:p text:style-name="P17"><text:span text:style-name="T20">Osmanlılar </text:span><text:span text:style-name="T34">İ</text:span><text:span text:style-name="T20">slam dünyasının savunulması için dört yüz yıl sava</text:span><text:span text:style-name="T34">ş</text:span><text:span text:style-name="T20"> verdiler. Türk egemenli</text:span><text:span text:style-name="T34">ğ</text:span><text:span text:style-name="T20">i, ne Arap topraklarının i</text:span><text:span text:style-name="T34">ş</text:span><text:span text:style-name="T20">gali demektir ne de ele geçirilmesi... Sadece Müslüman bir devletten ba</text:span><text:span text:style-name="T34">ş</text:span><text:span text:style-name="T20">ka bir Müslüman devlete iktidarın devredilmesi söz konusu olmu</text:span><text:span text:style-name="T34">ş</text:span><text:span text:style-name="T20">tur. Bunun içindir ki Mısır halkı Haçlılar'a, Mo</text:span><text:span text:style-name="T34">ğ</text:span><text:span text:style-name="T20">ollar'a, Fransızlar'a ve </text:span><text:span text:style-name="T34">İ</text:span><text:span text:style-name="T20">ngilizlere kar</text:span><text:span text:style-name="T34">ş</text:span><text:span text:style-name="T20">ı koydu</text:span><text:span text:style-name="T34">ğ</text:span><text:span text:style-name="T20">u gibi Türklere kar</text:span><text:span text:style-name="T34">ş</text:span><text:span text:style-name="T20">ı koymamı</text:span><text:span text:style-name="T34">ş</text:span><text:span text:style-name="T20">tır. Mısırlılar, Türk egemenli</text:span><text:span text:style-name="T34">ğ</text:span><text:span text:style-name="T20">ine ba</text:span><text:span text:style-name="T34">ğ</text:span><text:span text:style-name="T20">lı kalmı</text:span><text:span text:style-name="T34">ş</text:span><text:span text:style-name="T20">lar ve devletin kendi içinde kendilerine dü</text:span><text:span text:style-name="T34">ş</text:span><text:span text:style-name="T20">en görevi almı</text:span><text:span text:style-name="T34">ş</text:span><text:span text:style-name="T20">lardır. Peki neden bu Osmanlı dü</text:span><text:span text:style-name="T34">ş</text:span><text:span text:style-name="T20">manlı</text:span><text:span text:style-name="T34">ğ</text:span><text:span text:style-name="T20">ı?</text:span><text:span text:style-name="T37">71 </text:span></text:p>
      <text:p text:style-name="P30"><text:span text:style-name="T20">Samimi sarfedilmi</text:span><text:span text:style-name="T34">ş</text:span><text:span text:style-name="T20"> tüm bu sözler Türk Milleti'nin </text:span><text:span text:style-name="T34">İ</text:span><text:span text:style-name="T20">slam dünyasındaki önemini vurgulamak için yeterlidir. Aynı zamanda Türklerin hakimiyetleri altına aldıkları bölgelerdeki toplumlar tarafından nasıl benimsendi</text:span><text:span text:style-name="T34">ğ</text:span><text:span text:style-name="T20">ini göstermesi bakımından da önemlidir. Romanya'nın eski adliye bakanlarından Monsieur Dissescu da söyledikleriyle bunları do</text:span><text:span text:style-name="T34">ğ</text:span><text:span text:style-name="T20">rulamaktadır:</text:span></text:p>
      <text:p text:style-name="P17"><text:span text:style-name="T20">Kim ne derse desin biz Romenler bugünkü mevcudiyetimizi Türklerin ulvicenaplı</text:span><text:span text:style-name="T34">ğ</text:span><text:span text:style-name="T20">ına borçluyuz. </text:span><text:span text:style-name="T34">İ</text:span><text:span text:style-name="T20">dareleri altına aldıkları milletlere kar</text:span><text:span text:style-name="T34">ş</text:span><text:span text:style-name="T20">ı hakiki bir </text:span><text:span text:style-name="T34">ş</text:span><text:span text:style-name="T20">evkat, mürüvvet ve müsahamakarlık ile muamele etmemi</text:span><text:span text:style-name="T34">ş</text:span><text:span text:style-name="T20"> olsaydılar, onların yerine biz herhangi bir kom</text:span><text:span text:style-name="T34">ş</text:span><text:span text:style-name="T20">u milletin tahakkümü altına girmi</text:span><text:span text:style-name="T34">ş</text:span><text:span text:style-name="T20"> bulunsaydık, </text:span><text:span text:style-name="T34">ş</text:span><text:span text:style-name="T20">u anda bir tek Romen kalmazdı... </text:span><text:span text:style-name="T37">72 </text:span></text:p>
      <text:p text:style-name="P30"><text:soft-page-break/><text:span text:style-name="T20">Avrupalı tarihçi Richard Peters ise </text:span><text:span text:style-name="T25">"Türkler asırlar boyunca birçok milletlere hakim oldular fakat onları asimile etmeye asla gayret etmediler. Onlara hürriyet verdiler ve din ve kültürlerinin ya</text:span><text:span text:style-name="T27">ş</text:span><text:span text:style-name="T25">anmasına müsaade ettiler"</text:span><text:span text:style-name="T37">73</text:span><text:span text:style-name="T20"> diyerek Türk Milleti hakkında öne sürülen hezeyanlara <text:s/>en güzel </text:span><text:span text:style-name="T34">ş</text:span><text:span text:style-name="T20">ekilde cevap vermi</text:span><text:span text:style-name="T34">ş</text:span><text:span text:style-name="T20">tir. </text:span></text:p>
      <text:p text:style-name="P30"><text:span text:style-name="T20">Yine zamanımızın tanınmı</text:span><text:span text:style-name="T34">ş</text:span><text:span text:style-name="T20"> Macar tarihçilerinden Kaldy-Nagy "The Cash Book of the Ottoman Treasury in Buda in the Years 1558-1560" adlı makalesinde yine Türk kültür ve medeniyetine dikkat çeker:</text:span></text:p>
      <text:p text:style-name="P17"><text:span text:style-name="T20">1558-60 tarihleri arasında Osmanlı Devleti'nin Macaristan'dan topladı</text:span><text:span text:style-name="T34">ğ</text:span><text:span text:style-name="T20">ı 6 milyon küsür akçe vergiye mukabil, buraya 23 milyonun üzerinde masraf yaptı</text:span><text:span text:style-name="T34">ğ</text:span><text:span text:style-name="T20">ını böylece </text:span><text:span text:style-name="T34">İ</text:span><text:span text:style-name="T20">stanbul'dan -sömürüldü</text:span><text:span text:style-name="T34">ğ</text:span><text:span text:style-name="T20">ü önceleri bir kısım Batılı tarihçiler tarafından savunulan- Macaristan'a 17 milyon akçe mali yardım yapıldı</text:span><text:span text:style-name="T34">ğ</text:span><text:span text:style-name="T20">ını ortaya koymaktadır. Bundan ba</text:span><text:span text:style-name="T34">ş</text:span><text:span text:style-name="T20">ka Türkler Balkanlarda pek çok maddi eser bırakmı</text:span><text:span text:style-name="T34">ş</text:span><text:span text:style-name="T20">lardır. Mora'da muhtelif </text:span><text:span text:style-name="T34">ş</text:span><text:span text:style-name="T20">ehirlerde yüzlerce eser bırakmı</text:span><text:span text:style-name="T34">ş</text:span><text:span text:style-name="T20"> olmalarını, yalnız Rusçuk'ta 33 cami, mescit ve tekke bırakmı</text:span><text:span text:style-name="T34">ş</text:span><text:span text:style-name="T20"> olmalarını bu açıdan izah etmek mümkündür.</text:span><text:span text:style-name="T37">74 </text:span></text:p>
      <text:p text:style-name="P30"><text:span text:style-name="T20">Bunlar da açıkça göstermektedir ki Osmanlılar fethettikleri ülkeleri, 19. yüzyılın sömürgeci devletleri gibi asla sömürmemi</text:span><text:span text:style-name="T34">ş</text:span><text:span text:style-name="T20">ler, bu ülkelerin halklarının haklarına saygı göstermi</text:span><text:span text:style-name="T34">ş</text:span><text:span text:style-name="T20">lerdir. Bunun nedeni padi</text:span><text:span text:style-name="T34">ş</text:span><text:span text:style-name="T20">ahlarının devlet anlayı</text:span><text:span text:style-name="T34">ş</text:span><text:span text:style-name="T20">ları ve tebalarına bakı</text:span><text:span text:style-name="T34">ş</text:span><text:span text:style-name="T20"> açılarıdır. Çünkü Osmanlı padi</text:span><text:span text:style-name="T34">ş</text:span><text:span text:style-name="T20">ahları fethettikleri yerlerde ya</text:span><text:span text:style-name="T34">ş</text:span><text:span text:style-name="T20">ayan halkın kendilerine Yüce Allah'ın bir emaneti oldu</text:span><text:span text:style-name="T34">ğ</text:span><text:span text:style-name="T20">unu dü</text:span><text:span text:style-name="T34">ş</text:span><text:span text:style-name="T20">ünmü</text:span><text:span text:style-name="T34">ş</text:span><text:span text:style-name="T20">lerdir. Onları himaye etmek ve hiç kimsenin onlara zulüm yapmamasını sa</text:span><text:span text:style-name="T34">ğ</text:span><text:span text:style-name="T20">lamak ise padi</text:span><text:span text:style-name="T34">ş</text:span><text:span text:style-name="T20">ahın görevleri arasında sayılmı</text:span><text:span text:style-name="T34">ş</text:span><text:span text:style-name="T20">tır. Hatta öyle ki, Fatih </text:span><text:span text:style-name="T34">İ</text:span><text:span text:style-name="T20">stanbul'u fethetti</text:span><text:span text:style-name="T34">ğ</text:span><text:span text:style-name="T20">i zaman patrikhaneye çok geni</text:span><text:span text:style-name="T34">ş</text:span><text:span text:style-name="T20"> imkanlar tanımı</text:span><text:span text:style-name="T34">ş</text:span><text:span text:style-name="T20">, böylece patrikhane ilk defa Türkler zamanında bir muhtariyete kavu</text:span><text:span text:style-name="T34">ş</text:span><text:span text:style-name="T20">mu</text:span><text:span text:style-name="T34">ş</text:span><text:span text:style-name="T20">tur.</text:span><text:span text:style-name="T37">75 </text:span></text:p>
      <text:p text:style-name="P36"/>
      <text:h text:style-name="P46" text:outline-level="2">Yabancı Gözüyle Türk İnsanı</text:h>
      <text:p text:style-name="P30"><text:span text:style-name="T20">Tarihte pek çok hükümdar, devlet adamı, siyasetçi, asker ya da tarihçi, Türk Milleti'nin vasıflarını tarif eden ve onların üstün ahlaki özelliklerini açıklayan yorumlarda bulunmu</text:span><text:span text:style-name="T34">ş</text:span><text:span text:style-name="T20">lardır. Bunların bir kısmını </text:span><text:span text:style-name="T34">ş</text:span><text:span text:style-name="T20">öyle sıralayabiliriz:</text:span></text:p>
      <text:p text:style-name="P30"><text:span text:style-name="T24">İ</text:span><text:span text:style-name="T22">sveç kralı XII. Charles'</text:span><text:span text:style-name="T20">ın (Demirba</text:span><text:span text:style-name="T34">ş</text:span><text:span text:style-name="T20"> </text:span><text:span text:style-name="T34">Ş</text:span><text:span text:style-name="T20">arl) Türkiye'ye sı</text:span><text:span text:style-name="T34">ğ</text:span><text:span text:style-name="T20">ınmak zorunda kaldı</text:span><text:span text:style-name="T34">ğ</text:span><text:span text:style-name="T20">ındaki izlenimleri:</text:span></text:p>
      <text:p text:style-name="P17"><text:span text:style-name="T34">Ş</text:span><text:span text:style-name="T20">efkatin, cömertli</text:span><text:span text:style-name="T34">ğ</text:span><text:span text:style-name="T20">in, asaletin, nezaketin esiriyim. Türkler beni i</text:span><text:span text:style-name="T34">ş</text:span><text:span text:style-name="T20">te bu elmas ba</text:span><text:span text:style-name="T34">ğ</text:span><text:span text:style-name="T20">a sardılar. Bu kadar </text:span><text:span text:style-name="T34">ş</text:span><text:span text:style-name="T20">efkatli, bu kadar nazik bir milletin arasında hür bir esir olarak ya</text:span><text:span text:style-name="T34">ş</text:span><text:span text:style-name="T20">amak, bilsen ne kadar tatlı!... </text:span><text:span text:style-name="T37">76 </text:span></text:p>
      <text:p text:style-name="P30"><text:span text:style-name="T20">18. yy'da Osmanlı topraklarında ya</text:span><text:span text:style-name="T34">ş</text:span><text:span text:style-name="T20">ayan </text:span><text:span text:style-name="T22">Comte de Bonneval </text:span><text:span text:style-name="T20">(Humbaracı Ahmet Pa</text:span><text:span text:style-name="T34">ş</text:span><text:span text:style-name="T20">a):</text:span></text:p>
      <text:p text:style-name="P17"><text:span text:style-name="T20">Çünkü Türkleri seviyorum. Onlar (sanki) cennetten bir kö</text:span><text:span text:style-name="T34">ş</text:span><text:span text:style-name="T20">e olan bu e</text:span><text:span text:style-name="T34">ş</text:span><text:span text:style-name="T20">siz memlekete yakı</text:span><text:span text:style-name="T34">ş</text:span><text:span text:style-name="T20">an e</text:span><text:span text:style-name="T34">ş</text:span><text:span text:style-name="T20">siz insanlar. Yaratılı</text:span><text:span text:style-name="T34">ş</text:span><text:span text:style-name="T20">larında gökyüzüne mahsus bir yücelik, gönül alı</text:span><text:span text:style-name="T34">ş</text:span><text:span text:style-name="T20">larında ise bir tevazu var. Bu büyük ruhlu milletin arasında vatanımı unutmaktan korkuyorum. Vatan aziz ve pek aziz. Lakin Türk de aziz ve çok aziz.</text:span><text:span text:style-name="T37">77</text:span></text:p>
      <text:p text:style-name="P30"><text:span text:style-name="T22">M. Baudier</text:span><text:span text:style-name="T20"> ("Historie de la religion des Turcs" adlı eserinde):</text:span></text:p>
      <text:p text:style-name="P17"><text:span text:style-name="T20">Türkler, merhamet, </text:span><text:span text:style-name="T34">ş</text:span><text:span text:style-name="T20">efkat ve insanlara yardımda bütün milletlere ve hatta Hıristiyanlara da üstündürler.</text:span><text:span text:style-name="T37">78</text:span></text:p>
      <text:p text:style-name="P30"><text:span text:style-name="T20">XV. yüzyıl gezginlerinden </text:span><text:span text:style-name="T22">Tafur</text:span><text:span text:style-name="T20">: </text:span></text:p>
      <text:p text:style-name="P17"><text:span text:style-name="T20">Türkler konu</text:span><text:span text:style-name="T34">ş</text:span><text:span text:style-name="T20">malarında dost ve ne</text:span><text:span text:style-name="T34">ş</text:span><text:span text:style-name="T20">eli, yemek ve harcamalarında çok asil ve hayırseverdirler.</text:span><text:span text:style-name="T37">79 </text:span></text:p>
      <text:p text:style-name="P33">General Charles Royan:</text:p>
      <text:p text:style-name="P17"><text:soft-page-break/><text:span text:style-name="T20">Türkler arasında geçirdi</text:span><text:span text:style-name="T34">ğ</text:span><text:span text:style-name="T20">im iki yıldan fazla zaman içinde edindi</text:span><text:span text:style-name="T34">ğ</text:span><text:span text:style-name="T20">im tecrübelerime dayanarak hemen belirtmeliyim ki, daha uygar olmakla </text:span><text:span text:style-name="T34">ş</text:span><text:span text:style-name="T20">öhret yapmı</text:span><text:span text:style-name="T34">ş</text:span><text:span text:style-name="T20"> milletlerin, Türklerin ahlâk ve karakterleri konusunda sahip bulundukları bilgiler ve kanaat tamamiyle hatalı ve aldatıcıdır... </text:span><text:span text:style-name="T37">80</text:span></text:p>
      <text:p text:style-name="P30"><text:span text:style-name="T20">Fransız </text:span><text:span text:style-name="T34">ş</text:span><text:span text:style-name="T20">airi </text:span><text:span text:style-name="T22">Lamartine</text:span><text:span text:style-name="T20">:</text:span></text:p>
      <text:p text:style-name="P17"><text:span text:style-name="T20">Türkler bir ırk ve bir millet olmak haysiyetiyle yeryüzünün en </text:span><text:span text:style-name="T34">ş</text:span><text:span text:style-name="T20">erefli insanlarıdır. Karakterleri pek asil ve yücedir... Asaletleri alınlarında ve amellerinde yazılıdır... Bütün hareketleri asilanedir ve vecd ile ya</text:span><text:span text:style-name="T34">ş</text:span><text:span text:style-name="T20">ayan duygulu bir millettir. Onların yurdu efendiler diyarıdır, kahramanlar, </text:span><text:span text:style-name="T34">ş</text:span><text:span text:style-name="T20">ehitler ülkesidir. Bence insaniyete </text:span><text:span text:style-name="T34">ş</text:span><text:span text:style-name="T20">eref veren böyle bir milletin dü</text:span><text:span text:style-name="T34">ş</text:span><text:span text:style-name="T20">manı olmak insanlı</text:span><text:span text:style-name="T34">ğ</text:span><text:span text:style-name="T20">ın dü</text:span><text:span text:style-name="T34">ş</text:span><text:span text:style-name="T20">manı olmaktan farksızdır. Böyle bir lekeden Allah beni korusun.</text:span><text:span text:style-name="T37">81 </text:span></text:p>
      <text:p text:style-name="P33">General Çarneyev:</text:p>
      <text:p text:style-name="P17"><text:span text:style-name="T20">Türklerin düzinelerle milleti idare edebilmelerindeki muvaffakiyetin sırrını da anlıyorum. Onlar milletleri bir kez yeniyorlar. Fakat kazandıkları zaferi ruhlarda ve nesillerde ya</text:span><text:span text:style-name="T34">ş</text:span><text:span text:style-name="T20">atmayı biliyorlar.</text:span><text:span text:style-name="T37">82</text:span></text:p>
      <text:p text:style-name="P30"><text:span text:style-name="T20">Türk dostu Fransız yazar </text:span><text:span text:style-name="T22">Pierre Loti:</text:span></text:p>
      <text:p text:style-name="P17"><text:span text:style-name="T20">Türk asillerin asilidir. Yapma olmayan, gösteri</text:span><text:span text:style-name="T34">ş</text:span><text:span text:style-name="T20">i bulunmayan bu pek yüksek asalet ona tabiatın hediyesidir.</text:span><text:span text:style-name="T37">83</text:span></text:p>
      <text:p text:style-name="P33">Comte de Marsigli:</text:p>
      <text:p text:style-name="P17"><text:span text:style-name="T20">Osmanlı Türklerinin milli seciyesini te</text:span><text:span text:style-name="T34">ş</text:span><text:span text:style-name="T20">kil eden vakarın, a</text:span><text:span text:style-name="T34">ğ</text:span><text:span text:style-name="T20">ırba</text:span><text:span text:style-name="T34">ş</text:span><text:span text:style-name="T20">lılı</text:span><text:span text:style-name="T34">ğ</text:span><text:span text:style-name="T20">ın tasviri kolay de</text:span><text:span text:style-name="T34">ğ</text:span><text:span text:style-name="T20">ildir.</text:span><text:span text:style-name="T37">84</text:span></text:p>
      <text:p text:style-name="P30"><text:span text:style-name="T20">18. yüzyılda </text:span><text:span text:style-name="T34">İ</text:span><text:span text:style-name="T20">sveç'in </text:span><text:span text:style-name="T34">İ</text:span><text:span text:style-name="T20">stanbul Büyükelçisi olan ve Osmanlı müesseseleri ile te</text:span><text:span text:style-name="T34">ş</text:span><text:span text:style-name="T20">kilâtı hakkında yazdı</text:span><text:span text:style-name="T34">ğ</text:span><text:span text:style-name="T20">ı yedi ciltlik eseri ile tanınan </text:span><text:span text:style-name="T22">Mouradgea d'Ohsson:</text:span></text:p>
      <text:p text:style-name="P17"><text:span text:style-name="T20">Osmanlı Türkleri, di</text:span><text:span text:style-name="T34">ğ</text:span><text:span text:style-name="T20">er faziletleri kadar dürüstlük ve do</text:span><text:span text:style-name="T34">ğ</text:span><text:span text:style-name="T20">ruluk gibi Kuran'ın en kuvvetli hükümlerine dayanan meziyetleri itibariyle de </text:span><text:span text:style-name="T34">ş</text:span><text:span text:style-name="T20">âyanı takdirdirler. </text:span><text:span text:style-name="T34">İ</text:span><text:span text:style-name="T20">çtimai nizâmın Osmanlılar arasında kurdu</text:span><text:span text:style-name="T34">ğ</text:span><text:span text:style-name="T20">u münasebetlerin hepsine temiz yüreklilikle, iyi niyetin hâkim oldu</text:span><text:span text:style-name="T34">ğ</text:span><text:span text:style-name="T20">u anla</text:span><text:span text:style-name="T34">ş</text:span><text:span text:style-name="T20">ılmaktadır.</text:span><text:span text:style-name="T37">85 </text:span></text:p>
      <text:p text:style-name="P30"><text:span text:style-name="T20">12. yüzyılda ya</text:span><text:span text:style-name="T34">ş</text:span><text:span text:style-name="T20">amı</text:span><text:span text:style-name="T34">ş</text:span><text:span text:style-name="T20"> olan Antakya Patri</text:span><text:span text:style-name="T34">ğ</text:span><text:span text:style-name="T20">i </text:span><text:span text:style-name="T22">Süryâni Mikâil</text:span><text:span text:style-name="T20"> de </text:span><text:span text:style-name="T26">Vakâyinâmesinde</text:span><text:span text:style-name="T20">, eski Türk fazilet ve ahlâkı ile ilgili olarak </text:span><text:span text:style-name="T34">ş</text:span><text:span text:style-name="T20">unları yazar:</text:span></text:p>
      <text:p text:style-name="P17"><text:span text:style-name="T20">Türklerin meziyetleri vardır. Sahtekârlık, yalan bilmezler ve do</text:span><text:span text:style-name="T34">ğ</text:span><text:span text:style-name="T20">ruluktan ayrılmazlar.</text:span><text:span text:style-name="T37">86</text:span></text:p>
      <text:p text:style-name="P30"><text:span text:style-name="T20">Osmanlı </text:span><text:span text:style-name="T34">İ</text:span><text:span text:style-name="T20">mparatorlu</text:span><text:span text:style-name="T34">ğ</text:span><text:span text:style-name="T20">u'nun liyakat, ahlak, maddi-manevi disiplin ve çalı</text:span><text:span text:style-name="T34">ş</text:span><text:span text:style-name="T20">ma üzerine kurulu oldu</text:span><text:span text:style-name="T34">ğ</text:span><text:span text:style-name="T20">unu belirten bir ba</text:span><text:span text:style-name="T34">ş</text:span><text:span text:style-name="T20">ka Avrupalı yorum ise </text:span><text:span text:style-name="T34">ş</text:span><text:span text:style-name="T20">öyledir:</text:span></text:p>
      <text:p text:style-name="P17"><text:span text:style-name="T20">Türkiye'de </text:span><text:span text:style-name="T34">ş</text:span><text:span text:style-name="T20">ahsi meziyet ve kabiliyetten ba</text:span><text:span text:style-name="T34">ş</text:span><text:span text:style-name="T20">ka hiçbir </text:span><text:span text:style-name="T34">ş</text:span><text:span text:style-name="T20">eye kıymet verilmez. Bunun yegane istisnası Osmanlı hanedanıdır. Nesep ve ırsiyet bir </text:span><text:span text:style-name="T34">ş</text:span><text:span text:style-name="T20">ey ifade etmez... Herkes liyakat, bilgi, ahlak ve seciyesine göre bir mevkiye tayin edilir. Ahlaksız, bilgisiz ve tembeller hiçbir zaman yüksek mevkilere çıkamazlar. Osmanlılar'ın muvaffakiyeti ve bütün dünyaya hakim bir ırk olmalarının hikmeti budur; Türklerin en büyük dü</text:span><text:span text:style-name="T34">ş</text:span><text:span text:style-name="T20">manı budur.</text:span><text:span text:style-name="T37">87 </text:span></text:p>
      <text:p text:style-name="P30"><text:span text:style-name="T20">Bu ifadeler de Türklerin insani ve ahlaki yönlerinin ne derece geli</text:span><text:span text:style-name="T34">ş</text:span><text:span text:style-name="T20">mi</text:span><text:span text:style-name="T34">ş</text:span><text:span text:style-name="T20"> oldu</text:span><text:span text:style-name="T34">ğ</text:span><text:span text:style-name="T20">unu göstermesi bakımından önemlidir. Yüksek kültür ve medeniyetlerinin daha pek çok örne</text:span><text:span text:style-name="T34">ğ</text:span><text:span text:style-name="T20">i vardır. </text:span><text:span text:style-name="T34">Ş</text:span><text:span text:style-name="T20">ehirlerindeki düzen, güvenlik ve huzur bunun bir örne</text:span><text:span text:style-name="T34">ğ</text:span><text:span text:style-name="T20">idir. </text:span></text:p>
      <text:p text:style-name="P30"><text:span text:style-name="T20">Tarihte Türk dü</text:span><text:span text:style-name="T34">ş</text:span><text:span text:style-name="T20">manı olarak tanınan Fransız </text:span><text:span text:style-name="T22">Guer</text:span><text:span text:style-name="T20"> bile, imparatorluk devri Türkiyesi'ndeki emniyet ve asayi</text:span><text:span text:style-name="T34">ş</text:span><text:span text:style-name="T20"> ile ilgili olarak </text:span><text:span text:style-name="T34">ş</text:span><text:span text:style-name="T20">u yorumu yapmı</text:span><text:span text:style-name="T34">ş</text:span><text:span text:style-name="T20">tır:</text:span></text:p>
      <text:p text:style-name="P17"><text:soft-page-break/><text:span text:style-name="T34">İ</text:span><text:span text:style-name="T20">stanbul'da ve Osmanlı </text:span><text:span text:style-name="T34">İ</text:span><text:span text:style-name="T20">mparatorlu</text:span><text:span text:style-name="T34">ğ</text:span><text:span text:style-name="T20">u'nun bütün </text:span><text:span text:style-name="T34">ş</text:span><text:span text:style-name="T20">ehirlerinde görülen emniyet ve asayi</text:span><text:span text:style-name="T34">ş</text:span><text:span text:style-name="T20">, hiçbir tereddüde imkân vermeyecek </text:span><text:span text:style-name="T34">ş</text:span><text:span text:style-name="T20">ekilde ortaya koymaktadır ki, Türkler görülmemi</text:span><text:span text:style-name="T34">ş</text:span><text:span text:style-name="T20"> bir </text:span><text:span text:style-name="T34">ş</text:span><text:span text:style-name="T20">ekilde ve son derece medenidirler ve uzun süre itham edildikleri, suçlandıkları, barbarlıkla hiçbir alâkaları yoktur.</text:span><text:span text:style-name="T37">88 </text:span></text:p>
      <text:p text:style-name="P30"><text:span text:style-name="T20">17. yüzyılda </text:span><text:span text:style-name="T22">Thevenot </text:span><text:span text:style-name="T20">da aynı noktaya i</text:span><text:span text:style-name="T34">ş</text:span><text:span text:style-name="T20">aret etmi</text:span><text:span text:style-name="T34">ş</text:span><text:span text:style-name="T20">tir:</text:span></text:p>
      <text:p text:style-name="P17"><text:span text:style-name="T20">Bir milyonluk büyük </text:span><text:span text:style-name="T34">İ</text:span><text:span text:style-name="T20">stanbul </text:span><text:span text:style-name="T34">ş</text:span><text:span text:style-name="T20">ehrinde dört yılda dört katil vakası görülmemi</text:span><text:span text:style-name="T34">ş</text:span><text:span text:style-name="T20">tir. Ticari emtia ile dolu olan muazzam kervansaraylar bir tek adam tarafından korunuyor... Türkler çok dindar, insaniyet sever ve </text:span><text:span text:style-name="T34">ş</text:span><text:span text:style-name="T20">efkatlidirler. Aralarında içki, kumar ve kavga yoktur.</text:span><text:span text:style-name="T37">89 </text:span></text:p>
      <text:p text:style-name="P30"><text:span text:style-name="T20">Bu iki örnek de yine Türklerin medeni ahlaklarının toplum ya</text:span><text:span text:style-name="T34">ş</text:span><text:span text:style-name="T20">antılarına olan yansımasıdır ve yabancıların hemen dikkatlerini çekmesi açısından önemlidir.</text:span></text:p>
      <text:p text:style-name="P30"><text:span text:style-name="T20">Osmanlı tarihi yazarı Avusturyalı Baron von Hammer eserinin 19 ciltlik Fransızca tercümesinin 1835'de çıkan önsözüne </text:span><text:span text:style-name="T34">ş</text:span><text:span text:style-name="T20">öyle girer: </text:span><text:span text:style-name="T26">"Osmanlı </text:span><text:span text:style-name="T28">İ</text:span><text:span text:style-name="T26">mparatorlu</text:span><text:span text:style-name="T28">ğ</text:span><text:span text:style-name="T26">u geni</text:span><text:span text:style-name="T28">ş</text:span><text:span text:style-name="T26"> bir imparatorluktur. Ve tarih bakımından sonsuz önem arz eder… Bir devdir ki, güçlü kolları, aynı zamanda üç kıtayı kavrar. Bütün imparatorluklar gibi bir gün dü</text:span><text:span text:style-name="T28">ş</text:span><text:span text:style-name="T26">erse Asya, Afrika ve Avrupa kıtalarında bırakaca</text:span><text:span text:style-name="T28">ğ</text:span><text:span text:style-name="T26">ı enkaz bu üç kıtayı kaplayacaktır… Osmanlı </text:span><text:span text:style-name="T28">İ</text:span><text:span text:style-name="T26">mparatorlu</text:span><text:span text:style-name="T28">ğ</text:span><text:span text:style-name="T26">u bugün (1835) bile gücünün doru</text:span><text:span text:style-name="T28">ğ</text:span><text:span text:style-name="T26">unda iken haiz oldu</text:span><text:span text:style-name="T28">ğ</text:span><text:span text:style-name="T26">u geni</text:span><text:span text:style-name="T28">ş</text:span><text:span text:style-name="T26">likten daha geni</text:span><text:span text:style-name="T28">ş</text:span><text:span text:style-name="T26"> ülkeleri elinde tutmaktadır."</text:span><text:span text:style-name="T37">90</text:span></text:p>
      <text:p text:style-name="P30"><text:span text:style-name="T20">Fransız dü</text:span><text:span text:style-name="T34">ş</text:span><text:span text:style-name="T20">ünürlerinden </text:span><text:span text:style-name="T22">Rene Herpin</text:span><text:span text:style-name="T20"> </text:span><text:span text:style-name="T34">ş</text:span><text:span text:style-name="T20">öyle yazar:</text:span></text:p>
      <text:p text:style-name="P17"><text:span text:style-name="T20">Türkiye bugün (1629) dünyanın geri kalan bütün devletlerinin toplam gücü üzerinde bir kudrete haizdir.</text:span><text:span text:style-name="T37">91 </text:span></text:p>
      <text:p text:style-name="P30"><text:span text:style-name="T20">Birle</text:span><text:span text:style-name="T34">ş</text:span><text:span text:style-name="T20">ik Amerika'nın Osmanlı Devleti nezdinde son büyükelçisi olan Fransız müste</text:span><text:span text:style-name="T34">ş</text:span><text:span text:style-name="T20">riki (do</text:span><text:span text:style-name="T34">ğ</text:span><text:span text:style-name="T20">ubilimcisi) </text:span><text:span text:style-name="T22">Sauvagat</text:span><text:span text:style-name="T20">:</text:span></text:p>
      <text:p text:style-name="P17"><text:span text:style-name="T34">İ</text:span><text:span text:style-name="T20">slam tarihi Osmanlılar derecesinde güçlü ve istikrarlı bir siyasi yapıya </text:span><text:span text:style-name="T34">ş</text:span><text:span text:style-name="T20">ahit olmamı</text:span><text:span text:style-name="T34">ş</text:span><text:span text:style-name="T20">tır... Bilhassa 16. ve 17. asırlar boyunca Avrupa'nın en büyük, en geni</text:span><text:span text:style-name="T34">ş</text:span><text:span text:style-name="T20">, en istikrarlı ve en muazzam mali kaynaklara sahip devleti, Osmanlı idi. </text:span><text:span text:style-name="T34">İ</text:span><text:span text:style-name="T20">dare cihazı Osmanlı halkının yararlarına göre düzenlenmi</text:span><text:span text:style-name="T34">ş</text:span><text:span text:style-name="T20"> muntazam bir te</text:span><text:span text:style-name="T34">ş</text:span><text:span text:style-name="T20">kilattı. Donanması bütün Akdeniz'e egemendi. Türklerin en büyük erdemlerinden biri olan disiplin, imparatorlu</text:span><text:span text:style-name="T34">ğ</text:span><text:span text:style-name="T20">un her yerinde hükümrandı. </text:span><text:span text:style-name="T24">İ</text:span><text:span text:style-name="T22">stanbul dünyanın en büyük medeniyet merkezi olarak</text:span><text:span text:style-name="T20">, her ziyaret eden Avrupalı gezginin gözlerini kama</text:span><text:span text:style-name="T34">ş</text:span><text:span text:style-name="T20">tırıyordu.</text:span><text:span text:style-name="T37">92</text:span></text:p>
      <text:p text:style-name="P30"><text:span text:style-name="T20">Alman müste</text:span><text:span text:style-name="T34">ş</text:span><text:span text:style-name="T20">riki </text:span><text:span text:style-name="T22">Babinger</text:span><text:span text:style-name="T20">:</text:span></text:p>
      <text:p text:style-name="P17"><text:span text:style-name="T20">Osmanlı </text:span><text:span text:style-name="T34">İ</text:span><text:span text:style-name="T20">mparatorlu</text:span><text:span text:style-name="T34">ğ</text:span><text:span text:style-name="T20">u gerçek bir cihan devleti (Weltreiches) idi.</text:span><text:span text:style-name="T37">93 </text:span></text:p>
      <text:p text:style-name="P30"><text:span text:style-name="T34">İ</text:span><text:span text:style-name="T20">ngiliz tarihçisi </text:span><text:span text:style-name="T22">Downey</text:span><text:span text:style-name="T20">:</text:span></text:p>
      <text:p text:style-name="P17"><text:span text:style-name="T20">Osmanlı Devleti cihan tarihinin en </text:span><text:span text:style-name="T34">ş</text:span><text:span text:style-name="T20">a</text:span><text:span text:style-name="T34">ş</text:span><text:span text:style-name="T20">ırtıcı, en harikulade tezahürlerinden biridir. Bütün Akdeniz uygarlı</text:span><text:span text:style-name="T34">ğ</text:span><text:span text:style-name="T20">ını bir imparatorlukta toplamaya te</text:span><text:span text:style-name="T34">ş</text:span><text:span text:style-name="T20">ebbüs etmi</text:span><text:span text:style-name="T34">ş</text:span><text:span text:style-name="T20">tir.</text:span><text:span text:style-name="T37">94</text:span></text:p>
      <text:p text:style-name="P30"><text:span text:style-name="T34">İ</text:span><text:span text:style-name="T20">ngiliz tarih filozofu </text:span><text:span text:style-name="T22">Toynbee:</text:span><text:span text:style-name="T20"> </text:span></text:p>
      <text:p text:style-name="P17"><text:span text:style-name="T20">Bütün tarih boyunca </text:span><text:span text:style-name="T22">Orta Do</text:span><text:span text:style-name="T24">ğ</text:span><text:span text:style-name="T22">u'yu egemenli</text:span><text:span text:style-name="T24">ğ</text:span><text:span text:style-name="T22">inde birle</text:span><text:span text:style-name="T24">ş</text:span><text:span text:style-name="T22">tiren tek devlet Osmanlı </text:span><text:span text:style-name="T24">İ</text:span><text:span text:style-name="T22">mparatorlu</text:span><text:span text:style-name="T24">ğ</text:span><text:span text:style-name="T22">u'dur</text:span><text:span text:style-name="T20">. (Balkanlar ve Arap ülkeleri). Bunu ne Pers ne Roma, ne Arap imparatorlukları ba</text:span><text:span text:style-name="T34">ş</text:span><text:span text:style-name="T20">aramamı</text:span><text:span text:style-name="T34">ş</text:span><text:span text:style-name="T20">lardır.</text:span><text:span text:style-name="T37">95</text:span></text:p>
      <text:p text:style-name="P30"><text:span text:style-name="T20">Toynbee ayrıca Osmanlı Devleti'nin, Arapça konu</text:span><text:span text:style-name="T34">ş</text:span><text:span text:style-name="T20">an bütün kavimleri aynı devletin çatısı altında topladı</text:span><text:span text:style-name="T34">ğ</text:span><text:span text:style-name="T20">ına da dikkat çeker. Osmanlı'nın yerine geçen sömürgeci Avrupa devletlerinin hiçbirinin, ne </text:span><text:span text:style-name="T34">İ</text:span><text:span text:style-name="T20">ngiltere, ne Fransa, ne </text:span><text:span text:style-name="T34">İ</text:span><text:span text:style-name="T20">talya, ne de Rusya'nın bu </text:span><text:span text:style-name="T22">ülkeleri Osmanlı derecesinde iyi yönetemediklerini</text:span><text:span text:style-name="T20">, </text:span><text:soft-page-break/><text:span text:style-name="T20">çok kısa zamanda da yerlerini Balkan ve Arap devletlerine bıraktıklarını, halbuki bu ülkeleri, Osmanlı'dan daha iyi yönetecekleri iddiasıyla Osmanlı'nın elinden aldıklarını anlatır. Orta Do</text:span><text:span text:style-name="T34">ğ</text:span><text:span text:style-name="T20">u'ya tarih boyunca ve günümüze kadar en iyi yönetimin Osmanlı tarafından getirildi</text:span><text:span text:style-name="T34">ğ</text:span><text:span text:style-name="T20">ini, Osmanlı'nın hakkıyla Roma </text:span><text:span text:style-name="T34">İ</text:span><text:span text:style-name="T20">mparatorlu</text:span><text:span text:style-name="T34">ğ</text:span><text:span text:style-name="T20">u'nun varisi bulundu</text:span><text:span text:style-name="T34">ğ</text:span><text:span text:style-name="T20">unu da sözlerine ekler.</text:span><text:span text:style-name="T37">96 </text:span></text:p>
      <text:p text:style-name="P30"><text:span text:style-name="T20">Sonuç olarak, Osmanlı </text:span><text:span text:style-name="T34">İ</text:span><text:span text:style-name="T20">mparatorlu</text:span><text:span text:style-name="T34">ğ</text:span><text:span text:style-name="T20">u'nun, bu imparatorlu</text:span><text:span text:style-name="T34">ğ</text:span><text:span text:style-name="T20">u asırlar boyu üstün ba</text:span><text:span text:style-name="T34">ş</text:span><text:span text:style-name="T20">arılarla yöneten Türk sultanlarının ve Türk insanının saygınlı</text:span><text:span text:style-name="T34">ğ</text:span><text:span text:style-name="T20">ı ortadadır. Ar</text:span><text:span text:style-name="T34">ş</text:span><text:span text:style-name="T20">ivler yabancı gözlemcilerin bu yöndeki ifadeleriyle doludur. Burada verilenler ise elbette sınırlı birkaç örnekten ibarettir.</text:span></text:p>
      <text:p text:style-name="P30"><text:span text:style-name="T20">Tüm bunlar göz önüne alındı</text:span><text:span text:style-name="T34">ğ</text:span><text:span text:style-name="T20">ında, Türklerin insanlık tarihi boyunca di</text:span><text:span text:style-name="T34">ğ</text:span><text:span text:style-name="T20">er milletlere kıyasla gerek devletleriyle, gerekse fertleriyle son derece medeni ve ileri bir ya</text:span><text:span text:style-name="T34">ş</text:span><text:span text:style-name="T20">am sürdükleri anla</text:span><text:span text:style-name="T34">ş</text:span><text:span text:style-name="T20">ılır. Bu bölümde yer verilen tarihi gerçeklerden, yabancı tarihçi ve gözlemcilerin fikirlerinden de anla</text:span><text:span text:style-name="T34">ş</text:span><text:span text:style-name="T20">ıldı</text:span><text:span text:style-name="T34">ğ</text:span><text:span text:style-name="T20">ı gibi Türklerin, haklarındaki çirkin ithamlarla hiçbir ilgileri yoktur. Tüm tarihi deliller ve </text:span><text:span text:style-name="T34">ş</text:span><text:span text:style-name="T20">ahitler Türklerin müstesna özelliklere sahip, ilim-irfan sahibi, medeni ve güzel ahlaklı insanlar olduklarını ortaya koymaktadır.</text:span></text:p>
      <text:p text:style-name="P32"/>
      <text:h text:style-name="P46" text:outline-level="2">Sonuç</text:h>
      <text:p text:style-name="P30"><text:span text:style-name="T20">Bu bölümün ba</text:span><text:span text:style-name="T34">ş</text:span><text:span text:style-name="T20">ında, "insanlar arasında bir ırk ayrımı yapılamaz, milletleri de</text:span><text:span text:style-name="T34">ğ</text:span><text:span text:style-name="T20">erli kılan etken ise onların tarihleri ve bu tarih içinde sergiledikleri ahlak özellikleridir" demi</text:span><text:span text:style-name="T34">ş</text:span><text:span text:style-name="T20">tik. Bölüm boyunca inceledi</text:span><text:span text:style-name="T34">ğ</text:span><text:span text:style-name="T20">imiz bilgiler ise, bu kıstaslar kar</text:span><text:span text:style-name="T34">ş</text:span><text:span text:style-name="T20">ısında Türk Milleti'nin çok üstün ve </text:span><text:span text:style-name="T34">ş</text:span><text:span text:style-name="T20">erefli bir millet oldu</text:span><text:span text:style-name="T34">ğ</text:span><text:span text:style-name="T20">unu göstermektedir. Türkler, tarihe yön vermi</text:span><text:span text:style-name="T34">ş</text:span><text:span text:style-name="T20">, büyük medeniyetler kurmu</text:span><text:span text:style-name="T34">ş</text:span><text:span text:style-name="T20"> ve üstün ahlak özellikler sergilemi</text:span><text:span text:style-name="T34">ş</text:span><text:span text:style-name="T20"> köklü ve onurlu bir millettir.</text:span></text:p>
      <text:p text:style-name="P30"><text:span text:style-name="T20">Türk dü</text:span><text:span text:style-name="T34">ş</text:span><text:span text:style-name="T20">manlarının bunu bilmediklerini dü</text:span><text:span text:style-name="T34">ş</text:span><text:span text:style-name="T20">ünemeyiz. Onlar da elbette dü</text:span><text:span text:style-name="T34">ş</text:span><text:span text:style-name="T20">man oldukları milletin vasıflarının bilincindedirler. Ama dü</text:span><text:span text:style-name="T34">ş</text:span><text:span text:style-name="T20">manlıkları, onları Türk Milleti'ni kötülemeye itmi</text:span><text:span text:style-name="T34">ş</text:span><text:span text:style-name="T20">tir. "Barbarlık", "ilkellik", "vah</text:span><text:span text:style-name="T34">ş</text:span><text:span text:style-name="T20">ilik" gibi birtakım kavramları, bu kavramlarla aslında hiçbir </text:span><text:span text:style-name="T34">ş</text:span><text:span text:style-name="T20">ekilde ili</text:span><text:span text:style-name="T34">ş</text:span><text:span text:style-name="T20">kilendirilemeyecek olan asil Türk Milleti'ne atfetmi</text:span><text:span text:style-name="T34">ş</text:span><text:span text:style-name="T20">ler, bu </text:span><text:span text:style-name="T34">ş</text:span><text:span text:style-name="T20">ekilde Türklere duydukları nefrete kendilerince bir dayanak bulmaya çalı</text:span><text:span text:style-name="T34">ş</text:span><text:span text:style-name="T20">mı</text:span><text:span text:style-name="T34">ş</text:span><text:span text:style-name="T20">lardır.</text:span></text:p>
      <text:p text:style-name="P30"><text:span text:style-name="T20">Charles Darwin de aynı konumdadır. Darwin'in, Türklerin gerçek tarihini hiç bilmedi</text:span><text:span text:style-name="T34">ğ</text:span><text:span text:style-name="T20">i dü</text:span><text:span text:style-name="T34">ş</text:span><text:span text:style-name="T20">ünülemez. Ancak amacı gerçeklere dayalı bir yorum yapmak de</text:span><text:span text:style-name="T34">ğ</text:span><text:span text:style-name="T20">il, </text:span><text:span text:style-name="T34">İ</text:span><text:span text:style-name="T20">ngiliz emperyalizminin çıkarlarını korumak oldu</text:span><text:span text:style-name="T34">ğ</text:span><text:span text:style-name="T20">u için, Türkleri kasıtlı olarak kötülemi</text:span><text:span text:style-name="T34">ş</text:span><text:span text:style-name="T20">tir. Britanya </text:span><text:span text:style-name="T34">İ</text:span><text:span text:style-name="T20">mparatorlu</text:span><text:span text:style-name="T34">ğ</text:span><text:span text:style-name="T20">u'nun Osmanlı'yı parçalayıp Türk Milleti'ni kölele</text:span><text:span text:style-name="T34">ş</text:span><text:span text:style-name="T20">tirme planına "bilimsel" destek sa</text:span><text:span text:style-name="T34">ğ</text:span><text:span text:style-name="T20">layabilmek için, "Türkler yakında yok olacak a</text:span><text:span text:style-name="T34">ş</text:span><text:span text:style-name="T20">a</text:span><text:span text:style-name="T34">ğ</text:span><text:span text:style-name="T20">ı bir ırktır" gibi hezeyanlar sergilemekten ve bunu bilim adına söyledi</text:span><text:span text:style-name="T34">ğ</text:span><text:span text:style-name="T20">ini iddia etmek gibi bir yalanı ortaya atmaktan çekinmemi</text:span><text:span text:style-name="T34">ş</text:span><text:span text:style-name="T20">tir. </text:span></text:p>
      <text:p text:style-name="P30"><text:span text:style-name="T20">Dolayısıyla Darwin, iki bin yıllık Türk tarihinin gerçeklerinin tümüne yüz çeviren, Türkleri en olmadık bir sıfatla karalamaya çalı</text:span><text:span text:style-name="T34">ş</text:span><text:span text:style-name="T20">an ve ortaya attı</text:span><text:span text:style-name="T34">ğ</text:span><text:span text:style-name="T20">ı yalanla Türk Milleti'nin yok olmasını ümit eden büyük bir Türk dü</text:span><text:span text:style-name="T34">ş</text:span><text:span text:style-name="T20">manıdır. Di</text:span><text:span text:style-name="T34">ğ</text:span><text:span text:style-name="T20">er tüm Türk dü</text:span><text:span text:style-name="T34">ş</text:span><text:span text:style-name="T20">manlarına sözde bilimsel bir temel sa</text:span><text:span text:style-name="T34">ğ</text:span><text:span text:style-name="T20">ladı</text:span><text:span text:style-name="T34">ğ</text:span><text:span text:style-name="T20">ı için de, belki "Türklü</text:span><text:span text:style-name="T34">ğ</text:span><text:span text:style-name="T20">ün en büyük dü</text:span><text:span text:style-name="T34">ş</text:span><text:span text:style-name="T20">manı" sayılabilir.</text:span></text:p>
      <text:p text:style-name="P30"><text:span text:style-name="T20">Bu durumda milletini ve vatanını seven her Türk'ün de Darwin'i dü</text:span><text:span text:style-name="T34">ş</text:span><text:span text:style-name="T20">man olarak kabul etmesi gerekmektedir. </text:span></text:p>
      <text:p text:style-name="P32"/>
      <text:h text:style-name="P12" text:outline-level="1">Türk Düşmanlığının Günümüze Yansımaları</text:h>
      <text:p text:style-name="P32"/>
      <text:p text:style-name="P32"/>
      <text:p text:style-name="P30"><text:span text:style-name="T20">Önceki bölümlerde Darwin'in Türk Milleti'ni hedef alan çirkin ithamlarını ve bu ithamların emperyalizmin Türk Milleti'ni hedef alan planlarına nasıl destek sa</text:span><text:span text:style-name="T34">ğ</text:span><text:span text:style-name="T20">ladı</text:span><text:span text:style-name="T34">ğ</text:span><text:span text:style-name="T20">ını gördük. Darwinizm'in bu karanlık yüzünün tarihimizde meydana getirdi</text:span><text:span text:style-name="T34">ğ</text:span><text:span text:style-name="T20">i etkiyi gördükten sonra günümüze kadar gelen yansımalarına de</text:span><text:span text:style-name="T34">ğ</text:span><text:span text:style-name="T20">inmekte de yarar var. Çünkü yakın tarihimizde Türklere kar</text:span><text:span text:style-name="T34">ş</text:span><text:span text:style-name="T20">ı giri</text:span><text:span text:style-name="T34">ş</text:span><text:span text:style-name="T20">ilen her tür dü</text:span><text:span text:style-name="T34">ş</text:span><text:span text:style-name="T20">manca eylem ve saldırının arkasında aynı tez yatmaktadır. Darwin'in Türk Milleti'ni hedef alan bu hezeyanları Batılı kaynaklarda sözlüklere varıncaya kadar yer almı</text:span><text:span text:style-name="T34">ş</text:span><text:span text:style-name="T20">, geli</text:span><text:span text:style-name="T34">ş</text:span><text:span text:style-name="T20">en kitle ileti</text:span><text:span text:style-name="T34">ş</text:span><text:span text:style-name="T20">im teknolojisi aracılı</text:span><text:span text:style-name="T34">ğ</text:span><text:span text:style-name="T20">ıyla on milyonlarca ki</text:span><text:span text:style-name="T34">ş</text:span><text:span text:style-name="T20">iye ula</text:span><text:span text:style-name="T34">ş</text:span><text:span text:style-name="T20">tırılmı</text:span><text:span text:style-name="T34">ş</text:span><text:span text:style-name="T20"> ve böylelikle dünyaya "barbar Türkler" yalanı telkin edilmek istenmi</text:span><text:span text:style-name="T34">ş</text:span><text:span text:style-name="T20">tir. Batı'da bazı kesimlerin, Sevr'den bugüne de</text:span><text:span text:style-name="T34">ğ</text:span><text:span text:style-name="T20">i</text:span><text:span text:style-name="T34">ş</text:span><text:span text:style-name="T20">meyen, aziz Türk Milleti'ni dı</text:span><text:span text:style-name="T34">ş</text:span><text:span text:style-name="T20">lamaya ve ezmeye yönelik arayı</text:span><text:span text:style-name="T34">ş</text:span><text:span text:style-name="T20">larının arkasında bu ırkçı ve Türk dü</text:span><text:span text:style-name="T34">ş</text:span><text:span text:style-name="T20">manı görü</text:span><text:span text:style-name="T34">ş</text:span><text:span text:style-name="T20">ler yer almaktadır. Petrus Dozy'lerden ırkçı dazlaklara varıncaya kadar tüm Türk dü</text:span><text:span text:style-name="T34">ş</text:span><text:span text:style-name="T20">manları, fikri dayanaklarını Darwinizm'den almaktadırlar. </text:span></text:p>
      <text:p text:style-name="P30"><text:span text:style-name="T20">Günümüzde ba</text:span><text:span text:style-name="T34">ş</text:span><text:span text:style-name="T20">ta Almanya olmak üzere neo-Nazi ırkçılarının Türk soyda</text:span><text:span text:style-name="T34">ş</text:span><text:span text:style-name="T20">larımıza kar</text:span><text:span text:style-name="T34">ş</text:span><text:span text:style-name="T20">ı gerçekle</text:span><text:span text:style-name="T34">ş</text:span><text:span text:style-name="T20">tirdikleri saldırıların ardında da, 19. yüzyılda atılan bu ırkçı ve Türk dü</text:span><text:span text:style-name="T34">ş</text:span><text:span text:style-name="T20">manı sloganların büyük rolü vardır. Nazizm'in zaten Darwinist temele dayalı bir ideoloji oldu</text:span><text:span text:style-name="T34">ğ</text:span><text:span text:style-name="T20">u dikkate alındı</text:span><text:span text:style-name="T34">ğ</text:span><text:span text:style-name="T20">ında bu nokta daha iyi anla</text:span><text:span text:style-name="T34">ş</text:span><text:span text:style-name="T20">ılır. </text:span></text:p>
      <text:p text:style-name="P30"><text:span text:style-name="T20">Son yıllarda ba</text:span><text:span text:style-name="T34">ş</text:span><text:span text:style-name="T20">ta Almanya'nın Solingen, Mölln </text:span><text:span text:style-name="T34">ş</text:span><text:span text:style-name="T20">ehirlerinde ve Hollanda'nın çe</text:span><text:span text:style-name="T34">ş</text:span><text:span text:style-name="T20">itli bölgelerinde ya</text:span><text:span text:style-name="T34">ş</text:span><text:span text:style-name="T20">ayan soyda</text:span><text:span text:style-name="T34">ş</text:span><text:span text:style-name="T20">larımıza kar</text:span><text:span text:style-name="T34">ş</text:span><text:span text:style-name="T20">ı giri</text:span><text:span text:style-name="T34">ş</text:span><text:span text:style-name="T20">ilen eylemler gibi, yakın tarihimizde dünyanın çe</text:span><text:span text:style-name="T34">ş</text:span><text:span text:style-name="T20">itli yerlerinde Türklere yönelik uygulanan politikalar da aslında aynı kapsama girmektedir. So</text:span><text:span text:style-name="T34">ğ</text:span><text:span text:style-name="T20">uk sava</text:span><text:span text:style-name="T34">ş</text:span><text:span text:style-name="T20"> döneminde SSCB'de Türklere yapılan sürgün, asimilasyon çalı</text:span><text:span text:style-name="T34">ş</text:span><text:span text:style-name="T20">maları ve baskılar halen daha hafızalardan silinebilmi</text:span><text:span text:style-name="T34">ş</text:span><text:span text:style-name="T20"> de</text:span><text:span text:style-name="T34">ğ</text:span><text:span text:style-name="T20">ildir. Bu baskılara özellikle de Kırım, Özbek ve Kırgız Türkleri hedef olmu</text:span><text:span text:style-name="T34">ş</text:span><text:span text:style-name="T20">tur. Bulgaristan'da uygulanan vah</text:span><text:span text:style-name="T34">ş</text:span><text:span text:style-name="T20">ice yöntemler de Türk dü</text:span><text:span text:style-name="T34">ş</text:span><text:span text:style-name="T20">manlı</text:span><text:span text:style-name="T34">ğ</text:span><text:span text:style-name="T20">ının bir ba</text:span><text:span text:style-name="T34">ş</text:span><text:span text:style-name="T20">ka tezahürüdür. Bundan ba</text:span><text:span text:style-name="T34">ş</text:span><text:span text:style-name="T20">ka Kıbrıs meselesinde Avrupa'da bazı çevrelerin Türklere kar</text:span><text:span text:style-name="T34">ş</text:span><text:span text:style-name="T20">ı sergiledi</text:span><text:span text:style-name="T34">ğ</text:span><text:span text:style-name="T20">i haksız tutum ve bunun yanı sıra AB sürecinde Türkiye'ye yönelik izlenen taraflı politikanın altında da benzeri ön yargılar yatmaktadır. Tüm bunların kökeni, Avrupalı söz konusu çevrelerin "tarihi" Türk dü</text:span><text:span text:style-name="T34">ş</text:span><text:span text:style-name="T20">manlı</text:span><text:span text:style-name="T34">ğ</text:span><text:span text:style-name="T20">ının yansımalarıdır.</text:span></text:p>
      <text:p text:style-name="P30"><text:span text:style-name="T20">Yakın zamanda gerçekle</text:span><text:span text:style-name="T34">ş</text:span><text:span text:style-name="T20">tirilen bu olaylardan birkaçını biraz daha detaylı olarak hatırlamakta yarar var. Alman neo-Nazileri Kasım 1992'de Türkleri hedef seçerek Mölln </text:span><text:span text:style-name="T34">ş</text:span><text:span text:style-name="T20">ehrinde katliam yapmı</text:span><text:span text:style-name="T34">ş</text:span><text:span text:style-name="T20">lardı. Ardından Mayıs 1993'de Solingen katliamında be</text:span><text:span text:style-name="T34">ş</text:span><text:span text:style-name="T20"> Türk'ün neo-Naziler tarafindan yakılması üzerine, Mölln'deki sahneler Solingen'de tekrar ya</text:span><text:span text:style-name="T34">ş</text:span><text:span text:style-name="T20">andı. Olayın Türk dü</text:span><text:span text:style-name="T34">ş</text:span><text:span text:style-name="T20">manlı</text:span><text:span text:style-name="T34">ğ</text:span><text:span text:style-name="T20">ından kaynaklanan ırkçı bir saldırı oldu</text:span><text:span text:style-name="T34">ğ</text:span><text:span text:style-name="T20">u açıktı. Hatta </text:span><text:span text:style-name="T26">San Francisco Examiner</text:span><text:span text:style-name="T20"> gazetesinin 1 Nisan 1997 tarihli sayısında yayımlanan haberde: </text:span><text:span text:style-name="T26">"Solingen'deki saldırı, Alman tarihinin Nazi döneminden bu yana en kanlı ırkçı saldırısıdır" </text:span><text:span text:style-name="T20">deniliyordu. Yine aynı dönemlerde (1997) Heigerseelbach'da çıkarılan bir yangında ise bir Türk birinci kattaki evinin penceresinden atlamı</text:span><text:span text:style-name="T34">ş</text:span><text:span text:style-name="T20"> ve yaralanmı</text:span><text:span text:style-name="T34">ş</text:span><text:span text:style-name="T20">tı. Polis, apartmanın arkasında çizilmi</text:span><text:span text:style-name="T34">ş</text:span><text:span text:style-name="T20"> halde Gamalı Haç bulundu</text:span><text:span text:style-name="T34">ğ</text:span><text:span text:style-name="T20">unu söyledi. Bu olaylarla e</text:span><text:span text:style-name="T34">ş</text:span><text:span text:style-name="T20"> zamanlı olarak Detmold'ta meydana gelen olayda yanlarında </text:span><text:soft-page-break/><text:span text:style-name="T20">bıçak ve beyzbol sopaları bulunan ve "Türkler Dı</text:span><text:span text:style-name="T34">ş</text:span><text:span text:style-name="T20">arı" sloganı atan alkollü askerler iki Türk'e saldırmı</text:span><text:span text:style-name="T34">ş</text:span><text:span text:style-name="T20">lardı. Benzeri saldırıların ardından da olay yerinin yakınlarında Gamalı Haç çizimlerine rastlanıyordu.</text:span></text:p>
      <text:p text:style-name="P30"><text:span text:style-name="T20">Bundan ba</text:span><text:span text:style-name="T34">ş</text:span><text:span text:style-name="T20">ka Hollanda'nın Lahey kentinde Türklere yönelik bir saldırı daha gerçekle</text:span><text:span text:style-name="T34">ş</text:span><text:span text:style-name="T20">ti. Söz konusu saldırıda da bir Türk kadın ve be</text:span><text:span text:style-name="T34">ş</text:span><text:span text:style-name="T20"> çocu</text:span><text:span text:style-name="T34">ğ</text:span><text:span text:style-name="T20">u öldürüldü. Ardından Türkler tarafından düzenlenen yas yürüyü</text:span><text:span text:style-name="T34">ş</text:span><text:span text:style-name="T20">ünden sonra yürüyü</text:span><text:span text:style-name="T34">ş</text:span><text:span text:style-name="T20">ü düzenleyenlerin evlerine, üzerlerine Gamalı Haç çizilmi</text:span><text:span text:style-name="T34">ş</text:span><text:span text:style-name="T20"> imzasız tehdit mektupları geldi. Mektuplar "ölüm" tehditleri içeriyordu. </text:span></text:p>
      <text:p text:style-name="P30"><text:span text:style-name="T20">Türklere kar</text:span><text:span text:style-name="T34">ş</text:span><text:span text:style-name="T20">ı uygulanan tüm bu haksız muamele ve acımasız eylemler, ırkçılı</text:span><text:span text:style-name="T34">ğ</text:span><text:span text:style-name="T20">a dayalı bir Türk dü</text:span><text:span text:style-name="T34">ş</text:span><text:span text:style-name="T20">manlı</text:span><text:span text:style-name="T34">ğ</text:span><text:span text:style-name="T20">ından kaynaklanmaktadır. Almanya'da bu ırkçılı</text:span><text:span text:style-name="T34">ğ</text:span><text:span text:style-name="T20">ın fikri tohumlarını atan ki</text:span><text:span text:style-name="T34">ş</text:span><text:span text:style-name="T20">i ise yine Charles Darwin'dir. Darwin'in teorisi, onun ate</text:span><text:span text:style-name="T34">ş</text:span><text:span text:style-name="T20">li bir hayranı olan Ernst Haeckel tarafından Almanya'ya ta</text:span><text:span text:style-name="T34">ş</text:span><text:span text:style-name="T20">ınmı</text:span><text:span text:style-name="T34">ş</text:span><text:span text:style-name="T20">, Nazi hareketi ise Haeckel'den ilham alarak yükselmi</text:span><text:span text:style-name="T34">ş</text:span><text:span text:style-name="T20">tir. Hitler ve di</text:span><text:span text:style-name="T34">ğ</text:span><text:span text:style-name="T20">er Nazi ideologları, ırkçı fikirlerini Darwinizm'e dayanarak savunmu</text:span><text:span text:style-name="T34">ş</text:span><text:span text:style-name="T20">lardır. Günümüzdeki neo-Naziler de Darwinizm'den ve Darwin'in Türkler hakkında hezeyanlarından güç bulmaktadırlar. </text:span></text:p>
      <text:p text:style-name="P30"><text:span text:style-name="T20">Türk dü</text:span><text:span text:style-name="T34">ş</text:span><text:span text:style-name="T20">manlı</text:span><text:span text:style-name="T34">ğ</text:span><text:span text:style-name="T20">ı yansımalarının görüldü</text:span><text:span text:style-name="T34">ğ</text:span><text:span text:style-name="T20">ü ülke yalnızca Almanya de</text:span><text:span text:style-name="T34">ğ</text:span><text:span text:style-name="T20">ildir. Yunanistan'daki Batı Trakya Türkleri de çok uzun süredir ırkçı bir politikanın ma</text:span><text:span text:style-name="T34">ğ</text:span><text:span text:style-name="T20">durları konumundadır. Sosyal ya</text:span><text:span text:style-name="T34">ş</text:span><text:span text:style-name="T20">amın hemen her alanında ikinci sınıf insan muamelesi görmektedirler. Örne</text:span><text:span text:style-name="T34">ğ</text:span><text:span text:style-name="T20">in Türk asıllıların siyaseten örgütlenmelerini, aday olmalarını, olsalar bile seçilmelerini önlemek için, onlara, hiçbir dünya ülkesinde bulunmayan zorluklar çıkarılmaktadır. Yunanistan'da zorunlu e</text:span><text:span text:style-name="T34">ğ</text:span><text:span text:style-name="T20">itim 9 yıldır ve e</text:span><text:span text:style-name="T34">ğ</text:span><text:span text:style-name="T20">itim bir üst okulda sınavsız, kesintisiz sürdürülebilir. Ancak, Türk azınlık okullarında 6. yılın sonunda sınav kazanma ko</text:span><text:span text:style-name="T34">ş</text:span><text:span text:style-name="T20">ulu konulmu</text:span><text:span text:style-name="T34">ş</text:span><text:span text:style-name="T20">tur. Amaç Türk azınlı</text:span><text:span text:style-name="T34">ğ</text:span><text:span text:style-name="T20">ın e</text:span><text:span text:style-name="T34">ğ</text:span><text:span text:style-name="T20">itimini yarıda kesmektir. Daha bunlar gibi sayısız ırkçı uygulama söz konusudur. </text:span></text:p>
      <text:p text:style-name="P30"><text:span text:style-name="T20">Yakın tarihimiz dünyanın daha pek çok yerinde Türk soyuna mensup insanların maruz kaldı</text:span><text:span text:style-name="T34">ğ</text:span><text:span text:style-name="T20">ı bu tip insanlık dı</text:span><text:span text:style-name="T34">ş</text:span><text:span text:style-name="T20">ı eylemlerle doludur. Örne</text:span><text:span text:style-name="T34">ğ</text:span><text:span text:style-name="T20">in 80'li yıllar ve öncesinde Bulgaristan Türklerinin u</text:span><text:span text:style-name="T34">ğ</text:span><text:span text:style-name="T20">radı</text:span><text:span text:style-name="T34">ğ</text:span><text:span text:style-name="T20">ı zulüm ve asimilasyon çalı</text:span><text:span text:style-name="T34">ş</text:span><text:span text:style-name="T20">maları da bu konuya örnek verilebilir. Bulgaristan'daki soyda</text:span><text:span text:style-name="T34">ş</text:span><text:span text:style-name="T20">larımızın zorla isim ve soyadları de</text:span><text:span text:style-name="T34">ğ</text:span><text:span text:style-name="T20">i</text:span><text:span text:style-name="T34">ş</text:span><text:span text:style-name="T20">tirilmeye çalı</text:span><text:span text:style-name="T34">ş</text:span><text:span text:style-name="T20">ılmı</text:span><text:span text:style-name="T34">ş</text:span><text:span text:style-name="T20">, Türkçe konu</text:span><text:span text:style-name="T34">ş</text:span><text:span text:style-name="T20">maları yasaklanmı</text:span><text:span text:style-name="T34">ş</text:span><text:span text:style-name="T20">tır. Buradaki 2 milyon Türk'ün camilere ve mescitlere gitmeleri engellenmi</text:span><text:span text:style-name="T34">ş</text:span><text:span text:style-name="T20">, ibadet hürriyetleri ellerinden alınmı</text:span><text:span text:style-name="T34">ş</text:span><text:span text:style-name="T20">, sünnet yasaklanmı</text:span><text:span text:style-name="T34">ş</text:span><text:span text:style-name="T20">, Türk okulları kapatılmı</text:span><text:span text:style-name="T34">ş</text:span><text:span text:style-name="T20">, üstelik bunlara kar</text:span><text:span text:style-name="T34">ş</text:span><text:span text:style-name="T20">ı direnenler ölüme kadar varan cezalara çarptırılmı</text:span><text:span text:style-name="T34">ş</text:span><text:span text:style-name="T20">lardır. Ama tüm bunlara, bugün insan hakları savunucusu oldu</text:span><text:span text:style-name="T34">ğ</text:span><text:span text:style-name="T20">unu iddia eden ve her fırsatta Türkiye'yi ele</text:span><text:span text:style-name="T34">ş</text:span><text:span text:style-name="T20">tiren Batı dünyasının önemli bir kesimi sessiz kalmı</text:span><text:span text:style-name="T34">ş</text:span><text:span text:style-name="T20">tır. </text:span><text:span text:style-name="T34">İş</text:span><text:span text:style-name="T20">te bu ayrımcılı</text:span><text:span text:style-name="T34">ğ</text:span><text:span text:style-name="T20">ın sebebi Avrupa'daki kimi çevrelere geçmi</text:span><text:span text:style-name="T34">ş</text:span><text:span text:style-name="T20">ten kalan ırkçı mirastır. </text:span></text:p>
      <text:p text:style-name="P30"><text:span text:style-name="T20">Bulgaristan'da Türklere yapılan bu haksız muamele daha önce 1913 tarihinde Balkan Sava</text:span><text:span text:style-name="T34">ş</text:span><text:span text:style-name="T20">ı sırasında da ya</text:span><text:span text:style-name="T34">ş</text:span><text:span text:style-name="T20">anmı</text:span><text:span text:style-name="T34">ş</text:span><text:span text:style-name="T20">tır. Bulgarlar girdikleri Türk </text:span><text:span text:style-name="T34">ş</text:span><text:span text:style-name="T20">ehir ve köylerinde insanlık dı</text:span><text:span text:style-name="T34">ş</text:span><text:span text:style-name="T20">ı vah</text:span><text:span text:style-name="T34">ş</text:span><text:span text:style-name="T20">etler sergilemi</text:span><text:span text:style-name="T34">ş</text:span><text:span text:style-name="T20">lerdir. Fransız yazar ve subayı Pierre Loti bu olayların hemen akabinde Edirne ve dolaylarına gitmi</text:span><text:span text:style-name="T34">ş</text:span><text:span text:style-name="T20">, buradaki ürkütücü manzarayı bizzat kendi gözleriyle görmü</text:span><text:span text:style-name="T34">ş</text:span><text:span text:style-name="T20">, olayları birebir mü</text:span><text:span text:style-name="T34">ş</text:span><text:span text:style-name="T20">ahade etmi</text:span><text:span text:style-name="T34">ş</text:span><text:span text:style-name="T20"> ve halkla tek tek konu</text:span><text:span text:style-name="T34">ş</text:span><text:span text:style-name="T20">ma imkanı bulmu</text:span><text:span text:style-name="T34">ş</text:span><text:span text:style-name="T20">tur.</text:span><text:span text:style-name="T37">97</text:span><text:span text:style-name="T20"> Pierre Loti'nin 1913'lerde </text:span><text:span text:style-name="T34">İ</text:span><text:span text:style-name="T20">ngiliz ve Fransız basınında yayınlanan "Bulgar Vah</text:span><text:span text:style-name="T34">ş</text:span><text:span text:style-name="T20">eti ve Mezalimi" anlatan makaleleri bu konudaki gerçekleri tüm açıklı</text:span><text:span text:style-name="T34">ğ</text:span><text:span text:style-name="T20">ıyla ortaya koyması bakımından önemlidir. </text:span></text:p>
      <text:p text:style-name="P30"><text:soft-page-break/><text:span text:style-name="T20">Öte yandan Sovyet Rusya zamanında da Rusya federasyonuna ba</text:span><text:span text:style-name="T34">ğ</text:span><text:span text:style-name="T20">lı Türkler asimile edilmeye çalı</text:span><text:span text:style-name="T34">ş</text:span><text:span text:style-name="T20">ılmı</text:span><text:span text:style-name="T34">ş</text:span><text:span text:style-name="T20">tır. Sovyetler bu amaçla Türkleri da</text:span><text:span text:style-name="T34">ğ</text:span><text:span text:style-name="T20">ınık bölgelere yerle</text:span><text:span text:style-name="T34">ş</text:span><text:span text:style-name="T20">tirmi</text:span><text:span text:style-name="T34">ş</text:span><text:span text:style-name="T20">ler ve ba</text:span><text:span text:style-name="T34">ğ</text:span><text:span text:style-name="T20">lantılarını tamamen kesecek formüller uygulamı</text:span><text:span text:style-name="T34">ş</text:span><text:span text:style-name="T20">lardır. Aynı </text:span><text:span text:style-name="T34">ş</text:span><text:span text:style-name="T20">ekilde, Stalin döneminde Türkiye ile sınır bölgede ya</text:span><text:span text:style-name="T34">ş</text:span><text:span text:style-name="T20">ayan Ahıska Türkleri yerlerinden koparılarak Sibirya ba</text:span><text:span text:style-name="T34">ş</text:span><text:span text:style-name="T20">ta olmak üzere Sovyetler Birli</text:span><text:span text:style-name="T34">ğ</text:span><text:span text:style-name="T20">i'nin çe</text:span><text:span text:style-name="T34">ş</text:span><text:span text:style-name="T20">itli yerlerine da</text:span><text:span text:style-name="T34">ğ</text:span><text:span text:style-name="T20">ıtılmı</text:span><text:span text:style-name="T34">ş</text:span><text:span text:style-name="T20">lardır. Yerlerine ise Hıristiyan Gürcüler yerle</text:span><text:span text:style-name="T34">ş</text:span><text:span text:style-name="T20">tirilmi</text:span><text:span text:style-name="T34">ş</text:span><text:span text:style-name="T20">tir. Rusya'nın Kafkasya politikası Türkiye sınırında Hıristiyan Gürcü ve Ermenilerden olu</text:span><text:span text:style-name="T34">ş</text:span><text:span text:style-name="T20">an bir gayri müslim halk olu</text:span><text:span text:style-name="T34">ş</text:span><text:span text:style-name="T20">turarak, Türkiye'nin Türk dünyası ile irtibatını kesmek olmu</text:span><text:span text:style-name="T34">ş</text:span><text:span text:style-name="T20">tur. Ruslar Türkleri eski kültürlerinden koparmak ve aralarındaki Türk birli</text:span><text:span text:style-name="T34">ğ</text:span><text:span text:style-name="T20">ini bozmak için alfabelerini de</text:span><text:span text:style-name="T34">ğ</text:span><text:span text:style-name="T20">i</text:span><text:span text:style-name="T34">ş</text:span><text:span text:style-name="T20">tirmi</text:span><text:span text:style-name="T34">ş</text:span><text:span text:style-name="T20">tir. Böylece Türkiye ve Türkler arasında tüm ba</text:span><text:span text:style-name="T34">ğ</text:span><text:span text:style-name="T20">lar koparılmaya çalı</text:span><text:span text:style-name="T34">ş</text:span><text:span text:style-name="T20">ılmı</text:span><text:span text:style-name="T34">ş</text:span><text:span text:style-name="T20">tır. <text:s/></text:span></text:p>
      <text:p text:style-name="P30"><text:span text:style-name="T20">Kıbrıs'ta da Türkler benzer olaylar ya</text:span><text:span text:style-name="T34">ş</text:span><text:span text:style-name="T20">amı</text:span><text:span text:style-name="T34">ş</text:span><text:span text:style-name="T20">lar, insanlık dı</text:span><text:span text:style-name="T34">ş</text:span><text:span text:style-name="T20">ı zulüm ve baskılara maruz kalmı</text:span><text:span text:style-name="T34">ş</text:span><text:span text:style-name="T20">lardır. Özellikle 1963-74 döneminde Rumlar Türklere kar</text:span><text:span text:style-name="T34">ş</text:span><text:span text:style-name="T20">ı büyük bir vah</text:span><text:span text:style-name="T34">ş</text:span><text:span text:style-name="T20">ete giri</text:span><text:span text:style-name="T34">ş</text:span><text:span text:style-name="T20">mi</text:span><text:span text:style-name="T34">ş</text:span><text:span text:style-name="T20">ler, çok sayıda Türk'ü katletmi</text:span><text:span text:style-name="T34">ş</text:span><text:span text:style-name="T20">lerdir.</text:span></text:p>
      <text:p text:style-name="P30"><text:span text:style-name="T20">Bunlardan ba</text:span><text:span text:style-name="T34">ş</text:span><text:span text:style-name="T20">ka günümüzde de Türklerin Avrupa Birli</text:span><text:span text:style-name="T34">ğ</text:span><text:span text:style-name="T20">i üyeli</text:span><text:span text:style-name="T34">ğ</text:span><text:span text:style-name="T20">i sürecinde kar</text:span><text:span text:style-name="T34">ş</text:span><text:span text:style-name="T20">ı kar</text:span><text:span text:style-name="T34">ş</text:span><text:span text:style-name="T20">ıya kaldıkları muamele, bu tarihi bakı</text:span><text:span text:style-name="T34">ş</text:span><text:span text:style-name="T20"> açısının tam bir kalıntısı </text:span><text:span text:style-name="T34">ş</text:span><text:span text:style-name="T20">eklindedir. Avrupa Birli</text:span><text:span text:style-name="T34">ğ</text:span><text:span text:style-name="T20">i'ne üye ülkelerin bir kısmı ba</text:span><text:span text:style-name="T34">ş</text:span><text:span text:style-name="T20">ka hiçbir ülkeye ko</text:span><text:span text:style-name="T34">ş</text:span><text:span text:style-name="T20">madıkları </text:span><text:span text:style-name="T34">ş</text:span><text:span text:style-name="T20">artları Türkiye'ye ko</text:span><text:span text:style-name="T34">ş</text:span><text:span text:style-name="T20">mu</text:span><text:span text:style-name="T34">ş</text:span><text:span text:style-name="T20">lar, sürekli zorluk çıkarmı</text:span><text:span text:style-name="T34">ş</text:span><text:span text:style-name="T20">lar, son derece adaletsiz bir tutum sergilemi</text:span><text:span text:style-name="T34">ş</text:span><text:span text:style-name="T20">lerdir. Öyle ki, Litvanya gibi ba</text:span><text:span text:style-name="T34">ğ</text:span><text:span text:style-name="T20">ımsızlı</text:span><text:span text:style-name="T34">ğ</text:span><text:span text:style-name="T20">ını yeni kazanmı</text:span><text:span text:style-name="T34">ş</text:span><text:span text:style-name="T20">, ekonomik ve siyasi durumu Türkiye'den daha parlak olmayan ülkeler ile bazı Orta Avrupa ülkelerine AB hemen kapılarını açtı</text:span><text:span text:style-name="T34">ğ</text:span><text:span text:style-name="T20">ı halde, Türkiye'nin konumunu sürüncemede bırakmayı tercih etmi</text:span><text:span text:style-name="T34">ş</text:span><text:span text:style-name="T20">tir. AB'ne giri</text:span><text:span text:style-name="T34">ş</text:span><text:span text:style-name="T20"> sürecimiz boyunca ya</text:span><text:span text:style-name="T34">ş</text:span><text:span text:style-name="T20">adı</text:span><text:span text:style-name="T34">ğ</text:span><text:span text:style-name="T20">ımız diyaloglar ve talepler incelenecek olursa, bazı Avrupalıların bilinçaltlarında hala 19. yüzyıldan miras bir "Türk dü</text:span><text:span text:style-name="T34">ş</text:span><text:span text:style-name="T20">manlı</text:span><text:span text:style-name="T34">ğ</text:span><text:span text:style-name="T20">ı"nın bulundu</text:span><text:span text:style-name="T34">ğ</text:span><text:span text:style-name="T20">u açıkça görülür. </text:span></text:p>
      <text:p text:style-name="P30"><text:span text:style-name="T20">Bu dü</text:span><text:span text:style-name="T34">ş</text:span><text:span text:style-name="T20">manlı</text:span><text:span text:style-name="T34">ğ</text:span><text:span text:style-name="T20">ın en önemli fikri dayana</text:span><text:span text:style-name="T34">ğ</text:span><text:span text:style-name="T20">ı ise, bu kitap boyunca inceledi</text:span><text:span text:style-name="T34">ğ</text:span><text:span text:style-name="T20">imiz gibi, Darwinizm'dir. </text:span><text:span text:style-name="T34">İ</text:span><text:span text:style-name="T20">nsanları Allah'ın yaratmadı</text:span><text:span text:style-name="T34">ğ</text:span><text:span text:style-name="T20">ı, maymun benzeri canlılardan evrimle</text:span><text:span text:style-name="T34">ş</text:span><text:span text:style-name="T20">tikleri yalanınıöne süren Darwin, asil Türk Milleti'ni ise kendince "yarı maymun" saymı</text:span><text:span text:style-name="T34">ş</text:span><text:span text:style-name="T20"> ve Avrupalı ırkların da Türk Milleti'ni yok etmelerini istemi</text:span><text:span text:style-name="T34">ş</text:span><text:span text:style-name="T20">tir. Dünyanın farklı bölgelerindeki Türk dü</text:span><text:span text:style-name="T34">ş</text:span><text:span text:style-name="T20">manlarının çok farklı anlayı</text:span><text:span text:style-name="T34">ş</text:span><text:span text:style-name="T20">ları olabilir. Ama onları birle</text:span><text:span text:style-name="T34">ş</text:span><text:span text:style-name="T20">tiren ortak özellik, hepsinin yegane sözde "bilimsel" dayanaklarını evrim teorisinde bulmalarıdır...</text:span></text:p>
      <text:p text:style-name="P32"/>
      <text:p text:style-name="P32"/>
      <text:h text:style-name="P7" text:outline-level="3">Faşist Önderlerin İlham Kaynağı: Darwin</text:h>
      <text:p text:style-name="P3"/>
      <text:p text:style-name="P51">Hitler'in "Ari ırkın üstünlü<text:span text:style-name="T47">ğ</text:span>ü" ile ilgili teorilerini besleyen en önemli kaynakların ba<text:span text:style-name="T47">ş</text:span>ında Darwin'in teorisi geliyordu. Nazi lideri, "Ari ırkın üstünlü<text:span text:style-name="T47">ğ</text:span>ü"nün "do<text:span text:style-name="T47">ğ</text:span>a" tarafından var edildi<text:span text:style-name="T47">ğ</text:span>ine inanıyordu. Hitler'in kendisi de bir evrimci oldu<text:span text:style-name="T47">ğ</text:span>undan kitabı "Mein Kampf" (Kavgam) da özellikle ırklar arasındaki mücadeleden söz ediyordu. Ara<text:span text:style-name="T47">ş</text:span>tırmacılara göre, kitabına bu ismi vermesi de tesadüf de<text:span text:style-name="T47">ğ</text:span>ildi. Kitabı 1944'de 11 milyon adet sattı ve Almanya'da evrimci fikirlerin yaygınla<text:span text:style-name="T47">ş</text:span>masına önayak oldu.</text:p>
      <text:p text:style-name="P51">Hitler'in "Kuzey Avrupa Almanları'nı insanlık tarihinden çıkarın, geriye maymun dansından ba<text:span text:style-name="T47">ş</text:span>ka bir <text:span text:style-name="T47">ş</text:span>ey kalmaz"<text:span text:style-name="T36">1</text:span> derken dayandı<text:span text:style-name="T47">ğ</text:span>ı dü<text:span text:style-name="T47">ş</text:span>ünce de, insanların maymundan evrimle<text:span text:style-name="T47">ş</text:span>ti<text:span text:style-name="T47">ğ</text:span>ini savunan ve dolayısıyla bazılarının hala "maymun" statüsünü koruyor olabilece<text:span text:style-name="T47">ğ</text:span>i sonucunu veren Darwinist fikirlerdi.</text:p>
      <text:p text:style-name="P51">Stephen Jay Gould, Hitler'in bir evrimci oldu<text:span text:style-name="T47">ğ</text:span>uyla ilgili, çok güçlü delil te<text:span text:style-name="T47">ş</text:span>kil eden bir makale yayınladı. Bu yazıda, "hem akademik hem de profesyonel çevreler tarafından itibar gören bir <text:span text:style-name="T47">İ</text:span>ngiliz yorumcuyu; Benjamin Kidd'i" tanıtıyordu. Gould'a göre Kidd, Almanya'da "Darwin'in doktrininin bir sava<text:span text:style-name="T47">ş</text:span> sebebi haline geldi<text:span text:style-name="T47">ğ</text:span>ine" inanıyordu. Ardından Gould, Hitler Almanyası ile ilgili sözlerine <text:span text:style-name="T47">ş</text:span>öyle devam ediyordu: <text:span text:style-name="T41">"Politik ve askeri kitaplarda, sava</text:span><text:span text:style-name="T42">ş</text:span><text:span text:style-name="T41"> ve baskı (</text:span><text:span text:style-name="T42">ş</text:span><text:span text:style-name="T41">iddet) doktrinini benimseyen politikaların temelinde Darwin'in teorilerinin yattı</text:span><text:span text:style-name="T42">ğ</text:span><text:span text:style-name="T41">ı yazar."</text:span><text:span text:style-name="T36">2</text:span> </text:p>
      <text:p text:style-name="P51">Almanya'da Darwinizm'in bir ba<text:span text:style-name="T47">ş</text:span>ka önemli etkisi, ünlü evrimci biyolog Ernst Haeckel'in üzerinde görüldü. Haeckel Almanya'da "Monist Cemiyetini" olu<text:span text:style-name="T47">ş</text:span>turdu. Monizm, tüm gerçekli<text:span text:style-name="T47">ğ</text:span>i sadece maddeye dayandıran ateist bir felsefeydi ve Heackel Almanya'nın ırkçılık, nasyonalizm ve emperyalizm konularında bir numaralı ideologu oldu.<text:span text:style-name="T36">3</text:span> Haeckel'in belirtti<text:span text:style-name="T47">ğ</text:span>ine göre Almanya'da Darwin'in teorisi büyük bir sevinçle kar<text:span text:style-name="T47">ş</text:span>ılandı. Bundan cesaretle Ernst Haeckel, <text:span text:style-name="T41">"Natural Creation"</text:span> adlı kitabında <text:span text:style-name="T47">ş</text:span>öyle diyordu:</text:p>
      <text:p text:style-name="P50">"Darwinizm ya da ayıklama teorisi, tamamıyla aristokratiktir, çünkü en iyi olanın hayatta kalması fikrine dayanır. Gelişmeyle gelen iş bölümü, insanların özellikleri arasında daha büyük varyasyonların oluşmasına neden olur ki, bu da bireyler arasında daha fazla eşitsizlik, faaliyetlerinde, eğitimlerinde ve yaşam koşullarında da eşitsizlik doğurur."<text:span text:style-name="T36">4</text:span> </text:p>
      <text:p text:style-name="P51">Haeckel gibi evrimcilerin geride bıraktıkları miras üzerinde 20. yüzyılda ortaya çıkan iki büyük ırkçı rejim, yani fa<text:span text:style-name="T47">ş</text:span>izm ve onun bir versiyonu olan Nasyonal Sosyalizm, Darwinist dü<text:span text:style-name="T47">ş</text:span>ünceyi kendilerine temel aldılar. Yaptıkları her tür kanlı eylemi kendilerince bilimsel ve haklı bir zemine yerle<text:span text:style-name="T47">ş</text:span>tirmi<text:span text:style-name="T47">ş</text:span> oldular. Darwinizm ırkçı liderlerin, uyguladıkları vah<text:span text:style-name="T47">ş</text:span>etlerde hem kendilerini rahatlatmalarına hem de dı<text:span text:style-name="T47">ş</text:span>arıdan gelen tepkilere kar<text:span text:style-name="T47">ş</text:span>ı kendilerini savunmalarına yarıyordu.</text:p>
      <text:p text:style-name="P51">Nasıl Adolf Hitler, uyguladı<text:span text:style-name="T47">ğ</text:span>ı siyasette Sosyal Darwinizm'i kullandıysa, Benito Mussolini de <text:span text:style-name="T47">İ</text:span>talya'yı emperyalist temellere oturtabilmek için Darwinist kavramlardan yararlanmı<text:span text:style-name="T47">ş</text:span>tı. Benito Mussolini de bir evrimciydi ve Darwinist kavramları konu<text:span text:style-name="T47">ş</text:span>malarında sık sık kullanıyordu. <text:span text:style-name="T47">İ</text:span>ngiliz <text:span text:style-name="T47">İ</text:span>mparatorlu<text:span text:style-name="T47">ğ</text:span>u'nun zayıflaması ile ilgili olarak <text:span text:style-name="T47">ş</text:span>unu iddia etmi<text:span text:style-name="T47">ş</text:span>ti:</text:p>
      <text:p text:style-name="P50">"İngiltere'nin savaşa girmeyi istememesi ancak İngiliz İmparatorluğu'nun evrimsel olarak çöküşünü göstermektedir."<text:span text:style-name="T36">5</text:span></text:p>
      <text:p text:style-name="P51">Görüldü<text:span text:style-name="T47">ğ</text:span>ü gibi, toplumsal yapı Mussolini'ye göre biyolojik evrim modelinin bir kopyasıydı. Böylelikle <text:span text:style-name="T47">İ</text:span>ngiltere ya<text:span text:style-name="T47">ş</text:span>am mücadelesinde öne geçemiyor, geride kalıyordu. </text:p>
      <text:p text:style-name="P51">II. Dünya Sava<text:span text:style-name="T47">ş</text:span>ı'nın sonunda fa<text:span text:style-name="T47">ş</text:span>izmin temsilcileri de tarihe gömüldüler. Ancak yine de Darwinizm'in ırkçı yorumu, ço<text:span text:style-name="T47">ğ</text:span>u kez nasyonalizm9 adı altında, varlı<text:span text:style-name="T47">ğ</text:span>ını sürdürdü. Bugün dünyada hala taraftarları olan nasyonalist fikirler, yine kaçınılmaz olarak Darwin'in kuramına dayanırlar. Belki bu ideolojiye kapılan ço<text:span text:style-name="T47">ğ</text:span>u insan bunun farkında bile olmayabilir; ancak ideolojinin önde gelenleri bunun farkındadırlar ve evrimin temelinde yer alan "ya<text:span text:style-name="T47">ş</text:span>am mücadelesi" kavramını sürekli olarak ayakta tutmaya çalı<text:span text:style-name="T47">ş</text:span>ırlar.</text:p>
      <text:p text:style-name="P51">Çünkü e<text:span text:style-name="T47">ğ</text:span>er bir insan, yeryüzündeki farklı ırkların ya da milletlerin varlı<text:span text:style-name="T47">ğ</text:span>ının, onlar arasında bir ya<text:span text:style-name="T47">ş</text:span>am mücadelesinin nedeni oldu<text:span text:style-name="T47">ğ</text:span>unu dü<text:span text:style-name="T47">ş</text:span>ünüyorsa, Darwinist olmak zorundadır. Kendisini böyle tanımlamıyor olabilir, ama sonuç de<text:span text:style-name="T47">ğ</text:span>i<text:span text:style-name="T47">ş</text:span>mez. Çünkü Darwinizm, "ya<text:span text:style-name="T47">ş</text:span>am mücadelesi" kavramının yegane "sözde bilimsel" temelidir. Bu gerçe<text:span text:style-name="T47">ğ</text:span>in pratik sonucu ise <text:span text:style-name="T47">ş</text:span>udur: Nasyonalizmin ya<text:span text:style-name="T47">ş</text:span>aması için, Darwinizm'in de ya<text:span text:style-name="T47">ş</text:span>aması gereklidir. <text:span text:style-name="T47">İş</text:span>te bu ili<text:span text:style-name="T47">ş</text:span>ki nedeniyle, dünyanın dört bir yanındaki nasyonalist rejim ve akımlar, Darwinizm'i desteklerler. "Taban" bundan habersiz olsa da, lider kadrolar bu deste<text:span text:style-name="T47">ğ</text:span>i el altından yürütürler.</text:p>
      <text:p text:style-name="P32"><text:soft-page-break/></text:p>
      <text:p text:style-name="P52">1 Carl Cohen, <text:span text:style-name="T40">Communism, Facism and Democracy</text:span>, New York: Random House Publishing, 1967, s. 408-409</text:p>
      <text:p text:style-name="P52">2 Paul G.Humber, "Hitler's Evolution Versus Christian Resistance", <text:span text:style-name="T40">Vital Articles on Science/Creation</text:span>, www.icr.org/pubs/imp/imp-181.htm</text:p>
      <text:p text:style-name="P52">3 Henry Morris, <text:span text:style-name="T40">The Long War Against God: The History and Impact of the Creation, Evolution, Conflict</text:span>, 8.b. Michigan:Baker Book House, Mart 1996, s. 73</text:p>
      <text:p text:style-name="P52">4 Anton Pannekoek, <text:span text:style-name="T40">Marksism and Darwinism</text:span>, Chıcago Charles H. Kerr Company Co-Operative, Copyright, 1912, Charles H. Kerr Company, 5. Bölüm</text:p>
      <text:p text:style-name="P52">5 Henry Morris, <text:span text:style-name="T40">The Long War Against God: The History and Impact of the Creation, Evolution, Conflict</text:span>, 8.b. Michigan: Baker Book House, March 1996, s. 81</text:p>
      <text:h text:style-name="P12" text:outline-level="1">Komünizme Açılan Kapı Darwinizm</text:h>
      <text:p text:style-name="P32"/>
      <text:p text:style-name="P32"/>
      <text:p text:style-name="P30"><text:span text:style-name="T20">Önceki bölümlerde Darwinizm'in Türk dü</text:span><text:span text:style-name="T34">ş</text:span><text:span text:style-name="T20">manlı</text:span><text:span text:style-name="T34">ğ</text:span><text:span text:style-name="T20">ının en önemli fikri dayana</text:span><text:span text:style-name="T34">ğ</text:span><text:span text:style-name="T20">ı oldu</text:span><text:span text:style-name="T34">ğ</text:span><text:span text:style-name="T20">unu, Türk Milleti'nin bekasına kasteden odakların sözde "bilimsel" desteklerini Darwinizm'den aldıklarını inceledik. </text:span></text:p>
      <text:p text:style-name="P30"><text:span text:style-name="T20">Darwinizm'in, Türk Milleti'nin bekasına yönelik olarak olu</text:span><text:span text:style-name="T34">ş</text:span><text:span text:style-name="T20">turdu</text:span><text:span text:style-name="T34">ğ</text:span><text:span text:style-name="T20">u bir ba</text:span><text:span text:style-name="T34">ş</text:span><text:span text:style-name="T20">ka tehdit ise, Türk Milleti'nin birli</text:span><text:span text:style-name="T34">ğ</text:span><text:span text:style-name="T20">ine kasteden birtakım ideolojik akımları beslemesidir. Bunların ba</text:span><text:span text:style-name="T34">ş</text:span><text:span text:style-name="T20">ında komünizm gelir.</text:span></text:p>
      <text:p text:style-name="P30"><text:span text:style-name="T20">Komünizm, 1960'lardan bu yana Türkiye'de ba</text:span><text:span text:style-name="T34">ş</text:span><text:span text:style-name="T20">ta bir kısım gençler ve aydınlar olmak üzere geni</text:span><text:span text:style-name="T34">ş</text:span><text:span text:style-name="T20"> bir kitleyi etkilemi</text:span><text:span text:style-name="T34">ş</text:span><text:span text:style-name="T20"> bir ideolojidir. Bu ideolojiye kapılanlar, yıllarca Yüce Türk Devleti'ne kar</text:span><text:span text:style-name="T34">ş</text:span><text:span text:style-name="T20">ı silaha sarılmı</text:span><text:span text:style-name="T34">ş</text:span><text:span text:style-name="T20">lar, ülkeyi kana bo</text:span><text:span text:style-name="T34">ğ</text:span><text:span text:style-name="T20">an terör eylemleri gerçekle</text:span><text:span text:style-name="T34">ş</text:span><text:span text:style-name="T20">tirmi</text:span><text:span text:style-name="T34">ş</text:span><text:span text:style-name="T20">lerdir. Kendi milli kimliklerini unutmu</text:span><text:span text:style-name="T34">ş</text:span><text:span text:style-name="T20">lar, tarihe damgasını vuran Türk kahramanlarının de</text:span><text:span text:style-name="T34">ğ</text:span><text:span text:style-name="T20">il, Marx'ın, Lenin'in, Mao'nun hayranları haline gelmi</text:span><text:span text:style-name="T34">ş</text:span><text:span text:style-name="T20">ler, onların posterleri ile yürümü</text:span><text:span text:style-name="T34">ş</text:span><text:span text:style-name="T20">lerdir. </text:span><text:span text:style-name="T34">Ş</text:span><text:span text:style-name="T20">anlı türk bayra</text:span><text:span text:style-name="T34">ğ</text:span><text:span text:style-name="T20">ına de</text:span><text:span text:style-name="T34">ğ</text:span><text:span text:style-name="T20">il, Komünist Rusya'nın ya da Kızıl Çin'in bayraklarına saygı duymu</text:span><text:span text:style-name="T34">ş</text:span><text:span text:style-name="T20">lardır. </text:span><text:span text:style-name="T34">İ</text:span><text:span text:style-name="T20">stiklal Mar</text:span><text:span text:style-name="T34">ş</text:span><text:span text:style-name="T20">ı ile de</text:span><text:span text:style-name="T34">ğ</text:span><text:span text:style-name="T20">il, Komünist Enternasyonal'in mar</text:span><text:span text:style-name="T34">ş</text:span><text:span text:style-name="T20">ı ile co</text:span><text:span text:style-name="T34">ş</text:span><text:span text:style-name="T20">kuya kapılmı</text:span><text:span text:style-name="T34">ş</text:span><text:span text:style-name="T20">lardır. Son 15 yıldır ise bu ideoloji bu kez bölücülü</text:span><text:span text:style-name="T34">ğ</text:span><text:span text:style-name="T20">ün ideolojik temeli haline gelmi</text:span><text:span text:style-name="T34">ş</text:span><text:span text:style-name="T20">, ülkemizin Güneydo</text:span><text:span text:style-name="T34">ğ</text:span><text:span text:style-name="T20">u'sunu hedef alan bölücü terörün dayana</text:span><text:span text:style-name="T34">ğ</text:span><text:span text:style-name="T20">ı olmu</text:span><text:span text:style-name="T34">ş</text:span><text:span text:style-name="T20">tur. </text:span></text:p>
      <text:p text:style-name="P30"><text:span text:style-name="T20">Kısacası Türk Milleti'nin dü</text:span><text:span text:style-name="T34">ş</text:span><text:span text:style-name="T20">manı olan fikri akımlar sayıldı</text:span><text:span text:style-name="T34">ğ</text:span><text:span text:style-name="T20">ında bunların ba</text:span><text:span text:style-name="T34">ş</text:span><text:span text:style-name="T20">ında komünizm gelmektedir. </text:span></text:p>
      <text:p text:style-name="P30"><text:span text:style-name="T20">Komünizmin yegane "bilimsel" dayana</text:span><text:span text:style-name="T34">ğ</text:span><text:span text:style-name="T20">ı ise Darwinizm'dir. </text:span></text:p>
      <text:p text:style-name="P32"/>
      <text:h text:style-name="P46" text:outline-level="2">Marksizm ve Darwinizm</text:h>
      <text:p text:style-name="P30"><text:span text:style-name="T20">Marksizm'in kurucusu Karl Marx, tarihin geli</text:span><text:span text:style-name="T34">ş</text:span><text:span text:style-name="T20">imini ekonomiye dayandırıyordu. Onun yanılgılarına göre toplum, tarih içinde çe</text:span><text:span text:style-name="T34">ş</text:span><text:span text:style-name="T20">itli evrelerden geçiyordu ve ekonomi, di</text:span><text:span text:style-name="T34">ğ</text:span><text:span text:style-name="T20">er her</text:span><text:span text:style-name="T34">ş</text:span><text:span text:style-name="T20">eyin belirleyicisiydi. Marx, ayrıca toplumların bir geli</text:span><text:span text:style-name="T34">ş</text:span><text:span text:style-name="T20">im süreci içinde birbirlerini izlediklerini dü</text:span><text:span text:style-name="T34">ş</text:span><text:span text:style-name="T20">ünüyordu. Köleci toplum feodal topluma, feodal toplum kapitalist topluma dönü</text:span><text:span text:style-name="T34">ş</text:span><text:span text:style-name="T20">mü</text:span><text:span text:style-name="T34">ş</text:span><text:span text:style-name="T20">tü, sonunda bir devrim sayesinde sosyalist toplum kurulacak ve tarihin en ileri evresine varılacaktı. Yani toplumların tarihi geli</text:span><text:span text:style-name="T34">ş</text:span><text:span text:style-name="T20">imini kendince evrimci bir yakla</text:span><text:span text:style-name="T34">ş</text:span><text:span text:style-name="T20">ımla açıklıyordu. Di</text:span><text:span text:style-name="T34">ğ</text:span><text:span text:style-name="T20">er bir deyi</text:span><text:span text:style-name="T34">ş</text:span><text:span text:style-name="T20">le Karl Marx, Darwin'in </text:span><text:span text:style-name="T26">Türlerin Kökeni</text:span><text:span text:style-name="T20"> adlı eseriyle kar</text:span><text:span text:style-name="T34">ş</text:span><text:span text:style-name="T20">ıla</text:span><text:span text:style-name="T34">ş</text:span><text:span text:style-name="T20">madan önce de evrimci mantı</text:span><text:span text:style-name="T34">ğ</text:span><text:span text:style-name="T20">ı benimsemi</text:span><text:span text:style-name="T34">ş</text:span><text:span text:style-name="T20">ti. Ancak Marx ve büyük yolda</text:span><text:span text:style-name="T34">ş</text:span><text:span text:style-name="T20">ı Engels, bir </text:span><text:span text:style-name="T34">ş</text:span><text:span text:style-name="T20">eyi açıklamakta zorlanıyorlardı: Canlıların nasıl var oldu</text:span><text:span text:style-name="T34">ğ</text:span><text:span text:style-name="T20">u sorusunu... Bu konuyu kendilerince açıklayamadıkça, dini reddetmeleri mümkün de</text:span><text:span text:style-name="T34">ğ</text:span><text:span text:style-name="T20">ildi. </text:span><text:span text:style-name="T34">İ</text:span><text:span text:style-name="T20">deolojileri ise dini reddetme temeli üzerine oturtulmu</text:span><text:span text:style-name="T34">ş</text:span><text:span text:style-name="T20">tu. E</text:span><text:span text:style-name="T34">ğ</text:span><text:span text:style-name="T20">er bu sözde açıklamayı getirmeyi ba</text:span><text:span text:style-name="T34">ş</text:span><text:span text:style-name="T20">aramazlarsa, tüm tarihi maddeye dayandırmaları mümkün olamazdı.</text:span></text:p>
      <text:p text:style-name="P30"><text:span text:style-name="T20">Bir ateist olan ve evrendeki her türlü olayı, ekonomiyi, tarihi diyalektik bakı</text:span><text:span text:style-name="T34">ş</text:span><text:span text:style-name="T20"> açısıyla açıklamaya çalı</text:span><text:span text:style-name="T34">ş</text:span><text:span text:style-name="T20">an Marx'ın imdadına ça</text:span><text:span text:style-name="T34">ğ</text:span><text:span text:style-name="T20">da</text:span><text:span text:style-name="T34">ş</text:span><text:span text:style-name="T20">ı Darwin'in evrim teorisi yeti</text:span><text:span text:style-name="T34">ş</text:span><text:span text:style-name="T20">mi</text:span><text:span text:style-name="T34">ş</text:span><text:span text:style-name="T20">tir. Evrim teorisi, hiçbir bilimsel dayana</text:span><text:span text:style-name="T34">ğ</text:span><text:span text:style-name="T20">ı olmamasına ra</text:span><text:span text:style-name="T34">ğ</text:span><text:span text:style-name="T20">men güçlü olanın ayakta kalabilmesi için do</text:span><text:span text:style-name="T34">ğ</text:span><text:span text:style-name="T20">ada sürekli bir mücadelenin oldu</text:span><text:span text:style-name="T34">ğ</text:span><text:span text:style-name="T20">unu iddia ediyordu. </text:span><text:span text:style-name="T34">İş</text:span><text:span text:style-name="T20">te bu dü</text:span><text:span text:style-name="T34">ş</text:span><text:span text:style-name="T20">ünce, Marx'ın sınıflararası mücadeleyi ve buna ba</text:span><text:span text:style-name="T34">ğ</text:span><text:span text:style-name="T20">lı olarak tarihte meydana gelen de</text:span><text:span text:style-name="T34">ğ</text:span><text:span text:style-name="T20">i</text:span><text:span text:style-name="T34">ş</text:span><text:span text:style-name="T20">imi, sözde bilimsel bir zemine oturtmasına olanak sa</text:span><text:span text:style-name="T34">ğ</text:span><text:span text:style-name="T20">ladı.</text:span></text:p>
      <text:p text:style-name="P30"><text:soft-page-break/><text:span text:style-name="T20">Bu nedenle Marx, </text:span><text:span text:style-name="T26">Türlerin Kökeni (Origin of Species'i)</text:span><text:span text:style-name="T20"> isimli kitabı eline alır almaz kendi fikirlerine zemin olu</text:span><text:span text:style-name="T34">ş</text:span><text:span text:style-name="T20">turdu</text:span><text:span text:style-name="T34">ğ</text:span><text:span text:style-name="T20">unu gördü. Marx'ın Darwin'in fikirlerini ne derece benimsedi</text:span><text:span text:style-name="T34">ğ</text:span><text:span text:style-name="T20">i 16 Ocak 1861'de Ferdinand Lassalle'a yazdı</text:span><text:span text:style-name="T34">ğ</text:span><text:span text:style-name="T20">ı mektupta açıkça ortaya çıkmaktadır:</text:span></text:p>
      <text:p text:style-name="P17"><text:span text:style-name="T20">Darwin'in kitabı (Türlerin Kökeni) çok önemli ve tarihteki sınıf sava</text:span><text:span text:style-name="T34">ş</text:span><text:span text:style-name="T20">ımını do</text:span><text:span text:style-name="T34">ğ</text:span><text:span text:style-name="T20">a bilimi açısından destekledi</text:span><text:span text:style-name="T34">ğ</text:span><text:span text:style-name="T20">i için bana çok uygun dü</text:span><text:span text:style-name="T34">ş</text:span><text:span text:style-name="T20">üyor... </text:span><text:span text:style-name="T37">98</text:span><text:span text:style-name="T20"> </text:span></text:p>
      <text:p text:style-name="P30"><text:span text:style-name="T20">Sahip oldu</text:span><text:span text:style-name="T34">ğ</text:span><text:span text:style-name="T20">u evrimci bakı</text:span><text:span text:style-name="T34">ş</text:span><text:span text:style-name="T20"> açısı sebebiyle gerçekten de Darwin'in fikirleri Marx'a çok uygundu. Ayrıca ideolojisinin açmazlarını da bu teoriyle yamayabilirdi. Bu nedenle hiç vakit kaybetmeden Darwin'in teorisini programına aldı. Böylece Darwin ve Marx'ın ö</text:span><text:span text:style-name="T34">ğ</text:span><text:span text:style-name="T20">retileri, biri organik dünyada, di</text:span><text:span text:style-name="T34">ğ</text:span><text:span text:style-name="T20">eri ise insan toplulukları üzerinde evrim teorisini sözde pozitif bir bilim haline getirdi.</text:span></text:p>
      <text:p text:style-name="P30"><text:span text:style-name="T20">Darwinizm tam istenilen zamanda gelmi</text:span><text:span text:style-name="T34">ş</text:span><text:span text:style-name="T20">ti; teori ortaya çıkar çıkmaz sosyalistler Darwinizm'le kendi teorilerinin do</text:span><text:span text:style-name="T34">ğ</text:span><text:span text:style-name="T20">rulandı</text:span><text:span text:style-name="T34">ğ</text:span><text:span text:style-name="T20">ını ve tamamlandı</text:span><text:span text:style-name="T34">ğ</text:span><text:span text:style-name="T20">ını zannettiler. Organik dünyada bile sürekli geli</text:span><text:span text:style-name="T34">ş</text:span><text:span text:style-name="T20">im (evrim) oldu</text:span><text:span text:style-name="T34">ğ</text:span><text:span text:style-name="T20">u fikri onlara göre, Marx'ın sosyal geli</text:span><text:span text:style-name="T34">ş</text:span><text:span text:style-name="T20">meyle ilgili teorisinin desteklenmesi anlamına geliyordu. Marx </text:span><text:span text:style-name="T26">"</text:span><text:span text:style-name="T30">Bizim teorimiz evrimin teorisidir</text:span><text:span text:style-name="T26">; ezberlenecek ve mekanik olarak yinelenecek bir dogma de</text:span><text:span text:style-name="T28">ğ</text:span><text:span text:style-name="T26">ildir."</text:span><text:span text:style-name="T37">99</text:span><text:span text:style-name="T20"> derken, Darwinizm'le olan sıkı ba</text:span><text:span text:style-name="T34">ğ</text:span><text:span text:style-name="T20">larını bir kez daha vurguluyordu. Yine Engels'e yazdı</text:span><text:span text:style-name="T34">ğ</text:span><text:span text:style-name="T20">ı 19 Aralık 1860 tarihli mektubunda, Darwin'in kitabı için </text:span><text:span text:style-name="T30">"Bizim görü</text:span><text:span text:style-name="T32">ş</text:span><text:span text:style-name="T30">lerimizin tabii tarih temelini içeren kitap budur i</text:span><text:span text:style-name="T32">ş</text:span><text:span text:style-name="T30">te" </text:span><text:span text:style-name="T20">diyordu. Engels de Darwinizm'in kendi ideolojileri için ne derece önemli oldu</text:span><text:span text:style-name="T34">ğ</text:span><text:span text:style-name="T20">unu kavramı</text:span><text:span text:style-name="T34">ş</text:span><text:span text:style-name="T20"> ve Marx'a </text:span><text:span text:style-name="T34">ş</text:span><text:span text:style-name="T20">öyle yazmı</text:span><text:span text:style-name="T34">ş</text:span><text:span text:style-name="T20">tı: </text:span><text:span text:style-name="T30">"</text:span><text:span text:style-name="T32">Ş</text:span><text:span text:style-name="T30">u anda okumakta oldu</text:span><text:span text:style-name="T32">ğ</text:span><text:span text:style-name="T30">um Darwin'in çalı</text:span><text:span text:style-name="T32">ş</text:span><text:span text:style-name="T30">ması muhte</text:span><text:span text:style-name="T32">ş</text:span><text:span text:style-name="T30">em."</text:span><text:span text:style-name="T37">100</text:span><text:span text:style-name="T20"> </text:span></text:p>
      <text:p text:style-name="P30"><text:span text:style-name="T20">Marx, ayrıca Darwin'e olan sempatisini en büyük eseri </text:span><text:span text:style-name="T26">"Das Kapital"</text:span><text:span text:style-name="T20">i Darwin'e ithaf ederek de göstermi</text:span><text:span text:style-name="T34">ş</text:span><text:span text:style-name="T20">ti. Kitabın Almanca baskısına el yazısıyla </text:span><text:span text:style-name="T34">ş</text:span><text:span text:style-name="T20">öyle yazmı</text:span><text:span text:style-name="T34">ş</text:span><text:span text:style-name="T20">tı: </text:span><text:span text:style-name="T22">"Charles Darwin'e, ate</text:span><text:span text:style-name="T24">ş</text:span><text:span text:style-name="T22">li bir hayranı olan Karl Marx'tan."</text:span><text:span text:style-name="T20"> Darwin gibi Marx da geli</text:span><text:span text:style-name="T34">ş</text:span><text:span text:style-name="T20">imin yasasını ke</text:span><text:span text:style-name="T34">ş</text:span><text:span text:style-name="T20">fetti</text:span><text:span text:style-name="T34">ğ</text:span><text:span text:style-name="T20">ini dü</text:span><text:span text:style-name="T34">ş</text:span><text:span text:style-name="T20">ünmü</text:span><text:span text:style-name="T34">ş</text:span><text:span text:style-name="T20">tü. Darwinistler'in –bilimsel tek bir bulguya dahi sahip olmadıkları halde- canlı hayatın geli</text:span><text:span text:style-name="T34">ş</text:span><text:span text:style-name="T20">imini kademeli olarak de</text:span><text:span text:style-name="T34">ğ</text:span><text:span text:style-name="T20">erlendirmeleri gibi, Marx da tarihi a</text:span><text:span text:style-name="T34">ş</text:span><text:span text:style-name="T20">amalı olarak de</text:span><text:span text:style-name="T34">ğ</text:span><text:span text:style-name="T20">erlendirmi</text:span><text:span text:style-name="T34">ş</text:span><text:span text:style-name="T20">ti. Hem Marx hem de Darwin "geli</text:span><text:span text:style-name="T34">ş</text:span><text:span text:style-name="T20">im" teziyle ortaya çıkmı</text:span><text:span text:style-name="T34">ş</text:span><text:span text:style-name="T20">lardı. Bu nedenle savundukları görü</text:span><text:span text:style-name="T34">ş</text:span><text:span text:style-name="T20">ler benzerlik gösteriyordu. Engels Darwin'i, onu Marx'la e</text:span><text:span text:style-name="T34">ş</text:span><text:span text:style-name="T20"> tutacak biçimde övüyor ve "Darwin nasıl organik do</text:span><text:span text:style-name="T34">ğ</text:span><text:span text:style-name="T20">adaki evrim yasasını ke</text:span><text:span text:style-name="T34">ş</text:span><text:span text:style-name="T20">fettiyse, Marx da insano</text:span><text:span text:style-name="T34">ğ</text:span><text:span text:style-name="T20">lunun tarihindeki evrim yasasını ke</text:span><text:span text:style-name="T34">ş</text:span><text:span text:style-name="T20">fetti" diyor, ama ciddi bir </text:span><text:span text:style-name="T34">ş</text:span><text:span text:style-name="T20">ekilde yanılıyordu. Nitekim Darwin'in ardından özellikle 20. yüzyılın ilk yarısında ardı ardına elde edilen sayısız bilimsel bulgu, Darwin'in teorisinin hiçbir bilimsel de</text:span><text:span text:style-name="T34">ğ</text:span><text:span text:style-name="T20">eri olmadı</text:span><text:span text:style-name="T34">ğ</text:span><text:span text:style-name="T20">ını ispatlıyordu. Amerikalı botanik profesörü Conway Zirckle, komünizmin kurucularının Darwinizm'i neden kararlılıkla benimsediklerini ise </text:span><text:span text:style-name="T34">ş</text:span><text:span text:style-name="T20">öyle anlatır:</text:span></text:p>
      <text:p text:style-name="P17"><text:span text:style-name="T20">Marx ve Engels, evrim teorisini, Darwin'in Türlerin Kökeni adlı kitabı yayınlanır yayınlanmaz benimsediler... Evrim, komünizmin kurucuları için, insanlı</text:span><text:span text:style-name="T34">ğ</text:span><text:span text:style-name="T20">ın do</text:span><text:span text:style-name="T34">ğ</text:span><text:span text:style-name="T20">aüstü bir gücün müdahalesi olmadan nasıl ortaya çıkmı</text:span><text:span text:style-name="T34">ş</text:span><text:span text:style-name="T20"> olabilece</text:span><text:span text:style-name="T34">ğ</text:span><text:span text:style-name="T20">i sorusuna getirilen cevaptı ve dolayısıyla savundukları materyalist felsefenin temellerini desteklemek için kullanılabilirdi. Dahası, Darwin'in evrimi yorumlama biçimi—yani evrimin bir do</text:span><text:span text:style-name="T34">ğ</text:span><text:span text:style-name="T20">al seleksiyon süreci içinde geli</text:span><text:span text:style-name="T34">ş</text:span><text:span text:style-name="T20">ti</text:span><text:span text:style-name="T34">ğ</text:span><text:span text:style-name="T20">i teorisi—onlara o zamana dek hakim olan teolojik dü</text:span><text:span text:style-name="T34">ş</text:span><text:span text:style-name="T20">üncelere kar</text:span><text:span text:style-name="T34">ş</text:span><text:span text:style-name="T20">ı koyma fırsatı veriyordu. Do</text:span><text:span text:style-name="T34">ğ</text:span><text:span text:style-name="T20">al seleksiyon teorisi sayesinde, bilim adamları organik dünyayı materyalist bir terminoloji ile yorumlama </text:span><text:span text:style-name="T34">ş</text:span><text:span text:style-name="T20">ansı elde etmi</text:span><text:span text:style-name="T34">ş</text:span><text:span text:style-name="T20"> oluyorlardı.</text:span><text:span text:style-name="T37">101 </text:span></text:p>
      <text:p text:style-name="P30"><text:span text:style-name="T20">Tom Bethell ise, Marx'la Darwin arasındaki ba</text:span><text:span text:style-name="T34">ğ</text:span><text:span text:style-name="T20">lantının asıl sebeplerini </text:span><text:span text:style-name="T34">ş</text:span><text:span text:style-name="T20">öyle açıklar:</text:span></text:p>
      <text:p text:style-name="P17"><text:soft-page-break/><text:span text:style-name="T20">Marx Darwin'in kitabına ekonomik sebepler dolayısıyla hayran kalmamı</text:span><text:span text:style-name="T34">ş</text:span><text:span text:style-name="T20">tır. Marx'ın Darwin'in kitabına hayranlı</text:span><text:span text:style-name="T34">ğ</text:span><text:span text:style-name="T20">ının en önemli nedeni Darwin'in evreninin tamamen materyalist olmasıdır. Bu önemli noktada </text:span><text:span text:style-name="T22">Darwin ve Marx gerçek birer yolda</text:span><text:span text:style-name="T24">ş</text:span><text:span text:style-name="T22">tılar.</text:span><text:span text:style-name="T37">102</text:span><text:span text:style-name="T20"> </text:span></text:p>
      <text:p text:style-name="P30"><text:span text:style-name="T20">Bu, gerçekten çok önemli bir tespittir. Çünkü Marx ile Darwin'in en önemli ortak noktaları teorilerinin dinsizlik temeli üzerine oturmasıdır. Materyalist Engels, Darwin'e bu noktada olan hayranlı</text:span><text:span text:style-name="T34">ğ</text:span><text:span text:style-name="T20">ını </text:span><text:span text:style-name="T34">ş</text:span><text:span text:style-name="T20">öyle ifade etmi</text:span><text:span text:style-name="T34">ş</text:span><text:span text:style-name="T20">ti: </text:span><text:span text:style-name="T26">"Tabiat metafizik olarak de</text:span><text:span text:style-name="T28">ğ</text:span><text:span text:style-name="T26">il, diyalektik olarak i</text:span><text:span text:style-name="T28">ş</text:span><text:span text:style-name="T26">lemektedir. Bununla ilgili olarak herkesten önce Charles Darwin'in adı anılmalıdır."</text:span><text:span text:style-name="T37">103 </text:span></text:p>
      <text:p text:style-name="P30"><text:span text:style-name="T20">Elbette bu, Engels'in büyük bir yanılgısıydı. Çünkü bilimin de sayısız bulguyla ortaya koydu</text:span><text:span text:style-name="T34">ğ</text:span><text:span text:style-name="T20">u gibi evrenin ve canlılı</text:span><text:span text:style-name="T34">ğ</text:span><text:span text:style-name="T20">ın kökeni Yaratılı</text:span><text:span text:style-name="T34">ş</text:span><text:span text:style-name="T20">'tır ve canlı ve cansız tüm varlıklar Yüce Allah'ın takdir etti</text:span><text:span text:style-name="T34">ğ</text:span><text:span text:style-name="T20">i kader içerisinde varlıklarını devam ettirirler. Engels bir ba</text:span><text:span text:style-name="T34">ş</text:span><text:span text:style-name="T20">ka eserinde Darwin'le ilgili görü</text:span><text:span text:style-name="T34">ş</text:span><text:span text:style-name="T20">lerini </text:span><text:span text:style-name="T34">ş</text:span><text:span text:style-name="T20">u sözlerle dile getiriyordu: </text:span><text:span text:style-name="T26">"... Darwin, bütün organik varlıkların, bitkilerin, hayvanların ve insanın kendisinin, milyonlarca yıldır olagelen bir evrim sürecinin ürünleri oldu</text:span><text:span text:style-name="T28">ğ</text:span><text:span text:style-name="T26">unu kanıtlayarak metafizik do</text:span><text:span text:style-name="T28">ğ</text:span><text:span text:style-name="T26">a görü</text:span><text:span text:style-name="T28">ş</text:span><text:span text:style-name="T26">üne en a</text:span><text:span text:style-name="T28">ğ</text:span><text:span text:style-name="T26">ır darbeyi indirdi."</text:span><text:span text:style-name="T37">104</text:span><text:span text:style-name="T20"> Bu sözleri Engels'in ne kadar büyük bir yanılgı içinde oldu</text:span><text:span text:style-name="T34">ğ</text:span><text:span text:style-name="T20">unu bir kez daha ispatlamaktaydı. Zira, Engels di</text:span><text:span text:style-name="T34">ğ</text:span><text:span text:style-name="T20">er tüm evrimciler gibi, bilimsel olarak hiçbir dayana</text:span><text:span text:style-name="T34">ğ</text:span><text:span text:style-name="T20">ı olmayan birtakım varsayımın gerçek oldu</text:span><text:span text:style-name="T34">ğ</text:span><text:span text:style-name="T20">u yalanına kanmı</text:span><text:span text:style-name="T34">ş</text:span><text:span text:style-name="T20">tı. Bundan ba</text:span><text:span text:style-name="T34">ş</text:span><text:span text:style-name="T20">ka </text:span><text:span text:style-name="T26">Maymundan </text:span><text:span text:style-name="T28">İ</text:span><text:span text:style-name="T26">nsana Geçi</text:span><text:span text:style-name="T28">ş</text:span><text:span text:style-name="T26">te Eme</text:span><text:span text:style-name="T28">ğ</text:span><text:span text:style-name="T26">in Rolü</text:span><text:span text:style-name="T20"> adlı eserini yayınlayarak Darwin'in teorisini hemen benimsedi</text:span><text:span text:style-name="T34">ğ</text:span><text:span text:style-name="T20">ini göstermi</text:span><text:span text:style-name="T34">ş</text:span><text:span text:style-name="T20">ti. Engels bunlara ek olarak, do</text:span><text:span text:style-name="T34">ğ</text:span><text:span text:style-name="T20">abilimin ilerlemesindeki üç önemli destekten biri olarak Darwinizm'i gösteriyor ve </text:span><text:span text:style-name="T34">ş</text:span><text:span text:style-name="T20">öyle diyordu:</text:span></text:p>
      <text:p text:style-name="P17"><text:span text:style-name="T20">"1859'da Charles Darwin, temel yapıtı Türlerin Kökeni'ni yayınlamı</text:span><text:span text:style-name="T34">ş</text:span><text:span text:style-name="T20">tır. Bu yapıt, bir yüzyıldan fazla süren evrim fikrinin geli</text:span><text:span text:style-name="T34">ş</text:span><text:span text:style-name="T20">imini tamamlamı</text:span><text:span text:style-name="T34">ş</text:span><text:span text:style-name="T20"> ve modern biyolojinin temellerini kurmu</text:span><text:span text:style-name="T34">ş</text:span><text:span text:style-name="T20">tur. Bu bulu</text:span><text:span text:style-name="T34">ş</text:span><text:span text:style-name="T20">ların felsefi önemi, do</text:span><text:span text:style-name="T34">ğ</text:span><text:span text:style-name="T20">al geli</text:span><text:span text:style-name="T34">ş</text:span><text:span text:style-name="T20">menin diyalektik niteli</text:span><text:span text:style-name="T34">ğ</text:span><text:span text:style-name="T20">ini özellikle özlü bir biçimde ortaya koymu</text:span><text:span text:style-name="T34">ş</text:span><text:span text:style-name="T20"> olmalarındadır."</text:span><text:span text:style-name="T37">105</text:span></text:p>
      <text:p text:style-name="P30"><text:span text:style-name="T20">Bu ifadelerinden de anla</text:span><text:span text:style-name="T34">ş</text:span><text:span text:style-name="T20">ıldı</text:span><text:span text:style-name="T34">ğ</text:span><text:span text:style-name="T20">ı gibi Engels, Darwin'in evrim kuramının kendi ateist dünya görü</text:span><text:span text:style-name="T34">ş</text:span><text:span text:style-name="T20">üne bilimsel bir destek olu</text:span><text:span text:style-name="T34">ş</text:span><text:span text:style-name="T20">turdu</text:span><text:span text:style-name="T34">ğ</text:span><text:span text:style-name="T20">unu zannederek sevinmi</text:span><text:span text:style-name="T34">ş</text:span><text:span text:style-name="T20">ti. Ancak böyle bir sevince kapılmakta biraz aceleci davranmı</text:span><text:span text:style-name="T34">ş</text:span><text:span text:style-name="T20">, ya</text:span><text:span text:style-name="T34">ş</text:span><text:span text:style-name="T20">adı</text:span><text:span text:style-name="T34">ğ</text:span><text:span text:style-name="T20">ı dönemin ilkel bilim anlayı</text:span><text:span text:style-name="T34">ş</text:span><text:span text:style-name="T20">ı onu önemli bir yanılgıya dü</text:span><text:span text:style-name="T34">ş</text:span><text:span text:style-name="T20">ürmü</text:span><text:span text:style-name="T34">ş</text:span><text:span text:style-name="T20">tü. Nitekim 20. yüzyıla girildi</text:span><text:span text:style-name="T34">ğ</text:span><text:span text:style-name="T20">inde geli</text:span><text:span text:style-name="T34">ş</text:span><text:span text:style-name="T20">en bilim sayesinde, Darwin'in iddialarının geçersizli</text:span><text:span text:style-name="T34">ğ</text:span><text:span text:style-name="T20">i anla</text:span><text:span text:style-name="T34">ş</text:span><text:span text:style-name="T20">ılacak, evrim teorisinin öne sürdü</text:span><text:span text:style-name="T34">ğ</text:span><text:span text:style-name="T20">ü fikirlerin yalnızca bir "hayal gücünün ürünleri" oldu</text:span><text:span text:style-name="T34">ğ</text:span><text:span text:style-name="T20">u ortaya çıkacaktı. </text:span><text:span text:style-name="T26">(Bkz. Evrim Aldatmacası, Harun Yahya)</text:span></text:p>
      <text:p text:style-name="P30"><text:span text:style-name="T20">Marx ve Engels'in yanı sıra di</text:span><text:span text:style-name="T34">ğ</text:span><text:span text:style-name="T20">er komünist liderler de evrimciydiler. "Lenin, Trotsky ve Stalin, tümü ateist evrimcilerdi."</text:span><text:span text:style-name="T37">106</text:span><text:span text:style-name="T20"> Rus Komünist Devrimi'nin Lenin ile birlikte iki büyük mimarından biri olan Leon Trotsky ise "Darwin'in bulu</text:span><text:span text:style-name="T34">ş</text:span><text:span text:style-name="T20">u tüm organik madde alanında diyalekti</text:span><text:span text:style-name="T34">ğ</text:span><text:span text:style-name="T20">in (diyalektik materyalizmin) en büyük zaferi oldu" yorumunu yapmı</text:span><text:span text:style-name="T34">ş</text:span><text:span text:style-name="T20">tı.</text:span><text:span text:style-name="T37">107</text:span><text:span text:style-name="T20"> Benzer </text:span><text:span text:style-name="T34">ş</text:span><text:span text:style-name="T20">ekilde, Çin komünizminin kurucusu Mao Tse Tung da "Çin sosyalizminin temelini, Darwin'e ve evrim teorisine dayandırdı</text:span><text:span text:style-name="T34">ğ</text:span><text:span text:style-name="T20">ını" açıkça belirtmi</text:span><text:span text:style-name="T34">ş</text:span><text:span text:style-name="T20">tir.</text:span><text:span text:style-name="T37">108</text:span></text:p>
      <text:p text:style-name="P30"><text:span text:style-name="T20">Neticede, komünistlerin yaptı</text:span><text:span text:style-name="T34">ğ</text:span><text:span text:style-name="T20">ı, biyolojik evrimi, tarihe ve topluma uygulamak oldu. Toplum içindeki de</text:span><text:span text:style-name="T34">ğ</text:span><text:span text:style-name="T20">i</text:span><text:span text:style-name="T34">ş</text:span><text:span text:style-name="T20">imleri, sıçramaları, yıkımları ve devrimleri evrimin tabi bir seyri olarak de</text:span><text:span text:style-name="T34">ğ</text:span><text:span text:style-name="T20">erlendirdiler. Bu nedenle de Charles Darwin, gerek komünizmin kurucuları için, gerekse onların izinden yürüyenler için çok önemli ve de</text:span><text:span text:style-name="T34">ğ</text:span><text:span text:style-name="T20">erli biriydi.</text:span></text:p>
      <text:p text:style-name="P30"><text:span text:style-name="T20">Marksizm-Darwinizm ba</text:span><text:span text:style-name="T34">ğ</text:span><text:span text:style-name="T20">lantısı bugün herkesçe kabul edilen, çok açık bir gerçektir. Karl Marx'ın biyografisini anlatan kitaplarda dahi bu ba</text:span><text:span text:style-name="T34">ğ</text:span><text:span text:style-name="T20">lantıya yer verilmektedir. Örne</text:span><text:span text:style-name="T34">ğ</text:span><text:span text:style-name="T20">in Öncü Yayınevi tarafından yayınlanan bir biyografide bu ba</text:span><text:span text:style-name="T34">ğ</text:span><text:span text:style-name="T20">lantı </text:span><text:span text:style-name="T34">ş</text:span><text:span text:style-name="T20">öyle tarif edilir:</text:span></text:p>
      <text:p text:style-name="P17"><text:soft-page-break/><text:span text:style-name="T20">Darwinizm, Marksist felsefeyi destekleyen, gerçekli</text:span><text:span text:style-name="T34">ğ</text:span><text:span text:style-name="T20">ini kanıtlayan ve geli</text:span><text:span text:style-name="T34">ş</text:span><text:span text:style-name="T20">tiren bir dizi gerçe</text:span><text:span text:style-name="T34">ğ</text:span><text:span text:style-name="T20">i takdim etti. Darwinist evrimci fikirlerin yayılması, toplumda bir bütün olarak Marksist dü</text:span><text:span text:style-name="T34">ş</text:span><text:span text:style-name="T20">üncelerin emekçi halk tarafından kavranılması için elveri</text:span><text:span text:style-name="T34">ş</text:span><text:span text:style-name="T20">li zemin yarattı… Marx, Engels ve Lenin, Darwin'in dü</text:span><text:span text:style-name="T34">ş</text:span><text:span text:style-name="T20">üncelerine büyük de</text:span><text:span text:style-name="T34">ğ</text:span><text:span text:style-name="T20">er verdiler ve bunların ta</text:span><text:span text:style-name="T34">ş</text:span><text:span text:style-name="T20">ıdı</text:span><text:span text:style-name="T34">ğ</text:span><text:span text:style-name="T20">ı büyük bilimsel öneme i</text:span><text:span text:style-name="T34">ş</text:span><text:span text:style-name="T20">aret ettiler, böylelikle bu dü</text:span><text:span text:style-name="T34">ş</text:span><text:span text:style-name="T20">üncelerin yaygınla</text:span><text:span text:style-name="T34">ş</text:span><text:span text:style-name="T20">masına hız kazandırdılar.</text:span><text:span text:style-name="T37">109</text:span><text:span text:style-name="T20"> </text:span></text:p>
      <text:p text:style-name="P30"><text:span text:style-name="T20">Daha önce de belirtildi</text:span><text:span text:style-name="T34">ğ</text:span><text:span text:style-name="T20">i gibi, komünizmin kurucuları tarafından bu denli yüceltilen evrim teorisi, do</text:span><text:span text:style-name="T34">ğ</text:span><text:span text:style-name="T20">al olarak onların takipçileri tarafından da hararetle benimsendi. Dünyanın her neresinde olursa olsun, her türlü komünist rejim ya da hareket, Darwinizm'i sonuna dek savundu, onu kendi entelektüel çatısının temel ta</text:span><text:span text:style-name="T34">ş</text:span><text:span text:style-name="T20">larından biri olarak kabul etti. Komünizm ile birlikte "ırk" mücadelesi, "sınıf" mücadelesine dönü</text:span><text:span text:style-name="T34">ş</text:span><text:span text:style-name="T20">türülmü</text:span><text:span text:style-name="T34">ş</text:span><text:span text:style-name="T20">tü. </text:span></text:p>
      <text:p text:style-name="P30"><text:span text:style-name="T20">Bu Darwinist komünist liderlerin en ünlülerinden biri ve ku</text:span><text:span text:style-name="T34">ş</text:span><text:span text:style-name="T20">kusuz en kanlılarından birisi </text:span><text:span text:style-name="T22">Joseph Stalin</text:span><text:span text:style-name="T20">'di. Stalin, Çarlık dönemindeki çocukluk yıllarında Hıristiyan e</text:span><text:span text:style-name="T34">ğ</text:span><text:span text:style-name="T20">itimi veren bir okula gitmi</text:span><text:span text:style-name="T34">ş</text:span><text:span text:style-name="T20">ti. Ve okulda geçirdi</text:span><text:span text:style-name="T34">ğ</text:span><text:span text:style-name="T20">i yılların büyük bölümünde de inançlı bir Hıristiyandı. Ancak bir gün bir kitap okudu ve hayatı de</text:span><text:span text:style-name="T34">ğ</text:span><text:span text:style-name="T20">i</text:span><text:span text:style-name="T34">ş</text:span><text:span text:style-name="T20">ti. Kitap, </text:span><text:span text:style-name="T26">Origin of Species</text:span><text:span text:style-name="T20"> (Charles Darwin'in </text:span><text:span text:style-name="T26">Türlerin Kökeni</text:span><text:span text:style-name="T20"> isimli kitabı) idi. Ateizmi benimsedikten sonra da kısa bir süre içinde Komünist Parti saflarına katıldı. 60 milyon insanın hayatına maloldu</text:span><text:span text:style-name="T34">ğ</text:span><text:span text:style-name="T20">u tahmin edilen yönetimi boyunca da, evrim propagandasına büyük bir önem verdi. Otobiyografisinde </text:span><text:span text:style-name="T34">ş</text:span><text:span text:style-name="T20">öyle yazıyordu:</text:span></text:p>
      <text:p text:style-name="P17"><text:span text:style-name="T20">Okullardaki ö</text:span><text:span text:style-name="T34">ğ</text:span><text:span text:style-name="T20">rencilerimizin zihnini altı günde yaratılı</text:span><text:span text:style-name="T34">ş</text:span><text:span text:style-name="T20"> efsanesinden temizlemek için onlara üç </text:span><text:span text:style-name="T34">ş</text:span><text:span text:style-name="T20">eyi özellikle ö</text:span><text:span text:style-name="T34">ğ</text:span><text:span text:style-name="T20">retmeliyiz: Dünyanın ya</text:span><text:span text:style-name="T34">ş</text:span><text:span text:style-name="T20">ını, jeolojik orijinini ve Darwin'in ö</text:span><text:span text:style-name="T34">ğ</text:span><text:span text:style-name="T20">retilerini.</text:span><text:span text:style-name="T37">110</text:span></text:p>
      <text:p text:style-name="P30"><text:span text:style-name="T20">Görüldü</text:span><text:span text:style-name="T34">ğ</text:span><text:span text:style-name="T20">ü gibi Marksist önderler Darwinizm'e sahip çıkıyor ve savundukları komünist ideoloji için bunun ne denli önemli oldu</text:span><text:span text:style-name="T34">ğ</text:span><text:span text:style-name="T20">unu fark edebiliyorlar, bu nedenle de ilk i</text:span><text:span text:style-name="T34">ş</text:span><text:span text:style-name="T20"> olarak Darwinizm'i e</text:span><text:span text:style-name="T34">ğ</text:span><text:span text:style-name="T20">itim programlarına koyduruyorlardı. Bu konuda John N.Moore ise </text:span><text:span text:style-name="T34">ş</text:span><text:span text:style-name="T20">öyle söylemektedir:</text:span></text:p>
      <text:p text:style-name="P17"><text:span text:style-name="T20">S.S.C.B.'nin liderlerinin dü</text:span><text:span text:style-name="T34">ş</text:span><text:span text:style-name="T20">üncelerinin kökleri çok derin evrimci bir bakı</text:span><text:span text:style-name="T34">ş</text:span><text:span text:style-name="T20"> açısına dayanmaktadır.</text:span><text:span text:style-name="T37">111</text:span></text:p>
      <text:p text:style-name="P30"><text:span text:style-name="T20">Robert M. Young ise </text:span><text:span text:style-name="T26">The Darwin Debate, Marxism Today</text:span><text:span text:style-name="T20"> adlı eserinde </text:span><text:span text:style-name="T34">ş</text:span><text:span text:style-name="T20">öyle yazar: </text:span></text:p>
      <text:p text:style-name="P17"><text:span text:style-name="T20">Evrim teorisinin görü</text:span><text:span text:style-name="T34">ş</text:span><text:span text:style-name="T20">leri, Marksizm'le tamamen uyumludur. </text:span><text:span text:style-name="T34">İ</text:span><text:span text:style-name="T20">nsano</text:span><text:span text:style-name="T34">ğ</text:span><text:span text:style-name="T20">lunun kökenleri ve aklın tamamen do</text:span><text:span text:style-name="T34">ğ</text:span><text:span text:style-name="T20">a güçlerine dayalı açıklaması, di</text:span><text:span text:style-name="T34">ğ</text:span><text:span text:style-name="T20">er seküleristler gibi Marksistlere de ho</text:span><text:span text:style-name="T34">ş</text:span><text:span text:style-name="T20"> görünmü</text:span><text:span text:style-name="T34">ş</text:span><text:span text:style-name="T20">tür.</text:span><text:span text:style-name="T37">112</text:span><text:span text:style-name="T20"> </text:span></text:p>
      <text:p text:style-name="P30"><text:span text:style-name="T20">Tüm bunların sonucunda görmekteyiz ki, Marksizm ve Darwinizm iki ba</text:span><text:span text:style-name="T34">ğ</text:span><text:span text:style-name="T20">ımsız teori de</text:span><text:span text:style-name="T34">ğ</text:span><text:span text:style-name="T20">ildir. Aslında gerçekte her iki teorinin altında da aynı prensip yatmaktadır. </text:span><text:span text:style-name="T34">İ</text:span><text:span text:style-name="T20">kisi bir bütünü olu</text:span><text:span text:style-name="T34">ş</text:span><text:span text:style-name="T20">turur. Darwin'in prensipleri, insanların arasında Marx'ın prensipleri do</text:span><text:span text:style-name="T34">ğ</text:span><text:span text:style-name="T20">rultusunda ya</text:span><text:span text:style-name="T34">ş</text:span><text:span text:style-name="T20">anır. Buna dayanarak </text:span><text:span text:style-name="T34">ş</text:span><text:span text:style-name="T20">unu söylemek mümkündür: Her türlü sol hareketin felsefi temelinde evrim teorisinin vazgeçilmez bir yeri vardır. Ve dolayısıyla her türlü sol hareket ve her türlü sol rejim, kendisine felsefi dayanak ve me</text:span><text:span text:style-name="T34">ş</text:span><text:span text:style-name="T20">ruiyet sa</text:span><text:span text:style-name="T34">ğ</text:span><text:span text:style-name="T20">lamak için, evrimi benimsemeye ve bunu topluma benimsetmeye mecburdur. </text:span></text:p>
      <text:p text:style-name="P30"><text:span text:style-name="T20">Görüldü</text:span><text:span text:style-name="T34">ğ</text:span><text:span text:style-name="T20">ü gibi, insanlı</text:span><text:span text:style-name="T34">ğ</text:span><text:span text:style-name="T20">a zarar veren, onları bozgunculuk ve sava</text:span><text:span text:style-name="T34">ş</text:span><text:span text:style-name="T20">lara iten, pek çok ideolojinin ardında Darwinizm vardır. Birbirinden tümüyle farklı görünen, hatta birbirinin zıttı bilinen ideolojiler bile tek bir noktada, Darwinizm temelinde birle</text:span><text:span text:style-name="T34">ş</text:span><text:span text:style-name="T20">mektedir. Örne</text:span><text:span text:style-name="T34">ğ</text:span><text:span text:style-name="T20">in günümüz dünyasının büyük bir bölümü Hitler ve Stalin'i zıt kutuplara mensup zanneder. Bu, bir bakıma do</text:span><text:span text:style-name="T34">ğ</text:span><text:span text:style-name="T20">rudur, ancak di</text:span><text:span text:style-name="T34">ğ</text:span><text:span text:style-name="T20">er yandan birle</text:span><text:span text:style-name="T34">ş</text:span><text:span text:style-name="T20">tikleri önemli bir çizgi vardır. Her ikisi de zulmü sanat haline getirmi</text:span><text:span text:style-name="T34">ş</text:span><text:span text:style-name="T20"> ve milyonlarca insanı katletmi</text:span><text:span text:style-name="T34">ş</text:span><text:span text:style-name="T20">lerdir. Bunu yaparken her ikisi de Darwinizm'i önemli bir araç olarak kullanmı</text:span><text:span text:style-name="T34">ş</text:span><text:span text:style-name="T20">lardır. Paul G. </text:span><text:soft-page-break/><text:span text:style-name="T20">Humber "Hitler's Evolution Versus Christian Resistance" adlı makalesinde Stalin ve Hitler arasındaki bu ortak noktaya i</text:span><text:span text:style-name="T34">ş</text:span><text:span text:style-name="T20">aret ederek </text:span><text:span text:style-name="T34">ş</text:span><text:span text:style-name="T20">unları söyler: </text:span></text:p>
      <text:p text:style-name="P17"><text:span text:style-name="T20">Stalin kasıtlı olarak Darwin'i seçmi</text:span><text:span text:style-name="T34">ş</text:span><text:span text:style-name="T20">tir. Hitler ise güçlü olanın hayatta kalmasını dünyaya zorla kabul ettirmeye çalı</text:span><text:span text:style-name="T34">ş</text:span><text:span text:style-name="T20">mı</text:span><text:span text:style-name="T34">ş</text:span><text:span text:style-name="T20">tır.</text:span><text:span text:style-name="T37">113</text:span></text:p>
      <text:p text:style-name="P30"><text:span text:style-name="T20">Fa</text:span><text:span text:style-name="T34">ş</text:span><text:span text:style-name="T20">ist Almanya ile Komünist Rusya arasında felsefi açıdan çok büyük bir benzerlik vardır. Her iki totaliter rejim de Darwinizm'den destek bulmu</text:span><text:span text:style-name="T34">ş</text:span><text:span text:style-name="T20">tur. Evrim teorisini ele</text:span><text:span text:style-name="T34">ş</text:span><text:span text:style-name="T20">tiren dünyaca ünlü isimlerden biri olan Dr. Henry Morris, bu konuya </text:span><text:span text:style-name="T34">ş</text:span><text:span text:style-name="T20">öyle de</text:span><text:span text:style-name="T34">ğ</text:span><text:span text:style-name="T20">inir:</text:span></text:p>
      <text:p text:style-name="P17"><text:span text:style-name="T20">Evrimcili</text:span><text:span text:style-name="T34">ğ</text:span><text:span text:style-name="T20">in en acı meyveleri arasında; Karl Marx'ın (onu izleyen Engels, Lenin, Stalin, Mao..) ve Adolf Hitler'in (Nietzsche ve Haeckel'in fikirlerine dayanıyordu) öncülü</text:span><text:span text:style-name="T34">ğ</text:span><text:span text:style-name="T20">ünü yaptı</text:span><text:span text:style-name="T34">ğ</text:span><text:span text:style-name="T20">ı, kelimelerle anlatılamayacak kadar zalim sistemler vardır. Hem Marx hem de Hitler'in kendi atalarıyla, arkada</text:span><text:span text:style-name="T34">ş</text:span><text:span text:style-name="T20">larıyla ve varisleriyle birlikte kuramcı evrimci olmaları çok anlamlıdır. Kendi topluluklarını evrimci önermeler üzerine kurmaya çalı</text:span><text:span text:style-name="T34">ş</text:span><text:span text:style-name="T20">mı</text:span><text:span text:style-name="T34">ş</text:span><text:span text:style-name="T20">lardır. Evrimcilik -özellikle de Darwincilik </text:span><text:span text:style-name="T34">ş</text:span><text:span text:style-name="T20">eklinde- bu iki beladan çok fazla sorumludur.</text:span><text:span text:style-name="T37">114</text:span></text:p>
      <text:p text:style-name="P36"/>
      <text:h text:style-name="P46" text:outline-level="2">Komünizm ve Terör</text:h>
      <text:p text:style-name="P30"><text:span text:style-name="T20">Anar</text:span><text:span text:style-name="T34">ş</text:span><text:span text:style-name="T20">i ve terör Marksizm'in ve Leninizm'in de</text:span><text:span text:style-name="T34">ğ</text:span><text:span text:style-name="T20">i</text:span><text:span text:style-name="T34">ş</text:span><text:span text:style-name="T20">mez bir yöntemidir. Sovyet Rusya'nın kurulu</text:span><text:span text:style-name="T34">ş</text:span><text:span text:style-name="T20"> a</text:span><text:span text:style-name="T34">ş</text:span><text:span text:style-name="T20">amalarında Lenin'in milyonlarca insanı öldürttü</text:span><text:span text:style-name="T34">ğ</text:span><text:span text:style-name="T20">ü, yakın geçmi</text:span><text:span text:style-name="T34">ş</text:span><text:span text:style-name="T20">te Mao'nun Kızıl Çin'de muhaliflerini "100 Çiçek Açsın" kampanyası ile kıyıma tabi tuttu</text:span><text:span text:style-name="T34">ğ</text:span><text:span text:style-name="T20">u, Stalin'in yaptı</text:span><text:span text:style-name="T34">ğ</text:span><text:span text:style-name="T20">ı katliamlarla tarihe geçti</text:span><text:span text:style-name="T34">ğ</text:span><text:span text:style-name="T20">i, Kamboçya'nın Marksist lideri Pol Pot'un 9 milyonluk ülkenin üç milyonunu katlederek Hitler'in ününü bile geride bıraktı</text:span><text:span text:style-name="T34">ğ</text:span><text:span text:style-name="T20">ı tarihin bilinen gerçekleridir. Amerikalı siyaset bilimci Samuel Francis, bu konuda </text:span><text:span text:style-name="T34">ş</text:span><text:span text:style-name="T20">u yorumu yapar:</text:span></text:p>
      <text:p text:style-name="P17"><text:span text:style-name="T20">Marx ve Engels, devrimin her zaman kuvvet zoruyla olaca</text:span><text:span text:style-name="T34">ğ</text:span><text:span text:style-name="T20">ını savunurlar. Devrimcilerin, hakim güce kar</text:span><text:span text:style-name="T34">ş</text:span><text:span text:style-name="T20">ı </text:span><text:span text:style-name="T34">ş</text:span><text:span text:style-name="T20">iddet kullanmak zorunda oldukları konusunda ısrarlıdırlar ve her zaman terörizme verdikleri deste</text:span><text:span text:style-name="T34">ğ</text:span><text:span text:style-name="T20">i açıkça belirtmi</text:span><text:span text:style-name="T34">ş</text:span><text:span text:style-name="T20">lerdir.</text:span><text:span text:style-name="T37">115</text:span></text:p>
      <text:p text:style-name="P32">Terörün sistemli olarak kullanılması yönünde Lenin'in son derece açık ifadeleri vardır:</text:p>
      <text:p text:style-name="P17"><text:span text:style-name="T20">Propagandacılar her grubu basit bomba formülleriyle donatmalılar. Onlara i</text:span><text:span text:style-name="T34">ş</text:span><text:span text:style-name="T20">in mahiyeti hakkında açıklamalar yapmalı ve gerisini onlara bırakmalılar. Gruplar, derhal askeri e</text:span><text:span text:style-name="T34">ğ</text:span><text:span text:style-name="T20">itimlerine, operasyonlara katılarak ba</text:span><text:span text:style-name="T34">ş</text:span><text:span text:style-name="T20">lamalılar. Bazıları bir casusun öldürülme i</text:span><text:span text:style-name="T34">ş</text:span><text:span text:style-name="T20">ini veya bir polis karakolu basma görevini üstlenmeli. Bir kısmı ise banka soymalı.</text:span><text:span text:style-name="T37">116</text:span></text:p>
      <text:p text:style-name="P17"><text:span text:style-name="T20">Biz politik öldürülmelere kesinlikle kar</text:span><text:span text:style-name="T34">ş</text:span><text:span text:style-name="T20">ı de</text:span><text:span text:style-name="T34">ğ</text:span><text:span text:style-name="T20">iliz... Sadece geni</text:span><text:span text:style-name="T34">ş</text:span><text:span text:style-name="T20"> halk kitleleriyle do</text:span><text:span text:style-name="T34">ğ</text:span><text:span text:style-name="T20">rudan ba</text:span><text:span text:style-name="T34">ğ</text:span><text:span text:style-name="T20">lantılı olan bireysel terörist hareketler de</text:span><text:span text:style-name="T34">ğ</text:span><text:span text:style-name="T20">er ta</text:span><text:span text:style-name="T34">ş</text:span><text:span text:style-name="T20">ırlar.</text:span><text:span text:style-name="T37">117 </text:span></text:p>
      <text:p text:style-name="P17"><text:span text:style-name="T20">Bazı kimseler bizi zalimli</text:span><text:span text:style-name="T34">ğ</text:span><text:span text:style-name="T20">imiz sebebiyle ayıpladıkları zaman, bu ki</text:span><text:span text:style-name="T34">ş</text:span><text:span text:style-name="T20">ilerin en basit Marksist prensipleri dahi nasıl unutabildiklerine hayret etmekteyiz.</text:span><text:span text:style-name="T37">118</text:span></text:p>
      <text:p text:style-name="P30"><text:span text:style-name="T20">Rusya'daki Ekim devriminin Lenin'le birlikte en önemli lideri olan Trotsky ise tüm bu anlatılanları peki</text:span><text:span text:style-name="T34">ş</text:span><text:span text:style-name="T20">tiren bir ifadesinde </text:span><text:span text:style-name="T34">ş</text:span><text:span text:style-name="T20">öyle demi</text:span><text:span text:style-name="T34">ş</text:span><text:span text:style-name="T20">tir:</text:span></text:p>
      <text:p text:style-name="P17"><text:span text:style-name="T20">Fakat ihtilal, ihtilalci sınıftan emrindeki bütün yöntemlerle gayesine varmasını talep eder, -e</text:span><text:span text:style-name="T34">ğ</text:span><text:span text:style-name="T20">er gerekirse silahlı bir ayaklanma ile- e</text:span><text:span text:style-name="T34">ğ</text:span><text:span text:style-name="T20">er mecbur olursa terörizmle.</text:span><text:span text:style-name="T37">119 </text:span></text:p>
      <text:p text:style-name="P17"><text:soft-page-break/><text:span text:style-name="T20">Karl Marx ise ba</text:span><text:span text:style-name="T34">ş</text:span><text:span text:style-name="T20">ka bir ifadesinde </text:span><text:span text:style-name="T34">ş</text:span><text:span text:style-name="T20">unları söylemi</text:span><text:span text:style-name="T34">ş</text:span><text:span text:style-name="T20">tir: "Ayaklanma sava</text:span><text:span text:style-name="T34">ş</text:span><text:span text:style-name="T20"> kadar bir sava</text:span><text:span text:style-name="T34">ş</text:span><text:span text:style-name="T20">tır." Marx silahlı ayaklanmayla ilgili bütün devrimlerin derslerini 'devrimci' siyasetin bugüne dek bilinen en büyük ustası olan Danton'un </text:span><text:span text:style-name="T34">ş</text:span><text:span text:style-name="T20">u sözleriyle özetlemi</text:span><text:span text:style-name="T34">ş</text:span><text:span text:style-name="T20">tir: "Saldır, saldır, gene saldır."</text:span><text:span text:style-name="T37">120 </text:span></text:p>
      <text:p text:style-name="P32"/>
      <text:h text:style-name="P46" text:outline-level="2">Anarşizm</text:h>
      <text:p text:style-name="P30"><text:span text:style-name="T20">Terör, Marksistler kadar, a</text:span><text:span text:style-name="T34">ş</text:span><text:span text:style-name="T20">ırı solun bir ba</text:span><text:span text:style-name="T34">ş</text:span><text:span text:style-name="T20">ka versiyonunu temsil eden anar</text:span><text:span text:style-name="T34">ş</text:span><text:span text:style-name="T20">istler tarafından da savunulur. Anar</text:span><text:span text:style-name="T34">ş</text:span><text:span text:style-name="T20">izm her türlü otorite, iktidar ve öncelikle devlete kar</text:span><text:span text:style-name="T34">ş</text:span><text:span text:style-name="T20">ı çıkan bir siyasi felsefedir. Birey için hiçbir zorunluluk, yükümlülük, kural kabul etmez. Dini, ahlaki, hukuki tüm yasaları reddeder. Marksizm'le aynı felsefi temele dayanan, sadece bazı yöntemlerde ayrılan bu ideoloji, tüm di</text:span><text:span text:style-name="T34">ğ</text:span><text:span text:style-name="T20">er Darwinist temelli fikirler gibi teröre sempatiyle bakmaktadır. Anar</text:span><text:span text:style-name="T34">ş</text:span><text:span text:style-name="T20">ist teorisyenlerin yazılarında terörün gereklili</text:span><text:span text:style-name="T34">ğ</text:span><text:span text:style-name="T20">ini savunan sayısız ifade vardır. Örne</text:span><text:span text:style-name="T34">ğ</text:span><text:span text:style-name="T20">in anar</text:span><text:span text:style-name="T34">ş</text:span><text:span text:style-name="T20">izmin kurucusu olarak kabul edilen Bakunin, 1869'da yayınlanan </text:span><text:span text:style-name="T28">İ</text:span><text:span text:style-name="T26">htilal Prensipleri </text:span><text:span text:style-name="T20">adlı yapıtında </text:span><text:span text:style-name="T34">ş</text:span><text:span text:style-name="T20">öyle demi</text:span><text:span text:style-name="T34">ş</text:span><text:span text:style-name="T20">tir:</text:span></text:p>
      <text:p text:style-name="P17"><text:span text:style-name="T20">Biz tahripten ba</text:span><text:span text:style-name="T34">ş</text:span><text:span text:style-name="T20">ka eylem tanımıyoruz. Bununla beraber bu eylemin kendini gösterece</text:span><text:span text:style-name="T34">ğ</text:span><text:span text:style-name="T20">i </text:span><text:span text:style-name="T34">ş</text:span><text:span text:style-name="T20">ekillerin zehir, bıçak, ip v.s. gibi son derece çe</text:span><text:span text:style-name="T34">ş</text:span><text:span text:style-name="T20">itli olaca</text:span><text:span text:style-name="T34">ğ</text:span><text:span text:style-name="T20">ını kabul ediyoruz… A</text:span><text:span text:style-name="T34">ğ</text:span><text:span text:style-name="T20">lama ve figan takip edecek, 'toplum' korku ve vicdan azabı içinde olacaktır. Mamafih ihtilalciler mahvolmu</text:span><text:span text:style-name="T34">ş</text:span><text:span text:style-name="T20">ların a</text:span><text:span text:style-name="T34">ğ</text:span><text:span text:style-name="T20">lamalarına kar</text:span><text:span text:style-name="T34">ş</text:span><text:span text:style-name="T20">ı kayıtsızlık gösterecekler ve hiçbir tavize girmeyeceklerdir. </text:span><text:span text:style-name="T34">İ</text:span><text:span text:style-name="T20">htilalcilerin metodu terörist sayılabilir, fakat bu onları vazgeçirmemelidir. Onların nihai gayesi ihtilali gerçekle</text:span><text:span text:style-name="T34">ş</text:span><text:span text:style-name="T20">tirmektir. Kötüyü yok etme sebebi kutsaldır; Rus topra</text:span><text:span text:style-name="T34">ğ</text:span><text:span text:style-name="T20">ı kılıç ve ate</text:span><text:span text:style-name="T34">ş</text:span><text:span text:style-name="T20">le temizlenecektir.</text:span></text:p>
      <text:p text:style-name="P32"/>
      <text:h text:style-name="P46" text:outline-level="2">Bölücü Terörün Fikri Zemini</text:h>
      <text:p text:style-name="P30"><text:span text:style-name="T20">Bu noktaya kadar, komünizmin -ve onun bir versiyonu sayılabilecek olan anar</text:span><text:span text:style-name="T34">ş</text:span><text:span text:style-name="T20">izmin- Darwin'in evrim teorisi ile olan ili</text:span><text:span text:style-name="T34">ş</text:span><text:span text:style-name="T20">kisini ele aldık. Ayrıca bu ideolojilerin terörü ve </text:span><text:span text:style-name="T34">ş</text:span><text:span text:style-name="T20">iddeti nasıl benimsedi</text:span><text:span text:style-name="T34">ğ</text:span><text:span text:style-name="T20">ini, bunları adeta me</text:span><text:span text:style-name="T34">ş</text:span><text:span text:style-name="T20">ru bir yöntem olarak kabul etti</text:span><text:span text:style-name="T34">ğ</text:span><text:span text:style-name="T20">ini belirttik. </text:span><text:span text:style-name="T34">İ</text:span><text:span text:style-name="T20">lginç olan bu iki özelli</text:span><text:span text:style-name="T34">ğ</text:span><text:span text:style-name="T20">in, yani Darwinist dü</text:span><text:span text:style-name="T34">ş</text:span><text:span text:style-name="T20">üncenin ve terör yanlısı tavrın, birbiriyle ili</text:span><text:span text:style-name="T34">ş</text:span><text:span text:style-name="T20">kili olmasıdır.</text:span></text:p>
      <text:p text:style-name="P30"><text:span text:style-name="T20">Gerçekten de Darwinizm, terörü me</text:span><text:span text:style-name="T34">ş</text:span><text:span text:style-name="T20">ru bir yöntem olarak gören ve savunan sapkın ideolojilere fikri bir zemin sa</text:span><text:span text:style-name="T34">ğ</text:span><text:span text:style-name="T20">lar. Çünkü Darwinizm, </text:span><text:span text:style-name="T34">ş</text:span><text:span text:style-name="T20">iddetin, çatı</text:span><text:span text:style-name="T34">ş</text:span><text:span text:style-name="T20">manın, kanlı mücadelelerin do</text:span><text:span text:style-name="T34">ğ</text:span><text:span text:style-name="T20">a kanunlarına uygun bir "geli</text:span><text:span text:style-name="T34">ş</text:span><text:span text:style-name="T20">me" yöntemi oldu</text:span><text:span text:style-name="T34">ğ</text:span><text:span text:style-name="T20">u yalanını savunmaktadır. Darwin, do</text:span><text:span text:style-name="T34">ğ</text:span><text:span text:style-name="T20">ada kanlı bir ya</text:span><text:span text:style-name="T34">ş</text:span><text:span text:style-name="T20">am mücadelesi oldu</text:span><text:span text:style-name="T34">ğ</text:span><text:span text:style-name="T20">unu savunmu</text:span><text:span text:style-name="T34">ş</text:span><text:span text:style-name="T20">, aynısının toplum içinde uygulanmasının da insanın evriminde ilerleme sa</text:span><text:span text:style-name="T34">ğ</text:span><text:span text:style-name="T20">layaca</text:span><text:span text:style-name="T34">ğ</text:span><text:span text:style-name="T20">ını öne sürmü</text:span><text:span text:style-name="T34">ş</text:span><text:span text:style-name="T20">tür. Yani bir toplumda kan dökülmesi, farklı gruplar arasında çatı</text:span><text:span text:style-name="T34">ş</text:span><text:span text:style-name="T20">malar ya</text:span><text:span text:style-name="T34">ş</text:span><text:span text:style-name="T20">anması, "devrimciler"le "tutucular"ın sava</text:span><text:span text:style-name="T34">ş</text:span><text:span text:style-name="T20">maları, Darwinizm'e göre iyi ve do</text:span><text:span text:style-name="T34">ğ</text:span><text:span text:style-name="T20">ru bir </text:span><text:span text:style-name="T34">ş</text:span><text:span text:style-name="T20">eydir. </text:span></text:p>
      <text:p text:style-name="P30"><text:span text:style-name="T20">Komünistler ve anar</text:span><text:span text:style-name="T34">ş</text:span><text:span text:style-name="T20">istler ise, teröre olan ba</text:span><text:span text:style-name="T34">ğ</text:span><text:span text:style-name="T20">lılıklarını Darwinizm'in bu felsefesi ile desteklemektedirler. </text:span></text:p>
      <text:p text:style-name="P30"><text:span text:style-name="T20">Bu konu ile ilgili çok yakınımızdan bir örnek verebiliriz: Bugün dünyanın her yerinde oldu</text:span><text:span text:style-name="T34">ğ</text:span><text:span text:style-name="T20">u gibi ülkemizde de komünist örgütlerin gerek propagandalarının ve gerekse örgüt içi e</text:span><text:span text:style-name="T34">ğ</text:span><text:span text:style-name="T20">itimlerinin önemli bir parçasını Darwinist e</text:span><text:span text:style-name="T34">ğ</text:span><text:span text:style-name="T20">itim programları te</text:span><text:span text:style-name="T34">ş</text:span><text:span text:style-name="T20">kil etmektedir. Nitekim, ülkemizin do</text:span><text:span text:style-name="T34">ğ</text:span><text:span text:style-name="T20">usunda faaliyet gösteren bölücü örgüt, kamplarda, militanlarına aylarca Darwinizm e</text:span><text:span text:style-name="T34">ğ</text:span><text:span text:style-name="T20">itimi vermektedir.</text:span></text:p>
      <text:p text:style-name="P30"><text:span text:style-name="T20">Bu e</text:span><text:span text:style-name="T34">ğ</text:span><text:span text:style-name="T20">itimde, elli</text:span><text:span text:style-name="T34">ş</text:span><text:span text:style-name="T20">er ki</text:span><text:span text:style-name="T34">ş</text:span><text:span text:style-name="T20">ilik militan gruplarına büyük panolar üzerinde, evrendeki her olayın "tez-antitez-sentez" </text:span><text:span text:style-name="T34">ş</text:span><text:span text:style-name="T20">eklinde ve "diyalektik" olarak adlandırılan sözde formüle göre geli</text:span><text:span text:style-name="T34">ş</text:span><text:span text:style-name="T20">ti</text:span><text:span text:style-name="T34">ğ</text:span><text:span text:style-name="T20">i, bunların </text:span><text:soft-page-break/><text:span text:style-name="T20">do</text:span><text:span text:style-name="T34">ğ</text:span><text:span text:style-name="T20">anın diyalekti</text:span><text:span text:style-name="T34">ğ</text:span><text:span text:style-name="T20">i, canlıların diyalekti</text:span><text:span text:style-name="T34">ğ</text:span><text:span text:style-name="T20">i, tarihin diyalekti</text:span><text:span text:style-name="T34">ğ</text:span><text:span text:style-name="T20">i olarak üçe ayrıldı</text:span><text:span text:style-name="T34">ğ</text:span><text:span text:style-name="T20">ı anlatılmaktadır. Do</text:span><text:span text:style-name="T34">ğ</text:span><text:span text:style-name="T20">anın diyalekti</text:span><text:span text:style-name="T34">ğ</text:span><text:span text:style-name="T20">i olarak do</text:span><text:span text:style-name="T34">ğ</text:span><text:span text:style-name="T20">adaki her</text:span><text:span text:style-name="T34">ş</text:span><text:span text:style-name="T20">eyin evrimle</text:span><text:span text:style-name="T34">ş</text:span><text:span text:style-name="T20">ti</text:span><text:span text:style-name="T34">ğ</text:span><text:span text:style-name="T20">i, canlıların diyalekti</text:span><text:span text:style-name="T34">ğ</text:span><text:span text:style-name="T20">i olarak bütün canlıların birbirlerinden türedi</text:span><text:span text:style-name="T34">ğ</text:span><text:span text:style-name="T20">i, insanın maymundan geldi</text:span><text:span text:style-name="T34">ğ</text:span><text:span text:style-name="T20">i ve tarihin diyalekti</text:span><text:span text:style-name="T34">ğ</text:span><text:span text:style-name="T20">i olarak da toplumların komünist toplum düzenine do</text:span><text:span text:style-name="T34">ğ</text:span><text:span text:style-name="T20">ru geli</text:span><text:span text:style-name="T34">ş</text:span><text:span text:style-name="T20">ti</text:span><text:span text:style-name="T34">ğ</text:span><text:span text:style-name="T20">i ve bu süreç sonunda Komünist Kürt Devrimi'nin gerçekle</text:span><text:span text:style-name="T34">ş</text:span><text:span text:style-name="T20">tirece</text:span><text:span text:style-name="T34">ğ</text:span><text:span text:style-name="T20">i safsataları militanlara a</text:span><text:span text:style-name="T34">ş</text:span><text:span text:style-name="T20">ılanmaktadır. Bundan sonraki safhada militanlara gerilla e</text:span><text:span text:style-name="T34">ğ</text:span><text:span text:style-name="T20">itimi verilmektedir. </text:span></text:p>
      <text:p text:style-name="P30"><text:span text:style-name="T20">Söz konusu gençler aldıkları Darwinist-materyalist e</text:span><text:span text:style-name="T34">ğ</text:span><text:span text:style-name="T20">itim sonucunda, toplum için son derece tehlikeli bireyler haline gelmektedirler. Bu e</text:span><text:span text:style-name="T34">ğ</text:span><text:span text:style-name="T20">itim neticesinde, Allah'ı, dinini, devletini, milli ve manevi de</text:span><text:span text:style-name="T34">ğ</text:span><text:span text:style-name="T20">erlerini reddeden, insanları, kolaylıkla öldürülebilecek, vah</text:span><text:span text:style-name="T34">ş</text:span><text:span text:style-name="T20">ice katledilebilecek birer hayvan gibi gören insanlar ortaya çıkmaktadır. </text:span></text:p>
      <text:p text:style-name="P30"><text:span text:style-name="T20">Unutulmamalıdır ki, manevi de</text:span><text:span text:style-name="T34">ğ</text:span><text:span text:style-name="T20">erleri reddeden, Allah'a ve ölümden sonra bir hesap günü oldu</text:span><text:span text:style-name="T34">ğ</text:span><text:span text:style-name="T20">una inanmayan ki</text:span><text:span text:style-name="T34">ş</text:span><text:span text:style-name="T20">iler, her türlü ahlaksızlı</text:span><text:span text:style-name="T34">ğ</text:span><text:span text:style-name="T20">ı ve zalimli</text:span><text:span text:style-name="T34">ğ</text:span><text:span text:style-name="T20">i kolaylıkla yapabilirler. </text:span><text:span text:style-name="T34">İş</text:span><text:span text:style-name="T20">te bu yüzden yukarıda kendi ifadelerini verdi</text:span><text:span text:style-name="T34">ğ</text:span><text:span text:style-name="T20">imiz Marksist önderler ve onların izlerini takip eden ki</text:span><text:span text:style-name="T34">ş</text:span><text:span text:style-name="T20">iler, bebekleri, çocukları, gençleri, kadınları, ya</text:span><text:span text:style-name="T34">ş</text:span><text:span text:style-name="T20">lıları, masum insanları rahatlıkla öldürebilmektedirler. Çünkü bu insanlar, felsefelerinin temelini dayandırdıkları Darwinist görü</text:span><text:span text:style-name="T34">ş</text:span><text:span text:style-name="T20">ler do</text:span><text:span text:style-name="T34">ğ</text:span><text:span text:style-name="T20">rultusunda, kar</text:span><text:span text:style-name="T34">ş</text:span><text:span text:style-name="T20">ılarındaki insanların aslında birer hayvan olduklarını, onları herhangi bir böce</text:span><text:span text:style-name="T34">ğ</text:span><text:span text:style-name="T20">i nasıl öldürüyorlarsa aynı kolaylıkla öldürebileceklerini dü</text:span><text:span text:style-name="T34">ş</text:span><text:span text:style-name="T20">ünmektedirler. </text:span></text:p>
      <text:p text:style-name="P30"><text:span text:style-name="T20">Sonuç olarak, dünyadaki katliamların, hunharca i</text:span><text:span text:style-name="T34">ş</text:span><text:span text:style-name="T20">lenen cinayetlerin, insanlara uygulanan zulmün, terörün, bölücülü</text:span><text:span text:style-name="T34">ğ</text:span><text:span text:style-name="T20">ün, din ve devlet dü</text:span><text:span text:style-name="T34">ş</text:span><text:span text:style-name="T20">manlı</text:span><text:span text:style-name="T34">ğ</text:span><text:span text:style-name="T20">ının arkasında Darwinizm ve materyalizm e</text:span><text:span text:style-name="T34">ğ</text:span><text:span text:style-name="T20">itimi almı</text:span><text:span text:style-name="T34">ş</text:span><text:span text:style-name="T20"> anar</text:span><text:span text:style-name="T34">ş</text:span><text:span text:style-name="T20">istler bulunmaktadır. </text:span><text:span text:style-name="T34">İş</text:span><text:span text:style-name="T20">te bu yüzden Darwinizm'in gerçek yüzünün ortaya çıkarılması, genç beyinler bu safsatalarla yıkanmadan gerekli önlemlerin alınması, Türk Milleti'nin bekası açısından büyük önem ta</text:span><text:span text:style-name="T34">ş</text:span><text:span text:style-name="T20">ıyan zaruri bir tedbirdir. </text:span></text:p>
      <text:p text:style-name="P32"/>
      <text:p text:style-name="P8">“DARWIN<text:span text:style-name="T47">İ</text:span>ZM TERÖRÜ ZEM<text:span text:style-name="T47">İ</text:span>NDE GEL<text:span text:style-name="T47">İŞ</text:span>T<text:span text:style-name="T47">İ</text:span>REN B<text:span text:style-name="T47">İ</text:span>R S<text:span text:style-name="T47">İ</text:span>STEMD<text:span text:style-name="T47">İ</text:span>R, TERÖR GEL<text:span text:style-name="T47">İŞ</text:span>ME ZEM<text:span text:style-name="T47">İ</text:span>N<text:span text:style-name="T47">İ</text:span>N<text:span text:style-name="T47">İ</text:span> DARWIN<text:span text:style-name="T47">İ</text:span>ZM’<text:span text:style-name="T47">İ</text:span>N ORTAMINDA BULUR. YAN<text:span text:style-name="T47">İ</text:span> B<text:span text:style-name="T47">İ</text:span>R BATAKLIKTA NASIL B<text:span text:style-name="T47">İ</text:span>R S<text:span text:style-name="T47">İ</text:span>VR<text:span text:style-name="T47">İ</text:span>S<text:span text:style-name="T47">İ</text:span>NEK ÜRERSE, DARWIN<text:span text:style-name="T47">İ</text:span>ZM’<text:span text:style-name="T47">İ</text:span>N BATAKLI<text:span text:style-name="T47">Ğ</text:span>INDA DA TERÖR ÜRÜYOR.”</text:p>
      <text:p text:style-name="P18"><text:span text:style-name="T43">(Sayın Adnan Oktar'ın Amerikan Halk Radyosu Röportajı, </text:span><text:span text:style-name="T44">İ</text:span><text:span text:style-name="T43">stanbul, 11 Ekim 2008)</text:span></text:p>
      <text:p text:style-name="P35"/>
      <text:p text:style-name="P30"/>
      <text:h text:style-name="P13" text:outline-level="3">DÜNYADAKİ ZULMÜN KAYNAĞI DARWIN’İN EVRİM TEORİSİDİR</text:h>
      <text:p text:style-name="P32"/>
      <text:p text:style-name="P32"/>
      <text:p text:style-name="P30"><text:span text:style-name="T22">ADNAN OKTAR:</text:span><text:span text:style-name="T20"> Darwinizmin, materyalizmin yıkılı</text:span><text:span text:style-name="T34">ş</text:span><text:span text:style-name="T20">ı dünyada artık terörün ve anar</text:span><text:span text:style-name="T34">ş</text:span><text:span text:style-name="T20">inin, kavgaların, sava</text:span><text:span text:style-name="T34">ş</text:span><text:span text:style-name="T20">ların biti</text:span><text:span text:style-name="T34">ş</text:span><text:span text:style-name="T20">i de anlamına geliyor. Çünkü bütün dünyada çıkan, </text:span><text:span text:style-name="T34">ş</text:span><text:span text:style-name="T20">u ana kadar olu</text:span><text:span text:style-name="T34">ş</text:span><text:span text:style-name="T20">an terör, anar</text:span><text:span text:style-name="T34">ş</text:span><text:span text:style-name="T20">i ve sava</text:span><text:span text:style-name="T34">ş</text:span><text:span text:style-name="T20">ların arkasında, anla</text:span><text:span text:style-name="T34">ş</text:span><text:span text:style-name="T20">mazlıkların arkasında Darwinizm vardır. Bunu, benim Yaratılı</text:span><text:span text:style-name="T34">ş</text:span><text:span text:style-name="T20"> Atlası isimli kitabımı okuyanlar görürler. Artık dünya karde</text:span><text:span text:style-name="T34">ş</text:span><text:span text:style-name="T20">li</text:span><text:span text:style-name="T34">ğ</text:span><text:span text:style-name="T20">inin, dünyanın birlik ve beraber olmasının önünde hiçbir engel kalmadı. Artık Hz. </text:span><text:span text:style-name="T34">İ</text:span><text:span text:style-name="T20">sa (as)’ın ini</text:span><text:span text:style-name="T34">ş</text:span><text:span text:style-name="T20">ini bekliyoruz. Bu Altınça</text:span><text:span text:style-name="T34">ğ</text:span><text:span text:style-name="T20">ı, güzel ça</text:span><text:span text:style-name="T34">ğ</text:span><text:span text:style-name="T20">ı bekliyoruz. Hz. Mehdi (as)’ın zuhurunu bekliyoruz. Avrupa, Amerika, Rusya bütün dünya karde</text:span><text:span text:style-name="T34">ş</text:span><text:span text:style-name="T20"> olacak. Çok muhte</text:span><text:span text:style-name="T34">ş</text:span><text:span text:style-name="T20">em, güzel bir medeniyet olu</text:span><text:span text:style-name="T34">ş</text:span><text:span text:style-name="T20">acak. Bu Altınça</text:span><text:span text:style-name="T34">ğ</text:span><text:span text:style-name="T20">’da dünyada mutluluk içinde ya</text:span><text:span text:style-name="T34">ş</text:span><text:span text:style-name="T20">ayaca</text:span><text:span text:style-name="T34">ğ</text:span><text:span text:style-name="T20">ız. </text:span><text:span text:style-name="T34">İ</text:span><text:span text:style-name="T20">n</text:span><text:span text:style-name="T34">ş</text:span><text:span text:style-name="T20">aAllah, Allah’ın dilemesiyle.</text:span></text:p>
      <text:p text:style-name="P30"><text:span text:style-name="T20">Türkiye’de inançlı insanların sayısı çok yükseldi. </text:span><text:span text:style-name="T34">Ş</text:span><text:span text:style-name="T20">u an Darwinizm'e inanmayanların sayısı %95. %95 insanlar Allah’a inanıyorlar Türkiye’de. Bu çok mükemmel bir </text:span><text:span text:style-name="T34">ş</text:span><text:span text:style-name="T20">ey, Avrupa’da da bu oran yakla</text:span><text:span text:style-name="T34">ş</text:span><text:span text:style-name="T20">ık bu derecelere geldi. Bu orana geldi Allah’a inananların sayısı, yani %75-85 arasında de</text:span><text:span text:style-name="T34">ğ</text:span><text:span text:style-name="T20">i</text:span><text:span text:style-name="T34">ş</text:span><text:span text:style-name="T20">iyor. Amerika’da da bu oran çok yüksek, <text:s/>bu büyük bir ba</text:span><text:span text:style-name="T34">ş</text:span><text:span text:style-name="T20">arı, Allah’ın meydana getirdi</text:span><text:span text:style-name="T34">ğ</text:span><text:span text:style-name="T20">i bir ba</text:span><text:span text:style-name="T34">ş</text:span><text:span text:style-name="T20">arı. Dünyanın artık materyalist, karanlık ça</text:span><text:span text:style-name="T34">ğ</text:span><text:span text:style-name="T20">dan çıkaca</text:span><text:span text:style-name="T34">ğ</text:span><text:span text:style-name="T20">ını, aydınlık ça</text:span><text:span text:style-name="T34">ğ</text:span><text:span text:style-name="T20">a girece</text:span><text:span text:style-name="T34">ğ</text:span><text:span text:style-name="T20">ini açık açık görüyoruz. Bu çok mutluluk verici bir </text:span><text:span text:style-name="T34">ş</text:span><text:span text:style-name="T20">ey, artık karanlık ça</text:span><text:span text:style-name="T34">ğ</text:span><text:span text:style-name="T20"> bitti. </text:span><text:span text:style-name="T26">(Sayın Adnan Oktar’ın The Student Operated Press ile gerçekle</text:span><text:span text:style-name="T28">ş</text:span><text:span text:style-name="T26">tirdi</text:span><text:span text:style-name="T28">ğ</text:span><text:span text:style-name="T26">i Telefon Konferansı, 23 Mart 2009)</text:span></text:p>
      <text:p text:style-name="P34"/>
      <text:p text:style-name="P30"><text:span text:style-name="T22">ADNAN OKTAR: </text:span><text:span text:style-name="T20">Darwinistler Lenin’in, Stalin’in fikirlerini, Hitler’in hatta Mussolini’nin fikirlerini halen uygulamaya devam ediyorlar. Stalin de, Lenin de, Mussolini de, Hitler de Darwinistlerdi ve dü</text:span><text:span text:style-name="T34">ş</text:span><text:span text:style-name="T20">üncelerini, felsefelerini Darwinizm’den aldıklarını açıkça beyan ediyorlardı. Ve sürekli çeli</text:span><text:span text:style-name="T34">ş</text:span><text:span text:style-name="T20">ki oldu</text:span><text:span text:style-name="T34">ğ</text:span><text:span text:style-name="T20">unu kainatta, ancak çatı</text:span><text:span text:style-name="T34">ş</text:span><text:span text:style-name="T20">malarla insanların geli</text:span><text:span text:style-name="T34">ş</text:span><text:span text:style-name="T20">ebilece</text:span><text:span text:style-name="T34">ğ</text:span><text:span text:style-name="T20">ini, sava</text:span><text:span text:style-name="T34">ş</text:span><text:span text:style-name="T20">ların dünyada </text:span><text:span text:style-name="T34">ş</text:span><text:span text:style-name="T20">art oldu</text:span><text:span text:style-name="T34">ğ</text:span><text:span text:style-name="T20">unu, anar</text:span><text:span text:style-name="T34">ş</text:span><text:span text:style-name="T20">i ve terörün </text:span><text:span text:style-name="T34">ş</text:span><text:span text:style-name="T20">art oldu</text:span><text:span text:style-name="T34">ğ</text:span><text:span text:style-name="T20">unu savunuyorlardı kitaplarında ve eserlerinde. Bunu bazı bilgisiz Müslümanlara da aynı </text:span><text:span text:style-name="T34">ş</text:span><text:span text:style-name="T20">ekilde enjekte ettiler. Onlara da çatı</text:span><text:span text:style-name="T34">ş</text:span><text:span text:style-name="T20">manın, anar</text:span><text:span text:style-name="T34">ş</text:span><text:span text:style-name="T20">inin ve terörün </text:span><text:span text:style-name="T34">ş</text:span><text:span text:style-name="T20">art oldu</text:span><text:span text:style-name="T34">ğ</text:span><text:span text:style-name="T20">unu ö</text:span><text:span text:style-name="T34">ğ</text:span><text:span text:style-name="T20">rettiler. Onları Amerika’da, </text:span><text:span text:style-name="T34">İ</text:span><text:span text:style-name="T20">ngiltere’de, Avrupa ülkelerinde e</text:span><text:span text:style-name="T34">ğ</text:span><text:span text:style-name="T20">ittiler ve terörist, anar</text:span><text:span text:style-name="T34">ş</text:span><text:span text:style-name="T20">ist ruh verdiler. Halbuki </text:span><text:span text:style-name="T34">İ</text:span><text:span text:style-name="T20">slam sevgi, karde</text:span><text:span text:style-name="T34">ş</text:span><text:span text:style-name="T20">lik, barı</text:span><text:span text:style-name="T34">ş</text:span><text:span text:style-name="T20">, akıl ve bilimle yayılır.</text:span><text:span text:style-name="T26"> (Sayın Adnan Oktar'ın ABN Radio Röportajı, 15 Kasım 2009)</text:span></text:p>
      <text:p text:style-name="P34"><text:soft-page-break/></text:p>
      <text:h text:style-name="P12" text:outline-level="1">Sonuç</text:h>
      <text:p text:style-name="P32"/>
      <text:p text:style-name="P32"/>
      <text:p text:style-name="P30"><text:span text:style-name="T20">Darwinizm'in bu kitap boyunca inceledi</text:span><text:span text:style-name="T34">ğ</text:span><text:span text:style-name="T20">imiz karanlık yüzünün, vatanına ve milli kimli</text:span><text:span text:style-name="T34">ğ</text:span><text:span text:style-name="T20">ine ba</text:span><text:span text:style-name="T34">ğ</text:span><text:span text:style-name="T20">lı olan her Türk'ün tepkisini çekece</text:span><text:span text:style-name="T34">ğ</text:span><text:span text:style-name="T20">ine ku</text:span><text:span text:style-name="T34">ş</text:span><text:span text:style-name="T20">ku yoktur. Nitekim milletimize sözde "a</text:span><text:span text:style-name="T34">ş</text:span><text:span text:style-name="T20">a</text:span><text:span text:style-name="T34">ğ</text:span><text:span text:style-name="T20">ı ırk" diyen bu emperyalizm sözcüsü sözde "bilim adamı"na ve onun fikriyatına kar</text:span><text:span text:style-name="T34">ş</text:span><text:span text:style-name="T20">ı fikren tavır almak, elbette her Türk'ün milli bir görevidir.</text:span></text:p>
      <text:p text:style-name="P30"><text:span text:style-name="T20">Ancak ne yazık ki, bugün Türkiye'deki bilim adamlarının, aydınların, yazarların bir kısmı bu bilinçten yoksundurlar. Kendilerini "yarı maymun" ilan etmi</text:span><text:span text:style-name="T34">ş</text:span><text:span text:style-name="T20"> olan Darwin'in teorisine dört elle sarılmakta, bilim tarafından reddedilmi</text:span><text:span text:style-name="T34">ş</text:span><text:span text:style-name="T20"> olmasına ra</text:span><text:span text:style-name="T34">ğ</text:span><text:span text:style-name="T20">men bu safsatayı körü körüne savunmaktadırlar.</text:span></text:p>
      <text:p text:style-name="P30"><text:span text:style-name="T20">Konunun daha da vahim olan yönü ise, Darwinizm'in Türkiye'deki devlet okullarında okutulan bazı ders kitaplarında bilimsel bir gerçek gibi gösterilmesidir. Büyük bilimsel hatalarla dolu olan bu kitapları okuyan çocuklarımız, Darwinizm'i bilim tarafından ispatlanmı</text:span><text:span text:style-name="T34">ş</text:span><text:span text:style-name="T20"> bir teori gibi ö</text:span><text:span text:style-name="T34">ğ</text:span><text:span text:style-name="T20">renmektedirler. (Ayrıntılı bilgi için bkz. Harun Yahya, </text:span><text:span text:style-name="T26">Evrimcilerin Yanılgıları 3: Orta Ö</text:span><text:span text:style-name="T28">ğ</text:span><text:span text:style-name="T26">retim Ders Kitaplarındaki Bilimsel Hatalar</text:span><text:span text:style-name="T20">) Darwinizm'e bu </text:span><text:span text:style-name="T34">ş</text:span><text:span text:style-name="T20">ekilde inandırılan bir nesil, Darwinizm'in kendi milletini "a</text:span><text:span text:style-name="T34">ş</text:span><text:span text:style-name="T20">a</text:span><text:span text:style-name="T34">ğ</text:span><text:span text:style-name="T20">ı ırk" saydı</text:span><text:span text:style-name="T34">ğ</text:span><text:span text:style-name="T20">ını gördü</text:span><text:span text:style-name="T34">ğ</text:span><text:span text:style-name="T20">ünde, milli gururunu acaba nasıl muhafaza edecektir? Ya da bu nesil, komünist örgütlerin telkinlerinden, beyin yıkama giri</text:span><text:span text:style-name="T34">ş</text:span><text:span text:style-name="T20">imlerinden nasıl korunacaktır?</text:span></text:p>
      <text:p text:style-name="P30"><text:span text:style-name="T20">Resmi kurumlarımızın bu konu üzerine ciddi bir biçimde e</text:span><text:span text:style-name="T34">ğ</text:span><text:span text:style-name="T20">ilmesi ve milli kültür politikasını bu gerçekleri göz önünde bulundurarak belirlemesi gerekmektedir. Türk Milleti'ne kar</text:span><text:span text:style-name="T34">ş</text:span><text:span text:style-name="T20">ı yürütülen dü</text:span><text:span text:style-name="T34">ş</text:span><text:span text:style-name="T20">manlıklara dayanak sa</text:span><text:span text:style-name="T34">ğ</text:span><text:span text:style-name="T20">layan bir iddia, hem de bilimsel hiçbir de</text:span><text:span text:style-name="T34">ğ</text:span><text:span text:style-name="T20">eri olmadı</text:span><text:span text:style-name="T34">ğ</text:span><text:span text:style-name="T20">ı apaçık ortaya çıkmı</text:span><text:span text:style-name="T34">ş</text:span><text:span text:style-name="T20"> iken, asla Türk e</text:span><text:span text:style-name="T34">ğ</text:span><text:span text:style-name="T20">itim sistemi tarafından desteklenmemeli, bu konuda </text:span><text:span text:style-name="T34">ş</text:span><text:span text:style-name="T20">imdiye kadar devam etmi</text:span><text:span text:style-name="T34">ş</text:span><text:span text:style-name="T20"> olan yanlı</text:span><text:span text:style-name="T34">ş</text:span><text:span text:style-name="T20"> uygulamalar da aciliyetle düzeltilmelidir.</text:span></text:p>
      <text:p text:style-name="P30"><text:span text:style-name="T20">Darwinizm'e inanmı</text:span><text:span text:style-name="T34">ş</text:span><text:span text:style-name="T20"> olanlar ise bilmelidirler ki, inandıkları teori bir safsatadan öte bir </text:span><text:span text:style-name="T34">ş</text:span><text:span text:style-name="T20">ey de</text:span><text:span text:style-name="T34">ğ</text:span><text:span text:style-name="T20">ildir. Bunun göstergelerinden biri de, Darwin'in "yakında yeryüzünden silinecek geri ırk" olarak tanımladı</text:span><text:span text:style-name="T34">ğ</text:span><text:span text:style-name="T20">ı Yüce Türk Milleti'nin, her türlü dü</text:span><text:span text:style-name="T34">ş</text:span><text:span text:style-name="T20">manlarına ra</text:span><text:span text:style-name="T34">ğ</text:span><text:span text:style-name="T20">men dimdik ayakta durması ve Büyük Önder Atatürk'ün de vasiyet etti</text:span><text:span text:style-name="T34">ğ</text:span><text:span text:style-name="T20">i gibi "ilelebet payidar kalacak" olmasıdır.</text:span></text:p>
      <text:p text:style-name="P32"/>
      <text:h text:style-name="P46" text:outline-level="2">Büyük Önderimiz Atatürk’ün Komünizm Tehlikesine Dikkat Çektiği Sözlerine Örnekler</text:h>
      <text:p text:style-name="P17"><text:span text:style-name="T20">"Biz ne bol</text:span><text:span text:style-name="T34">ş</text:span><text:span text:style-name="T20">evi</text:span><text:span text:style-name="T34">ğ</text:span><text:span text:style-name="T20">iz ne de komünist; ne biri ne di</text:span><text:span text:style-name="T34">ğ</text:span><text:span text:style-name="T20">eri olamayız. Çünkü, biz milliyetperver ve dinimize hürmetkarız." (Atatürk’ün Söylev ve Demeçleri, C. III, 2. Baskı, s. 20)</text:span></text:p>
      <text:p text:style-name="P32"/>
      <text:p text:style-name="P17"><text:span text:style-name="T20">"Bol</text:span><text:span text:style-name="T34">ş</text:span><text:span text:style-name="T20">eviklere gelince, bizim memleketimizde bu doktrinin hiçbir </text:span><text:span text:style-name="T34">ş</text:span><text:span text:style-name="T20">ekilde bir yeri olamaz. Dinimiz, adetlerimiz ve aynı zamanda sosyal bünyemiz tamamıyla böyle bir fikrin yerle</text:span><text:span text:style-name="T34">ş</text:span><text:span text:style-name="T20">mesine müsait de</text:span><text:span text:style-name="T34">ğ</text:span><text:span text:style-name="T20">ildir... Son olarak, dini </text:span><text:soft-page-break/><text:span text:style-name="T20">prensiplerimiz bol</text:span><text:span text:style-name="T34">ş</text:span><text:span text:style-name="T20">evizmi benimsemekten bizi uzak tutmaktadır." (Atatürk’ün Tamim, Telgraf ve Beyannameleri, IV., 1917-1938, Ankara, 1964, s. 78)</text:span></text:p>
      <text:p text:style-name="P32"/>
      <text:p text:style-name="P17"><text:span text:style-name="T20">"Komünizm içtimai bir meseledir. Memleketimizin hali, memleketimizin içtimai </text:span><text:span text:style-name="T34">ş</text:span><text:span text:style-name="T20">eraiti, dini ve milli ananelerinin kuvveti, Rusya’daki komünizmin bizce tatbikine müsait olmadı</text:span><text:span text:style-name="T34">ğ</text:span><text:span text:style-name="T20">ı kanaatini teyit eder bir mahiyettedir." (Atatürk’ün Söylev ve Demeçleri, C. III, 2. Baskı, s. 20)</text:span></text:p>
      <text:p text:style-name="P32"/>
      <text:p text:style-name="P32"/>
      <text:h text:style-name="P12" text:outline-level="1">Darwinizm’in Bilimsel Çöküşü</text:h>
      <text:p text:style-name="P32"/>
      <text:p text:style-name="P32"/>
      <text:p text:style-name="P30">D<text:span text:style-name="T20">arwinizm, yani evrim teorisi, Yaratılı</text:span><text:span text:style-name="T34">ş</text:span><text:span text:style-name="T20"> gerçe</text:span><text:span text:style-name="T34">ğ</text:span><text:span text:style-name="T20">ini reddetmek amacıyla ortaya atılmı</text:span><text:span text:style-name="T34">ş</text:span><text:span text:style-name="T20">, ancak ba</text:span><text:span text:style-name="T34">ş</text:span><text:span text:style-name="T20">arılı olamamı</text:span><text:span text:style-name="T34">ş</text:span><text:span text:style-name="T20"> bilim dı</text:span><text:span text:style-name="T34">ş</text:span><text:span text:style-name="T20">ı bir safsatadan ba</text:span><text:span text:style-name="T34">ş</text:span><text:span text:style-name="T20">ka bir </text:span><text:span text:style-name="T34">ş</text:span><text:span text:style-name="T20">ey de</text:span><text:span text:style-name="T34">ğ</text:span><text:span text:style-name="T20">ildir. Canlılı</text:span><text:span text:style-name="T34">ğ</text:span><text:span text:style-name="T20">ın, cansız maddelerden tesadüfen olu</text:span><text:span text:style-name="T34">ş</text:span><text:span text:style-name="T20">tu</text:span><text:span text:style-name="T34">ğ</text:span><text:span text:style-name="T20">unu iddia eden bu teori, evrende ve canlılarda çok mucizevi bir düzen bulundu</text:span><text:span text:style-name="T34">ğ</text:span><text:span text:style-name="T20">unun bilim tarafından ispat edilmesiyle ve evrimin hiçbir zaman ya</text:span><text:span text:style-name="T34">ş</text:span><text:span text:style-name="T20">anmadı</text:span><text:span text:style-name="T34">ğ</text:span><text:span text:style-name="T20">ını ortaya koyan 300 milyona yakın fosilin bulunmasıyla çürümü</text:span><text:span text:style-name="T34">ş</text:span><text:span text:style-name="T20">tür. Böylece Allah'ın tüm evreni ve canlıları yaratmı</text:span><text:span text:style-name="T34">ş</text:span><text:span text:style-name="T20"> oldu</text:span><text:span text:style-name="T34">ğ</text:span><text:span text:style-name="T20">u gerçe</text:span><text:span text:style-name="T34">ğ</text:span><text:span text:style-name="T20">i, bilim tarafından da kanıtlanmı</text:span><text:span text:style-name="T34">ş</text:span><text:span text:style-name="T20">tır. Bugün evrim teorisini ayakta tutmak için dünya çapında yürütülen propaganda, sadece bilimsel gerçeklerin çarpıtılmasına, taraflı yorumlanmasına, bilim görüntüsü altında söylenen yalanlara ve yapılan sahtekarlıklara dayalıdır.</text:span></text:p>
      <text:p text:style-name="P30"><text:span text:style-name="T20">Ancak bu propaganda gerçe</text:span><text:span text:style-name="T34">ğ</text:span><text:span text:style-name="T20">i gizleyememektedir. Evrim teorisinin bilim tarihindeki en büyük yanılgı oldu</text:span><text:span text:style-name="T34">ğ</text:span><text:span text:style-name="T20">u, son 20-30 yıldır bilim dünyasında giderek daha yüksek sesle dile getirilmektedir. Özellikle 1980'lerden sonra yapılan ara</text:span><text:span text:style-name="T34">ş</text:span><text:span text:style-name="T20">tırmalar, Darwinist iddiaların tamamen yanlı</text:span><text:span text:style-name="T34">ş</text:span><text:span text:style-name="T20"> oldu</text:span><text:span text:style-name="T34">ğ</text:span><text:span text:style-name="T20">unu ortaya koymu</text:span><text:span text:style-name="T34">ş</text:span><text:span text:style-name="T20"> ve bu gerçek pek çok bilim adamı tarafından dile getirilmi</text:span><text:span text:style-name="T34">ş</text:span><text:span text:style-name="T20">tir. Özellikle ABD'de, biyoloji, biyokimya, paleontoloji gibi farklı alanlardan gelen çok sayıda bilim adamı, Darwinizm'in geçersizli</text:span><text:span text:style-name="T34">ğ</text:span><text:span text:style-name="T20">ini görmekte, canlıların kökenini Yaratılı</text:span><text:span text:style-name="T34">ş</text:span><text:span text:style-name="T20"> gerçe</text:span><text:span text:style-name="T34">ğ</text:span><text:span text:style-name="T20">iyle açıklamaktadırlar.</text:span></text:p>
      <text:p text:style-name="P30"><text:span text:style-name="T20">Evrim teorisinin çökü</text:span><text:span text:style-name="T34">ş</text:span><text:span text:style-name="T20">ünü ve yaratılı</text:span><text:span text:style-name="T34">ş</text:span><text:span text:style-name="T20">ın delillerini di</text:span><text:span text:style-name="T34">ğ</text:span><text:span text:style-name="T20">er pek çok çalı</text:span><text:span text:style-name="T34">ş</text:span><text:span text:style-name="T20">mamızda bütün bilimsel detaylarıyla ele aldık ve almaya devam ediyoruz. Ancak konuyu, ta</text:span><text:span text:style-name="T34">ş</text:span><text:span text:style-name="T20">ıdı</text:span><text:span text:style-name="T34">ğ</text:span><text:span text:style-name="T20">ı büyük önem nedeniyle, burada da özetlemekte yarar vardır.</text:span></text:p>
      <text:p text:style-name="P32"/>
      <text:h text:style-name="P46" text:outline-level="2">Darwin'i Yıkan Zorluklar</text:h>
      <text:p text:style-name="P30"><text:span text:style-name="T20">Evrim teorisi, tarihi eski Yunan'a kadar uzanan pagan bir ö</text:span><text:span text:style-name="T34">ğ</text:span><text:span text:style-name="T20">reti olmakla birlikte, kapsamlı olarak 19. yüzyılda ortaya atıldı. Teoriyi bilim dünyasının gündemine sokan en önemli geli</text:span><text:span text:style-name="T34">ş</text:span><text:span text:style-name="T20">me, Charles Darwin'in 1859 yılında yayınlanan </text:span><text:span text:style-name="T26">Türlerin Kökeni</text:span><text:span text:style-name="T20"> adlı kitabıydı. Darwin bu kitapta dünya üzerindeki farklı canlı türlerini Allah'ın ayrı ayrı yarattı</text:span><text:span text:style-name="T34">ğ</text:span><text:span text:style-name="T20">ı gerçe</text:span><text:span text:style-name="T34">ğ</text:span><text:span text:style-name="T20">ine kendince kar</text:span><text:span text:style-name="T34">ş</text:span><text:span text:style-name="T20">ı çıkıyordu. Darwin'in yanılgılarına göre, tüm türler ortak bir atadan geliyorlardı ve zaman içinde küçük de</text:span><text:span text:style-name="T34">ğ</text:span><text:span text:style-name="T20">i</text:span><text:span text:style-name="T34">ş</text:span><text:span text:style-name="T20">imlerle farklıla</text:span><text:span text:style-name="T34">ş</text:span><text:span text:style-name="T20">mı</text:span><text:span text:style-name="T34">ş</text:span><text:span text:style-name="T20">lardı. </text:span></text:p>
      <text:p text:style-name="P30"><text:span text:style-name="T20">Darwin'in teorisi, hiçbir somut bilimsel bulguya dayanmıyordu; kendisinin de kabul etti</text:span><text:span text:style-name="T34">ğ</text:span><text:span text:style-name="T20">i gibi sadece bir "mantık yürütme" idi. Hatta Darwin'in kitabındaki "Teorinin Zorlukları" ba</text:span><text:span text:style-name="T34">ş</text:span><text:span text:style-name="T20">lıklı uzun bölümde itiraf etti</text:span><text:span text:style-name="T34">ğ</text:span><text:span text:style-name="T20">i gibi, teori pek çok önemli soru kar</text:span><text:span text:style-name="T34">ş</text:span><text:span text:style-name="T20">ısında açık veriyordu. </text:span></text:p>
      <text:p text:style-name="P30"><text:span text:style-name="T20">Darwin, teorisinin önündeki zorlukların geli</text:span><text:span text:style-name="T34">ş</text:span><text:span text:style-name="T20">en bilim tarafından a</text:span><text:span text:style-name="T34">ş</text:span><text:span text:style-name="T20">ılaca</text:span><text:span text:style-name="T34">ğ</text:span><text:span text:style-name="T20">ını, yeni bilimsel bulguların teorisini güçlendirece</text:span><text:span text:style-name="T34">ğ</text:span><text:span text:style-name="T20">ini umuyordu. Bunu kitabında sık sık belirtmi</text:span><text:span text:style-name="T34">ş</text:span><text:span text:style-name="T20">ti. Ancak geli</text:span><text:span text:style-name="T34">ş</text:span><text:span text:style-name="T20">en bilim, Darwin'in umutlarının tam aksine, teorinin temel iddialarını birer birer dayanaksız bırakmı</text:span><text:span text:style-name="T34">ş</text:span><text:span text:style-name="T20">tır. </text:span></text:p>
      <text:p text:style-name="P30"><text:span text:style-name="T20">Darwinizm'in bilim kar</text:span><text:span text:style-name="T34">ş</text:span><text:span text:style-name="T20">ısındaki yenilgisi, üç temel ba</text:span><text:span text:style-name="T34">ş</text:span><text:span text:style-name="T20">lıkta incelenebilir:</text:span></text:p>
      <text:p text:style-name="P30"><text:span text:style-name="T20">1) Teori, hayatın yeryüzünde ilk kez nasıl ortaya çıktı</text:span><text:span text:style-name="T34">ğ</text:span><text:span text:style-name="T20">ını asla açıklayamamaktadır.</text:span></text:p>
      <text:p text:style-name="P30"><text:soft-page-break/><text:span text:style-name="T20">2) Teorinin öne sürdü</text:span><text:span text:style-name="T34">ğ</text:span><text:span text:style-name="T20">ü "evrim mekanizmaları"nın, gerçekte evrimle</text:span><text:span text:style-name="T34">ş</text:span><text:span text:style-name="T20">tirici bir etkiye sahip oldu</text:span><text:span text:style-name="T34">ğ</text:span><text:span text:style-name="T20">unu gösteren hiçbir bilimsel bulgu yoktur.</text:span></text:p>
      <text:p text:style-name="P32">3) Fosil kayıtları, evrim teorisinin öngörülerinin tam aksine bir tablo ortaya koymaktadır. </text:p>
      <text:p text:style-name="P30"><text:span text:style-name="T20">Bu bölümde, bu üç temel ba</text:span><text:span text:style-name="T34">ş</text:span><text:span text:style-name="T20">lı</text:span><text:span text:style-name="T34">ğ</text:span><text:span text:style-name="T20">ı ana hatları ile inceleyece</text:span><text:span text:style-name="T34">ğ</text:span><text:span text:style-name="T20">iz.</text:span></text:p>
      <text:p text:style-name="P32"/>
      <text:h text:style-name="P45" text:outline-level="2"><text:span text:style-name="T20">A</text:span>ş<text:span text:style-name="T20">ılamayan </text:span>İ<text:span text:style-name="T20">lk Basamak: Hayatın Kökeni </text:span></text:h>
      <text:p text:style-name="P30"><text:span text:style-name="T20">Evrim teorisi, tüm canlı türlerinin, bundan yakla</text:span><text:span text:style-name="T34">ş</text:span><text:span text:style-name="T20">ık 3.8 milyar yıl önce ilkel dünyada ortaya çıkan tek bir canlı hücreden geldiklerini iddia etmektedir. Tek bir hücrenin nasıl olup da milyonlarca kompleks canlı türünü olu</text:span><text:span text:style-name="T34">ş</text:span><text:span text:style-name="T20">turdu</text:span><text:span text:style-name="T34">ğ</text:span><text:span text:style-name="T20">u ve e</text:span><text:span text:style-name="T34">ğ</text:span><text:span text:style-name="T20">er gerçekten bu tür bir evrim gerçekle</text:span><text:span text:style-name="T34">ş</text:span><text:span text:style-name="T20">mi</text:span><text:span text:style-name="T34">ş</text:span><text:span text:style-name="T20">se neden bunun izlerinin fosil kayıtlarında bulunamadı</text:span><text:span text:style-name="T34">ğ</text:span><text:span text:style-name="T20">ı, teorinin açıklayamadı</text:span><text:span text:style-name="T34">ğ</text:span><text:span text:style-name="T20">ı sorulardandır. Ancak tüm bunlardan önce, iddia edilen evrim sürecinin ilk basama</text:span><text:span text:style-name="T34">ğ</text:span><text:span text:style-name="T20">ı üzerinde durmak gerekir. Sözü edilen o "ilk hücre" nasıl ortaya çıkmı</text:span><text:span text:style-name="T34">ş</text:span><text:span text:style-name="T20">tır?</text:span></text:p>
      <text:p text:style-name="P30"><text:span text:style-name="T20">Evrim teorisi, Yaratılı</text:span><text:span text:style-name="T34">ş</text:span><text:span text:style-name="T20">'ı cahilce reddetti</text:span><text:span text:style-name="T34">ğ</text:span><text:span text:style-name="T20">i için, o "ilk hücre"nin, hiçbir plan ve düzenleme olmadan, do</text:span><text:span text:style-name="T34">ğ</text:span><text:span text:style-name="T20">a kanunları içinde kör tesadüflerin ürünü olarak meydana geldi</text:span><text:span text:style-name="T34">ğ</text:span><text:span text:style-name="T20">ini iddia eder. Yani teoriye göre, cansız madde tesadüfler sonucunda ortaya canlı bir hücre çıkarmı</text:span><text:span text:style-name="T34">ş</text:span><text:span text:style-name="T20"> olmalıdır. Ancak bu, bilinen en temel biyoloji kanunlarına aykırı bir iddiadır.</text:span></text:p>
      <text:p text:style-name="P32"/>
      <text:h text:style-name="P46" text:outline-level="2">"Hayat Hayattan Gelir"</text:h>
      <text:p text:style-name="P30"><text:span text:style-name="T20">Darwin, kitabında hayatın kökeni konusundan hiç söz etmemi</text:span><text:span text:style-name="T34">ş</text:span><text:span text:style-name="T20">ti. Çünkü onun dönemindeki ilkel bilim anlayı</text:span><text:span text:style-name="T34">ş</text:span><text:span text:style-name="T20">ı, canlıların çok basit bir yapıya sahip olduklarını varsayıyordu. Ortaça</text:span><text:span text:style-name="T34">ğ</text:span><text:span text:style-name="T20">'dan beri inanılan "spontane jenerasyon" adlı teoriye göre, cansız maddelerin tesadüfen biraraya gelip, canlı bir varlık olu</text:span><text:span text:style-name="T34">ş</text:span><text:span text:style-name="T20">turabileceklerine inanılıyordu. Bu dönemde böceklerin yemek artıklarından, farelerin de bu</text:span><text:span text:style-name="T34">ğ</text:span><text:span text:style-name="T20">daydan olu</text:span><text:span text:style-name="T34">ş</text:span><text:span text:style-name="T20">tu</text:span><text:span text:style-name="T34">ğ</text:span><text:span text:style-name="T20">u yaygın bir dü</text:span><text:span text:style-name="T34">ş</text:span><text:span text:style-name="T20">ünceydi. Bunu ispatlamak için de ilginç deneyler yapılmı</text:span><text:span text:style-name="T34">ş</text:span><text:span text:style-name="T20">tı. Kirli bir paçavranın üzerine biraz bu</text:span><text:span text:style-name="T34">ğ</text:span><text:span text:style-name="T20">day konmu</text:span><text:span text:style-name="T34">ş</text:span><text:span text:style-name="T20"> ve biraz beklendi</text:span><text:span text:style-name="T34">ğ</text:span><text:span text:style-name="T20">inde bu karı</text:span><text:span text:style-name="T34">ş</text:span><text:span text:style-name="T20">ımdan farelerin olu</text:span><text:span text:style-name="T34">ş</text:span><text:span text:style-name="T20">aca</text:span><text:span text:style-name="T34">ğ</text:span><text:span text:style-name="T20">ı sanılmı</text:span><text:span text:style-name="T34">ş</text:span><text:span text:style-name="T20">tı. Etlerin kurtlanması da hayatın cansız maddelerden türeyebildi</text:span><text:span text:style-name="T34">ğ</text:span><text:span text:style-name="T20">ine bir delil sayılıyordu. Oysa daha sonra anla</text:span><text:span text:style-name="T34">ş</text:span><text:span text:style-name="T20">ılacaktı ki, etlerin üzerindeki kurtlar kendiliklerinden olu</text:span><text:span text:style-name="T34">ş</text:span><text:span text:style-name="T20">muyorlar, sineklerin getirip bıraktıkları gözle görülmeyen larvalardan çıkıyorlardı.</text:span></text:p>
      <text:p text:style-name="P30"><text:span text:style-name="T20">Darwin'in </text:span><text:span text:style-name="T26">Türlerin Kökeni</text:span><text:span text:style-name="T20"> adlı kitabını yazdı</text:span><text:span text:style-name="T34">ğ</text:span><text:span text:style-name="T20">ı dönemde ise, bakterilerin cansız maddeden olu</text:span><text:span text:style-name="T34">ş</text:span><text:span text:style-name="T20">abildikleri inancı, bilim dünyasında yaygın bir kabul görüyordu. Oysa Darwin'in kitabının yayınlanmasından be</text:span><text:span text:style-name="T34">ş</text:span><text:span text:style-name="T20"> yıl sonra, ünlü Fransız biyolog Louis Pasteur, evrime temel olu</text:span><text:span text:style-name="T34">ş</text:span><text:span text:style-name="T20">turan bu inancı kesin <text:s text:c="2"/>olarak çürüttü. Pasteur yaptı</text:span><text:span text:style-name="T34">ğ</text:span><text:span text:style-name="T20">ı uzun çalı</text:span><text:span text:style-name="T34">ş</text:span><text:span text:style-name="T20">ma ve deneyler sonucunda vardı</text:span><text:span text:style-name="T34">ğ</text:span><text:span text:style-name="T20">ı sonucu </text:span><text:span text:style-name="T34">ş</text:span><text:span text:style-name="T20">öyle özetlemi</text:span><text:span text:style-name="T34">ş</text:span><text:span text:style-name="T20">ti: </text:span><text:span text:style-name="T26">"Cansız maddelerin hayat olu</text:span><text:span text:style-name="T28">ş</text:span><text:span text:style-name="T26">turabilece</text:span><text:span text:style-name="T28">ğ</text:span><text:span text:style-name="T26">i iddiası artık kesin olarak tarihe gömülmü</text:span><text:span text:style-name="T28">ş</text:span><text:span text:style-name="T26">tür."</text:span><text:span text:style-name="T39">121</text:span></text:p>
      <text:p text:style-name="P30"><text:span text:style-name="T20">Evrim teorisinin savunucuları, Pasteur'ün bulgularına kar</text:span><text:span text:style-name="T34">ş</text:span><text:span text:style-name="T20">ı uzun süre direndiler. Ancak geli</text:span><text:span text:style-name="T34">ş</text:span><text:span text:style-name="T20">en bilim, canlı hücresinin karma</text:span><text:span text:style-name="T34">ş</text:span><text:span text:style-name="T20">ık yapısını ortaya çıkardıkça, hayatın kendili</text:span><text:span text:style-name="T34">ğ</text:span><text:span text:style-name="T20">inden olu</text:span><text:span text:style-name="T34">ş</text:span><text:span text:style-name="T20">abilece</text:span><text:span text:style-name="T34">ğ</text:span><text:span text:style-name="T20">i iddiasının geçersizli</text:span><text:span text:style-name="T34">ğ</text:span><text:span text:style-name="T20">i daha da açık hale geldi.</text:span></text:p>
      <text:p text:style-name="P32"/>
      <text:h text:style-name="P45" text:outline-level="2"><text:soft-page-break/><text:span text:style-name="T35"><text:s/></text:span><text:span text:style-name="T20">20. Yüzyıldaki Sonuçsuz Çabalar</text:span></text:h>
      <text:p text:style-name="P30"><text:span text:style-name="T20">20. yüzyılda hayatın kökeni konusunu ele alan ilk evrimci, ünlü Rus biyolog Alexander Oparin oldu. Oparin, 1930'lu yıllarda ortaya attı</text:span><text:span text:style-name="T34">ğ</text:span><text:span text:style-name="T20">ı birtakım tezlerle, canlı hücresinin tesadüfen meydana gelebilece</text:span><text:span text:style-name="T34">ğ</text:span><text:span text:style-name="T20">ini ispat etmeye çalı</text:span><text:span text:style-name="T34">ş</text:span><text:span text:style-name="T20">tı. Ancak bu çalı</text:span><text:span text:style-name="T34">ş</text:span><text:span text:style-name="T20">malar ba</text:span><text:span text:style-name="T34">ş</text:span><text:span text:style-name="T20">arısızlıkla sonuçlanacak ve Oparin </text:span><text:span text:style-name="T34">ş</text:span><text:span text:style-name="T20">u itirafı yapmak zorunda kalacaktı: </text:span><text:span text:style-name="T26">"Maalesef hücrenin kökeni, evrim teorisinin tümünü içine alan en karanlık noktayı olu</text:span><text:span text:style-name="T28">ş</text:span><text:span text:style-name="T26">turmaktadır."</text:span><text:span text:style-name="T39">122</text:span></text:p>
      <text:p text:style-name="P30"><text:span text:style-name="T20">Oparin'in yolunu izleyen evrimciler, hayatın kökeni konusunu çözüme kavu</text:span><text:span text:style-name="T34">ş</text:span><text:span text:style-name="T20">turacak deneyler yapmaya çalı</text:span><text:span text:style-name="T34">ş</text:span><text:span text:style-name="T20">tılar. Bu deneylerin en ünlüsü, Amerikalı kimyacı Stanley Miller tarafından 1953 yılında düzenlendi. Miller, ilkel dünya atmosferinde oldu</text:span><text:span text:style-name="T34">ğ</text:span><text:span text:style-name="T20">unu iddia etti</text:span><text:span text:style-name="T34">ğ</text:span><text:span text:style-name="T20">i gazları bir deney düzene</text:span><text:span text:style-name="T34">ğ</text:span><text:span text:style-name="T20">inde birle</text:span><text:span text:style-name="T34">ş</text:span><text:span text:style-name="T20">tirerek ve bu karı</text:span><text:span text:style-name="T34">ş</text:span><text:span text:style-name="T20">ıma enerji ekleyerek, proteinlerin yapısında kullanılan birkaç organik molekül (aminoasit) sentezledi.</text:span></text:p>
      <text:p text:style-name="P30"><text:span text:style-name="T20">O yıllarda evrim adına önemli bir a</text:span><text:span text:style-name="T34">ş</text:span><text:span text:style-name="T20">ama gibi tanıtılan bu deneyin geçerli olmadı</text:span><text:span text:style-name="T34">ğ</text:span><text:span text:style-name="T20">ı ve deneyde kullanılan atmosferin gerçek dünya ko</text:span><text:span text:style-name="T34">ş</text:span><text:span text:style-name="T20">ullarından çok farklı oldu</text:span><text:span text:style-name="T34">ğ</text:span><text:span text:style-name="T20">u, ilerleyen yıllarda ortaya çıkacaktı.</text:span><text:span text:style-name="T39">123</text:span></text:p>
      <text:p text:style-name="P30"><text:span text:style-name="T20">Uzun süren bir sessizlikten sonra Miller'in kendisi de kullandı</text:span><text:span text:style-name="T34">ğ</text:span><text:span text:style-name="T20">ı atmosfer ortamının gerçekçi olmadı</text:span><text:span text:style-name="T34">ğ</text:span><text:span text:style-name="T20">ını itiraf etti.</text:span><text:span text:style-name="T39">124</text:span></text:p>
      <text:p text:style-name="P30"><text:span text:style-name="T20">Hayatın kökeni sorununu açıklamak için 20. yüzyıl boyunca yürütülen tüm evrimci çabalar hep ba</text:span><text:span text:style-name="T34">ş</text:span><text:span text:style-name="T20">arısızlıkla sonuçlandı. San Diego Scripps Enstitüsü'nden ünlü jeokimyacı Jeffrey Bada, evrimci </text:span><text:span text:style-name="T26">Earth </text:span><text:span text:style-name="T20">dergisinde 1998 yılında yayınlanan bir makalede bu gerçe</text:span><text:span text:style-name="T34">ğ</text:span><text:span text:style-name="T20">i </text:span><text:span text:style-name="T34">ş</text:span><text:span text:style-name="T20">öyle kabul eder:</text:span></text:p>
      <text:p text:style-name="P20"><text:span text:style-name="T20">Bugün, 20. yüzyılı geride bırakırken, hala, 20. yüzyıla girdi</text:span><text:span text:style-name="T34">ğ</text:span><text:span text:style-name="T20">imizde sahip oldu</text:span><text:span text:style-name="T34">ğ</text:span><text:span text:style-name="T20">umuz en büyük çözülmemi</text:span><text:span text:style-name="T34">ş</text:span><text:span text:style-name="T20"> problemle kar</text:span><text:span text:style-name="T34">ş</text:span><text:span text:style-name="T20">ı kar</text:span><text:span text:style-name="T34">ş</text:span><text:span text:style-name="T20">ıyayız: Hayat yeryüzünde nasıl ba</text:span><text:span text:style-name="T34">ş</text:span><text:span text:style-name="T20">ladı?</text:span><text:span text:style-name="T39">125</text:span></text:p>
      <text:p text:style-name="P37"/>
      <text:h text:style-name="P46" text:outline-level="2">Hayatın Kompleks Yapısı </text:h>
      <text:p text:style-name="P30"><text:span text:style-name="T20">Evrim teorisinin hayatın kökeni konusunda bu denli büyük bir açmaza girmesinin ba</text:span><text:span text:style-name="T34">ş</text:span><text:span text:style-name="T20">lıca nedeni, en basit sanılan canlı yapıların bile ola</text:span><text:span text:style-name="T34">ğ</text:span><text:span text:style-name="T20">anüstü derecede kompleks yapılara sahip olmasıdır. Canlı hücresi, insano</text:span><text:span text:style-name="T34">ğ</text:span><text:span text:style-name="T20">lunun yaptı</text:span><text:span text:style-name="T34">ğ</text:span><text:span text:style-name="T20">ı bütün teknolojik ürünlerden daha komplekstir. Öyle ki bugün dünyanın en geli</text:span><text:span text:style-name="T34">ş</text:span><text:span text:style-name="T20">mi</text:span><text:span text:style-name="T34">ş</text:span><text:span text:style-name="T20"> laboratuvarlarında bile cansız maddeler biraraya getirilerek canlı bir hücre üretilememektedir.</text:span></text:p>
      <text:p text:style-name="P30"><text:span text:style-name="T20">Bir hücrenin meydana gelmesi için gereken </text:span><text:span text:style-name="T34">ş</text:span><text:span text:style-name="T20">artlar, asla rastlantılarla açıklanamayacak kadar fazladır. Hücrenin en temel yapı ta</text:span><text:span text:style-name="T34">ş</text:span><text:span text:style-name="T20">ı olan proteinlerin rastlantısal olarak sentezlenme ihtimali; 500 aminoasitlik ortalama bir protein için, 10</text:span><text:span text:style-name="T39">950</text:span><text:span text:style-name="T20">'de 1'dir. Ancak matematikte 10</text:span><text:span text:style-name="T39">50</text:span><text:span text:style-name="T20">'de 1'den küçük olasılıklar pratik olarak "imkansız" sayılır. Hücrenin çekirde</text:span><text:span text:style-name="T34">ğ</text:span><text:span text:style-name="T20">inde yer alan ve genetik bilgiyi saklayan DNA molekülü ise, inanılmaz bir bilgi bankasıdır. </text:span><text:span text:style-name="T34">İ</text:span><text:span text:style-name="T20">nsan DNA'sının içerdi</text:span><text:span text:style-name="T34">ğ</text:span><text:span text:style-name="T20">i bilginin, e</text:span><text:span text:style-name="T34">ğ</text:span><text:span text:style-name="T20">er ka</text:span><text:span text:style-name="T34">ğ</text:span><text:span text:style-name="T20">ıda dökülmeye kalkılsa, 500'er sayfadan olu</text:span><text:span text:style-name="T34">ş</text:span><text:span text:style-name="T20">an 900 ciltlik bir kütüphane olu</text:span><text:span text:style-name="T34">ş</text:span><text:span text:style-name="T20">turaca</text:span><text:span text:style-name="T34">ğ</text:span><text:span text:style-name="T20">ı hesaplanmaktadır.</text:span></text:p>
      <text:p text:style-name="P30"><text:span text:style-name="T20">Bu noktada çok ilginç bir ikilem daha vardır: DNA, yalnız birtakım özelle</text:span><text:span text:style-name="T34">ş</text:span><text:span text:style-name="T20">mi</text:span><text:span text:style-name="T34">ş</text:span><text:span text:style-name="T20"> proteinlerin (enzimlerin) yardımı ile e</text:span><text:span text:style-name="T34">ş</text:span><text:span text:style-name="T20">lenebilir. Ama bu enzimlerin sentezi de ancak DNA'daki bilgiler do</text:span><text:span text:style-name="T34">ğ</text:span><text:span text:style-name="T20">rultusunda gerçekle</text:span><text:span text:style-name="T34">ş</text:span><text:span text:style-name="T20">ir. Birbirine ba</text:span><text:span text:style-name="T34">ğ</text:span><text:span text:style-name="T20">ımlı olduklarından, e</text:span><text:span text:style-name="T34">ş</text:span><text:span text:style-name="T20">lemenin meydana gelebilmesi için ikisinin de aynı anda var olmaları gerekir. Bu ise, hayatın kendili</text:span><text:span text:style-name="T34">ğ</text:span><text:span text:style-name="T20">inden olu</text:span><text:span text:style-name="T34">ş</text:span><text:span text:style-name="T20">tu</text:span><text:span text:style-name="T34">ğ</text:span><text:span text:style-name="T20">u senaryosunu çıkmaza sokmaktadır. San </text:span><text:soft-page-break/><text:span text:style-name="T20">Diego California Üniversitesi'nden ünlü evrimci Prof. Leslie Orgel, </text:span><text:span text:style-name="T26">Scientific American</text:span><text:span text:style-name="T20"> dergisinin Ekim 1994 tarihli sayısında bu gerçe</text:span><text:span text:style-name="T34">ğ</text:span><text:span text:style-name="T20">i </text:span><text:span text:style-name="T34">ş</text:span><text:span text:style-name="T20">öyle itiraf eder:</text:span></text:p>
      <text:p text:style-name="P20"><text:span text:style-name="T20">Son derece kompleks yapılara sahip olan proteinlerin ve nükleik asitlerin (RNA ve DNA) aynı yerde ve aynı zamanda rastlantısal olarak olu</text:span><text:span text:style-name="T34">ş</text:span><text:span text:style-name="T20">maları a</text:span><text:span text:style-name="T34">ş</text:span><text:span text:style-name="T20">ırı derecede ihtimal dı</text:span><text:span text:style-name="T34">ş</text:span><text:span text:style-name="T20">ıdır. Ama bunların birisi olmadan di</text:span><text:span text:style-name="T34">ğ</text:span><text:span text:style-name="T20">erini elde etmek de mümkün de</text:span><text:span text:style-name="T34">ğ</text:span><text:span text:style-name="T20">ildir. Dolayısıyla insan, ya</text:span><text:span text:style-name="T34">ş</text:span><text:span text:style-name="T20">amın kimyasal yollarla ortaya çıkmasının asla mümkün olmadı</text:span><text:span text:style-name="T34">ğ</text:span><text:span text:style-name="T20">ı sonucuna varmak zorunda kalmaktadır.</text:span><text:span text:style-name="T39">126</text:span></text:p>
      <text:p text:style-name="P30"><text:span text:style-name="T20">Ku</text:span><text:span text:style-name="T34">ş</text:span><text:span text:style-name="T20">kusuz e</text:span><text:span text:style-name="T34">ğ</text:span><text:span text:style-name="T20">er hayatın kör tesadüfler neticesinde kendi kendine ortaya çıkması imkansız ise, bu durumda hayatın yaratıldı</text:span><text:span text:style-name="T34">ğ</text:span><text:span text:style-name="T20">ını kabul etmek gerekir. Bu gerçek, en temel amacı Yaratılı</text:span><text:span text:style-name="T34">ş</text:span><text:span text:style-name="T20">'ı reddetmek olan evrim teorisini açıkça geçersiz kılmaktadır.</text:span></text:p>
      <text:p text:style-name="P32"/>
      <text:h text:style-name="P46" text:outline-level="2">Evrimin Hayali Mekanizmaları</text:h>
      <text:p text:style-name="P30"><text:span text:style-name="T20">Darwin'in teorisini geçersiz kılan ikinci büyük nokta, teorinin "evrim mekanizmaları" olarak öne sürdü</text:span><text:span text:style-name="T34">ğ</text:span><text:span text:style-name="T20">ü iki kavramın da gerçekte hiçbir evrimle</text:span><text:span text:style-name="T34">ş</text:span><text:span text:style-name="T20">tirici güce sahip olmadı</text:span><text:span text:style-name="T34">ğ</text:span><text:span text:style-name="T20">ının anla</text:span><text:span text:style-name="T34">ş</text:span><text:span text:style-name="T20">ılmı</text:span><text:span text:style-name="T34">ş</text:span><text:span text:style-name="T20"> olmasıdır. </text:span></text:p>
      <text:p text:style-name="P30"><text:span text:style-name="T20">Darwin, ortaya attı</text:span><text:span text:style-name="T34">ğ</text:span><text:span text:style-name="T20">ı evrim iddiasını tamamen "do</text:span><text:span text:style-name="T34">ğ</text:span><text:span text:style-name="T20">al seleksiyon" mekanizmasına ba</text:span><text:span text:style-name="T34">ğ</text:span><text:span text:style-name="T20">lamı</text:span><text:span text:style-name="T34">ş</text:span><text:span text:style-name="T20">tı. Bu mekanizmaya verdi</text:span><text:span text:style-name="T34">ğ</text:span><text:span text:style-name="T20">i önem, kitabının isminden de açıkça anla</text:span><text:span text:style-name="T34">ş</text:span><text:span text:style-name="T20">ılıyordu: </text:span><text:span text:style-name="T26">Türlerin Kökeni, Do</text:span><text:span text:style-name="T28">ğ</text:span><text:span text:style-name="T26">al Seleksiyon Yoluyla...</text:span></text:p>
      <text:p text:style-name="P30"><text:span text:style-name="T20">Do</text:span><text:span text:style-name="T34">ğ</text:span><text:span text:style-name="T20">al seleksiyon, do</text:span><text:span text:style-name="T34">ğ</text:span><text:span text:style-name="T20">al seçme demektir. Do</text:span><text:span text:style-name="T34">ğ</text:span><text:span text:style-name="T20">adaki ya</text:span><text:span text:style-name="T34">ş</text:span><text:span text:style-name="T20">am mücadelesi içinde, do</text:span><text:span text:style-name="T34">ğ</text:span><text:span text:style-name="T20">al </text:span><text:span text:style-name="T34">ş</text:span><text:span text:style-name="T20">artlara uygun ve güçlü canlıların hayatta kalaca</text:span><text:span text:style-name="T34">ğ</text:span><text:span text:style-name="T20">ı dü</text:span><text:span text:style-name="T34">ş</text:span><text:span text:style-name="T20">üncesine dayanır. Örne</text:span><text:span text:style-name="T34">ğ</text:span><text:span text:style-name="T20">in yırtıcı hayvanlar tarafından tehdit edilen bir geyik sürüsünde, daha hızlı ko</text:span><text:span text:style-name="T34">ş</text:span><text:span text:style-name="T20">abilen geyikler hayatta kalacaktır. Böylece geyik sürüsü, hızlı ve güçlü bireylerden olu</text:span><text:span text:style-name="T34">ş</text:span><text:span text:style-name="T20">acaktır. Ama elbette bu mekanizma, geyikleri evrimle</text:span><text:span text:style-name="T34">ş</text:span><text:span text:style-name="T20">tirmez, onları ba</text:span><text:span text:style-name="T34">ş</text:span><text:span text:style-name="T20">ka bir canlı türüne, örne</text:span><text:span text:style-name="T34">ğ</text:span><text:span text:style-name="T20">in atlara dönü</text:span><text:span text:style-name="T34">ş</text:span><text:span text:style-name="T20">türmez. Dolayısıyla do</text:span><text:span text:style-name="T34">ğ</text:span><text:span text:style-name="T20">al seleksiyon mekanizması hiçbir evrimle</text:span><text:span text:style-name="T34">ş</text:span><text:span text:style-name="T20">tirici güce sahip de</text:span><text:span text:style-name="T34">ğ</text:span><text:span text:style-name="T20">ildir. Darwin de bu gerçe</text:span><text:span text:style-name="T34">ğ</text:span><text:span text:style-name="T20">in farkındaydı ve </text:span><text:span text:style-name="T26">Türlerin Kökeni </text:span><text:span text:style-name="T20">adlı kitabında </text:span><text:span text:style-name="T26">"Faydalı de</text:span><text:span text:style-name="T28">ğ</text:span><text:span text:style-name="T26">i</text:span><text:span text:style-name="T28">ş</text:span><text:span text:style-name="T26">iklikler olu</text:span><text:span text:style-name="T28">ş</text:span><text:span text:style-name="T26">madı</text:span><text:span text:style-name="T28">ğ</text:span><text:span text:style-name="T26">ı sürece do</text:span><text:span text:style-name="T28">ğ</text:span><text:span text:style-name="T26">al seleksiyon hiçbir </text:span><text:span text:style-name="T28">ş</text:span><text:span text:style-name="T26">ey yapamaz"</text:span><text:span text:style-name="T20"> demek zorunda kalmı</text:span><text:span text:style-name="T34">ş</text:span><text:span text:style-name="T20">tı.</text:span><text:span text:style-name="T39">127</text:span></text:p>
      <text:p text:style-name="P37"/>
      <text:h text:style-name="P46" text:outline-level="2">Lamarck'ın Etkisi</text:h>
      <text:p text:style-name="P30"><text:span text:style-name="T20">Peki bu "faydalı de</text:span><text:span text:style-name="T34">ğ</text:span><text:span text:style-name="T20">i</text:span><text:span text:style-name="T34">ş</text:span><text:span text:style-name="T20">iklikler" nasıl olu</text:span><text:span text:style-name="T34">ş</text:span><text:span text:style-name="T20">abilirdi? Darwin, kendi döneminin ilkel bilim anlayı</text:span><text:span text:style-name="T34">ş</text:span><text:span text:style-name="T20">ı içinde, bu soruyu Lamarck'a dayanarak cevaplamaya çalı</text:span><text:span text:style-name="T34">ş</text:span><text:span text:style-name="T20">mı</text:span><text:span text:style-name="T34">ş</text:span><text:span text:style-name="T20">tı. Darwin'den önce ya</text:span><text:span text:style-name="T34">ş</text:span><text:span text:style-name="T20">amı</text:span><text:span text:style-name="T34">ş</text:span><text:span text:style-name="T20"> olan Fransız biyolog Lamarck'a göre, canlılar ya</text:span><text:span text:style-name="T34">ş</text:span><text:span text:style-name="T20">amları sırasında geçirdikleri fiziksel de</text:span><text:span text:style-name="T34">ğ</text:span><text:span text:style-name="T20">i</text:span><text:span text:style-name="T34">ş</text:span><text:span text:style-name="T20">iklikleri sonraki nesle aktarıyorlar, nesilden nesile biriken bu özellikler sonucunda yeni türler ortaya çıkıyordu. Örne</text:span><text:span text:style-name="T34">ğ</text:span><text:span text:style-name="T20">in Lamarck'a göre zürafalar ceylanlardan türemi</text:span><text:span text:style-name="T34">ş</text:span><text:span text:style-name="T20">lerdi, yüksek a</text:span><text:span text:style-name="T34">ğ</text:span><text:span text:style-name="T20">açların yapraklarını yemek için çabalarken nesilden nesile boyunları uzamı</text:span><text:span text:style-name="T34">ş</text:span><text:span text:style-name="T20">tı. </text:span></text:p>
      <text:p text:style-name="P30"><text:span text:style-name="T20">Darwin de benzeri örnekler vermi</text:span><text:span text:style-name="T34">ş</text:span><text:span text:style-name="T20">, örne</text:span><text:span text:style-name="T34">ğ</text:span><text:span text:style-name="T20">in </text:span><text:span text:style-name="T26">Türlerin Kökeni </text:span><text:span text:style-name="T20">adlı kitabında, yiyecek bulmak için suya giren bazı ayıların zamanla balinalara dönü</text:span><text:span text:style-name="T34">ş</text:span><text:span text:style-name="T20">tü</text:span><text:span text:style-name="T34">ğ</text:span><text:span text:style-name="T20">ünü iddia etmi</text:span><text:span text:style-name="T34">ş</text:span><text:span text:style-name="T20">ti.</text:span><text:span text:style-name="T39">128</text:span></text:p>
      <text:p text:style-name="P30"><text:span text:style-name="T20">Ama Mendel'in ke</text:span><text:span text:style-name="T34">ş</text:span><text:span text:style-name="T20">fetti</text:span><text:span text:style-name="T34">ğ</text:span><text:span text:style-name="T20">i ve 20. yüzyılda geli</text:span><text:span text:style-name="T34">ş</text:span><text:span text:style-name="T20">en genetik bilimiyle kesinle</text:span><text:span text:style-name="T34">ş</text:span><text:span text:style-name="T20">en kalıtım kanunları, kazanılmı</text:span><text:span text:style-name="T34">ş</text:span><text:span text:style-name="T20"> özelliklerin sonraki nesillere aktarılması efsanesini kesin olarak yıktı. Böylece do</text:span><text:span text:style-name="T34">ğ</text:span><text:span text:style-name="T20">al seleksiyon "tek ba</text:span><text:span text:style-name="T34">ş</text:span><text:span text:style-name="T20">ına" ve dolayısıyla tümüyle etkisiz bir mekanizma olarak kalmı</text:span><text:span text:style-name="T34">ş</text:span><text:span text:style-name="T20"> oluyordu.</text:span></text:p>
      <text:p text:style-name="P32"/>
      <text:h text:style-name="P46" text:outline-level="2"><text:soft-page-break/>Neo-Darwinizm ve Mutasyonlar</text:h>
      <text:p text:style-name="P30"><text:span text:style-name="T20">Darwinistler ise bu duruma bir çözüm bulabilmek için 1930'ların sonlarında, "Modern Sentetik Teori"yi ya da daha yaygın ismiyle neo-Darwinizm'i ortaya attılar. Neo-Darwinizm, do</text:span><text:span text:style-name="T34">ğ</text:span><text:span text:style-name="T20">al seleksiyonun yanına "faydalı de</text:span><text:span text:style-name="T34">ğ</text:span><text:span text:style-name="T20">i</text:span><text:span text:style-name="T34">ş</text:span><text:span text:style-name="T20">iklik sebebi" olarak mutasyonları, yani canlıların genlerinde radyasyon gibi dı</text:span><text:span text:style-name="T34">ş</text:span><text:span text:style-name="T20"> etkiler ya da kopyalama hataları sonucunda olu</text:span><text:span text:style-name="T34">ş</text:span><text:span text:style-name="T20">an bozulmaları ekledi. </text:span></text:p>
      <text:p text:style-name="P30"><text:span text:style-name="T20">Bugün de hala bilimsel olarak geçersiz oldu</text:span><text:span text:style-name="T34">ğ</text:span><text:span text:style-name="T20">unu bilmelerine ra</text:span><text:span text:style-name="T34">ğ</text:span><text:span text:style-name="T20">men, Darwinistlerin savundu</text:span><text:span text:style-name="T34">ğ</text:span><text:span text:style-name="T20">u model neo-Darwinizm'dir. Teori, yeryüzünde bulunan milyonlarca canlı türünün, bu canlıların, kulak, göz, akci</text:span><text:span text:style-name="T34">ğ</text:span><text:span text:style-name="T20">er, kanat gibi sayısız kompleks organlarının "mutasyonlara", yani genetik bozukluklara dayalı bir süreç sonucunda olu</text:span><text:span text:style-name="T34">ş</text:span><text:span text:style-name="T20">tu</text:span><text:span text:style-name="T34">ğ</text:span><text:span text:style-name="T20">unu iddia etmektedir. Ama teoriyi çaresiz bırakan açık bir bilimsel gerçek vardır: Mutasyonlar canlıları geli</text:span><text:span text:style-name="T34">ş</text:span><text:span text:style-name="T20">tirmezler, aksine her zaman için canlılara zarar verirler.</text:span></text:p>
      <text:p text:style-name="P30"><text:span text:style-name="T20">Bunun nedeni çok basittir: DNA çok kompleks bir düzene sahiptir. Bu molekül üzerinde olu</text:span><text:span text:style-name="T34">ş</text:span><text:span text:style-name="T20">an herhangi bir tesadüfi etki ancak zarar verir. Amerikalı genetikçi B. G. Ranganathan bunu </text:span><text:span text:style-name="T34">ş</text:span><text:span text:style-name="T20">öyle açıklar:</text:span></text:p>
      <text:p text:style-name="P20"><text:span text:style-name="T20">Mutasyonlar küçük, rasgele ve zararlıdırlar. Çok ender olarak meydana gelirler ve en iyi ihtimalle etkisizdirler. Bu üç özellik, mutasyonların evrimsel bir geli</text:span><text:span text:style-name="T34">ş</text:span><text:span text:style-name="T20">me meydana getiremeyece</text:span><text:span text:style-name="T34">ğ</text:span><text:span text:style-name="T20">ini gösterir. Zaten yüksek derecede özelle</text:span><text:span text:style-name="T34">ş</text:span><text:span text:style-name="T20">mi</text:span><text:span text:style-name="T34">ş</text:span><text:span text:style-name="T20"> bir organizmada meydana gelebilecek rastlantısal bir de</text:span><text:span text:style-name="T34">ğ</text:span><text:span text:style-name="T20">i</text:span><text:span text:style-name="T34">ş</text:span><text:span text:style-name="T20">im, ya etkisiz olacaktır ya da zararlı. Bir kol saatinde meydana gelecek rasgele bir de</text:span><text:span text:style-name="T34">ğ</text:span><text:span text:style-name="T20">i</text:span><text:span text:style-name="T34">ş</text:span><text:span text:style-name="T20">im kol saatini geli</text:span><text:span text:style-name="T34">ş</text:span><text:span text:style-name="T20">tirmeyecektir. Ona büyük ihtimalle zarar verecek veya en iyi ihtimalle etkisiz olacaktır. Bir deprem bir </text:span><text:span text:style-name="T34">ş</text:span><text:span text:style-name="T20">ehri geli</text:span><text:span text:style-name="T34">ş</text:span><text:span text:style-name="T20">tirmez, ona yıkım getirir.</text:span><text:span text:style-name="T39">129</text:span></text:p>
      <text:p text:style-name="P30"><text:span text:style-name="T20">Nitekim bugüne kadar hiçbir yararlı, yani genetik bilgiyi geli</text:span><text:span text:style-name="T34">ş</text:span><text:span text:style-name="T20">tiren mutasyon örne</text:span><text:span text:style-name="T34">ğ</text:span><text:span text:style-name="T20">i gözlemlenmedi. Tüm mutasyonların zararlı oldu</text:span><text:span text:style-name="T34">ğ</text:span><text:span text:style-name="T20">u görüldü. Anla</text:span><text:span text:style-name="T34">ş</text:span><text:span text:style-name="T20">ıldı ki, evrim teorisinin "evrim mekanizması" olarak gösterdi</text:span><text:span text:style-name="T34">ğ</text:span><text:span text:style-name="T20">i mutasyonlar, gerçekte canlıları sadece tahrip eden, sakat bırakan genetik olaylardır. (</text:span><text:span text:style-name="T34">İ</text:span><text:span text:style-name="T20">nsanlarda mutasyonun en sık görülen etkisi de kanserdir.) Elbette tahrip edici bir mekanizma "evrim mekanizması" olamaz. Do</text:span><text:span text:style-name="T34">ğ</text:span><text:span text:style-name="T20">al seleksiyon ise, Darwin'in de kabul etti</text:span><text:span text:style-name="T34">ğ</text:span><text:span text:style-name="T20">i gibi, "tek ba</text:span><text:span text:style-name="T34">ş</text:span><text:span text:style-name="T20">ına hiçbir </text:span><text:span text:style-name="T34">ş</text:span><text:span text:style-name="T20">ey yapamaz." Bu gerçek bizlere do</text:span><text:span text:style-name="T34">ğ</text:span><text:span text:style-name="T20">ada hiçbir "evrim mekanizması" olmadı</text:span><text:span text:style-name="T34">ğ</text:span><text:span text:style-name="T20">ını göstermektedir. Evrim mekanizması olmadı</text:span><text:span text:style-name="T34">ğ</text:span><text:span text:style-name="T20">ına göre de, evrim denen hayali süreç ya</text:span><text:span text:style-name="T34">ş</text:span><text:span text:style-name="T20">anmı</text:span><text:span text:style-name="T34">ş</text:span><text:span text:style-name="T20"> olamaz.</text:span></text:p>
      <text:p text:style-name="P32"/>
      <text:h text:style-name="P46" text:outline-level="2">Fosil Kayıtları: Ara Formlardan Eser Yok</text:h>
      <text:p text:style-name="P30"><text:span text:style-name="T20">Evrim teorisinin iddia etti</text:span><text:span text:style-name="T34">ğ</text:span><text:span text:style-name="T20">i senaryonun ya</text:span><text:span text:style-name="T34">ş</text:span><text:span text:style-name="T20">anmamı</text:span><text:span text:style-name="T34">ş</text:span><text:span text:style-name="T20"> oldu</text:span><text:span text:style-name="T34">ğ</text:span><text:span text:style-name="T20">unun en açık göstergesi ise fosil kayıtlarıdır.</text:span></text:p>
      <text:p text:style-name="P30"><text:span text:style-name="T20">Evrim teorisinin bilim dı</text:span><text:span text:style-name="T34">ş</text:span><text:span text:style-name="T20">ı iddiasına göre bütün canlılar birbirlerinden türemi</text:span><text:span text:style-name="T34">ş</text:span><text:span text:style-name="T20">lerdir. Önceden var olan bir canlı türü, zamanla bir di</text:span><text:span text:style-name="T34">ğ</text:span><text:span text:style-name="T20">erine dönü</text:span><text:span text:style-name="T34">ş</text:span><text:span text:style-name="T20">mü</text:span><text:span text:style-name="T34">ş</text:span><text:span text:style-name="T20"> ve bütün türler bu </text:span><text:span text:style-name="T34">ş</text:span><text:span text:style-name="T20">ekilde ortaya çıkmı</text:span><text:span text:style-name="T34">ş</text:span><text:span text:style-name="T20">lardır. Teoriye göre bu dönü</text:span><text:span text:style-name="T34">ş</text:span><text:span text:style-name="T20">üm yüz milyonlarca yıl süren uzun bir zaman dilimini kapsamı</text:span><text:span text:style-name="T34">ş</text:span><text:span text:style-name="T20"> ve kademe kademe ilerlemi</text:span><text:span text:style-name="T34">ş</text:span><text:span text:style-name="T20">tir. </text:span></text:p>
      <text:p text:style-name="P30"><text:span text:style-name="T20">Bu durumda, iddia edilen uzun dönü</text:span><text:span text:style-name="T34">ş</text:span><text:span text:style-name="T20">üm süreci içinde sayısız "ara türler"in olu</text:span><text:span text:style-name="T34">ş</text:span><text:span text:style-name="T20">mu</text:span><text:span text:style-name="T34">ş</text:span><text:span text:style-name="T20"> ve ya</text:span><text:span text:style-name="T34">ş</text:span><text:span text:style-name="T20">amı</text:span><text:span text:style-name="T34">ş</text:span><text:span text:style-name="T20"> olmaları gerekir. </text:span></text:p>
      <text:p text:style-name="P30"><text:span text:style-name="T20">Örne</text:span><text:span text:style-name="T34">ğ</text:span><text:span text:style-name="T20">in geçmi</text:span><text:span text:style-name="T34">ş</text:span><text:span text:style-name="T20">te, balık özelliklerini ta</text:span><text:span text:style-name="T34">ş</text:span><text:span text:style-name="T20">ımalarına ra</text:span><text:span text:style-name="T34">ğ</text:span><text:span text:style-name="T20">men, bir yandan da bazı sürüngen özellikleri kazanmı</text:span><text:span text:style-name="T34">ş</text:span><text:span text:style-name="T20"> olan yarı balık-yarı sürüngen canlılar ya</text:span><text:span text:style-name="T34">ş</text:span><text:span text:style-name="T20">amı</text:span><text:span text:style-name="T34">ş</text:span><text:span text:style-name="T20"> olmalıdır. Ya da sürüngen özelliklerini ta</text:span><text:span text:style-name="T34">ş</text:span><text:span text:style-name="T20">ırken, </text:span><text:soft-page-break/><text:span text:style-name="T20">bir yandan da bazı ku</text:span><text:span text:style-name="T34">ş</text:span><text:span text:style-name="T20"> özellikleri kazanmı</text:span><text:span text:style-name="T34">ş</text:span><text:span text:style-name="T20"> sürüngen-ku</text:span><text:span text:style-name="T34">ş</text:span><text:span text:style-name="T20">lar ortaya çıkmı</text:span><text:span text:style-name="T34">ş</text:span><text:span text:style-name="T20"> olmalıdır. Bunlar, bir geçi</text:span><text:span text:style-name="T34">ş</text:span><text:span text:style-name="T20"> sürecinde oldukları için de, sakat, eksik, kusurlu canlılar olmalıdır. Evrimciler geçmi</text:span><text:span text:style-name="T34">ş</text:span><text:span text:style-name="T20">te ya</text:span><text:span text:style-name="T34">ş</text:span><text:span text:style-name="T20">amı</text:span><text:span text:style-name="T34">ş</text:span><text:span text:style-name="T20"> olduklarına inandıkları bu hayali varlıklara "ara-geçi</text:span><text:span text:style-name="T34">ş</text:span><text:span text:style-name="T20"> formu" adını verirler. </text:span></text:p>
      <text:p text:style-name="P30"><text:span text:style-name="T20">E</text:span><text:span text:style-name="T34">ğ</text:span><text:span text:style-name="T20">er gerçekten bu tür canlılar geçmi</text:span><text:span text:style-name="T34">ş</text:span><text:span text:style-name="T20">te ya</text:span><text:span text:style-name="T34">ş</text:span><text:span text:style-name="T20">amı</text:span><text:span text:style-name="T34">ş</text:span><text:span text:style-name="T20">larsa bunların sayılarının ve çe</text:span><text:span text:style-name="T34">ş</text:span><text:span text:style-name="T20">itlerinin milyonlarca hatta milyarlarca olması gerekir. Ve bu garip canlıların kalıntılarına mutlaka fosil kayıtlarında rastlanması gerekir. Darwin,</text:span><text:span text:style-name="T26"> Türlerin Kökeni</text:span><text:span text:style-name="T20">'nde bunu </text:span><text:span text:style-name="T34">ş</text:span><text:span text:style-name="T20">öyle açıklamı</text:span><text:span text:style-name="T34">ş</text:span><text:span text:style-name="T20">tır:</text:span></text:p>
      <text:p text:style-name="P20"><text:span text:style-name="T20">E</text:span><text:span text:style-name="T34">ğ</text:span><text:span text:style-name="T20">er teorim do</text:span><text:span text:style-name="T34">ğ</text:span><text:span text:style-name="T20">ruysa, türleri birbirine ba</text:span><text:span text:style-name="T34">ğ</text:span><text:span text:style-name="T20">layan sayısız ara-geçi</text:span><text:span text:style-name="T34">ş</text:span><text:span text:style-name="T20"> çe</text:span><text:span text:style-name="T34">ş</text:span><text:span text:style-name="T20">itleri mutlaka ya</text:span><text:span text:style-name="T34">ş</text:span><text:span text:style-name="T20">amı</text:span><text:span text:style-name="T34">ş</text:span><text:span text:style-name="T20"> olmalıdır... Bunların ya</text:span><text:span text:style-name="T34">ş</text:span><text:span text:style-name="T20">amı</text:span><text:span text:style-name="T34">ş</text:span><text:span text:style-name="T20"> olduklarının kanıtları da sadece fosil kalıntıları arasında bulunabilir.</text:span><text:span text:style-name="T39">130</text:span></text:p>
      <text:p text:style-name="P30"><text:span text:style-name="T20">Ancak bu satırları yazan Darwin, bu ara formların fosillerinin bir türlü bulunamadı</text:span><text:span text:style-name="T34">ğ</text:span><text:span text:style-name="T20">ının da farkındaydı. Bunun teorisi için büyük bir açmaz olu</text:span><text:span text:style-name="T34">ş</text:span><text:span text:style-name="T20">turdu</text:span><text:span text:style-name="T34">ğ</text:span><text:span text:style-name="T20">unu görüyordu. Bu yüzden, </text:span><text:span text:style-name="T26">Türlerin Kökeni</text:span><text:span text:style-name="T20"> kitabının "Teorinin Zorlukları" (Difficulties on Theory) adlı bölümünde </text:span><text:span text:style-name="T34">ş</text:span><text:span text:style-name="T20">öyle yazmı</text:span><text:span text:style-name="T34">ş</text:span><text:span text:style-name="T20">tı:</text:span></text:p>
      <text:p text:style-name="P20"><text:span text:style-name="T20">E</text:span><text:span text:style-name="T34">ğ</text:span><text:span text:style-name="T20">er gerçekten türler öbür türlerden yava</text:span><text:span text:style-name="T34">ş</text:span><text:span text:style-name="T20"> geli</text:span><text:span text:style-name="T34">ş</text:span><text:span text:style-name="T20">melerle türemi</text:span><text:span text:style-name="T34">ş</text:span><text:span text:style-name="T20">se, </text:span><text:span text:style-name="T21">neden sayısız ara geçi</text:span><text:span text:style-name="T23">ş</text:span><text:span text:style-name="T21"> formuna rastlamıyoruz? Neden bütün do</text:span><text:span text:style-name="T23">ğ</text:span><text:span text:style-name="T21">a bir karma</text:span><text:span text:style-name="T23">ş</text:span><text:span text:style-name="T21">a halinde de</text:span><text:span text:style-name="T23">ğ</text:span><text:span text:style-name="T21">il de, tam olarak tanımlanmı</text:span><text:span text:style-name="T23">ş</text:span><text:span text:style-name="T21"> ve yerli yerinde? Sayısız ara geçi</text:span><text:span text:style-name="T23">ş</text:span><text:span text:style-name="T21"> formu olmalı, fakat niçin yeryüzünün sayılamayacak kadar çok katmanında gömülü olarak bulamıyoruz... Niçin her jeolojik yapı ve her tabaka böyle ba</text:span><text:span text:style-name="T23">ğ</text:span><text:span text:style-name="T21">lantılarla dolu de</text:span><text:span text:style-name="T23">ğ</text:span><text:span text:style-name="T21">il?</text:span><text:span text:style-name="T20"> Jeoloji iyi derecelendirilmi</text:span><text:span text:style-name="T34">ş</text:span><text:span text:style-name="T20"> bir süreç ortaya çıkarmamaktadır ve belki de bu benim teorime kar</text:span><text:span text:style-name="T34">ş</text:span><text:span text:style-name="T20">ı ileri sürülecek en büyük itiraz olacaktır.</text:span><text:span text:style-name="T39">131</text:span></text:p>
      <text:p text:style-name="P37"/>
      <text:h text:style-name="P46" text:outline-level="2">Darwin'in Yıkılan Umutları</text:h>
      <text:p text:style-name="P30"><text:span text:style-name="T20">Ancak 19. yüzyılın ortasından bu yana dünyanın dört bir yanında hummalı fosil ara</text:span><text:span text:style-name="T34">ş</text:span><text:span text:style-name="T20">tırmaları yapıldı</text:span><text:span text:style-name="T34">ğ</text:span><text:span text:style-name="T20">ı halde bu ara geçi</text:span><text:span text:style-name="T34">ş</text:span><text:span text:style-name="T20"> formlarına rastlanamamı</text:span><text:span text:style-name="T34">ş</text:span><text:span text:style-name="T20">tır. Yapılan kazılarda ve ara</text:span><text:span text:style-name="T34">ş</text:span><text:span text:style-name="T20">tırmalarda elde edilen bütün bulgular, evrimcilerin beklediklerinin aksine, canlıların yeryüzünde birdenbire, eksiksiz ve kusursuz bir biçimde ortaya çıktıklarını göstermi</text:span><text:span text:style-name="T34">ş</text:span><text:span text:style-name="T20">tir. Ünlü </text:span><text:span text:style-name="T34">İ</text:span><text:span text:style-name="T20">ngiliz paleontolog (fosil bilimci) Derek W. Ager, bir evrimci olmasına kar</text:span><text:span text:style-name="T34">ş</text:span><text:span text:style-name="T20">ın bu gerçe</text:span><text:span text:style-name="T34">ğ</text:span><text:span text:style-name="T20">i </text:span><text:span text:style-name="T34">ş</text:span><text:span text:style-name="T20">öyle itiraf eder:</text:span></text:p>
      <text:p text:style-name="P20"><text:span text:style-name="T20">Sorunumuz </text:span><text:span text:style-name="T34">ş</text:span><text:span text:style-name="T20">udur: Fosil kayıtlarını detaylı olarak inceledi</text:span><text:span text:style-name="T34">ğ</text:span><text:span text:style-name="T20">imizde, türler ya da sınıflar seviyesinde olsun, sürekli olarak aynı gerçekle kar</text:span><text:span text:style-name="T34">ş</text:span><text:span text:style-name="T20">ıla</text:span><text:span text:style-name="T34">ş</text:span><text:span text:style-name="T20">ırız; kademeli evrimle geli</text:span><text:span text:style-name="T34">ş</text:span><text:span text:style-name="T20">en de</text:span><text:span text:style-name="T34">ğ</text:span><text:span text:style-name="T20">il, aniden yeryüzünde olu</text:span><text:span text:style-name="T34">ş</text:span><text:span text:style-name="T20">an gruplar görürüz.</text:span><text:span text:style-name="T39">132</text:span></text:p>
      <text:p text:style-name="P30"><text:span text:style-name="T20">Yani fosil kayıtlarında, tüm canlı türleri, aralarında hiçbir geçi</text:span><text:span text:style-name="T34">ş</text:span><text:span text:style-name="T20"> formu olmadan eksiksiz biçimleriyle aniden ortaya çıkmaktadırlar. Bu, Darwin'in öngörülerinin tam aksidir. Dahası, bu canlı türlerinin yaratıldıklarını gösteren çok güçlü bir delildir. Çünkü bir canlı türünün, kendisinden evrimle</text:span><text:span text:style-name="T34">ş</text:span><text:span text:style-name="T20">ti</text:span><text:span text:style-name="T34">ğ</text:span><text:span text:style-name="T20">i hiçbir atası olmadan, bir anda ve kusursuz olarak ortaya çıkmasının tek açıklaması, o türün yaratılmı</text:span><text:span text:style-name="T34">ş</text:span><text:span text:style-name="T20"> olmasıdır. Bu gerçek, ünlü evrimci biyolog Douglas Futuyma tarafından da kabul edilir:</text:span></text:p>
      <text:p text:style-name="P20"><text:span text:style-name="T20">Yaratılı</text:span><text:span text:style-name="T34">ş</text:span><text:span text:style-name="T20"> ve evrim, ya</text:span><text:span text:style-name="T34">ş</text:span><text:span text:style-name="T20">ayan canlıların kökeni hakkında yapılabilecek yegane iki açıklamadır. Canlılar dünya üzerinde ya tamamen mükemmel ve eksiksiz bir biçimde ortaya çıkmı</text:span><text:span text:style-name="T34">ş</text:span><text:span text:style-name="T20">lardır ya da böyle olmamı</text:span><text:span text:style-name="T34">ş</text:span><text:span text:style-name="T20">tır. E</text:span><text:span text:style-name="T34">ğ</text:span><text:span text:style-name="T20">er böyle olmadıysa, bir de</text:span><text:span text:style-name="T34">ğ</text:span><text:span text:style-name="T20">i</text:span><text:span text:style-name="T34">ş</text:span><text:span text:style-name="T20">im süreci sayesinde kendilerinden önce var olan bazı canlı türlerinden evrimle</text:span><text:span text:style-name="T34">ş</text:span><text:span text:style-name="T20">erek meydana gelmi</text:span><text:span text:style-name="T34">ş</text:span><text:span text:style-name="T20"> olmalıdırlar. Ama e</text:span><text:span text:style-name="T34">ğ</text:span><text:span text:style-name="T20">er eksiksiz ve mükemmel bir biçimde ortaya çıkmı</text:span><text:span text:style-name="T34">ş</text:span><text:span text:style-name="T20">larsa, o halde sonsuz güç sahibi bir akıl tarafından yaratılmı</text:span><text:span text:style-name="T34">ş</text:span><text:span text:style-name="T20"> olmaları gerekir.</text:span><text:span text:style-name="T39">133</text:span></text:p>
      <text:p text:style-name="P30"><text:span text:style-name="T20">Fosiller ise, canlıların yeryüzünde eksiksiz ve mükemmel bir biçimde ortaya çıktıklarını göstermektedir. Yani "türlerin kökeni", Darwin'in sandı</text:span><text:span text:style-name="T34">ğ</text:span><text:span text:style-name="T20">ının aksine, evrim de</text:span><text:span text:style-name="T34">ğ</text:span><text:span text:style-name="T20">il yaratılı</text:span><text:span text:style-name="T34">ş</text:span><text:span text:style-name="T20">tır.</text:span></text:p>
      <text:p text:style-name="P32"><text:soft-page-break/></text:p>
      <text:h text:style-name="P45" text:outline-level="2">İ<text:span text:style-name="T20">nsanın Evrimi Masalı</text:span></text:h>
      <text:p text:style-name="P30"><text:span text:style-name="T20">Evrim teorisini savunanların en çok gündeme getirdikleri konu, insanın kökeni konusudur. Bu konudaki Darwinist iddia, insanın sözde maymunsu birtakım yaratıklardan geldi</text:span><text:span text:style-name="T34">ğ</text:span><text:span text:style-name="T20">ini varsayar. 4-5 milyon yıl önce ba</text:span><text:span text:style-name="T34">ş</text:span><text:span text:style-name="T20">ladı</text:span><text:span text:style-name="T34">ğ</text:span><text:span text:style-name="T20">ı varsayılan bu süreçte, insan ile hayali ataları arasında bazı "ara form"ların ya</text:span><text:span text:style-name="T34">ş</text:span><text:span text:style-name="T20">adı</text:span><text:span text:style-name="T34">ğ</text:span><text:span text:style-name="T20">ı iddia edilir. Gerçekte tümüyle hayali olan bu senaryoda dört temel "kategori" sayılır:</text:span></text:p>
      <text:p text:style-name="P32">1) Australopithecus</text:p>
      <text:p text:style-name="P32">2) Homo habilis</text:p>
      <text:p text:style-name="P32">3) Homo erectus</text:p>
      <text:p text:style-name="P32">4) Homo sapiens</text:p>
      <text:p text:style-name="P30"><text:span text:style-name="T20">Evrimciler, insanların sözde ilk maymunsu atalarına "güney maymunu" anlamına gelen "Australopithecus" ismini verirler. Bu canlılar gerçekte soyu tükenmi</text:span><text:span text:style-name="T34">ş</text:span><text:span text:style-name="T20"> bir maymun türünden ba</text:span><text:span text:style-name="T34">ş</text:span><text:span text:style-name="T20">ka bir </text:span><text:span text:style-name="T34">ş</text:span><text:span text:style-name="T20">ey de</text:span><text:span text:style-name="T34">ğ</text:span><text:span text:style-name="T20">ildir. Lord Solly Zuckerman ve Prof. Charles Oxnard gibi </text:span><text:span text:style-name="T34">İ</text:span><text:span text:style-name="T20">ngiltere ve ABD'den dünyaca ünlü iki anatomistin Australopithecus örnekleri üzerinde yaptıkları çok geni</text:span><text:span text:style-name="T34">ş</text:span><text:span text:style-name="T20"> kapsamlı çalı</text:span><text:span text:style-name="T34">ş</text:span><text:span text:style-name="T20">malar, bu canlıların sadece soyu tükenmi</text:span><text:span text:style-name="T34">ş</text:span><text:span text:style-name="T20"> bir maymun türüne ait olduklarını ve insanlarla hiçbir benzerlik ta</text:span><text:span text:style-name="T34">ş</text:span><text:span text:style-name="T20">ımadıklarını göstermi</text:span><text:span text:style-name="T34">ş</text:span><text:span text:style-name="T20">tir.</text:span><text:span text:style-name="T39">134</text:span></text:p>
      <text:p text:style-name="P30"><text:span text:style-name="T20">Evrimciler insan evriminin bir sonraki safhasını da, "homo" yani insan olarak sınıflandırırlar. </text:span><text:span text:style-name="T34">İ</text:span><text:span text:style-name="T20">ddiaya göre homo serisindeki canlılar, Australopithecuslar'dan daha geli</text:span><text:span text:style-name="T34">ş</text:span><text:span text:style-name="T20">mi</text:span><text:span text:style-name="T34">ş</text:span><text:span text:style-name="T20">lerdir. Evrimciler, bu farklı canlılara ait fosilleri ardı ardına dizerek hayali bir evrim </text:span><text:span text:style-name="T34">ş</text:span><text:span text:style-name="T20">eması olu</text:span><text:span text:style-name="T34">ş</text:span><text:span text:style-name="T20">tururlar. Bu </text:span><text:span text:style-name="T34">ş</text:span><text:span text:style-name="T20">ema hayalidir, çünkü gerçekte bu farklı sınıfların arasında evrimsel bir ili</text:span><text:span text:style-name="T34">ş</text:span><text:span text:style-name="T20">ki oldu</text:span><text:span text:style-name="T34">ğ</text:span><text:span text:style-name="T20">u asla ispatlanamamı</text:span><text:span text:style-name="T34">ş</text:span><text:span text:style-name="T20">tır. Evrim teorisinin 20. yüzyıldaki en önemli savunucularından biri olan Ernst Mayr, </text:span><text:span text:style-name="T26">"Homo sapiens'e uzanan zincir gerçekte kayıptır" </text:span><text:span text:style-name="T20">diyerek bunu kabul eder. </text:span><text:span text:style-name="T39">135</text:span></text:p>
      <text:p text:style-name="P30"><text:span text:style-name="T20">Evrimciler "Australopithecus &gt; Homo habilis &gt; Homo erectus &gt; Homo sapiens" sıralamasını yazarken, bu türlerin her birinin, bir sonrakinin atası oldu</text:span><text:span text:style-name="T34">ğ</text:span><text:span text:style-name="T20">u izlenimini verirler. Oysa paleoantropologların son bulguları, Australopithecus, Homo habilis ve Homo erectus'un dünyanın farklı bölgelerinde aynı dönemlerde ya</text:span><text:span text:style-name="T34">ş</text:span><text:span text:style-name="T20">adıklarını göstermektedir.</text:span><text:span text:style-name="T39">136</text:span></text:p>
      <text:p text:style-name="P30"><text:span text:style-name="T20">Dahası Homo erectus sınıflamasına ait insanların bir bölümü çok modern zamanlara kadar ya</text:span><text:span text:style-name="T34">ş</text:span><text:span text:style-name="T20">amı</text:span><text:span text:style-name="T34">ş</text:span><text:span text:style-name="T20">lar, Homo sapiens neandertalensis ve Homo sapiens sapiens (günümüz insanı) ile aynı ortamda yan yana bulunmu</text:span><text:span text:style-name="T34">ş</text:span><text:span text:style-name="T20">lardır. </text:span><text:span text:style-name="T39">137</text:span></text:p>
      <text:p text:style-name="P30"><text:span text:style-name="T20">Bu ise elbette bu sınıfların birbirlerinin ataları oldukları iddiasının geçersizli</text:span><text:span text:style-name="T34">ğ</text:span><text:span text:style-name="T20">ini açıkça ortaya koymaktadır. Harvard Üniversitesi paleontologlarından Stephen Jay Gould, kendisi de bir evrimci olmasına kar</text:span><text:span text:style-name="T34">ş</text:span><text:span text:style-name="T20">ın, Darwinist teorinin içine girdi</text:span><text:span text:style-name="T34">ğ</text:span><text:span text:style-name="T20">i bu çıkmazı </text:span><text:span text:style-name="T34">ş</text:span><text:span text:style-name="T20">öyle açıklar:</text:span></text:p>
      <text:p text:style-name="P20"><text:span text:style-name="T20">E</text:span><text:span text:style-name="T34">ğ</text:span><text:span text:style-name="T20">er birbiri ile paralel bir biçimde ya</text:span><text:span text:style-name="T34">ş</text:span><text:span text:style-name="T20">ayan üç farklı hominid (insanımsı) çizgisi varsa, o halde bizim soy a</text:span><text:span text:style-name="T34">ğ</text:span><text:span text:style-name="T20">acımıza ne oldu? Açıktır ki, bunların biri di</text:span><text:span text:style-name="T34">ğ</text:span><text:span text:style-name="T20">erinden gelmi</text:span><text:span text:style-name="T34">ş</text:span><text:span text:style-name="T20"> olamaz. Dahası, biri di</text:span><text:span text:style-name="T34">ğ</text:span><text:span text:style-name="T20">eriyle kar</text:span><text:span text:style-name="T34">ş</text:span><text:span text:style-name="T20">ıla</text:span><text:span text:style-name="T34">ş</text:span><text:span text:style-name="T20">tırıldı</text:span><text:span text:style-name="T34">ğ</text:span><text:span text:style-name="T20">ında evrimsel bir geli</text:span><text:span text:style-name="T34">ş</text:span><text:span text:style-name="T20">me trendi göstermemektedirler.</text:span><text:span text:style-name="T39">138</text:span></text:p>
      <text:p text:style-name="P30"><text:soft-page-break/><text:span text:style-name="T20">Kısacası, medyada ya da ders kitaplarında yer alan hayali birtakım "yarı maymun, yarı insan" canlıların çizimleriyle, yani sırf propaganda yoluyla ayakta tutulmaya çalı</text:span><text:span text:style-name="T34">ş</text:span><text:span text:style-name="T20">ılan insanın evrimi senaryosu, hiçbir bilimsel temeli olmayan bir masaldan ibarettir. </text:span></text:p>
      <text:p text:style-name="P30"><text:span text:style-name="T20">Bu konuyu uzun yıllar inceleyen, özellikle Australopithecus fosilleri üzerinde 15 yıl ara</text:span><text:span text:style-name="T34">ş</text:span><text:span text:style-name="T20">tırma yapan </text:span><text:span text:style-name="T34">İ</text:span><text:span text:style-name="T20">ngiltere'nin en ünlü ve saygın bilim adamlarından Lord Solly Zuckerman, bir evrimci olmasına ra</text:span><text:span text:style-name="T34">ğ</text:span><text:span text:style-name="T20">men, ortada maymunsu canlılardan insana uzanan gerçek bir soy a</text:span><text:span text:style-name="T34">ğ</text:span><text:span text:style-name="T20">acı olmadı</text:span><text:span text:style-name="T34">ğ</text:span><text:span text:style-name="T20">ı sonucuna varmı</text:span><text:span text:style-name="T34">ş</text:span><text:span text:style-name="T20">tır.</text:span></text:p>
      <text:p text:style-name="P30"><text:span text:style-name="T20">Zuckerman bir de ilginç bir "bilim skalası" yapmı</text:span><text:span text:style-name="T34">ş</text:span><text:span text:style-name="T20">tır. Bilimsel olarak kabul etti</text:span><text:span text:style-name="T34">ğ</text:span><text:span text:style-name="T20">i bilgi dallarından, bilim dı</text:span><text:span text:style-name="T34">ş</text:span><text:span text:style-name="T20">ı olarak kabul etti</text:span><text:span text:style-name="T34">ğ</text:span><text:span text:style-name="T20">i bilgi dallarına kadar bir yelpaze olu</text:span><text:span text:style-name="T34">ş</text:span><text:span text:style-name="T20">turmu</text:span><text:span text:style-name="T34">ş</text:span><text:span text:style-name="T20">tur. Zuckerman'ın bu tablosuna göre en "bilimsel" -yani somut verilere dayanan- bilgi dalları kimya ve fiziktir. Yelpazede bunlardan sonra biyoloji bilimleri, sonra da sosyal bilimler gelir. Yelpazenin en ucunda, yani en "bilim dı</text:span><text:span text:style-name="T34">ş</text:span><text:span text:style-name="T20">ı" sayılan kısımda ise, Zuckerman'a göre, telepati, altıncı his gibi "duyum ötesi algılama" kavramları ve bir de "insanın evrimi" vardır! Zuckerman, yelpazenin bu ucunu </text:span><text:span text:style-name="T34">ş</text:span><text:span text:style-name="T20">öyle açıklar:</text:span></text:p>
      <text:p text:style-name="P20"><text:span text:style-name="T20">Objektif gerçekli</text:span><text:span text:style-name="T34">ğ</text:span><text:span text:style-name="T20">in alanından çıkıp da, biyolojik bilim olarak varsayılan bu alanlara -yani duyum ötesi algılamaya ve insanın fosil tarihinin yorumlanmasına- girdi</text:span><text:span text:style-name="T34">ğ</text:span><text:span text:style-name="T20">imizde, evrim teorisine inanan bir kimse için her</text:span><text:span text:style-name="T34">ş</text:span><text:span text:style-name="T20">eyin mümkün oldu</text:span><text:span text:style-name="T34">ğ</text:span><text:span text:style-name="T20">unu görürüz. Öyle ki teorilerine kesinlikle inanan bu kimselerin çeli</text:span><text:span text:style-name="T34">ş</text:span><text:span text:style-name="T20">kili bazı yargıları aynı anda kabul etmeleri bile mümkündür.</text:span><text:span text:style-name="T39">139</text:span></text:p>
      <text:p text:style-name="P30"><text:span text:style-name="T34">İş</text:span><text:span text:style-name="T20">te insanın evrimi masalı da, teorilerine körü körüne inanan birtakım insanların buldukları bazı fosilleri ön yargılı bir biçimde yorumlamalarından ibarettir.</text:span></text:p>
      <text:p text:style-name="P32"/>
      <text:h text:style-name="P46" text:outline-level="2">Darwin Formülü!</text:h>
      <text:p text:style-name="P30"><text:span text:style-name="T34">Ş</text:span><text:span text:style-name="T20">imdiye kadar ele aldı</text:span><text:span text:style-name="T34">ğ</text:span><text:span text:style-name="T20">ımız tüm teknik delillerin yanında, isterseniz evrimcilerin nasıl saçma bir inanı</text:span><text:span text:style-name="T34">ş</text:span><text:span text:style-name="T20">a sahip olduklarını bir de çocukların bile anlayabilece</text:span><text:span text:style-name="T34">ğ</text:span><text:span text:style-name="T20">i kadar açık bir örnekle özetleyelim. </text:span></text:p>
      <text:p text:style-name="P30"><text:span text:style-name="T20">Evrim teorisi canlılı</text:span><text:span text:style-name="T34">ğ</text:span><text:span text:style-name="T20">ın tesadüfen olu</text:span><text:span text:style-name="T34">ş</text:span><text:span text:style-name="T20">tu</text:span><text:span text:style-name="T34">ğ</text:span><text:span text:style-name="T20">unu iddia etmektedir. Dolayısıyla bu akıl dı</text:span><text:span text:style-name="T34">ş</text:span><text:span text:style-name="T20">ı iddiaya göre cansız ve </text:span><text:span text:style-name="T34">ş</text:span><text:span text:style-name="T20">uursuz atomlar biraraya gelerek önce hücreyi olu</text:span><text:span text:style-name="T34">ş</text:span><text:span text:style-name="T20">turmu</text:span><text:span text:style-name="T34">ş</text:span><text:span text:style-name="T20">lardır ve sonrasında aynı atomlar bir </text:span><text:span text:style-name="T34">ş</text:span><text:span text:style-name="T20">ekilde di</text:span><text:span text:style-name="T34">ğ</text:span><text:span text:style-name="T20">er canlıları ve insanı meydana getirmi</text:span><text:span text:style-name="T34">ş</text:span><text:span text:style-name="T20">lerdir. </text:span><text:span text:style-name="T34">ş</text:span><text:span text:style-name="T20">imdi dü</text:span><text:span text:style-name="T34">ş</text:span><text:span text:style-name="T20">ünelim; canlılı</text:span><text:span text:style-name="T34">ğ</text:span><text:span text:style-name="T20">ın yapıta</text:span><text:span text:style-name="T34">ş</text:span><text:span text:style-name="T20">ı olan karbon, fosfor, azot, potasyum gibi elementleri biraraya getirdi</text:span><text:span text:style-name="T34">ğ</text:span><text:span text:style-name="T20">imizde bir yı</text:span><text:span text:style-name="T34">ğ</text:span><text:span text:style-name="T20">ın olu</text:span><text:span text:style-name="T34">ş</text:span><text:span text:style-name="T20">ur. Bu atom yı</text:span><text:span text:style-name="T34">ğ</text:span><text:span text:style-name="T20">ını, hangi i</text:span><text:span text:style-name="T34">ş</text:span><text:span text:style-name="T20">lemden geçirilirse geçirilsin, tek bir canlı olu</text:span><text:span text:style-name="T34">ş</text:span><text:span text:style-name="T20">turamaz. </text:span><text:span text:style-name="T34">İ</text:span><text:span text:style-name="T20">sterseniz bu konuda bir "deney" tasarlayalım ve evrimcilerin aslında savundukları, ama yüksek sesle dile getiremedikleri iddiayı onlar adına "Darwin Formülü" adıyla inceleyelim:</text:span></text:p>
      <text:p text:style-name="P30"><text:span text:style-name="T20">Evrimciler, çok sayıda büyük varilin içine canlılı</text:span><text:span text:style-name="T34">ğ</text:span><text:span text:style-name="T20">ın yapısında bulunan fosfor, azot, karbon, oksijen, demir, magnezyum gibi elementlerden bol miktarda koysunlar. Hatta normal </text:span><text:span text:style-name="T34">ş</text:span><text:span text:style-name="T20">artlarda bulunmayan ancak bu karı</text:span><text:span text:style-name="T34">ş</text:span><text:span text:style-name="T20">ımın içinde bulunmasını gerekli gördükleri malzemeleri de bu varillere eklesinler. Karı</text:span><text:span text:style-name="T34">ş</text:span><text:span text:style-name="T20">ımların içine, istedikleri kadar amino asit, istedikleri kadar da (bir tekinin bile rastlantısal olu</text:span><text:span text:style-name="T34">ş</text:span><text:span text:style-name="T20">ma ihtimali 10-950 olan) protein doldursunlar. Bu karı</text:span><text:span text:style-name="T34">ş</text:span><text:span text:style-name="T20">ımlara istedikleri oranda ısı ve nem versinler. Bunları istedikleri geli</text:span><text:span text:style-name="T34">ş</text:span><text:span text:style-name="T20">mi</text:span><text:span text:style-name="T34">ş</text:span><text:span text:style-name="T20"> cihazlarla karı</text:span><text:span text:style-name="T34">ş</text:span><text:span text:style-name="T20">tırsınlar. Varillerin ba</text:span><text:span text:style-name="T34">ş</text:span><text:span text:style-name="T20">ına da dünyanın önde gelen bilim adamlarını koysunlar. Bu uzmanlar babadan o</text:span><text:span text:style-name="T34">ğ</text:span><text:span text:style-name="T20">ula, ku</text:span><text:span text:style-name="T34">ş</text:span><text:span text:style-name="T20">aktan ku</text:span><text:span text:style-name="T34">ş</text:span><text:span text:style-name="T20">a</text:span><text:span text:style-name="T34">ğ</text:span><text:span text:style-name="T20">a aktararak nöbetle</text:span><text:span text:style-name="T34">ş</text:span><text:span text:style-name="T20">e milyarlarca, hatta trilyonlarca sene sürekli varillerin ba</text:span><text:span text:style-name="T34">ş</text:span><text:span text:style-name="T20">ında beklesinler. Bir canlının olu</text:span><text:span text:style-name="T34">ş</text:span><text:span text:style-name="T20">ması için hangi </text:span><text:span text:style-name="T34">ş</text:span><text:span text:style-name="T20">artların var </text:span><text:soft-page-break/><text:span text:style-name="T20">olması gerekti</text:span><text:span text:style-name="T34">ğ</text:span><text:span text:style-name="T20">ine inanılıyorsa hepsini kullanmak serbest olsun. Ancak, ne yaparlarsa yapsınlar o varillerden kesinlikle bir canlı çıkartamazlar. Zürafaları, aslanları, arıları, kanaryaları, bülbülleri, papa</text:span><text:span text:style-name="T34">ğ</text:span><text:span text:style-name="T20">anları, atları, yunusları, gülleri, orkideleri, zambakları, karanfilleri, muzları, portakalları, elmaları, hurmaları, domatesleri, kavunları, <text:s/>karpuzları, incirleri, zeytinleri, üzümleri, </text:span><text:span text:style-name="T34">ş</text:span><text:span text:style-name="T20">eftalileri, tavus ku</text:span><text:span text:style-name="T34">ş</text:span><text:span text:style-name="T20">larını, sülünleri, renk renk kelebekleri ve bunlar gibi milyonlarca canlı türünden hiçbirini olu</text:span><text:span text:style-name="T34">ş</text:span><text:span text:style-name="T20">turamazlar. De</text:span><text:span text:style-name="T34">ğ</text:span><text:span text:style-name="T20">il burada birkaçını saydı</text:span><text:span text:style-name="T34">ğ</text:span><text:span text:style-name="T20">ımız bu canlı varlıkları, bunların tek bir hücresini bile elde edemezler. Kısacası, bilinçsiz atomlar biraraya gelerek hücreyi olu</text:span><text:span text:style-name="T34">ş</text:span><text:span text:style-name="T20">turamazlar. Sonra yeni bir karar vererek bir hücreyi ikiye bölüp, sonra art arda ba</text:span><text:span text:style-name="T34">ş</text:span><text:span text:style-name="T20">ka kararlar alıp, elektron mikroskobunu bulan, sonra kendi hücre yapısını bu mikroskop altında izleyen profesörleri olu</text:span><text:span text:style-name="T34">ş</text:span><text:span text:style-name="T20">turamazlar. Madde, ancak Allah'ın üstün yaratmasıyla hayat bulur.</text:span></text:p>
      <text:p text:style-name="P30"><text:span text:style-name="T20">Bunun aksini iddia eden evrim teorisi ise, akla tamamen aykırı bir safsatadır. <text:s/>Evrimcilerin ortaya attı</text:span><text:span text:style-name="T34">ğ</text:span><text:span text:style-name="T20">ı iddialar üzerinde biraz bile dü</text:span><text:span text:style-name="T34">ş</text:span><text:span text:style-name="T20">ünmek, üstteki örnekte oldu</text:span><text:span text:style-name="T34">ğ</text:span><text:span text:style-name="T20">u gibi, bu gerçe</text:span><text:span text:style-name="T34">ğ</text:span><text:span text:style-name="T20">i açıkça gösterir.</text:span></text:p>
      <text:p text:style-name="P32"/>
      <text:h text:style-name="P46" text:outline-level="2">Göz ve Kulaktaki Teknoloji</text:h>
      <text:p text:style-name="P30"><text:span text:style-name="T20">Evrim teorisinin kesinlikle açıklama getiremeyece</text:span><text:span text:style-name="T34">ğ</text:span><text:span text:style-name="T20">i bir di</text:span><text:span text:style-name="T34">ğ</text:span><text:span text:style-name="T20">er konu ise göz ve kulaktaki üstün algılama kalitesidir. Gözle ilgili konuya geçmeden önce "Nasıl görürüz?" sorusuna kısaca cevap verelim. Bir cisimden gelen ı</text:span><text:span text:style-name="T34">ş</text:span><text:span text:style-name="T20">ınlar, gözde retinaya ters olarak dü</text:span><text:span text:style-name="T34">ş</text:span><text:span text:style-name="T20">er. Bu ı</text:span><text:span text:style-name="T34">ş</text:span><text:span text:style-name="T20">ınlar, buradaki hücreler tarafından elektrik sinyallerine dönü</text:span><text:span text:style-name="T34">ş</text:span><text:span text:style-name="T20">türülür ve beynin arka kısmındaki görme merkezi denilen küçücük bir noktaya ula</text:span><text:span text:style-name="T34">ş</text:span><text:span text:style-name="T20">ır. Bu elektrik sinyalleri bir dizi i</text:span><text:span text:style-name="T34">ş</text:span><text:span text:style-name="T20">lemden sonra beyindeki bu merkezde görüntü olarak algılanır. Bu bilgiden sonra </text:span><text:span text:style-name="T34">ş</text:span><text:span text:style-name="T20">imdi dü</text:span><text:span text:style-name="T34">ş</text:span><text:span text:style-name="T20">ünelim:</text:span></text:p>
      <text:p text:style-name="P30"><text:span text:style-name="T20">Beyin ı</text:span><text:span text:style-name="T34">ş</text:span><text:span text:style-name="T20">ı</text:span><text:span text:style-name="T34">ğ</text:span><text:span text:style-name="T20">a kapalıdır. Yani beynin içi kapkaranlıktır, ı</text:span><text:span text:style-name="T34">ş</text:span><text:span text:style-name="T20">ık beynin bulundu</text:span><text:span text:style-name="T34">ğ</text:span><text:span text:style-name="T20">u yere kadar giremez. Görüntü merkezi denilen yer kapkaranlık, ı</text:span><text:span text:style-name="T34">ş</text:span><text:span text:style-name="T20">ı</text:span><text:span text:style-name="T34">ğ</text:span><text:span text:style-name="T20">ın asla ula</text:span><text:span text:style-name="T34">ş</text:span><text:span text:style-name="T20">madı</text:span><text:span text:style-name="T34">ğ</text:span><text:span text:style-name="T20">ı, belki de hiç kar</text:span><text:span text:style-name="T34">ş</text:span><text:span text:style-name="T20">ıla</text:span><text:span text:style-name="T34">ş</text:span><text:span text:style-name="T20">madı</text:span><text:span text:style-name="T34">ğ</text:span><text:span text:style-name="T20">ınız kadar karanlık bir yerdir. Ancak siz bu zifiri karanlıkta ı</text:span><text:span text:style-name="T34">ş</text:span><text:span text:style-name="T20">ıklı, pırıl pırıl bir dünyayı seyretmektesiniz.</text:span></text:p>
      <text:p text:style-name="P30"><text:span text:style-name="T20">Üstelik bu o kadar net ve kaliteli bir görüntüdür ki 21. yüzyıl teknolojisi bile her türlü imkana ra</text:span><text:span text:style-name="T34">ğ</text:span><text:span text:style-name="T20">men bu netli</text:span><text:span text:style-name="T34">ğ</text:span><text:span text:style-name="T20">i sa</text:span><text:span text:style-name="T34">ğ</text:span><text:span text:style-name="T20">layamamı</text:span><text:span text:style-name="T34">ş</text:span><text:span text:style-name="T20">tır. Örne</text:span><text:span text:style-name="T34">ğ</text:span><text:span text:style-name="T20">in </text:span><text:span text:style-name="T34">ş</text:span><text:span text:style-name="T20">u anda okudu</text:span><text:span text:style-name="T34">ğ</text:span><text:span text:style-name="T20">unuz kitaba, kitabı tutan ellerinize bakın, sonra ba</text:span><text:span text:style-name="T34">ş</text:span><text:span text:style-name="T20">ınızı kaldırın ve çevrenize bakın. </text:span><text:span text:style-name="T34">ş</text:span><text:span text:style-name="T20">u anda gördü</text:span><text:span text:style-name="T34">ğ</text:span><text:span text:style-name="T20">ünüz netlik ve kalitedeki bu görüntüyü ba</text:span><text:span text:style-name="T34">ş</text:span><text:span text:style-name="T20">ka bir yerde gördünüz mü? Bu kadar net bir görüntüyü size dünyanın bir numaralı televizyon </text:span><text:span text:style-name="T34">ş</text:span><text:span text:style-name="T20">irketinin üretti</text:span><text:span text:style-name="T34">ğ</text:span><text:span text:style-name="T20">i en geli</text:span><text:span text:style-name="T34">ş</text:span><text:span text:style-name="T20">mi</text:span><text:span text:style-name="T34">ş</text:span><text:span text:style-name="T20"> televizyon ekranı dahi veremez. 100 yıldır binlerce mühendis bu netli</text:span><text:span text:style-name="T34">ğ</text:span><text:span text:style-name="T20">e ula</text:span><text:span text:style-name="T34">ş</text:span><text:span text:style-name="T20">mak için çalı</text:span><text:span text:style-name="T34">ş</text:span><text:span text:style-name="T20">maktadır. Bunun için fabrikalar, dev tesisler kurulmakta, ara</text:span><text:span text:style-name="T34">ş</text:span><text:span text:style-name="T20">tırmalar yapılmakta, planlar ve tasarımlar geli</text:span><text:span text:style-name="T34">ş</text:span><text:span text:style-name="T20">tirilmektedir. Yine bir TV ekranına bakın, bir de </text:span><text:span text:style-name="T34">ş</text:span><text:span text:style-name="T20">u anda elinizde tuttu</text:span><text:span text:style-name="T34">ğ</text:span><text:span text:style-name="T20">unuz bu kitaba. Arada büyük bir netlik ve kalite farkı oldu</text:span><text:span text:style-name="T34">ğ</text:span><text:span text:style-name="T20">unu göreceksiniz. Üstelik, TV ekranı size iki boyutlu bir görüntü gösterir, oysa siz üç boyutlu, derinlikli bir perspektifi izlemektesiniz. </text:span></text:p>
      <text:p text:style-name="P30">Uzun yıllardır on binlerce mühendis üç boyutlu TV yapmaya, gözün görme kalitesine ula<text:span text:style-name="T47">ş</text:span>maya çalı<text:span text:style-name="T47">ş</text:span>maktadırlar. Evet, üç boyutlu bir televizyon sistemi yapabildiler ama onu da gözlük takmadan üç boyutlu görmek mümkün de<text:span text:style-name="T47">ğ</text:span>il, kaldı ki bu suni bir üç boyuttur. Arka taraf daha bulanık, ön taraf ise ka<text:span text:style-name="T47">ğ</text:span>ıttan dekor gibi durur. Hiçbir zaman gözün gördü<text:span text:style-name="T47">ğ</text:span>ü kadar net ve kaliteli bir görüntü olu<text:span text:style-name="T47">ş</text:span>maz. Kamerada da, televizyonda da mutlaka görüntü kaybı meydana gelir. </text:p>
      <text:p text:style-name="P30"><text:soft-page-break/><text:span text:style-name="T34">İş</text:span><text:span text:style-name="T20">te evrimciler, bu kaliteli ve net görüntüyü olu</text:span><text:span text:style-name="T34">ş</text:span><text:span text:style-name="T20">turan mekanizmanın tesadüfen olu</text:span><text:span text:style-name="T34">ş</text:span><text:span text:style-name="T20">tu</text:span><text:span text:style-name="T34">ğ</text:span><text:span text:style-name="T20">unu iddia etmektedirler. </text:span><text:span text:style-name="T34">ş</text:span><text:span text:style-name="T20">imdi biri size, odanızda duran televizyon tesadüfler sonucunda olu</text:span><text:span text:style-name="T34">ş</text:span><text:span text:style-name="T20">tu, atomlar biraraya geldi ve bu görüntü olu</text:span><text:span text:style-name="T34">ş</text:span><text:span text:style-name="T20">turan aleti meydana getirdi dese ne dü</text:span><text:span text:style-name="T34">ş</text:span><text:span text:style-name="T20">ünürsünüz? Binlerce ki</text:span><text:span text:style-name="T34">ş</text:span><text:span text:style-name="T20">inin biraraya gelip yapamadı</text:span><text:span text:style-name="T34">ğ</text:span><text:span text:style-name="T20">ını </text:span><text:span text:style-name="T34">ş</text:span><text:span text:style-name="T20">uursuz atomlar nasıl yapsın? </text:span></text:p>
      <text:p text:style-name="P30"><text:span text:style-name="T20">Gözün gördü</text:span><text:span text:style-name="T34">ğ</text:span><text:span text:style-name="T20">ünden daha ilkel olan bir görüntüyü olu</text:span><text:span text:style-name="T34">ş</text:span><text:span text:style-name="T20">turan alet tesadüfen olu</text:span><text:span text:style-name="T34">ş</text:span><text:span text:style-name="T20">amıyorsa, gözün ve gözün gördü</text:span><text:span text:style-name="T34">ğ</text:span><text:span text:style-name="T20">ü görüntünün de tesadüfen olu</text:span><text:span text:style-name="T34">ş</text:span><text:span text:style-name="T20">amayaca</text:span><text:span text:style-name="T34">ğ</text:span><text:span text:style-name="T20">ı çok açıktır. Aynı durum kulak için de geçerlidir. Dı</text:span><text:span text:style-name="T34">ş</text:span><text:span text:style-name="T20"> kulak, çevredeki sesleri kulak kepçesi vasıtasıyla toplayıp orta kula</text:span><text:span text:style-name="T34">ğ</text:span><text:span text:style-name="T20">a iletir; orta kulak aldı</text:span><text:span text:style-name="T34">ğ</text:span><text:span text:style-name="T20">ı ses titre</text:span><text:span text:style-name="T34">ş</text:span><text:span text:style-name="T20">imlerini güçlendirerek iç kula</text:span><text:span text:style-name="T34">ğ</text:span><text:span text:style-name="T20">a aktarır; iç kulak da bu titre</text:span><text:span text:style-name="T34">ş</text:span><text:span text:style-name="T20">imleri elektrik sinyallerine dönü</text:span><text:span text:style-name="T34">ş</text:span><text:span text:style-name="T20">türerek beyne gönderir. Aynen görmede oldu</text:span><text:span text:style-name="T34">ğ</text:span><text:span text:style-name="T20">u gibi duyma i</text:span><text:span text:style-name="T34">ş</text:span><text:span text:style-name="T20">lemi de beyindeki duyma merkezinde gerçekle</text:span><text:span text:style-name="T34">ş</text:span><text:span text:style-name="T20">ir. Gözdeki durum kulak için de geçerlidir, yani beyin, ı</text:span><text:span text:style-name="T34">ş</text:span><text:span text:style-name="T20">ık gibi sese de kapalıdır, ses geçirmez. Dolayısıyla dı</text:span><text:span text:style-name="T34">ş</text:span><text:span text:style-name="T20">arısı ne kadar gürültülü de olsa beynin içi tamamen sessizdir. Buna ra</text:span><text:span text:style-name="T34">ğ</text:span><text:span text:style-name="T20">men en net sesler beyinde algılanır. Ses geçirmeyen beyninizde bir orkestranın senfonilerini dinlersiniz, kalabalık bir ortamın tüm gürültüsünü duyarsınız. Ama o anda hassas bir cihazla beyninizin içindeki ses düzeyi ölçülse, burada keskin bir sessizli</text:span><text:span text:style-name="T34">ğ</text:span><text:span text:style-name="T20">in hakim oldu</text:span><text:span text:style-name="T34">ğ</text:span><text:span text:style-name="T20">u görülecektir.</text:span></text:p>
      <text:p text:style-name="P30"><text:span text:style-name="T20">Net bir görüntü elde edebilmek ümidiyle teknoloji nasıl kullanılıyorsa, ses için de aynı çabalar onlarca yıldır sürdürülmektedir. Ses kayıt cihazları, müzik setleri, birçok elektronik alet, sesi algılayan müzik sistemleri bu çalı</text:span><text:span text:style-name="T34">ş</text:span><text:span text:style-name="T20">malardan bazılarıdır. Ancak, tüm teknolojiye, bu teknolojide çalı</text:span><text:span text:style-name="T34">ş</text:span><text:span text:style-name="T20">an binlerce mühendise ve uzmana ra</text:span><text:span text:style-name="T34">ğ</text:span><text:span text:style-name="T20">men kula</text:span><text:span text:style-name="T34">ğ</text:span><text:span text:style-name="T20">ın olu</text:span><text:span text:style-name="T34">ş</text:span><text:span text:style-name="T20">turdu</text:span><text:span text:style-name="T34">ğ</text:span><text:span text:style-name="T20">u netlik ve kalitede bir sese ula</text:span><text:span text:style-name="T34">ş</text:span><text:span text:style-name="T20">ılamamı</text:span><text:span text:style-name="T34">ş</text:span><text:span text:style-name="T20">tır. En büyük müzik sistemi </text:span><text:span text:style-name="T34">ş</text:span><text:span text:style-name="T20">irketinin üretti</text:span><text:span text:style-name="T34">ğ</text:span><text:span text:style-name="T20">i en kaliteli müzik setini dü</text:span><text:span text:style-name="T34">ş</text:span><text:span text:style-name="T20">ünün. Sesi kaydetti</text:span><text:span text:style-name="T34">ğ</text:span><text:span text:style-name="T20">inde mutlaka sesin bir kısmı kaybolur veya az da olsa mutlaka parazit olu</text:span><text:span text:style-name="T34">ş</text:span><text:span text:style-name="T20">ur veya müzik setini açtı</text:span><text:span text:style-name="T34">ğ</text:span><text:span text:style-name="T20">ınızda daha müzik ba</text:span><text:span text:style-name="T34">ş</text:span><text:span text:style-name="T20">lamadan bir cızırtı mutlaka duyarsınız. Ancak insan vücudundaki teknolojinin ürünü olan sesler son derece net ve kusursuzdur. Bir insan kula</text:span><text:span text:style-name="T34">ğ</text:span><text:span text:style-name="T20">ı, hiçbir zaman müzik setinde oldu</text:span><text:span text:style-name="T34">ğ</text:span><text:span text:style-name="T20">u gibi cızırtılı veya parazitli algılamaz; ses ne ise tam ve net bir biçimde onu algılar. Bu durum, insan yaratıldı</text:span><text:span text:style-name="T34">ğ</text:span><text:span text:style-name="T20">ı günden bu yana böyledir. </text:span><text:span text:style-name="T34">Ş</text:span><text:span text:style-name="T20">imdiye kadar insano</text:span><text:span text:style-name="T34">ğ</text:span><text:span text:style-name="T20">lunun yaptı</text:span><text:span text:style-name="T34">ğ</text:span><text:span text:style-name="T20">ı hiçbir görüntü ve ses cihazı, göz ve kulak kadar hassas ve ba</text:span><text:span text:style-name="T34">ş</text:span><text:span text:style-name="T20">arılı birer algılayıcı olamamı</text:span><text:span text:style-name="T34">ş</text:span><text:span text:style-name="T20">tır. Ancak görme ve i</text:span><text:span text:style-name="T34">ş</text:span><text:span text:style-name="T20">itme olayında, tüm bunların ötesinde, çok büyük bir gerçek daha vardır.</text:span></text:p>
      <text:p text:style-name="P32"/>
      <text:h text:style-name="P45" text:outline-level="2"><text:span text:style-name="T20">Beynin </text:span>İ<text:span text:style-name="T20">çinde Gören ve Duyan </text:span>Ş<text:span text:style-name="T20">uur Kime Aittir?</text:span></text:h>
      <text:p text:style-name="P30"><text:span text:style-name="T20">Beynin içinde, ı</text:span><text:span text:style-name="T34">ş</text:span><text:span text:style-name="T20">ıl ı</text:span><text:span text:style-name="T34">ş</text:span><text:span text:style-name="T20">ıl renkli bir dünyayı seyreden, senfonileri, ku</text:span><text:span text:style-name="T34">ş</text:span><text:span text:style-name="T20">ların cıvıltılarını dinleyen, gülü koklayan kimdir?</text:span></text:p>
      <text:p text:style-name="P30"><text:span text:style-name="T34">İ</text:span><text:span text:style-name="T20">nsanın gözlerinden, kulaklarından, burnundan gelen uyarılar, elektrik sinyali olarak beyne gider. Biyoloji, fizyoloji veya biyokimya kitaplarında bu görüntünün beyinde nasıl olu</text:span><text:span text:style-name="T34">ş</text:span><text:span text:style-name="T20">tu</text:span><text:span text:style-name="T34">ğ</text:span><text:span text:style-name="T20">una dair birçok detay okursunuz. Ancak, bu konu hakkındaki en önemli gerçe</text:span><text:span text:style-name="T34">ğ</text:span><text:span text:style-name="T20">e hiçbir yerde rastlayamazsınız: Beyinde, bu elektrik sinyallerini görüntü, ses, koku ve his olarak algılayan kimdir? </text:span></text:p>
      <text:p text:style-name="P30"><text:span text:style-name="T20">Beynin içinde göze, kula</text:span><text:span text:style-name="T34">ğ</text:span><text:span text:style-name="T20">a, burna ihtiyaç duymadan tüm bunları algılayan bir </text:span><text:span text:style-name="T34">ş</text:span><text:span text:style-name="T20">uur bulunmaktadır. Bu </text:span><text:span text:style-name="T34">ş</text:span><text:span text:style-name="T20">uur kime aittir?</text:span></text:p>
      <text:p text:style-name="P30"><text:soft-page-break/><text:span text:style-name="T20">Elbette bu </text:span><text:span text:style-name="T34">ş</text:span><text:span text:style-name="T20">uur beyni olu</text:span><text:span text:style-name="T34">ş</text:span><text:span text:style-name="T20">turan sinirler, ya</text:span><text:span text:style-name="T34">ğ</text:span><text:span text:style-name="T20"> tabakası ve sinir hücrelerine ait de</text:span><text:span text:style-name="T34">ğ</text:span><text:span text:style-name="T20">ildir. </text:span><text:span text:style-name="T34">İş</text:span><text:span text:style-name="T20">te bu yüzden, her</text:span><text:span text:style-name="T34">ş</text:span><text:span text:style-name="T20">eyin maddeden ibaret oldu</text:span><text:span text:style-name="T34">ğ</text:span><text:span text:style-name="T20">unu zanneden Darwinist-materyalistler bu sorulara hiçbir cevap verememektedirler. Çünkü bu </text:span><text:span text:style-name="T34">ş</text:span><text:span text:style-name="T20">uur, Allah'ın yaratmı</text:span><text:span text:style-name="T34">ş</text:span><text:span text:style-name="T20"> oldu</text:span><text:span text:style-name="T34">ğ</text:span><text:span text:style-name="T20">u ruhtur. Ruh, görüntüyü seyretmek için göze, sesi duymak için kula</text:span><text:span text:style-name="T34">ğ</text:span><text:span text:style-name="T20">a ihtiyaç duymaz. Bunların da ötesinde dü</text:span><text:span text:style-name="T34">ş</text:span><text:span text:style-name="T20">ünmek için beyne ihtiyaç duymaz. </text:span></text:p>
      <text:p text:style-name="P30"><text:span text:style-name="T20">Bu açık ve ilmi gerçe</text:span><text:span text:style-name="T34">ğ</text:span><text:span text:style-name="T20">i okuyan her insanın, beynin içindeki birkaç santimetreküplük, kapkaranlık mekana tüm kainatı üç boyutlu, renkli, gölgeli ve ı</text:span><text:span text:style-name="T34">ş</text:span><text:span text:style-name="T20">ıklı olarak sı</text:span><text:span text:style-name="T34">ğ</text:span><text:span text:style-name="T20">dıran yüce Allah'ı dü</text:span><text:span text:style-name="T34">ş</text:span><text:span text:style-name="T20">ünüp, O'ndan korkup, O'na sı</text:span><text:span text:style-name="T34">ğ</text:span><text:span text:style-name="T20">ınması gerekir. </text:span></text:p>
      <text:p text:style-name="P32"/>
      <text:h text:style-name="P45" text:outline-level="2"><text:span text:style-name="T20">Materyalist Bir </text:span>İ<text:span text:style-name="T20">nanç</text:span></text:h>
      <text:p text:style-name="P30"><text:span text:style-name="T20">Buraya kadar incelediklerimiz, evrim teorisinin bilimsel bulgularla açıkça çeli</text:span><text:span text:style-name="T34">ş</text:span><text:span text:style-name="T20">en bir iddia oldu</text:span><text:span text:style-name="T34">ğ</text:span><text:span text:style-name="T20">unu göstermektedir. Teorinin hayatın kökeni hakkındaki iddiası bilime aykırıdır, öne sürdü</text:span><text:span text:style-name="T34">ğ</text:span><text:span text:style-name="T20">ü evrim mekanizmalarının hiçbir evrimle</text:span><text:span text:style-name="T34">ş</text:span><text:span text:style-name="T20">tirici etkisi yoktur ve fosiller teorinin gerektirdi</text:span><text:span text:style-name="T34">ğ</text:span><text:span text:style-name="T20">i ara formların ya</text:span><text:span text:style-name="T34">ş</text:span><text:span text:style-name="T20">amadıklarını göstermektedir. Bu durumda, elbette, evrim teorisinin bilime aykırı bir dü</text:span><text:span text:style-name="T34">ş</text:span><text:span text:style-name="T20">ünce olarak bir kenara atılması gerekir. Nitekim tarih boyunca dünya merkezli evren modeli gibi pek çok dü</text:span><text:span text:style-name="T34">ş</text:span><text:span text:style-name="T20">ünce, bilimin gündeminden çıkarılmı</text:span><text:span text:style-name="T34">ş</text:span><text:span text:style-name="T20">tır. Ama evrim teorisi ısrarla bilimin gündeminde tutulmaktadır. Hatta bazı insanlar teorinin ele</text:span><text:span text:style-name="T34">ş</text:span><text:span text:style-name="T20">tirilmesini "bilime saldırı" olarak göstermeye bile çalı</text:span><text:span text:style-name="T34">ş</text:span><text:span text:style-name="T20">maktadırlar. Peki neden?.. Bu durumun nedeni, evrim teorisinin bazı çevreler için, kendisinden asla vazgeçilemeyecek dogmatik bir inanı</text:span><text:span text:style-name="T34">ş</text:span><text:span text:style-name="T20"> olu</text:span><text:span text:style-name="T34">ş</text:span><text:span text:style-name="T20">udur. Bu çevreler, materyalist felsefeye körü körüne ba</text:span><text:span text:style-name="T34">ğ</text:span><text:span text:style-name="T20">lıdırlar ve Darwinizm'i de do</text:span><text:span text:style-name="T34">ğ</text:span><text:span text:style-name="T20">aya getirilebilecek yegane materyalist açıklama oldu</text:span><text:span text:style-name="T34">ğ</text:span><text:span text:style-name="T20">u için benimsemektedirler. </text:span></text:p>
      <text:p text:style-name="P30"><text:span text:style-name="T20">Bazen bunu açıkça itiraf da ederler. Harvard Üniversitesi'nden ünlü bir genetikçi ve aynı zamanda önde gelen bir evrimci olan Richard Lewontin, "önce materyalist, sonra bilim adamı" oldu</text:span><text:span text:style-name="T34">ğ</text:span><text:span text:style-name="T20">unu </text:span><text:span text:style-name="T34">ş</text:span><text:span text:style-name="T20">öyle itiraf etmektedir:</text:span></text:p>
      <text:p text:style-name="P20"><text:span text:style-name="T20">Bizim materyalizme bir inancımız var, 'a priori' (önceden kabul edilmi</text:span><text:span text:style-name="T34">ş</text:span><text:span text:style-name="T20">, do</text:span><text:span text:style-name="T34">ğ</text:span><text:span text:style-name="T20">ru varsayılmı</text:span><text:span text:style-name="T34">ş</text:span><text:span text:style-name="T20">) bir inanç bu. Bizi dünyaya materyalist bir açıklama getirmeye zorlayan </text:span><text:span text:style-name="T34">ş</text:span><text:span text:style-name="T20">ey, bilimin yöntemleri ve kuralları de</text:span><text:span text:style-name="T34">ğ</text:span><text:span text:style-name="T20">il. Aksine, materyalizme olan 'a priori' ba</text:span><text:span text:style-name="T34">ğ</text:span><text:span text:style-name="T20">lılı</text:span><text:span text:style-name="T34">ğ</text:span><text:span text:style-name="T20">ımız nedeniyle, dünyaya materyalist bir açıklama getiren ara</text:span><text:span text:style-name="T34">ş</text:span><text:span text:style-name="T20">tırma yöntemlerini ve kavramları kurguluyoruz. Materyalizm mutlak do</text:span><text:span text:style-name="T34">ğ</text:span><text:span text:style-name="T20">ru oldu</text:span><text:span text:style-name="T34">ğ</text:span><text:span text:style-name="T20">una göre de, </text:span><text:span text:style-name="T34">İ</text:span><text:span text:style-name="T20">lahi bir açıklamanın sahneye girmesine izin veremeyiz.</text:span><text:span text:style-name="T39">140</text:span></text:p>
      <text:p text:style-name="P30"><text:span text:style-name="T20">Bu sözler, Darwinizm'in, materyalist felsefeye ba</text:span><text:span text:style-name="T34">ğ</text:span><text:span text:style-name="T20">lılık u</text:span><text:span text:style-name="T34">ğ</text:span><text:span text:style-name="T20">runa ya</text:span><text:span text:style-name="T34">ş</text:span><text:span text:style-name="T20">atılan bir dogma oldu</text:span><text:span text:style-name="T34">ğ</text:span><text:span text:style-name="T20">unun açık ifadeleridir. Bu dogma, maddeden ba</text:span><text:span text:style-name="T34">ş</text:span><text:span text:style-name="T20">ka hiçbir varlık olmadı</text:span><text:span text:style-name="T34">ğ</text:span><text:span text:style-name="T20">ını varsayar. Bu nedenle de cansız, bilinçsiz maddenin, hayatı var etti</text:span><text:span text:style-name="T34">ğ</text:span><text:span text:style-name="T20">ine inanır. Milyonlarca farklı canlı türünün; örne</text:span><text:span text:style-name="T34">ğ</text:span><text:span text:style-name="T20">in ku</text:span><text:span text:style-name="T34">ş</text:span><text:span text:style-name="T20">ların, balıkların, zürafaların, kaplanların, böceklerin, a</text:span><text:span text:style-name="T34">ğ</text:span><text:span text:style-name="T20">açların, çiçeklerin, balinaların ve insanların maddenin kendi içindeki etkile</text:span><text:span text:style-name="T34">ş</text:span><text:span text:style-name="T20">imlerle, yani ya</text:span><text:span text:style-name="T34">ğ</text:span><text:span text:style-name="T20">an ya</text:span><text:span text:style-name="T34">ğ</text:span><text:span text:style-name="T20">murla, çakan </text:span><text:span text:style-name="T34">ş</text:span><text:span text:style-name="T20">im</text:span><text:span text:style-name="T34">ş</text:span><text:span text:style-name="T20">ekle, cansız maddenin içinden olu</text:span><text:span text:style-name="T34">ş</text:span><text:span text:style-name="T20">tu</text:span><text:span text:style-name="T34">ğ</text:span><text:span text:style-name="T20">unu kabul eder. Gerçekte ise bu, hem akla hem bilime aykırı bir kabuldür. Ama Darwinistler kendilerince Allah'ın apaçık olan varlı</text:span><text:span text:style-name="T34">ğ</text:span><text:span text:style-name="T20">ını kabul etmemek için, bu akıl ve bilim dı</text:span><text:span text:style-name="T34">ş</text:span><text:span text:style-name="T20">ı kabulü cehaletle savunmaya devam etmektedirler. </text:span></text:p>
      <text:p text:style-name="P30"><text:soft-page-break/><text:span text:style-name="T20">Canlıların kökenine materyalist bir ön yargı ile bakmayan insanlar ise, </text:span><text:span text:style-name="T34">ş</text:span><text:span text:style-name="T20">u açık gerçe</text:span><text:span text:style-name="T34">ğ</text:span><text:span text:style-name="T20">i görürler: Tüm canlılar, üstün bir güç, bilgi ve akla sahip olan bir Yaratıcının eseridirler. Yaratıcı, tüm evreni yoktan var eden, en kusursuz biçimde düzenleyen ve tüm canlıları yaratıp </text:span><text:span text:style-name="T34">ş</text:span><text:span text:style-name="T20">ekillendiren Allah'tır.</text:span></text:p>
      <text:p text:style-name="P32"/>
      <text:h text:style-name="P46" text:outline-level="2">Evrim Teorisi Dünya Tarihinin En Etkili Büyüsüdür</text:h>
      <text:p text:style-name="P30"><text:span text:style-name="T20">Burada </text:span><text:span text:style-name="T34">ş</text:span><text:span text:style-name="T20">unu da belirtmek gerekir ki, ön yargısız, hiçbir ideolojinin etkisi altında kalmadan, sadece aklını ve mantı</text:span><text:span text:style-name="T34">ğ</text:span><text:span text:style-name="T20">ını kullanan her insan, bilim ve medeniyetten uzak toplumların hurafelerini andıran evrim teorisinin inanılması imkansız bir iddia oldu</text:span><text:span text:style-name="T34">ğ</text:span><text:span text:style-name="T20">unu kolaylıkla anlayacaktır. </text:span></text:p>
      <text:p text:style-name="P30"><text:span text:style-name="T20">Yukarıda da belirtildi</text:span><text:span text:style-name="T34">ğ</text:span><text:span text:style-name="T20">i gibi, evrim teorisine inananlar, büyük bir varilin içine birçok atomu, molekülü, cansız maddeyi dolduran ve bunların karı</text:span><text:span text:style-name="T34">ş</text:span><text:span text:style-name="T20">ımından zaman içinde dü</text:span><text:span text:style-name="T34">ş</text:span><text:span text:style-name="T20">ünen, akleden, bulu</text:span><text:span text:style-name="T34">ş</text:span><text:span text:style-name="T20">lar yapan profesörlerin, üniversite ö</text:span><text:span text:style-name="T34">ğ</text:span><text:span text:style-name="T20">rencilerinin, Einstein, Hubble gibi bilim adamlarının, Frank Sinatra, Charlton Heston gibi sanatçıların, bunun yanı sıra ceylanların, limon a</text:span><text:span text:style-name="T34">ğ</text:span><text:span text:style-name="T20">açlarının, karanfillerin çıkaca</text:span><text:span text:style-name="T34">ğ</text:span><text:span text:style-name="T20">ına inanmaktadırlar. Üstelik, bu saçma iddiaya inananlar bilim adamları, pofesörler, kültürlü, e</text:span><text:span text:style-name="T34">ğ</text:span><text:span text:style-name="T20">itimli insanlardır. Bu nedenle evrim teorisi için "dünya tarihinin en büyük ve en etkili büyüsü" ifadesini kullanmak yerinde olacaktır. Çünkü, dünya tarihinde insanların bu derece aklını ba</text:span><text:span text:style-name="T34">ş</text:span><text:span text:style-name="T20">ından alan, akıl ve mantıkla dü</text:span><text:span text:style-name="T34">ş</text:span><text:span text:style-name="T20">ünmelerine imkan tanımayan, gözlerinin önüne sanki bir perde çekip çok açık olan gerçekleri görmelerine engel olan bir ba</text:span><text:span text:style-name="T34">ş</text:span><text:span text:style-name="T20">ka inanç veya iddia daha yoktur. </text:span></text:p>
      <text:p text:style-name="P30"><text:span text:style-name="T20">Bu, Afrikalı bazı kabilelerin totemlere, Sebe halkının Güne</text:span><text:span text:style-name="T34">ş</text:span><text:span text:style-name="T20">'e tapmasından, Hz. </text:span><text:span text:style-name="T34">İ</text:span><text:span text:style-name="T20">brahim (as)'ın kavminin elleri ile yaptıkları putlara, Hz. Musa (as)'ın kavminin içinden bazı insanların altından yaptıkları buza</text:span><text:span text:style-name="T34">ğ</text:span><text:span text:style-name="T20">ıya tapmalarından çok daha vahim ve akıl almaz bir körlüktür. Gerçekte bu durum, Allah'ın Kuran'da i</text:span><text:span text:style-name="T34">ş</text:span><text:span text:style-name="T20">aret etti</text:span><text:span text:style-name="T34">ğ</text:span><text:span text:style-name="T20">i bir akılsızlıktır. Allah, bazı insanların anlayı</text:span><text:span text:style-name="T34">ş</text:span><text:span text:style-name="T20">larının kapanaca</text:span><text:span text:style-name="T34">ğ</text:span><text:span text:style-name="T20">ını ve gerçekleri görmekten aciz duruma dü</text:span><text:span text:style-name="T34">ş</text:span><text:span text:style-name="T20">eceklerini birçok ayetinde bildirmektedir. Bu ayetlerden bazıları </text:span><text:span text:style-name="T34">ş</text:span><text:span text:style-name="T20">öyledir:</text:span></text:p>
      <text:p text:style-name="P21"><text:span text:style-name="T34">Ş</text:span><text:span text:style-name="T20">üphesiz, inkar edenleri uyarsan da, uyarmasan da, onlar için fark etmez; inanmazlar. Allah, onların kalplerini ve kulaklarını mühürlemi</text:span><text:span text:style-name="T34">ş</text:span><text:span text:style-name="T20">tir; gözlerinin üzerinde perdeler vardır. Ve büyük azab onlaradır. (Bakara Suresi, 6-7)</text:span></text:p>
      <text:p text:style-name="P21"><text:span text:style-name="T20">…</text:span><text:span text:style-name="T33"> </text:span><text:span text:style-name="T20">Kalpleri vardır bununla kavrayıp-anlamazlar, gözleri vardır bununla görmezler, kulakları vardır bununla i</text:span><text:span text:style-name="T34">ş</text:span><text:span text:style-name="T20">itmezler. Bunlar hayvanlar gibidir, hatta daha a</text:span><text:span text:style-name="T34">ş</text:span><text:span text:style-name="T20">a</text:span><text:span text:style-name="T34">ğ</text:span><text:span text:style-name="T20">ılıktırlar. </text:span><text:span text:style-name="T34">İş</text:span><text:span text:style-name="T20">te bunlar gafil olanlardır. (Araf Suresi, 179)</text:span></text:p>
      <text:p text:style-name="P30"><text:span text:style-name="T20">Allah, Hicr Suresi’nde ise bu insanların mucizeler görseler bile inanmayacak kadar büyülendiklerini </text:span><text:span text:style-name="T34">ş</text:span><text:span text:style-name="T20">öyle bildirmektedir:</text:span></text:p>
      <text:p text:style-name="P21"><text:span text:style-name="T20">Onların üzerlerine gökyüzünden bir kapı açsak, ordan yukarı yükselseler de, mutlaka: "Gözlerimiz döndürüldü, belki biz büyülenmi</text:span><text:span text:style-name="T34">ş</text:span><text:span text:style-name="T20"> bir toplulu</text:span><text:span text:style-name="T34">ğ</text:span><text:span text:style-name="T20">uz" diyeceklerdir. (Hicr Suresi, 14-15)</text:span></text:p>
      <text:p text:style-name="P30"><text:span text:style-name="T20">Bu kadar geni</text:span><text:span text:style-name="T34">ş</text:span><text:span text:style-name="T20">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text:span><text:span text:style-name="T34">ş</text:span><text:span text:style-name="T20">ılabilir. Ancak dünyanın dört bir yanındaki insanların, </text:span><text:span text:style-name="T34">ş</text:span><text:span text:style-name="T20">uursuz ve cansız atomların ani bir kararla biraraya gelip; ola</text:span><text:span text:style-name="T34">ğ</text:span><text:span text:style-name="T20">anüstü bir organizasyon, disiplin, akıl ve </text:span><text:span text:style-name="T34">ş</text:span><text:span text:style-name="T20">uur gösterip </text:span><text:soft-page-break/><text:span text:style-name="T20">kusursuz bir sistemle i</text:span><text:span text:style-name="T34">ş</text:span><text:span text:style-name="T20">leyen evreni, canlılık için uygun olan her türlü özelli</text:span><text:span text:style-name="T34">ğ</text:span><text:span text:style-name="T20">e sahip olan Dünya gezegenini ve sayısız kompleks sistemle donatılmı</text:span><text:span text:style-name="T34">ş</text:span><text:span text:style-name="T20"> canlıları meydana getirdi</text:span><text:span text:style-name="T34">ğ</text:span><text:span text:style-name="T20">ine inanmasının, "büyü"den ba</text:span><text:span text:style-name="T34">ş</text:span><text:span text:style-name="T20">ka bir açıklaması yoktur. </text:span></text:p>
      <text:p text:style-name="P30"><text:span text:style-name="T20">Nitekim, Allah Kuran'da, inkarcı felsefenin savunucusu olan bazı kimselerin, yaptıkları büyülerle insanları etkilediklerini Hz. Musa (as) ve Firavun arasında geçen bir olayla bizlere bildirmektedir. Hz. Musa (as), Firavun'a hak dini anlattı</text:span><text:span text:style-name="T34">ğ</text:span><text:span text:style-name="T20">ında, Firavun Hz. Musa (as)'a, kendi "bilgin büyücüleri" ile insanların toplandı</text:span><text:span text:style-name="T34">ğ</text:span><text:span text:style-name="T20">ı bir yerde kar</text:span><text:span text:style-name="T34">ş</text:span><text:span text:style-name="T20">ıla</text:span><text:span text:style-name="T34">ş</text:span><text:span text:style-name="T20">masını söyler. Hz. Musa (as), büyücülerle kar</text:span><text:span text:style-name="T34">ş</text:span><text:span text:style-name="T20">ıla</text:span><text:span text:style-name="T34">ş</text:span><text:span text:style-name="T20">tı</text:span><text:span text:style-name="T34">ğ</text:span><text:span text:style-name="T20">ında, büyücülere önce onların marifetlerini sergilemelerini emreder. Bu olayın anlatıldı</text:span><text:span text:style-name="T34">ğ</text:span><text:span text:style-name="T20">ı bir ayet </text:span><text:span text:style-name="T34">ş</text:span><text:span text:style-name="T20">öyledir:</text:span></text:p>
      <text:p text:style-name="P21"><text:span text:style-name="T20">(Musa:) "Siz atın" dedi. (Asalarını) atıverince, insanların gözlerini büyüleyiverdiler, onları deh</text:span><text:span text:style-name="T34">ş</text:span><text:span text:style-name="T20">ete dü</text:span><text:span text:style-name="T34">ş</text:span><text:span text:style-name="T20">ürdüler ve (ortaya) büyük bir sihir getirmi</text:span><text:span text:style-name="T34">ş</text:span><text:span text:style-name="T20"> oldular. (Araf Suresi, 116)</text:span></text:p>
      <text:p text:style-name="P30"><text:span text:style-name="T20">Görüldü</text:span><text:span text:style-name="T34">ğ</text:span><text:span text:style-name="T20">ü gibi Firavun'un büyücüleri yaptıkları "aldatmacalar"la <text:s/>-Hz. Musa (as) ve ona inananlar dı</text:span><text:span text:style-name="T34">ş</text:span><text:span text:style-name="T20">ında- insanların hepsini büyüleyebilmi</text:span><text:span text:style-name="T34">ş</text:span><text:span text:style-name="T20">lerdir. Ancak, onların attıklarına kar</text:span><text:span text:style-name="T34">ş</text:span><text:span text:style-name="T20">ılık Hz. Musa (as)'ın ortaya koydu</text:span><text:span text:style-name="T34">ğ</text:span><text:span text:style-name="T20">u delil, onların bu büyüsünü, ayette bildirildi</text:span><text:span text:style-name="T34">ğ</text:span><text:span text:style-name="T20">i gibi <text:s/>"uydurduklarını yutmu</text:span><text:span text:style-name="T34">ş</text:span><text:span text:style-name="T20">" yani etkisiz kılmı</text:span><text:span text:style-name="T34">ş</text:span><text:span text:style-name="T20">tır: </text:span></text:p>
      <text:p text:style-name="P21"><text:span text:style-name="T20">Biz de Musa'ya: "Asanı fırlatıver" diye vahyettik. (O da fırlatıverince) bir de baktılar ki, o bütün uydurduklarını derleyip-toparlayıp yutuyor. Böylece hak yerini buldu, onların bütün yapmakta oldukları geçersiz kaldı. Orada yenilmi</text:span><text:span text:style-name="T34">ş</text:span><text:span text:style-name="T20"> oldular ve küçük dü</text:span><text:span text:style-name="T34">ş</text:span><text:span text:style-name="T20">mü</text:span><text:span text:style-name="T34">ş</text:span><text:span text:style-name="T20">ler olarak tersyüz çevrildiler. <text:s/>(Araf Suresi, 117-119)</text:span></text:p>
      <text:p text:style-name="P30"><text:span text:style-name="T20">Ayetlerde de bildirildi</text:span><text:span text:style-name="T34">ğ</text:span><text:span text:style-name="T20">i gibi, daha önce insanları büyüleyerek etkileyen bu ki</text:span><text:span text:style-name="T34">ş</text:span><text:span text:style-name="T20">ilerin yaptıklarının bir sahtekarlık oldu</text:span><text:span text:style-name="T34">ğ</text:span><text:span text:style-name="T20">unun anla</text:span><text:span text:style-name="T34">ş</text:span><text:span text:style-name="T20">ılması ile, söz konusu insanlar küçük dü</text:span><text:span text:style-name="T34">ş</text:span><text:span text:style-name="T20">mü</text:span><text:span text:style-name="T34">ş</text:span><text:span text:style-name="T20">lerdir. Günümüzde de bir büyünün etkisiyle, bilimsellik kılıfı altında son derece saçma iddialara inanan ve bunları savunmaya hayatlarını adayanlar, e</text:span><text:span text:style-name="T34">ğ</text:span><text:span text:style-name="T20">er bu iddialardan vazgeçmezlerse gerçekler tam anlamıyla açı</text:span><text:span text:style-name="T34">ğ</text:span><text:span text:style-name="T20">a çıktı</text:span><text:span text:style-name="T34">ğ</text:span><text:span text:style-name="T20">ında ve "büyü bozuldu</text:span><text:span text:style-name="T34">ğ</text:span><text:span text:style-name="T20">unda" küçük duruma dü</text:span><text:span text:style-name="T34">ş</text:span><text:span text:style-name="T20">eceklerdir. </text:span></text:p>
      <text:p text:style-name="P30"><text:span text:style-name="T20">Nitekim, yakla</text:span><text:span text:style-name="T34">ş</text:span><text:span text:style-name="T20">ık 60 ya</text:span><text:span text:style-name="T34">ş</text:span><text:span text:style-name="T20">ına kadar evrimi savunan ve ateist bir felsefeci olan, ancak daha sonra gerçekleri gören Malcolm Muggeridge evrim teorisinin yakın gelecekte dü</text:span><text:span text:style-name="T34">ş</text:span><text:span text:style-name="T20">ece</text:span><text:span text:style-name="T34">ğ</text:span><text:span text:style-name="T20">i durumu </text:span><text:span text:style-name="T34">ş</text:span><text:span text:style-name="T20">öyle açıklamaktadır:</text:span></text:p>
      <text:p text:style-name="P20"><text:span text:style-name="T20">Ben kendim, evrim teorisinin, özellikle uygulandı</text:span><text:span text:style-name="T34">ğ</text:span><text:span text:style-name="T20">ı alanlarda, gelece</text:span><text:span text:style-name="T34">ğ</text:span><text:span text:style-name="T20">in tarih kitaplarındaki en büyük espri malzemelerinden biri olaca</text:span><text:span text:style-name="T34">ğ</text:span><text:span text:style-name="T20">ına ikna oldum. Gelecek ku</text:span><text:span text:style-name="T34">ş</text:span><text:span text:style-name="T20">ak, bu kadar çürük ve belirsiz bir hipotezin inanılmaz bir saflıkla kabul edilmesini hayretle kar</text:span><text:span text:style-name="T34">ş</text:span><text:span text:style-name="T20">ılayacaktır.</text:span><text:span text:style-name="T39">141</text:span></text:p>
      <text:p text:style-name="P30"><text:span text:style-name="T20">Bu gelecek, uzakta de</text:span><text:span text:style-name="T34">ğ</text:span><text:span text:style-name="T20">ildir aksine çok yakın bir gelecekte insanlar "tesadüfler"in ilah olamayacaklarını anlayacaklar ve evrim teorisi dünya tarihinin en büyük aldatmacası ve en </text:span><text:span text:style-name="T34">ş</text:span><text:span text:style-name="T20">iddetli büyüsü olarak tanımlanacaktır. Bu </text:span><text:span text:style-name="T34">ş</text:span><text:span text:style-name="T20">iddetli büyü, büyük bir hızla dünyanın dört bir yanında insanların üzerinden kalkmaya ba</text:span><text:span text:style-name="T34">ş</text:span><text:span text:style-name="T20">lamı</text:span><text:span text:style-name="T34">ş</text:span><text:span text:style-name="T20">tır. Evrim aldatmacasının sırrını ö</text:span><text:span text:style-name="T34">ğ</text:span><text:span text:style-name="T20">renen birçok insan, bu aldatmacaya nasıl kandı</text:span><text:span text:style-name="T34">ğ</text:span><text:span text:style-name="T20">ını hayret ve </text:span><text:span text:style-name="T34">ş</text:span><text:span text:style-name="T20">a</text:span><text:span text:style-name="T34">ş</text:span><text:span text:style-name="T20">kınlıkla dü</text:span><text:span text:style-name="T34">ş</text:span><text:span text:style-name="T20">ünmektedir.</text:span></text:p>
      <text:p text:style-name="P32"/>
      <text:p text:style-name="P32"/>
      <text:p text:style-name="P32"/>
      <text:p text:style-name="P53"><text:soft-page-break/><text:span text:style-name="T20">... Sen yücesin, bize ö</text:span><text:span text:style-name="T34">ğ</text:span><text:span text:style-name="T20">retti</text:span><text:span text:style-name="T34">ğ</text:span><text:span text:style-name="T20">inden ba</text:span><text:span text:style-name="T34">ş</text:span><text:span text:style-name="T20">ka bizim hiçbir bilgimiz yok. Gerçekten Sen, her</text:span><text:span text:style-name="T34">ş</text:span><text:span text:style-name="T20">eyi bilen, hüküm ve hikmet sahibi olansın. (Bakara Suresi, 32)</text:span></text:p>
      <text:p text:style-name="P32"/>
      <text:h text:style-name="P12" text:outline-level="1">NOTLAR</text:h>
      <text:p text:style-name="P32"/>
      <text:p text:style-name="P47"><text:span text:style-name="T20">1. Enver Ziya Karal, </text:span><text:span text:style-name="T26">Osmanlı Tarihi</text:span><text:span text:style-name="T20">, VIII. Cilt, 3.b., Ankara: Türk Tarih Kurumu Basımevi, 1988, s. 552</text:span></text:p>
      <text:p text:style-name="P47"><text:span text:style-name="T20">2. François de Fontette, </text:span><text:span text:style-name="T26">Irkçılık</text:span><text:span text:style-name="T20">, Çev. Haldun Karyol, </text:span><text:span text:style-name="T34">İ</text:span><text:span text:style-name="T20">stanbul: </text:span><text:span text:style-name="T34">İ</text:span><text:span text:style-name="T20">leti</text:span><text:span text:style-name="T34">ş</text:span><text:span text:style-name="T20">im Yayınları, 1991, ss. 40-41.</text:span></text:p>
      <text:p text:style-name="P47"><text:span text:style-name="T20">3. James Ferguson, "The Laboratory of Racism"</text:span><text:span text:style-name="T26">,</text:span><text:span text:style-name="T20"> </text:span><text:span text:style-name="T26">New Scientist</text:span><text:span text:style-name="T20">, Vol. 103, 27 Eylül 1984, s. 18</text:span></text:p>
      <text:p text:style-name="P47"><text:span text:style-name="T20">4. Charles Darwin, </text:span><text:span text:style-name="T26">The Descent of Man</text:span><text:span text:style-name="T20">, 1871, "Summary"; Stephen Jay Gould, "The Moral State of Tahiti—and of Darwin", </text:span><text:span text:style-name="T26">Natural History</text:span><text:span text:style-name="T20">, 10/91, s. 14</text:span></text:p>
      <text:p text:style-name="P47"><text:span text:style-name="T20">5. Benjamin Farrington, </text:span><text:span text:style-name="T26">What Darwin Really Said</text:span><text:span text:style-name="T20">, London: Sphere Books, 1971, ss. 54-56</text:span></text:p>
      <text:p text:style-name="P47"><text:span text:style-name="T20">6. Charles Darwin, </text:span><text:span text:style-name="T28">İ</text:span><text:span text:style-name="T26">nsanın Türeyi</text:span><text:span text:style-name="T28">ş</text:span><text:span text:style-name="T26">i</text:span><text:span text:style-name="T20">, Ankara: Onur Yayınları, 7.b., Nisan 1995, ss.199-200</text:span></text:p>
      <text:p text:style-name="P47"><text:span text:style-name="T20">7. Darwin, "do</text:span><text:span text:style-name="T34">ğ</text:span><text:span text:style-name="T20">al seleksiyon" kavramını ortaya atarken, </text:span><text:span text:style-name="T34">İ</text:span><text:span text:style-name="T20">ngiliz klasik iktisatçısı Thomas Robert Malthus'un teorilerinden etkilenmi</text:span><text:span text:style-name="T34">ş</text:span><text:span text:style-name="T20">ti. Malthus, yiyecek kaynaklarının aritmetik dizi ile artarkan, insanların geometrik dizi ile ço</text:span><text:span text:style-name="T34">ğ</text:span><text:span text:style-name="T20">aldıklarını anlatmı</text:span><text:span text:style-name="T34">ş</text:span><text:span text:style-name="T20"> ve bu yüzden insanların kaçınılmaz olarak kıyasıya bir ya</text:span><text:span text:style-name="T34">ş</text:span><text:span text:style-name="T20">am mücadelesi sürdürdüklerini öne sürmü</text:span><text:span text:style-name="T34">ş</text:span><text:span text:style-name="T20">tü. Darwin ise bu kıyasıya ya</text:span><text:span text:style-name="T34">ş</text:span><text:span text:style-name="T20">am mücadelesi kavramını do</text:span><text:span text:style-name="T34">ğ</text:span><text:span text:style-name="T20">aya uyarlamı</text:span><text:span text:style-name="T34">ş</text:span><text:span text:style-name="T20"> ve "do</text:span><text:span text:style-name="T34">ğ</text:span><text:span text:style-name="T20">al seleksiyon"un bu mücadelenin bir sonucu oldu</text:span><text:span text:style-name="T34">ğ</text:span><text:span text:style-name="T20">unu iddia etmi</text:span><text:span text:style-name="T34">ş</text:span><text:span text:style-name="T20">ti. Oysa daha sonra yapılan ara</text:span><text:span text:style-name="T34">ş</text:span><text:span text:style-name="T20">tırmalar, do</text:span><text:span text:style-name="T34">ğ</text:span><text:span text:style-name="T20">ada Darwin'in varsaydı</text:span><text:span text:style-name="T34">ğ</text:span><text:span text:style-name="T20">ı gibi bir ya</text:span><text:span text:style-name="T34">ş</text:span><text:span text:style-name="T20">am mücadelesi olmadı</text:span><text:span text:style-name="T34">ğ</text:span><text:span text:style-name="T20">ını gösterdi. </text:span><text:span text:style-name="T34">İ</text:span><text:span text:style-name="T20">ngiliz zoolog Wynee-Edwards'ın hayvan toplulukları üzerinde 1960 ve 70'lerde yaptı</text:span><text:span text:style-name="T34">ğ</text:span><text:span text:style-name="T20">ı uzun çalı</text:span><text:span text:style-name="T34">ş</text:span><text:span text:style-name="T20">malar, canlı topluluklarının çok ilginç bir biçimde nüfuslarını dengelediklerini ve yiyecek için rekabeti engellediklerini ortaya koydu. Hayvan toplulukları ço</text:span><text:span text:style-name="T34">ğ</text:span><text:span text:style-name="T20">unlukla nüfuslarını ellerindeki yiyecek kaynaklarına göre düzenliyorlardı. Nüfus, açlık ve salgın hastalıklar gibi "zayıfları eleyen" faktörlerle de</text:span><text:span text:style-name="T34">ğ</text:span><text:span text:style-name="T20">il, asıl olarak hayvanlarda yer alan içgüdüsel denetim mekanizmaları ile kontrol ediliyordu. Yani hayvanlar, nüfuslarını Darwin'in varsaydı</text:span><text:span text:style-name="T34">ğ</text:span><text:span text:style-name="T20">ı kıyasıya rekabet yoluyla de</text:span><text:span text:style-name="T34">ğ</text:span><text:span text:style-name="T20">il, kendi üremelerini sınırlayarak kontrol ediyorlardı. (Wynne-Edwards, V. C. "Self Regulating Systems is Populations of Animals, </text:span><text:span text:style-name="T26">Science</text:span><text:span text:style-name="T20">, Vol. 147, 1965, ss. 1543-1548; Wynne-Edwards, V. C. Evolution Through Group Selection, London:1986)</text:span></text:p>
      <text:p text:style-name="P47"><text:span text:style-name="T20">Bitkiler bile Darwin'in öne sürdü</text:span><text:span text:style-name="T34">ğ</text:span><text:span text:style-name="T20">ü "rekabet yoluyla seleksiyon" örnekleri de</text:span><text:span text:style-name="T34">ğ</text:span><text:span text:style-name="T20">il, nüfus kontrolü örnekleri veriyordu. Botanikçi Bradshaw'un yaptı</text:span><text:span text:style-name="T34">ğ</text:span><text:span text:style-name="T20">ı gözlemler, bitkilerin ço</text:span><text:span text:style-name="T34">ğ</text:span><text:span text:style-name="T20">alırken üzerinde büyüdükleri alanın "yo</text:span><text:span text:style-name="T34">ğ</text:span><text:span text:style-name="T20">unlu</text:span><text:span text:style-name="T34">ğ</text:span><text:span text:style-name="T20">u"na göre davrandıklarını, alandaki bitki yo</text:span><text:span text:style-name="T34">ğ</text:span><text:span text:style-name="T20">unlu</text:span><text:span text:style-name="T34">ğ</text:span><text:span text:style-name="T20">u arttı</text:span><text:span text:style-name="T34">ğ</text:span><text:span text:style-name="T20">ında üremeyi azalttıklarını ispatladı. (Bradshaw 1965; Lee Spetner. </text:span><text:span text:style-name="T26">Not By Chance!: Shattering the Modern Theory of Evolution,</text:span><text:span text:style-name="T20"> New York: The Judaica Press, Inc., 1997) Öte yandan karıncalar, balarıları gibi topluluklardaki rastlanan fedakarlık örnekleri, Darwinistik ya</text:span><text:span text:style-name="T34">ş</text:span><text:span text:style-name="T20">am mücadelesi kavramının tam tersi bir model olu</text:span><text:span text:style-name="T34">ş</text:span><text:span text:style-name="T20">turuyordu. Tüm bu ara</text:span><text:span text:style-name="T34">ş</text:span><text:span text:style-name="T20">tırmalar gösterdi ki, do</text:span><text:span text:style-name="T34">ğ</text:span><text:span text:style-name="T20">ada Darwin'in varsaydı</text:span><text:span text:style-name="T34">ğ</text:span><text:span text:style-name="T20">ı gibi bir çatı</text:span><text:span text:style-name="T34">ş</text:span><text:span text:style-name="T20">ma ve karma</text:span><text:span text:style-name="T34">ş</text:span><text:span text:style-name="T20">a de</text:span><text:span text:style-name="T34">ğ</text:span><text:span text:style-name="T20">il, çok hassas dengelerle hesaplanmı</text:span><text:span text:style-name="T34">ş</text:span><text:span text:style-name="T20"> bir "düzen" vardı.</text:span></text:p>
      <text:p text:style-name="P47"><text:span text:style-name="T20">8. Lalita Prasad Vidyarthi, </text:span><text:span text:style-name="T26">Racism, Science and Pseudo-Science</text:span><text:span text:style-name="T20">, Unesco, France, Vendôme, 1983. s. 54 </text:span></text:p>
      <text:p text:style-name="P47"><text:span text:style-name="T20">9. Stephen Jay Gould, </text:span><text:span text:style-name="T26">The Mismeasure Of Man</text:span><text:span text:style-name="T20">, New York:W. W. Norton and Company, 1981, s. 72</text:span></text:p>
      <text:p text:style-name="P47"><text:span text:style-name="T20">10. Francis Darwin, </text:span><text:span text:style-name="T26">The Life and Letters of Charles Darwin</text:span><text:span text:style-name="T20">, D. Appleton and Co., 1896, Vol.II, s. 294</text:span></text:p>
      <text:p text:style-name="P47"><text:span text:style-name="T20">11. Hans Ulrich Wehler, </text:span><text:span text:style-name="T26">The German Empire</text:span><text:span text:style-name="T20">, s. 179</text:span></text:p>
      <text:p text:style-name="P47"><text:span text:style-name="T20">12. Benjamin Farrington, </text:span><text:span text:style-name="T26">What Darwin Really Said</text:span><text:span text:style-name="T20">, London: Sphere Books, 1971, s.82</text:span></text:p>
      <text:p text:style-name="P47"><text:span text:style-name="T20">13. Stephen Jay Gould, </text:span><text:span text:style-name="T26">Ontogeny and Phylogeny, </text:span><text:span text:style-name="T20">Cambridge, Mass: Harvard University Press, 1977, s. 127</text:span></text:p>
      <text:p text:style-name="P47"><text:span text:style-name="T20">14. Kenneth J.Hsü, "Is Darwinism Science?", </text:span><text:span text:style-name="T26">Eartwatch</text:span><text:span text:style-name="T20">, March 1989, ss. 15-17</text:span></text:p>
      <text:p text:style-name="P47"><text:span text:style-name="T20">15. Alaeddin </text:span><text:span text:style-name="T34">Ş</text:span><text:span text:style-name="T20">enel, </text:span><text:span text:style-name="T26">Irk ve Irkçılık Dü</text:span><text:span text:style-name="T28">ş</text:span><text:span text:style-name="T26">üncesi</text:span><text:span text:style-name="T20">, Ankara: Bilim ve Sanat Yayınları, 1993, s. 61</text:span></text:p>
      <text:p text:style-name="P47"><text:span text:style-name="T20">16. Herbert Spencer, </text:span><text:span text:style-name="T26">The Man Versus the State</text:span><text:span text:style-name="T20">, New York:1884'den, Gosset, Race, ss. 147-148</text:span></text:p>
      <text:p text:style-name="P47"><text:span text:style-name="T20">17. </text:span><text:span text:style-name="T26">A Look Back at Eugenics</text:span><text:span text:style-name="T20">, Cilt 1, Sayı 3, Kasım 96</text:span></text:p>
      <text:p text:style-name="P47"><text:span text:style-name="T20">18. Alaeddin </text:span><text:span text:style-name="T34">Ş</text:span><text:span text:style-name="T20">enel, </text:span><text:span text:style-name="T26">Irk ve Irkçılık Dü</text:span><text:span text:style-name="T28">ş</text:span><text:span text:style-name="T26">üncesi</text:span><text:span text:style-name="T20">, Ankara: Bilim ve Sanat Yayınları, 1993, s. 61</text:span></text:p>
      <text:p text:style-name="P48">19. Thomas Gosset, Race: The History of an Idea in America, s. 170</text:p>
      <text:p text:style-name="P47"><text:span text:style-name="T20">20. Benjamin Farrington, </text:span><text:span text:style-name="T26">What Darwin Really Said</text:span><text:span text:style-name="T20">, London:Sphere Books, 1971, s. 82 </text:span></text:p>
      <text:p text:style-name="P47"><text:span text:style-name="T20">21. Kenneth J. Hsu, "Letter to the Editor", </text:span><text:span text:style-name="T26">Geology</text:span><text:span text:style-name="T20">, April 1987, s. 377</text:span></text:p>
      <text:p text:style-name="P47"><text:span text:style-name="T20">22. Süleyman Kocaba</text:span><text:span text:style-name="T34">ş</text:span><text:span text:style-name="T20">, </text:span><text:span text:style-name="T26">Hindistan Yolu ve Petrol U</text:span><text:span text:style-name="T28">ğ</text:span><text:span text:style-name="T26">runa Yapılanlar: Türkiye ve </text:span><text:span text:style-name="T28">İ</text:span><text:span text:style-name="T26">ngiltere, </text:span><text:span text:style-name="T20">1.b., </text:span><text:span text:style-name="T34">İ</text:span><text:span text:style-name="T20">stanbul:Vatan Yayınları, 1985, s. 231</text:span></text:p>
      <text:p text:style-name="P47"><text:span text:style-name="T20">23. Ahmet </text:span><text:span text:style-name="T34">İ</text:span><text:span text:style-name="T20">hsan, </text:span><text:span text:style-name="T26">Matbuat Hatıralarım</text:span><text:span text:style-name="T20">, </text:span><text:span text:style-name="T34">İ</text:span><text:span text:style-name="T20">stanbul:A. </text:span><text:span text:style-name="T34">İ</text:span><text:span text:style-name="T20">hsan Matbaası, 1931, s.57</text:span></text:p>
      <text:p text:style-name="P47"><text:span text:style-name="T20">24. Sir Achmed Bartlet, </text:span><text:span text:style-name="T26">Teselya Marekesinde</text:span><text:span text:style-name="T20">, </text:span><text:span text:style-name="T34">İ</text:span><text:span text:style-name="T20">kdam Matbaası, Dersaadet, 1315, ss.12-13</text:span></text:p>
      <text:p text:style-name="P47"><text:span text:style-name="T20">25. Ragıp Üner, "Tarihte Türk-</text:span><text:span text:style-name="T34">İ</text:span><text:span text:style-name="T20">ngiliz </text:span><text:span text:style-name="T34">İ</text:span><text:span text:style-name="T20">li</text:span><text:span text:style-name="T34">ş</text:span><text:span text:style-name="T20">kileri", </text:span><text:span text:style-name="T26">Hayat Tarih Mecmuası</text:span><text:span text:style-name="T20">, 1 Eylül 1975, Yıl 11, Cilt 2, Sayı 9, Sıra No 129, Do</text:span><text:span text:style-name="T34">ğ</text:span><text:span text:style-name="T20">an Karde</text:span><text:span text:style-name="T34">ş</text:span><text:span text:style-name="T20"> Matbaacılık, s.26</text:span></text:p>
      <text:p text:style-name="P47"><text:span text:style-name="T20">26. Do</text:span><text:span text:style-name="T34">ğ</text:span><text:span text:style-name="T20">an Avcıo</text:span><text:span text:style-name="T34">ğ</text:span><text:span text:style-name="T20">lu, </text:span><text:span text:style-name="T26">Milli Kurtulu</text:span><text:span text:style-name="T28">ş</text:span><text:span text:style-name="T26"> Tarihi</text:span><text:span text:style-name="T20">, Tekin Yayınları, 1996, s. 42</text:span></text:p>
      <text:p text:style-name="P47"><text:soft-page-break/><text:span text:style-name="T20">27. Erol Ulubelen, </text:span><text:span text:style-name="T28">İ</text:span><text:span text:style-name="T26">ngiliz Gizli Belgelerinde Türkiye</text:span><text:span text:style-name="T20">, </text:span><text:span text:style-name="T34">İ</text:span><text:span text:style-name="T20">stanbul:Ça</text:span><text:span text:style-name="T34">ğ</text:span><text:span text:style-name="T20">da</text:span><text:span text:style-name="T34">ş</text:span><text:span text:style-name="T20"> Yayınları, Eylül 1982, s. 62</text:span></text:p>
      <text:p text:style-name="P47"><text:span text:style-name="T20">28. Erol Ulubelen, </text:span><text:span text:style-name="T28">İ</text:span><text:span text:style-name="T26">ngiliz Gizli Belgelerinde Türkiye</text:span><text:span text:style-name="T20">, </text:span><text:span text:style-name="T34">İ</text:span><text:span text:style-name="T20">stanbul:Ça</text:span><text:span text:style-name="T34">ğ</text:span><text:span text:style-name="T20">da</text:span><text:span text:style-name="T34">ş</text:span><text:span text:style-name="T20"> Yayınları, Eylül 1982, s. 77</text:span></text:p>
      <text:p text:style-name="P47"><text:span text:style-name="T20">29. Erol Ulubelen, </text:span><text:span text:style-name="T28">İ</text:span><text:span text:style-name="T26">ngiliz Gizli Belgelerinde Türkiye</text:span><text:span text:style-name="T20">, </text:span><text:span text:style-name="T34">İ</text:span><text:span text:style-name="T20">stanbul:Ça</text:span><text:span text:style-name="T34">ğ</text:span><text:span text:style-name="T20">da</text:span><text:span text:style-name="T34">ş</text:span><text:span text:style-name="T20"> Yayınları, Eylül 1982, s. 210</text:span></text:p>
      <text:p text:style-name="P47"><text:span text:style-name="T20">30. Do</text:span><text:span text:style-name="T34">ğ</text:span><text:span text:style-name="T20">an Avcıo</text:span><text:span text:style-name="T34">ğ</text:span><text:span text:style-name="T20">lu, </text:span><text:span text:style-name="T26">Milli Kurtulu</text:span><text:span text:style-name="T28">ş</text:span><text:span text:style-name="T26"> Tarihi</text:span><text:span text:style-name="T20">, Tekin Yayınları, 1996, s. 285</text:span></text:p>
      <text:p text:style-name="P47"><text:span text:style-name="T20">31. Pierre Loti, </text:span><text:span text:style-name="T26">Can Çeki</text:span><text:span text:style-name="T28">ş</text:span><text:span text:style-name="T26">en Türkiye</text:span><text:span text:style-name="T20">, Çev: R.C.H.Matbaai Hayriye ve </text:span><text:span text:style-name="T34">Ş</text:span><text:span text:style-name="T20">ürekâsi, 1329 (1913), s. 108</text:span></text:p>
      <text:p text:style-name="P47"><text:span text:style-name="T20">32. Enver Ziya Karal, </text:span><text:span text:style-name="T26">Birinci Me</text:span><text:span text:style-name="T28">ş</text:span><text:span text:style-name="T26">rutiyet ve </text:span><text:span text:style-name="T28">İ</text:span><text:span text:style-name="T26">stibdat Devirleri 1876-1907,</text:span><text:span text:style-name="T20"> VIII. Cilt, Atatürk Dil ve Tarih Yüksek Kurumu Türk Tarih Kurumu Yayınları, ss. 122-126</text:span></text:p>
      <text:p text:style-name="P47"><text:span text:style-name="T20">33. Frederick Burnaby, </text:span><text:span text:style-name="T26">Küçük Asya Seyahatnamesi</text:span><text:span text:style-name="T20">, 1.b., Sabah Kitapları, Haziran 1998, s. 74</text:span></text:p>
      <text:p text:style-name="P47"><text:span text:style-name="T20">34. Pierre Loti, </text:span><text:span text:style-name="T26">Can Çeki</text:span><text:span text:style-name="T28">ş</text:span><text:span text:style-name="T26">en Türkiye</text:span><text:span text:style-name="T20">, Çev: R.C.H.Matbaai Hayriye ve </text:span><text:span text:style-name="T34">Ş</text:span><text:span text:style-name="T20">ürekâsi, 1329 (1913), ss. 60-61</text:span></text:p>
      <text:p text:style-name="P47"><text:span text:style-name="T20">35. Do</text:span><text:span text:style-name="T34">ğ</text:span><text:span text:style-name="T20">an Avcıo</text:span><text:span text:style-name="T34">ğ</text:span><text:span text:style-name="T20">lu, </text:span><text:span text:style-name="T26">Milli Kurtulu</text:span><text:span text:style-name="T28">ş</text:span><text:span text:style-name="T26"> Tarihi</text:span><text:span text:style-name="T20">, Tekin Yayınları, 1996, s. 34</text:span></text:p>
      <text:p text:style-name="P47"><text:span text:style-name="T20">36. Do</text:span><text:span text:style-name="T34">ğ</text:span><text:span text:style-name="T20">an Avcıo</text:span><text:span text:style-name="T34">ğ</text:span><text:span text:style-name="T20">lu, </text:span><text:span text:style-name="T26">Milli Kurtulu</text:span><text:span text:style-name="T28">ş</text:span><text:span text:style-name="T26"> Tarihi</text:span><text:span text:style-name="T20">, Tekin Yayınları, 1996, s. 33</text:span></text:p>
      <text:p text:style-name="P47"><text:span text:style-name="T20">37. Erol Ulubelen, </text:span><text:span text:style-name="T28">İ</text:span><text:span text:style-name="T26">ngiliz Gizli Belgelerinde Türkiye,</text:span><text:span text:style-name="T20"> </text:span><text:span text:style-name="T34">İ</text:span><text:span text:style-name="T20">stanbul:Ça</text:span><text:span text:style-name="T34">ğ</text:span><text:span text:style-name="T20">da</text:span><text:span text:style-name="T34">ş</text:span><text:span text:style-name="T20"> Yayınları, Eylül 1982, s. 185</text:span></text:p>
      <text:p text:style-name="P47"><text:span text:style-name="T20">38. Erol Ulubelen, </text:span><text:span text:style-name="T28">İ</text:span><text:span text:style-name="T26">ngiliz Gizli Belgelerinde Türkiye,</text:span><text:span text:style-name="T20"> </text:span><text:span text:style-name="T34">İ</text:span><text:span text:style-name="T20">stanbul:Ça</text:span><text:span text:style-name="T34">ğ</text:span><text:span text:style-name="T20">da</text:span><text:span text:style-name="T34">ş</text:span><text:span text:style-name="T20"> Yayınları, Eylül 1982, s. 210</text:span></text:p>
      <text:p text:style-name="P47"><text:span text:style-name="T20">39. Erol Ulubelen, </text:span><text:span text:style-name="T28">İ</text:span><text:span text:style-name="T26">ngiliz Gizli Belgelerinde Türkiye,</text:span><text:span text:style-name="T20"> </text:span><text:span text:style-name="T34">İ</text:span><text:span text:style-name="T20">stanbul:Ça</text:span><text:span text:style-name="T34">ğ</text:span><text:span text:style-name="T20">da</text:span><text:span text:style-name="T34">ş</text:span><text:span text:style-name="T20"> Yayınları, Eylül 1982, s. 215</text:span></text:p>
      <text:p text:style-name="P47"><text:span text:style-name="T20">40. Do</text:span><text:span text:style-name="T34">ğ</text:span><text:span text:style-name="T20">an Avcıo</text:span><text:span text:style-name="T34">ğ</text:span><text:span text:style-name="T20">lu, </text:span><text:span text:style-name="T26">Milli Kurtulu</text:span><text:span text:style-name="T28">ş</text:span><text:span text:style-name="T26"> Tarihi</text:span><text:span text:style-name="T20">, Tekin Yayınları, 1996, s. 107</text:span></text:p>
      <text:p text:style-name="P47"><text:span text:style-name="T20">41. Do</text:span><text:span text:style-name="T34">ğ</text:span><text:span text:style-name="T20">an Avcıo</text:span><text:span text:style-name="T34">ğ</text:span><text:span text:style-name="T20">lu, </text:span><text:span text:style-name="T26">Milli Kurtulu</text:span><text:span text:style-name="T28">ş</text:span><text:span text:style-name="T26"> Tarihi</text:span><text:span text:style-name="T20">, Tekin Yayınları, 1996, s. 117</text:span></text:p>
      <text:p text:style-name="P47"><text:span text:style-name="T20">42. Do</text:span><text:span text:style-name="T34">ğ</text:span><text:span text:style-name="T20">an Avcıo</text:span><text:span text:style-name="T34">ğ</text:span><text:span text:style-name="T20">lu, </text:span><text:span text:style-name="T26">Milli Kurtulu</text:span><text:span text:style-name="T28">ş</text:span><text:span text:style-name="T26"> Tarihi</text:span><text:span text:style-name="T20">, Tekin Yayınları, 1996, ss. 100-101</text:span></text:p>
      <text:p text:style-name="P47"><text:span text:style-name="T20">43. Paul C.Helmreich, Sevr Entrikaları, Büyük Güçler, Ma</text:span><text:span text:style-name="T34">ş</text:span><text:span text:style-name="T20">alar, Gizli Anla</text:span><text:span text:style-name="T34">ş</text:span><text:span text:style-name="T20">malar ve Türkiye'nin Taksimi, Çev. </text:span><text:span text:style-name="T34">Ş</text:span><text:span text:style-name="T20">erif Erol, 1.b., Mart 1996, s. 147</text:span></text:p>
      <text:p text:style-name="P47"><text:span text:style-name="T20">44. Do</text:span><text:span text:style-name="T34">ğ</text:span><text:span text:style-name="T20">an Avcıo</text:span><text:span text:style-name="T34">ğ</text:span><text:span text:style-name="T20">lu, </text:span><text:span text:style-name="T26">Milli Kurtulu</text:span><text:span text:style-name="T28">ş</text:span><text:span text:style-name="T26"> Tarihi, </text:span><text:span text:style-name="T20">Tekin Yayınları, 1996, ss. 35-36 </text:span></text:p>
      <text:p text:style-name="P47"><text:span text:style-name="T20">45. Ali Naci Karacan, </text:span><text:span text:style-name="T26">Lozan,</text:span><text:span text:style-name="T20"> Milliyet Yayınları, Tarih Dizisi 11, 2.b., Temmuz 1971</text:span></text:p>
      <text:p text:style-name="P47"><text:span text:style-name="T20">46. Süleyman Kocaba</text:span><text:span text:style-name="T34">ş</text:span><text:span text:style-name="T20">, </text:span><text:span text:style-name="T26">Hindistan Yolu ve Petrol U</text:span><text:span text:style-name="T28">ğ</text:span><text:span text:style-name="T26">runa Yapılanlar, Türkiye ve </text:span><text:span text:style-name="T28">İ</text:span><text:span text:style-name="T26">ngiltere, </text:span><text:span text:style-name="T20">1.b., </text:span><text:span text:style-name="T34">İ</text:span><text:span text:style-name="T20">stanbul: Vatan Yayınları, 1985, s. 231</text:span></text:p>
      <text:p text:style-name="P47"><text:span text:style-name="T20">47. Francis Darwin, </text:span><text:span text:style-name="T26">The Life and Letters of Charles Darwin, </text:span><text:span text:style-name="T20">Vol. I, 1888. New York:D. Appleton and Company, s.285-286</text:span></text:p>
      <text:p text:style-name="P47"><text:span text:style-name="T20">48. Yılmaz Öztuna, </text:span><text:span text:style-name="T26">Osmanlı Devleti Tarihi-1</text:span><text:span text:style-name="T20">, Ankara:T.C. Kültür Bakanlı</text:span><text:span text:style-name="T34">ğ</text:span><text:span text:style-name="T20">ı Yayınları, Yayın. 2068, 1998</text:span></text:p>
      <text:p text:style-name="P47"><text:span text:style-name="T20">49. Emin Oktay, </text:span><text:span text:style-name="T26">Lise 2 Tarih Kitabı</text:span><text:span text:style-name="T20">, </text:span><text:span text:style-name="T34">İ</text:span><text:span text:style-name="T20">stanbul:Atlas Kitabevi, 1990, s. 45</text:span></text:p>
      <text:p text:style-name="P47"><text:span text:style-name="T20">50. Jean Paul Roux, </text:span><text:span text:style-name="T26">Türklerin Tarihi</text:span><text:span text:style-name="T20">, Milliyet Yayınları, 5.b., 1997, s. 40</text:span></text:p>
      <text:p text:style-name="P47"><text:span text:style-name="T20">51. Yılmaz Öztuna, </text:span><text:span text:style-name="T26">Osmanlı Devleti Tarihi-1</text:span><text:span text:style-name="T20">, "Siyasi Tarih", Ankara:T.C. Kültür Bakanlı</text:span><text:span text:style-name="T34">ğ</text:span><text:span text:style-name="T20">ı Yayınları/2068, 1998, s. 18</text:span></text:p>
      <text:p text:style-name="P47"><text:span text:style-name="T20">52. Enver Ziya Karal, </text:span><text:span text:style-name="T26">Birinci Me</text:span><text:span text:style-name="T28">ş</text:span><text:span text:style-name="T26">rutiyet ve </text:span><text:span text:style-name="T28">İ</text:span><text:span text:style-name="T26">stibdat Devirleri 1876-1907</text:span><text:span text:style-name="T20">, VIII. Cilt, Atatürk Dil ve Tarih Yüksek Kurumu Türk Tarih Kurumu Yayınları, s. 553 </text:span></text:p>
      <text:p text:style-name="P47"><text:span text:style-name="T20">53. Yılmaz Öztuna, </text:span><text:span text:style-name="T26">Osmanlı Devleti Tarihi-1</text:span><text:span text:style-name="T20">, "Siyasi Tarih", Ankara:T.C. Kültür Bakanlı</text:span><text:span text:style-name="T34">ğ</text:span><text:span text:style-name="T20">ı Yayınları/2068, 1998, s. 41</text:span></text:p>
      <text:p text:style-name="P47"><text:span text:style-name="T20">54. Osman Turan, </text:span><text:span text:style-name="T26">Türk Dünya Nizamının Milli, </text:span><text:span text:style-name="T28">İ</text:span><text:span text:style-name="T26">slami ve </text:span><text:span text:style-name="T28">İ</text:span><text:span text:style-name="T26">nsani Esasları, </text:span><text:span text:style-name="T34">İ</text:span><text:span text:style-name="T20">stanbul:Turan Ne</text:span><text:span text:style-name="T34">ş</text:span><text:span text:style-name="T20">riyat ve Matbaacılık, 1969, Cilt 1, s. 182</text:span></text:p>
      <text:p text:style-name="P47"><text:span text:style-name="T20">55. Osman Turan, Türk Dünya Nizamının Milli, </text:span><text:span text:style-name="T34">İ</text:span><text:span text:style-name="T20">slami ve </text:span><text:span text:style-name="T34">İ</text:span><text:span text:style-name="T20">nsani Esasları, Cilt 1, s. 182</text:span></text:p>
      <text:p text:style-name="P47"><text:span text:style-name="T20">56. Osman Turan, Türk Dünya Nizamının Milli, </text:span><text:span text:style-name="T34">İ</text:span><text:span text:style-name="T20">slami ve </text:span><text:span text:style-name="T34">İ</text:span><text:span text:style-name="T20">nsani Esasları, Cilt 2, s. 138</text:span></text:p>
      <text:p text:style-name="P47"><text:span text:style-name="T20">57. Jean Paul Roux, </text:span><text:span text:style-name="T26">Türklerin Tarih</text:span><text:span text:style-name="T20">i, Milliyet Yayınları, 5.b., 1997, s.151</text:span></text:p>
      <text:p text:style-name="P47"><text:span text:style-name="T20">58. Osman Turan, </text:span><text:span text:style-name="T26">Türk Dünya Nizamının Milli, </text:span><text:span text:style-name="T28">İ</text:span><text:span text:style-name="T26">slami ve </text:span><text:span text:style-name="T28">İ</text:span><text:span text:style-name="T26">nsani Esasları, </text:span><text:span text:style-name="T34">İ</text:span><text:span text:style-name="T20">stanbul:Turan Ne</text:span><text:span text:style-name="T34">ş</text:span><text:span text:style-name="T20">riyat ve Matbaacılık, 1969, Cilt 2, s. 7</text:span></text:p>
      <text:p text:style-name="P47"><text:span text:style-name="T20">59. Aydın Taneri, "Türk Askerli</text:span><text:span text:style-name="T34">ğ</text:span><text:span text:style-name="T20">i ve Medeniyeti Hakkında Yabancıların Görü</text:span><text:span text:style-name="T34">ş</text:span><text:span text:style-name="T20">leri", </text:span><text:span text:style-name="T26">Milli Kültür Dergisi</text:span><text:span text:style-name="T20">, Aralık 1981, s.15 (Voltaire, Türkler, Müslümanlar ve Ötekiler, ss. 39-41)</text:span></text:p>
      <text:p text:style-name="P47"><text:span text:style-name="T20">60. Osman Turan, </text:span><text:span text:style-name="T26">Türk Dünya Nizamının Milli, </text:span><text:span text:style-name="T28">İ</text:span><text:span text:style-name="T26">slami ve </text:span><text:span text:style-name="T28">İ</text:span><text:span text:style-name="T26">nsani Esasları, </text:span><text:span text:style-name="T34">İ</text:span><text:span text:style-name="T20">stanbul:Turan Ne</text:span><text:span text:style-name="T34">ş</text:span><text:span text:style-name="T20">riyat ve Matbaacılık, 1969, Cilt 2, s. 187</text:span></text:p>
      <text:p text:style-name="P47"><text:span text:style-name="T20">61. Yılmaz Öztuna, </text:span><text:span text:style-name="T26">Osmanlı Devleti Tarihi-1,</text:span><text:span text:style-name="T20"> "Siyasi Tarih", Ankara:T.C. Kültür Bakanlı</text:span><text:span text:style-name="T34">ğ</text:span><text:span text:style-name="T20">ı Yayınları/2068, 1998, Cilt 1, s. 77 (Khalkokondylas, Paris tab'ı, s. 29)</text:span></text:p>
      <text:p text:style-name="P47"><text:span text:style-name="T20">62. Yılmaz Öztuna, </text:span><text:span text:style-name="T26">Osmanlı Devleti Tarihi-1</text:span><text:span text:style-name="T20">, s. 77 (Fransız tarihçisi Fernard Grenard, Paris 1938, s. 52)</text:span></text:p>
      <text:p text:style-name="P47"><text:span text:style-name="T20">63. Yılmaz Öztuna, </text:span><text:span text:style-name="T26">Osmanlı Devleti Tarihi-1</text:span><text:span text:style-name="T20">, Cilt 1, s. 77 (Oxford 1916, s. 52)</text:span></text:p>
      <text:p text:style-name="P47"><text:soft-page-break/><text:span text:style-name="T20">64. Yılmaz Öztuna, </text:span><text:span text:style-name="T26">Osmanlı Devleti Tarihi-1,</text:span><text:span text:style-name="T20"> ss. 105, 106, 107</text:span></text:p>
      <text:p text:style-name="P47"><text:span text:style-name="T20">65. N. M. Panzer, </text:span><text:span text:style-name="T26">The Harem,</text:span><text:span text:style-name="T20"> Londra: 1936, s. 237</text:span></text:p>
      <text:p text:style-name="P47"><text:span text:style-name="T20">66. Yılmaz Öztuna, </text:span><text:span text:style-name="T26">Osmanlı Devleti Tarihi-1</text:span><text:span text:style-name="T20">, "Siyasi Tarih", Ankara: T.C. Kültür Bakanlı</text:span><text:span text:style-name="T34">ğ</text:span><text:span text:style-name="T20">ı Yayınları/2068, 1998, s. 98</text:span></text:p>
      <text:p text:style-name="P47"><text:span text:style-name="T20">67. Yılmaz Öztuna, </text:span><text:span text:style-name="T26">Osmanlı Devleti Tarihi-1</text:span><text:span text:style-name="T20">, s. 106</text:span></text:p>
      <text:p text:style-name="P47"><text:span text:style-name="T20">68. </text:span><text:span text:style-name="T26">Türkler </text:span><text:span text:style-name="T28">İ</text:span><text:span text:style-name="T26">çin Ne Diyorlar?</text:span><text:span text:style-name="T20">, Derleyen: Mutlu Altay, Türk Kültürünü Ara</text:span><text:span text:style-name="T34">ş</text:span><text:span text:style-name="T20">tırma Enstitüsü, Diyanet Vakfı </text:span><text:span text:style-name="T34">İ</text:span><text:span text:style-name="T20">stanbul Ara</text:span><text:span text:style-name="T34">ş</text:span><text:span text:style-name="T20">tırma Merkezi Kütüphanesi, s. 23</text:span></text:p>
      <text:p text:style-name="P47"><text:span text:style-name="T20">69. Feridun Emecen, Kemal Beydilli, Mehmet </text:span><text:span text:style-name="T34">İ</text:span><text:span text:style-name="T20">p</text:span><text:span text:style-name="T34">ş</text:span><text:span text:style-name="T20">irli, Mehmet Akif Aydın, </text:span><text:span text:style-name="T34">İ</text:span><text:span text:style-name="T20">lber Ortaylı, Abdülkadir Özcan, Bahaeddin Yediyıldız, Mübahat Kütüko</text:span><text:span text:style-name="T34">ğ</text:span><text:span text:style-name="T20">lu, </text:span><text:span text:style-name="T26">Osmanlı Devleti Medeniyeti Tarihi,</text:span><text:span text:style-name="T20"> </text:span><text:span text:style-name="T34">İ</text:span><text:span text:style-name="T20">stanbul: 1994, </text:span><text:span text:style-name="T34">İ</text:span><text:span text:style-name="T20">slam Tarih, Sanat ve Kültür Ara</text:span><text:span text:style-name="T34">ş</text:span><text:span text:style-name="T20">tırma Merkezi, s. 467</text:span></text:p>
      <text:p text:style-name="P47"><text:span text:style-name="T20">70. </text:span><text:span text:style-name="T26">Hürriyet Gazetesi</text:span><text:span text:style-name="T20">, 3 A</text:span><text:span text:style-name="T34">ğ</text:span><text:span text:style-name="T20">ustos 1962</text:span></text:p>
      <text:p text:style-name="P47"><text:span text:style-name="T20">71. Süleyman Kocaba</text:span><text:span text:style-name="T34">ş</text:span><text:span text:style-name="T20">, </text:span><text:span text:style-name="T26">Hindistan Yolu ve Petrol U</text:span><text:span text:style-name="T28">ğ</text:span><text:span text:style-name="T26">runa Yapılanlar Türkiye ve </text:span><text:span text:style-name="T28">İ</text:span><text:span text:style-name="T26">ngiltere,</text:span><text:span text:style-name="T20"> </text:span><text:span text:style-name="T34">İ</text:span><text:span text:style-name="T20">stanbul:Vatan Yayınları, A</text:span><text:span text:style-name="T34">ğ</text:span><text:span text:style-name="T20">ustos 1985, s. 165</text:span></text:p>
      <text:p text:style-name="P47"><text:span text:style-name="T20">72. Süleyman Kocaba</text:span><text:span text:style-name="T34">ş</text:span><text:span text:style-name="T20">, Avrupa Türkiyesi'nin Kaybı ve Balkanlarda Panislavizm, </text:span><text:span text:style-name="T34">İ</text:span><text:span text:style-name="T20">stanbul: A</text:span><text:span text:style-name="T34">ğ</text:span><text:span text:style-name="T20">ustos, 1986, s. 32</text:span></text:p>
      <text:p text:style-name="P47"><text:span text:style-name="T20">73. Toktamı</text:span><text:span text:style-name="T34">ş</text:span><text:span text:style-name="T20"> Ate</text:span><text:span text:style-name="T34">ş</text:span><text:span text:style-name="T20">, </text:span><text:span text:style-name="T26">Osmanlı Toplumunun Siyasal Yapısı (Kurulu</text:span><text:span text:style-name="T28">ş</text:span><text:span text:style-name="T26"> Dönemi),</text:span><text:span text:style-name="T20"> Say Kitap Pazarlama, s. 116 (Richard Peters, "Geshichte der Türken", s. 8)</text:span></text:p>
      <text:p text:style-name="P47"><text:span text:style-name="T20">74. Prof.Dr.Nejat Göyünç, </text:span><text:span text:style-name="T26">Osmanlı </text:span><text:span text:style-name="T28">İ</text:span><text:span text:style-name="T26">mparatorlu</text:span><text:span text:style-name="T28">ğ</text:span><text:span text:style-name="T26">u Hakkında Bazı Dü</text:span><text:span text:style-name="T28">ş</text:span><text:span text:style-name="T26">ünceler,</text:span><text:span text:style-name="T20"> Diyanet Vakfı, 1973, s. 29 (Acta Orientalia Hungarica, XV, 173-82) (Bulgaristan Türkleri'ne ve Rusçuk'taki Türk Eserlerine dair 1897 tarihli rapor, E</text:span><text:span text:style-name="T34">ş</text:span><text:span text:style-name="T20">ref E</text:span><text:span text:style-name="T34">ş</text:span><text:span text:style-name="T20">refo</text:span><text:span text:style-name="T34">ğ</text:span><text:span text:style-name="T20">lu, </text:span><text:span text:style-name="T26">Güneydo</text:span><text:span text:style-name="T28">ğ</text:span><text:span text:style-name="T26">u Avrupa Ara</text:span><text:span text:style-name="T28">ş</text:span><text:span text:style-name="T26">tırmaları Dergisi,</text:span><text:span text:style-name="T20"> Sayı 1, ss. 19-36) </text:span></text:p>
      <text:p text:style-name="P47"><text:span text:style-name="T20">75. Osman Turan, T</text:span><text:span text:style-name="T26">ürk Dünya Nizamının Milli, </text:span><text:span text:style-name="T28">İ</text:span><text:span text:style-name="T26">slami ve </text:span><text:span text:style-name="T28">İ</text:span><text:span text:style-name="T26">nsani Esasları,</text:span><text:span text:style-name="T20"> Turan Ne</text:span><text:span text:style-name="T34">ş</text:span><text:span text:style-name="T20">riyat ve Matbaacılık, </text:span><text:span text:style-name="T34">İ</text:span><text:span text:style-name="T20">stanbul 1969, Cilt 2, s. 190</text:span></text:p>
      <text:p text:style-name="P47"><text:span text:style-name="T20">76. </text:span><text:span text:style-name="T26">Türkler </text:span><text:span text:style-name="T28">İ</text:span><text:span text:style-name="T26">çin Ne Diyorlar?,</text:span><text:span text:style-name="T20"> Derleyen: Mutlu Altay, Türk Kültürünü Ara</text:span><text:span text:style-name="T34">ş</text:span><text:span text:style-name="T20">tırma Enstitüsü, Diyanet Vakfı </text:span><text:span text:style-name="T34">İ</text:span><text:span text:style-name="T20">stanbul Ara</text:span><text:span text:style-name="T34">ş</text:span><text:span text:style-name="T20">tırma Merkezi Kütüphanesi, s. 11</text:span></text:p>
      <text:p text:style-name="P47"><text:span text:style-name="T20">77. </text:span><text:span text:style-name="T26">Türkler </text:span><text:span text:style-name="T28">İ</text:span><text:span text:style-name="T26">çin Ne Diyorlar?,</text:span><text:span text:style-name="T20"> Derleyen: Mutlu Altay, s. 12</text:span></text:p>
      <text:p text:style-name="P47"><text:span text:style-name="T20">78. Osman Turan, </text:span><text:span text:style-name="T26">Türk Dünya Nizamının Milli, </text:span><text:span text:style-name="T28">İ</text:span><text:span text:style-name="T26">slami ve </text:span><text:span text:style-name="T28">İ</text:span><text:span text:style-name="T26">nsani Esasları,</text:span><text:span text:style-name="T20"> Turan Ne</text:span><text:span text:style-name="T34">ş</text:span><text:span text:style-name="T20">riyat ve Matbaacılık, </text:span><text:span text:style-name="T34">İ</text:span><text:span text:style-name="T20">stanbul 1969, Cilt 2, s. 122</text:span></text:p>
      <text:p text:style-name="P47"><text:span text:style-name="T20">79. Osman Turan, Türk Dünya Nizamının Milli, </text:span><text:span text:style-name="T34">İ</text:span><text:span text:style-name="T20">slami ve </text:span><text:span text:style-name="T34">İ</text:span><text:span text:style-name="T20">nsani Esasları, Cilt 2, s. 6</text:span></text:p>
      <text:p text:style-name="P47"><text:span text:style-name="T20">80. Emekli Korgeneral Hüseyin I</text:span><text:span text:style-name="T34">ş</text:span><text:span text:style-name="T20">ık, </text:span><text:span text:style-name="T26">Yabancı Gözüyle Türkler ve Türk Ordusu</text:span><text:span text:style-name="T20">, Genelkurmay Askeri Tarih ve Stratejik Etüt Ba</text:span><text:span text:style-name="T34">ş</text:span><text:span text:style-name="T20">kanlı</text:span><text:span text:style-name="T34">ğ</text:span><text:span text:style-name="T20">ı Yayınları, Ankara:Genelkurmay Basımevi, 1995, s. 281</text:span></text:p>
      <text:p text:style-name="P47"><text:span text:style-name="T20">81. </text:span><text:span text:style-name="T26">Türkler </text:span><text:span text:style-name="T28">İ</text:span><text:span text:style-name="T26">çin Ne Diyorlar?,</text:span><text:span text:style-name="T20"> Derleyen: Mutlu Altay, Türk Kültürünü Ara</text:span><text:span text:style-name="T34">ş</text:span><text:span text:style-name="T20">tırma Enstitüsü, Diyanet Vakfı </text:span><text:span text:style-name="T34">İ</text:span><text:span text:style-name="T20">stanbul Ara</text:span><text:span text:style-name="T34">ş</text:span><text:span text:style-name="T20">tırma Merkezi Kütüphanesi, ss. 18-19</text:span></text:p>
      <text:p text:style-name="P47"><text:span text:style-name="T20">82. </text:span><text:span text:style-name="T26">Türkler </text:span><text:span text:style-name="T28">İ</text:span><text:span text:style-name="T26">çin Ne Diyorlar?</text:span><text:span text:style-name="T20">, Derleyen: Mutlu Altay, s. 20</text:span></text:p>
      <text:p text:style-name="P47"><text:span text:style-name="T20">83. </text:span><text:span text:style-name="T26">Türkler </text:span><text:span text:style-name="T28">İ</text:span><text:span text:style-name="T26">çin Ne Diyorlar?</text:span><text:span text:style-name="T20">, Derleyen: Mutlu Altay, s. 21</text:span></text:p>
      <text:p text:style-name="P47"><text:span text:style-name="T20">84. Comte de Marsigli, </text:span><text:span text:style-name="T26">L'état militaire de l'Empire Ottoman</text:span><text:span text:style-name="T20">, ses progres et sa décadece. La Haye, 1732, 1. C., s. 402.</text:span></text:p>
      <text:p text:style-name="P47"><text:span text:style-name="T20">85. Mouradgea d'Ohsson, </text:span><text:span text:style-name="T26">Tableau général de l'Empire Ottoman</text:span><text:span text:style-name="T20">, Paris, 1791, 4. C., s.311</text:span></text:p>
      <text:p text:style-name="P47"><text:span text:style-name="T20">86. Michel le Syrien, </text:span><text:span text:style-name="T26">Chronique Universelle</text:span><text:span text:style-name="T20">, Fransızca'ya tercüme eden: J.B.Chabot. Paris, 1905, 3.C., s. 152. (Süryâni Mikâil Vakâyinâmesi'nin tam olmayan Türkçe tercümesi için, Türklük dergisinin Mayıs – Haziran, A</text:span><text:span text:style-name="T34">ğ</text:span><text:span text:style-name="T20">ustos – Eylül ve Aralık 1939 ile Ocak 1940 tarihli sayılarına bakılmalıdır.)</text:span></text:p>
      <text:p text:style-name="P47"><text:span text:style-name="T20">87. Osman Turan, </text:span><text:span text:style-name="T26">Türk Dünya Nizamının Milli, </text:span><text:span text:style-name="T28">İ</text:span><text:span text:style-name="T26">slami ve </text:span><text:span text:style-name="T28">İ</text:span><text:span text:style-name="T26">nsani Esasları, </text:span><text:span text:style-name="T20">Turan Ne</text:span><text:span text:style-name="T34">ş</text:span><text:span text:style-name="T20">riyat ve Matbaacılık, </text:span><text:span text:style-name="T34">İ</text:span><text:span text:style-name="T20">stanbul 1969, Cilt 2, s. 125</text:span></text:p>
      <text:p text:style-name="P47"><text:span text:style-name="T20">88. Guer, </text:span><text:span text:style-name="T26">Moeurs et usages des Turcs</text:span><text:span text:style-name="T20">, Paris, 1747, 2. C, s. 1</text:span></text:p>
      <text:p text:style-name="P47"><text:span text:style-name="T20">89. Prof.Dr.Osman Turan, </text:span><text:span text:style-name="T26">Türk Dünya Nizamının Milli, </text:span><text:span text:style-name="T28">İ</text:span><text:span text:style-name="T26">slami ve </text:span><text:span text:style-name="T28">İ</text:span><text:span text:style-name="T26">nsani Esasları, </text:span><text:span text:style-name="T34">İ</text:span><text:span text:style-name="T20">stanbul:Turan Ne</text:span><text:span text:style-name="T34">ş</text:span><text:span text:style-name="T20">riyat ve Matbaacılık, 1969, Cilt 2, s. 126</text:span></text:p>
      <text:p text:style-name="P47"><text:span text:style-name="T20">90. Yılmaz Öztuna, </text:span><text:span text:style-name="T26">Osmanlı Devleti Tarihi-1</text:span><text:span text:style-name="T20">, "Siyasi Tarih", T.C. Kültür Bakanlı</text:span><text:span text:style-name="T34">ğ</text:span><text:span text:style-name="T20">ı Yayınları/2068, Ankara 1998, s. 14 (Historie de I'Empire Ottoman, 1, Paris 1835, ss. 1-2)</text:span></text:p>
      <text:p text:style-name="P47"><text:span text:style-name="T20">91. Yılmaz Öztuna, </text:span><text:span text:style-name="T26">Osmanlı Devleti Tarihi-1</text:span><text:span text:style-name="T20">, s. 14 (Apologie, Cenevre, 1629, s. 6)</text:span></text:p>
      <text:p text:style-name="P47"><text:span text:style-name="T20">92. Yılmaz Öztuna, </text:span><text:span text:style-name="T26">Osmanlı Devleti Tarihi-1, </text:span><text:span text:style-name="T20">s. 14 (Introductıon a I'Historie de I'Orient Musulman, Paris 1943, s. 164)</text:span></text:p>
      <text:p text:style-name="P47"><text:span text:style-name="T20">93. Yılmaz Öztuna, </text:span><text:span text:style-name="T26">Osmanlı Devleti Tarihi-1, </text:span><text:span text:style-name="T20">s.14 (Mehmed der Eroberer, Münih 1953, s. 469)</text:span></text:p>
      <text:p text:style-name="P47"><text:span text:style-name="T20">94. Yılmaz Öztuna, </text:span><text:span text:style-name="T26">Osmanlı Devleti Tarihi-1,</text:span><text:span text:style-name="T20"> s.14 (Soliman, New York 1929, s. 33)</text:span></text:p>
      <text:p text:style-name="P48">95. The Ottoman State and Its Place in World History, Leiden 1974, s. 15</text:p>
      <text:p text:style-name="P47"><text:span text:style-name="T20">96. Yılmaz Öztuna, </text:span><text:span text:style-name="T26">Osmanlı Devleti Tarihi-1</text:span><text:span text:style-name="T20">, "Siyasi Tarih", T.C. Kültür Bakanlı</text:span><text:span text:style-name="T34">ğ</text:span><text:span text:style-name="T20">ı Yayınları/2068, Ankara 1998, ss. 14-15</text:span></text:p>
      <text:p text:style-name="P47"><text:span text:style-name="T20">97. </text:span><text:span text:style-name="T26">Tercüman</text:span><text:span text:style-name="T20">, 14 A</text:span><text:span text:style-name="T34">ğ</text:span><text:span text:style-name="T20">ustos 1987</text:span></text:p>
      <text:p text:style-name="P47"><text:span text:style-name="T20">98. Karl Marx-Friedrich Engels, </text:span><text:span text:style-name="T26">Seçme Yazı</text:span><text:span text:style-name="T28">ş</text:span><text:span text:style-name="T26">malar 1, 1844-1869</text:span><text:span text:style-name="T20">, 1.b., Sol Yayınları, Kasım 1995</text:span></text:p>
      <text:p text:style-name="P47"><text:span text:style-name="T20">99. Karl Marx-Friedrich Engels,</text:span><text:span text:style-name="T26"> Seçme Yazı</text:span><text:span text:style-name="T28">ş</text:span><text:span text:style-name="T26">malar 2, 1870 - 1895</text:span><text:span text:style-name="T20">, 1.b., Sol Yayınları, Ekim 1996, Ankara, Çev. Yurdakul Fincancı</text:span></text:p>
      <text:p text:style-name="P47"><text:soft-page-break/><text:span text:style-name="T20">100. ConwayZirkle, </text:span><text:span text:style-name="T26">Evolution, Marxian Bıology and the Social Scene</text:span><text:span text:style-name="T20">, University of Pennsylvanıa Press, 1959, s. 527</text:span></text:p>
      <text:p text:style-name="P47"><text:span text:style-name="T20">101. Conway Zirkle, </text:span><text:span text:style-name="T26">Evolution, Marxian Biology and the Social Scene</text:span><text:span text:style-name="T20">, Philadelphia: The University of Pennsylvania Press, 1959, ss. 85-86 </text:span></text:p>
      <text:p text:style-name="P47"><text:span text:style-name="T20">102. Tom Bethell, "Burning Darwin to Save Marx", </text:span><text:span text:style-name="T26">Harper's Magazine,</text:span><text:span text:style-name="T20"> December 1978, ss. 31-38, 91-92</text:span></text:p>
      <text:p text:style-name="P47"><text:span text:style-name="T20">103. Friedrich Engels, </text:span><text:span text:style-name="T26">Ütopik Sosyalizm-Bilimsel Sosyalizm,</text:span><text:span text:style-name="T20"> Sol Yayınları, 1990, s. 85</text:span></text:p>
      <text:p text:style-name="P47"><text:span text:style-name="T20">104. Marks-Engels, </text:span><text:span text:style-name="T26">Seçme Yapıtlar 3,</text:span><text:span text:style-name="T20"> Sol Yayınları, s. 156</text:span></text:p>
      <text:p text:style-name="P47"><text:span text:style-name="T20">105. Friedrich Engels, </text:span><text:span text:style-name="T26">Do</text:span><text:span text:style-name="T28">ğ</text:span><text:span text:style-name="T26">anın Diyalekti</text:span><text:span text:style-name="T28">ğ</text:span><text:span text:style-name="T26">i,</text:span><text:span text:style-name="T20"> Sol Yayınları, 1996, s. 8</text:span></text:p>
      <text:p text:style-name="P48">106. Henry Morris, The Long War Against God: The History and Impact of the Creation, Evolution, Conflict, 8.b., Michigan: Baker Book House, Mart 1996, s. 85</text:p>
      <text:p text:style-name="P47"><text:span text:style-name="T20">107. Alan Woods-Ted Grant, "Marxism and Darwinism", </text:span><text:span text:style-name="T26">Reason in Revolt: Markxism and Modern Science</text:span><text:span text:style-name="T20">, London:1993</text:span></text:p>
      <text:p text:style-name="P47"><text:span text:style-name="T20">108. K. Mehnert, </text:span><text:span text:style-name="T26">Kampf um Mao's Erbe.</text:span><text:span text:style-name="T20">, Deutsche Verlags-Anstalt, 1977</text:span></text:p>
      <text:p text:style-name="P47"><text:span text:style-name="T20">109. </text:span><text:span text:style-name="T26">Karl Marx Biyografi</text:span><text:span text:style-name="T20">, Öncü Yayınevi, s. 368</text:span></text:p>
      <text:p text:style-name="P47"><text:span text:style-name="T20">110. Kent Hovind, </text:span><text:span text:style-name="T26">The False Religion of Evolution</text:span><text:span text:style-name="T20">, http://www.hsv.tis.net/….ke4vol/evolve/ndxng.html (bu kitap sadece internette yayınlanmı</text:span><text:span text:style-name="T34">ş</text:span><text:span text:style-name="T20">tır)</text:span></text:p>
      <text:p text:style-name="P47"><text:span text:style-name="T20">111. John N.Moore, </text:span><text:span text:style-name="T26">The Impact of Evolution on the Socıal Sciences</text:span><text:span text:style-name="T20">, Impact No. 52, www.icr.org/pubs/imp/imp-52.htm</text:span></text:p>
      <text:p text:style-name="P47"><text:span text:style-name="T20">112. "The Darwin Debate, Marxism Today", </text:span><text:span text:style-name="T26">Theoretical and Discussion Journal of the Communist Party,</text:span><text:span text:style-name="T20"> London, Vol. 26, April 1982, ss. 20-22</text:span></text:p>
      <text:p text:style-name="P47"><text:span text:style-name="T20">113. Paul G.Humber, "Hitler's Evolution Versus Christian Resistance", </text:span><text:span text:style-name="T26">Vital Articles on Science/Creation</text:span><text:span text:style-name="T20">, www.icr.org/pubs/imp/imp-181.htm</text:span></text:p>
      <text:p text:style-name="P48">114. Henry Morris, The Long War Against God: The History and Impact of the Creation, Evolution, Conflict, 8.b. Michigan: Baker Book House, Mart 1996, s. 419</text:p>
      <text:p text:style-name="P47"><text:span text:style-name="T20">115. Samuel T. Francis, </text:span><text:span text:style-name="T26">Sovyet Strategy of Terror,</text:span><text:span text:style-name="T20"> s. 54</text:span></text:p>
      <text:p text:style-name="P47"><text:span text:style-name="T20">116. V. </text:span><text:span text:style-name="T34">İ</text:span><text:span text:style-name="T20">. Lenin, </text:span><text:span text:style-name="T26">Collected Works</text:span><text:span text:style-name="T20">, Moscow, Cilt 9 s. 346</text:span></text:p>
      <text:p text:style-name="P47"><text:span text:style-name="T20">117. V. </text:span><text:span text:style-name="T34">İ</text:span><text:span text:style-name="T20">. Lenin, </text:span><text:span text:style-name="T26">Collected Works,</text:span><text:span text:style-name="T20"> Moscow, cilt 35, s. 238</text:span></text:p>
      <text:p text:style-name="P47"><text:span text:style-name="T20">118. </text:span><text:span text:style-name="T26">Pravda Gazetesi</text:span><text:span text:style-name="T20">, 26 Ekim 1918</text:span></text:p>
      <text:p text:style-name="P47"><text:span text:style-name="T20">119. Ann Arbor, </text:span><text:span text:style-name="T26">Leon Troçki, Terörizm ve Komünizm</text:span><text:span text:style-name="T20">, University of Michigan, 1963, s. 58</text:span></text:p>
      <text:p text:style-name="P47"><text:span text:style-name="T20">120. V.I. Lenin, </text:span><text:span text:style-name="T26">Marks-Engels–Marksizm</text:span><text:span text:style-name="T20">, Ankara: Sol Yayınları, Çev: Vahap Erdo</text:span><text:span text:style-name="T34">ğ</text:span><text:span text:style-name="T20">du, 1976, s. 428</text:span></text:p>
      <text:p text:style-name="P47"><text:span text:style-name="T20">121. Sidney Fox, Klaus Dose, </text:span><text:span text:style-name="T26">Molecular Evolution and The Origin of Life</text:span><text:span text:style-name="T20">, New York: Marcel Dekker, 1977, s. 2</text:span></text:p>
      <text:p text:style-name="P47"><text:span text:style-name="T20">122. Alexander I. Oparin, </text:span><text:span text:style-name="T26">Origin of Life</text:span><text:span text:style-name="T20">, (1936) New York, Dover Publications, 1953 (Reprint), s. 196</text:span></text:p>
      <text:p text:style-name="P47"><text:span text:style-name="T20">123. "New Evidence on Evolution of Early Atmosphere and Life",</text:span><text:span text:style-name="T26"> Bulletin of the American Meteorological Society</text:span><text:span text:style-name="T20">, c. 63, Kasım 1982, s. 1328-1330. </text:span></text:p>
      <text:p text:style-name="P48">124. Stanley Miller, Molecular Evolution of Life: Current Status of the Prebiotic Synthesis of Small Molecules, 1986, s. 7</text:p>
      <text:p text:style-name="P47"><text:span text:style-name="T20">125. Jeffrey Bada, </text:span><text:span text:style-name="T26">Earth,</text:span><text:span text:style-name="T20"> </text:span><text:span text:style-name="T34">Ş</text:span><text:span text:style-name="T20">ubat 1998, s. 40</text:span></text:p>
      <text:p text:style-name="P47"><text:span text:style-name="T20">126. Leslie E. Orgel, </text:span><text:span text:style-name="T26">The Origin of Life on Earth</text:span><text:span text:style-name="T20">, Scientific American, c. 271, Ekim 1994, s. 78</text:span></text:p>
      <text:p text:style-name="P47"><text:span text:style-name="T20">127. Charles Darwin, </text:span><text:span text:style-name="T26">The Origin of Species: A Facsimile of the First Edition</text:span><text:span text:style-name="T20">, Harvard University Press, 1964, s. 189</text:span></text:p>
      <text:p text:style-name="P47"><text:span text:style-name="T20">128. Charles Darwin, </text:span><text:span text:style-name="T26">The Origin of Species: A Facsimile of the First Edition</text:span><text:span text:style-name="T20">, Harvard University Press, 1964, s. 184.</text:span></text:p>
      <text:p text:style-name="P47"><text:span text:style-name="T20">129. B. G. Ranganathan, </text:span><text:span text:style-name="T26">Origins?</text:span><text:span text:style-name="T20">, Pennsylvania: The Banner Of Truth Trust, 1988.</text:span></text:p>
      <text:p text:style-name="P47"><text:span text:style-name="T20">130. Charles Darwin, </text:span><text:span text:style-name="T26">The Origin of Species: A Facsimile of the First Edition</text:span><text:span text:style-name="T20">, Harvard University Press, 1964, s. 179</text:span></text:p>
      <text:p text:style-name="P47"><text:span text:style-name="T46">131.</text:span><text:span text:style-name="T20"> Charles Darwin, </text:span><text:span text:style-name="T26">The Origin of Species</text:span><text:span text:style-name="T20">, s. 172, 280</text:span></text:p>
      <text:p text:style-name="P47"><text:span text:style-name="T20">132. Derek A. Ager, </text:span><text:span text:style-name="T26">"The Nature of the Fossil Record"</text:span><text:span text:style-name="T20">, Proceedings of the British Geological Association, c. 87, 1976, s. 133</text:span></text:p>
      <text:p text:style-name="P47"><text:span text:style-name="T20">133. Douglas J. Futuyma,</text:span><text:span text:style-name="T26"> Science on Trial</text:span><text:span text:style-name="T20">, New York: Pantheon Books, 1983. s. 197</text:span></text:p>
      <text:p text:style-name="P47"><text:span text:style-name="T20">134. Solly Zuckerman, </text:span><text:span text:style-name="T26">Beyond The Ivory Tower,</text:span><text:span text:style-name="T20"> New York: Toplinger Publications, 1970, ss. 75-94; Charles E. Oxnard, </text:span><text:span text:style-name="T26">"The Place of Australopithecines in Human Evolution: Grounds for Doubt"</text:span><text:span text:style-name="T20">, Nature, c. 258, s. 389 </text:span></text:p>
      <text:p text:style-name="P47"><text:span text:style-name="T20">135. J. Rennie, </text:span><text:span text:style-name="T26">"Darwin's Current Bulldog: Ernst Mayr"</text:span><text:span text:style-name="T20">, Scientific American, Aralık 1992</text:span></text:p>
      <text:p text:style-name="P47"><text:span text:style-name="T20">136. Alan Walker, </text:span><text:span text:style-name="T26">Science</text:span><text:span text:style-name="T20">, c. 207, 1980, s. 1103; A. J. Kelso, </text:span><text:span text:style-name="T26">Physical Antropology,</text:span><text:span text:style-name="T20"> 1. baskı, New York: J. B. Lipincott Co., 1970, s. 221; M. D. Leakey, Olduvai Gorge, c. 3, Cambridge: Cambridge University Press, 1971, s. 272</text:span></text:p>
      <text:p text:style-name="P47"><text:soft-page-break/><text:span text:style-name="T20">137. </text:span><text:span text:style-name="T26">Time</text:span><text:span text:style-name="T20">, Kasım 1996 </text:span></text:p>
      <text:p text:style-name="P47"><text:span text:style-name="T20">138. S. J. Gould, </text:span><text:span text:style-name="T26">Natural History</text:span><text:span text:style-name="T20">, c. 85, 1976, s. 30</text:span></text:p>
      <text:p text:style-name="P47"><text:span text:style-name="T20">139. Solly Zuckerman, </text:span><text:span text:style-name="T26">Beyond The Ivory Tower</text:span><text:span text:style-name="T20">, New York: Toplinger Publications, 1970, s. 19</text:span></text:p>
      <text:p text:style-name="P47"><text:span text:style-name="T20">140. Richard Lewontin, </text:span><text:span text:style-name="T26">"The Demon-Haunted World"</text:span><text:span text:style-name="T20">, The New York Review of Books, 9 Ocak, 1997, s. 28.</text:span></text:p>
      <text:p text:style-name="P48">141. Malcolm Muggeridge, The End of Christendom, Grand Rapids: Eerdmans, 1980, s. 43</text:p>
      <text:p text:style-name="P30"/>
      <text:h text:style-name="P11" text:outline-level="1">RESİM ALTI YAZILARI</text:h>
      <text:p text:style-name="P38"/>
      <text:p text:style-name="P38">s.12</text:p>
      <text:p text:style-name="P38">Kristof Kolomb</text:p>
      <text:p text:style-name="P38"/>
      <text:p text:style-name="P38">s.13</text:p>
      <text:p text:style-name="P38">Amerika kıtasında buldukları yerlileri "bir tür hayvan" sayarak köle gibi kullanan ve yandaki resimde görüldü<text:span text:style-name="T47">ğ</text:span>ü gibi, gerekti<text:span text:style-name="T47">ğ</text:span>inde katliamdan geçiren <text:span text:style-name="T47">İ</text:span>spanyol fatihler. (conquistadorlar) Bu ki<text:span text:style-name="T47">ş</text:span>iler yerlileri "ilkel" sayarak i<text:span text:style-name="T47">ş</text:span>gal ve sömürülerini me<text:span text:style-name="T47">ş</text:span>rula<text:span text:style-name="T47">ş</text:span>tırmaya çalı<text:span text:style-name="T47">ş</text:span>ıyorlardı. <text:span text:style-name="T47">İş</text:span>te Darwin'in evrim teorisi, emperyalizme bu insanları "ilkel" saymak için gerekli olan sahte "bilimsel" dayana<text:span text:style-name="T47">ğ</text:span>ı da sa<text:span text:style-name="T47">ğ</text:span>ladı.</text:p>
      <text:p text:style-name="P38"/>
      <text:p text:style-name="P38">18. yüzyılda Amerikalı köle tüccarları tarafından yakalanıp, köle olarak çalı<text:span text:style-name="T47">ş</text:span>tırılmak üzere Amerika'ye götürülen zenciler.</text:p>
      <text:p text:style-name="P38"/>
      <text:p text:style-name="P38">s.15</text:p>
      <text:p text:style-name="P38">Kızılderililere katliam uygulayan Amerikalılar</text:p>
      <text:p text:style-name="P38"/>
      <text:p text:style-name="P38">s.16</text:p>
      <text:p text:style-name="P38">Charles Darwin ve kitabı "Türlerin Kökeni"nin kapa<text:span text:style-name="T47">ğ</text:span>ı</text:p>
      <text:p text:style-name="P38"/>
      <text:p text:style-name="P38">s.21</text:p>
      <text:p text:style-name="P38">Yanda Stephen Jay Gould'un Darwin'in"Türlerin Kökeni"adlı kitabı hakkındaki fikirlerine yer verdi<text:span text:style-name="T47">ğ</text:span>i kitabının kapa<text:span text:style-name="T47">ğ</text:span>ı, altta ise Stephen Jay Gould.</text:p>
      <text:p text:style-name="P38"/>
      <text:p text:style-name="P38">s.24</text:p>
      <text:p text:style-name="P38">Herbert Spencer</text:p>
      <text:p text:style-name="P38"/>
      <text:p text:style-name="P38">s.25</text:p>
      <text:p text:style-name="P38">Francis Galton</text:p>
      <text:p text:style-name="P38"/>
      <text:p text:style-name="P38">s.29</text:p>
      <text:p text:style-name="P38">II. Abdülhamit</text:p>
      <text:p text:style-name="P38"/>
      <text:p text:style-name="P38">s.34</text:p>
      <text:p text:style-name="P38">William Ewart Gladstone</text:p>
      <text:p text:style-name="P38"/>
      <text:p text:style-name="P38">s.35</text:p>
      <text:p text:style-name="P38">Woodrow Wilson</text:p>
      <text:p text:style-name="P38"/>
      <text:p text:style-name="P38">Lord Salisbury</text:p>
      <text:p text:style-name="P38"/>
      <text:p text:style-name="P38">s.36</text:p>
      <text:p text:style-name="P38">Pierre Loti</text:p>
      <text:p text:style-name="P38"><text:soft-page-break/></text:p>
      <text:p text:style-name="P38">s.37</text:p>
      <text:p text:style-name="P38">Lord Kitchener</text:p>
      <text:p text:style-name="P38"/>
      <text:p text:style-name="P38">s.38</text:p>
      <text:p text:style-name="P38">Lloyd George</text:p>
      <text:p text:style-name="P38"/>
      <text:p text:style-name="P38">Kazım Karabekir Pa<text:span text:style-name="T47">ş</text:span>a</text:p>
      <text:p text:style-name="P38"/>
      <text:p text:style-name="P38">s.39</text:p>
      <text:p text:style-name="P38">General Allenby</text:p>
      <text:p text:style-name="P38"/>
      <text:p text:style-name="P38">9 Aralık 1917; Kudüs'ün <text:span text:style-name="T47">İ</text:span>ngiliz Orduları tarafından i<text:span text:style-name="T47">ş</text:span>gali</text:p>
      <text:p text:style-name="P38"/>
      <text:p text:style-name="P38">s.40</text:p>
      <text:p text:style-name="P38">Dı<text:span text:style-name="T47">ş</text:span>i<text:span text:style-name="T47">ş</text:span>leri Bakanı Lord Balfour</text:p>
      <text:p text:style-name="P38"/>
      <text:p text:style-name="P38">s.41</text:p>
      <text:p text:style-name="P38"><text:span text:style-name="T47">İ</text:span>stanbul'un i<text:span text:style-name="T47">ş</text:span>gal günü <text:span text:style-name="T47">İ</text:span>ngiliz bahriyelileri Galata Köprüsü'nden geçerken (16 Mart 1920)</text:p>
      <text:p text:style-name="P38"/>
      <text:p text:style-name="P38">s.42</text:p>
      <text:p text:style-name="P38">Ali Naci Karacan ve Lozan Konferansının detaylarına yer verdi<text:span text:style-name="T47">ğ</text:span>i kitabının kapa<text:span text:style-name="T47">ğ</text:span>ı</text:p>
      <text:p text:style-name="P38"/>
      <text:p text:style-name="P38">s.45</text:p>
      <text:p text:style-name="P38">Darwin’in Hezeyanı: “Türkler Yok Olacak!”</text:p>
      <text:p text:style-name="P38"/>
      <text:p text:style-name="P38">Editörlü<text:span text:style-name="T47">ğ</text:span>ünü Charles Darwin'in o<text:span text:style-name="T47">ğ</text:span>lu Francis Darwin'in yaptı<text:span text:style-name="T47">ğ</text:span>ı "The Life and Letters Of Charles Darwin" (Charles Darwin'in Hayatı ve Mektupları) isimli kitabın giri<text:span text:style-name="T47">ş</text:span> sayfası.</text:p>
      <text:p text:style-name="P38"/>
      <text:p text:style-name="P38">Söz konusu kitabın 285. (üstte) ve 286. (yanda) sayfalarındaki Türkler'e hakaretle dolu olan Darwin'in mektupları. Darwin'in burada "Kafkasyalı (Caucasian) ırklar" dedi<text:span text:style-name="T47">ğ</text:span>i ırklar, Avrupalılardır. (Modern antropoloji, Avrupalı ırkların Kafkasya bölgesinden geldiklerini kabul eder.)</text:p>
      <text:p text:style-name="P38"/>
      <text:p text:style-name="P38">s.50</text:p>
      <text:p text:style-name="P38">Darwin’in Hezeyanı Neo-Naziler’in <text:span text:style-name="T47">İnternet Sayfalarında</text:span></text:p>
      <text:p text:style-name="P39"/>
      <text:p text:style-name="P39">Darwin'in Türk Milleti hakkındaki çirkin sözleri, bugün neo-Naziler tarafından propaganda malzemesi olarak kullanılıyor. İnternetteki neo-Nazı siteleri, Darwin'in sözlerini temel alan makaleler yayınlıyorlar. Üstte yeralan ve "beyaz ırkın üstünlüğü" sloganıyla hareket eden "Stormfront" adlı ırkçı internet sitesi bunun bir örneği. Ayrıca yine aynı sitede Darwin'i ve teorisini öven makaleler yer alıyor.</text:p>
      <text:p text:style-name="P39"/>
      <text:p text:style-name="P38">s.55</text:p>
      <text:p text:style-name="P38">Yavuz Sultan Selim</text:p>
      <text:p text:style-name="P38"/>
      <text:p text:style-name="P38">Osmanlı Ordusu, dönemin en güçlü ve en iyi organize edilmi<text:span text:style-name="T47">ş</text:span> askeri gücüydü.</text:p>
      <text:p text:style-name="P38"><text:soft-page-break/></text:p>
      <text:p text:style-name="P38">s.56</text:p>
      <text:p text:style-name="P38">Türkler her zaman bilime önem vermi<text:span text:style-name="T47">ş</text:span>tir.</text:p>
      <text:p text:style-name="P38"/>
      <text:p text:style-name="P38">s.58</text:p>
      <text:p text:style-name="P38">Türkler her dönemde kültür ve uygarlı<text:span text:style-name="T47">ğ</text:span>ın öncüsüydü</text:p>
      <text:p text:style-name="P38"/>
      <text:p text:style-name="P38">s.59</text:p>
      <text:p text:style-name="P38">Türkler tarihte birçok stratejik bölgeyi Türk medeniyeti sınırlarına dahil etmi<text:span text:style-name="T47">ş</text:span>lerdir.</text:p>
      <text:p text:style-name="P38"/>
      <text:p text:style-name="P38">s.60</text:p>
      <text:p text:style-name="P38">Yüzyıllarca pek çok milleti çatısı altında birarada tutan ve barı<text:span text:style-name="T47">ş</text:span> içinde ya<text:span text:style-name="T47">ş</text:span>atan Osmanlı <text:span text:style-name="T47">İ</text:span>mparatorlu<text:span text:style-name="T47">ğ</text:span>u'nun padi<text:span text:style-name="T47">ş</text:span>ahları</text:p>
      <text:p text:style-name="P38"/>
      <text:p text:style-name="P38">s.63</text:p>
      <text:p text:style-name="P38">Türk Milleti'nin hakimiyeti, Osmanlı <text:span text:style-name="T47">İ</text:span>mparatorlu<text:span text:style-name="T47">ğ</text:span>u zamanında çok geni<text:span text:style-name="T47">ş</text:span> sınırlara ula<text:span text:style-name="T47">ş</text:span>mı<text:span text:style-name="T47">ş</text:span>, tarihe damgasını hiç çıkmayacak <text:span text:style-name="T47">ş</text:span>ekilde vurmu<text:span text:style-name="T47">ş</text:span>tur.</text:p>
      <text:p text:style-name="P38"/>
      <text:p text:style-name="P38">s.64</text:p>
      <text:p text:style-name="P38">Osmanlı <text:span text:style-name="T47">İ</text:span>mparatorlu<text:span text:style-name="T47">ğ</text:span>u Kanuni Sultan Süleyman zamanında en geni<text:span text:style-name="T47">ş</text:span> sınırlara ula<text:span text:style-name="T47">ş</text:span>mı<text:span text:style-name="T47">ş</text:span>tır.</text:p>
      <text:p text:style-name="P38"/>
      <text:p text:style-name="P38">s.66</text:p>
      <text:p text:style-name="P38">Osmanlı <text:span text:style-name="T47">İ</text:span>mparatorlu<text:span text:style-name="T47">ğ</text:span>u, askeri ve siyasi gücünü adalet kavramıyla birle<text:span text:style-name="T47">ş</text:span>tirerek gerçek bir dünya imparatolu<text:span text:style-name="T47">ğ</text:span>u kurmu<text:span text:style-name="T47">ş</text:span>tur.</text:p>
      <text:p text:style-name="P38"/>
      <text:p text:style-name="P38">s.67</text:p>
      <text:p text:style-name="P38">I. Murat</text:p>
      <text:p text:style-name="P38"/>
      <text:p text:style-name="P38">s.68</text:p>
      <text:p text:style-name="P38"><text:span text:style-name="T47">İ</text:span>ngiliz tarihçisi Edward Gibbon</text:p>
      <text:p text:style-name="P38"/>
      <text:p text:style-name="P38">s.69</text:p>
      <text:p text:style-name="P38">Osmanlı tarihinin en önemli <text:span text:style-name="T47">ş</text:span>ahsiyetlerinden biri, Fatih Sultan Mehmet</text:p>
      <text:p text:style-name="P38"/>
      <text:p text:style-name="P38">s.70</text:p>
      <text:p text:style-name="P38"><text:span text:style-name="T47">İ</text:span>stanbul'un fethi sırasında Fatih Sultan Mehmet ordusu ba<text:span text:style-name="T47">ş</text:span>ında</text:p>
      <text:p text:style-name="P38"/>
      <text:p text:style-name="P38">s.71</text:p>
      <text:p text:style-name="P38">Fatih Sultan Mehmet'in <text:span text:style-name="T47">İ</text:span>stanbu'a giri<text:span text:style-name="T47">ş</text:span>i</text:p>
      <text:p text:style-name="P38"/>
      <text:p text:style-name="P38">s.72</text:p>
      <text:p text:style-name="P38">Güçlü Osmanlı Donanması'nın Tasviri</text:p>
      <text:p text:style-name="P38"/>
      <text:p text:style-name="P38">s.73</text:p>
      <text:p text:style-name="P38">Osmanlı Ordusu Balkanlar'daki bir sefer sırasında</text:p>
      <text:p text:style-name="P38"><text:soft-page-break/></text:p>
      <text:p text:style-name="P38">s.74</text:p>
      <text:p text:style-name="P38"><text:span text:style-name="T47">İ</text:span>sveç kralı XII. Charles'ın (Demirba<text:span text:style-name="T47">ş</text:span> <text:span text:style-name="T47">Ş</text:span>arl)</text:p>
      <text:p text:style-name="P38"/>
      <text:p text:style-name="P38">s.77</text:p>
      <text:p text:style-name="P38">Franz Babinger</text:p>
      <text:p text:style-name="P38"/>
      <text:p text:style-name="P38">s.78</text:p>
      <text:p text:style-name="P38">Arnold Toynbee</text:p>
      <text:p text:style-name="P38"/>
      <text:p text:style-name="P38">s.82</text:p>
      <text:p text:style-name="P38">Neo-Nazilerin Müslümanlara yönelik eylemlerinin en korkunçlarından biri de üç Türk'ün dazlaklar tarafından diri diri yakıldı<text:span text:style-name="T47">ğ</text:span>ı Mölln faciasıydı. Bu facianın ardından Solingen'de de be<text:span text:style-name="T47">ş</text:span> Türk daha diri diri yakıldı.</text:p>
      <text:p text:style-name="P38"/>
      <text:p text:style-name="P38">s.83</text:p>
      <text:p text:style-name="P38">Yukarıdaki resimde sekiz ya<text:span text:style-name="T47">ş</text:span>ındaki Zeynep Saado da fa<text:span text:style-name="T47">ş</text:span>ist terörün kurbanlarından. A<text:span text:style-name="T47">ş</text:span>a<text:span text:style-name="T47">ğ</text:span>ı Ren eyaletindeki bir sı<text:span text:style-name="T47">ğ</text:span>ınmacı yurduna düzenlenen molotof kokteyli saldırısı sırasında vücudunun yüzde 30'u a<text:span text:style-name="T47">ğ</text:span>ır <text:span text:style-name="T47">ş</text:span>ekilde yaralanmı<text:span text:style-name="T47">ş</text:span> durumda hastaneye kaldırıldı.</text:p>
      <text:p text:style-name="P38"/>
      <text:p text:style-name="P38">s.84</text:p>
      <text:p text:style-name="P38">Neo-Naziler yakın zamanda Türkler'e kar<text:span text:style-name="T47">ş</text:span>ı, Alman tarihinin Nazi döneminden sonraki en kanlı ırkçı saldırılarını yapmı<text:span text:style-name="T47">ş</text:span>lardır.</text:p>
      <text:p text:style-name="P38"/>
      <text:p text:style-name="P38">s.85</text:p>
      <text:p text:style-name="P38">Günümüz fa<text:span text:style-name="T47">ş</text:span>istleri de ataları gibi ya<text:span text:style-name="T47">ş</text:span>adıkları hayat ve sertlik yanlısı tutumlarıyla toplum için tehlike olmaya devam etmektedirler.</text:p>
      <text:p text:style-name="P38"/>
      <text:p text:style-name="P38">s.91</text:p>
      <text:p text:style-name="P38">Marx, Darwin'e olan sempatisini, en büyük eseri sayılan Das Kapital'i Darwin'e ithaf ederek de göstermi<text:span text:style-name="T47">ş</text:span>ti. Kitabın Almanca baskısına el yazısıyla <text:span text:style-name="T47">ş</text:span>öyle yazmı<text:span text:style-name="T47">ş</text:span>tı: "Charles DarwIn'e, ate<text:span text:style-name="T47">ş</text:span>l<text:span text:style-name="T47">İ</text:span> b<text:span text:style-name="T47">İ</text:span>r hayranı olan Karl Marx'tan."</text:p>
      <text:p text:style-name="P38"/>
      <text:p text:style-name="P38">s.92</text:p>
      <text:p text:style-name="P38">Friedrich Engels</text:p>
      <text:p text:style-name="P38"/>
      <text:p text:style-name="P38">s.93</text:p>
      <text:p text:style-name="P38">Mao Tse Tung</text:p>
      <text:p text:style-name="P38"/>
      <text:p text:style-name="P38">Leon Trotsky</text:p>
      <text:p text:style-name="P38"/>
      <text:p text:style-name="P38">s.94</text:p>
      <text:p text:style-name="P38">Joseph Stalin</text:p>
      <text:p text:style-name="P38"/>
      <text:p text:style-name="P38">s.99</text:p>
      <text:p text:style-name="P38"><text:soft-page-break/>Terör kamplarında verilen Darwinist e<text:span text:style-name="T47">ğ</text:span>itim neticesinde teröristlerin acımasızca hedef aldı<text:span text:style-name="T47">ğ</text:span>ı masum halk.</text:p>
      <text:p text:style-name="P38"/>
      <text:p text:style-name="P38">s.107</text:p>
      <text:p text:style-name="P38">Charles Darwin</text:p>
      <text:p text:style-name="P38"/>
      <text:p text:style-name="P38">Türlerin Kökeni kitabı</text:p>
      <text:p text:style-name="P38"/>
      <text:p text:style-name="P38">s.108</text:p>
      <text:p text:style-name="P38">Kambriyen kayalıklarında bulunan fosiller, salyangozlar, trilobitler, süngerler, solucanlar, denizanaları, deniz yıldızları, yüzücü kabuklular, deniz zambakları gibi kompleks omurgasız türlerine aittir. <text:span text:style-name="T47">İ</text:span>lginç olan, birbirinden çok farklı olan bu türlerin hepsinin bir anda ortaya çıkmalarıdır. Bu yüzden jeolojik literatürde bu mucizevi olay, "Kambriyen Patlaması" olarak anılır.</text:p>
      <text:p text:style-name="P38"/>
      <text:p text:style-name="P38">s.109</text:p>
      <text:p text:style-name="P38">Louis Pasteur, evrim teorisinin dayana<text:span text:style-name="T47">ğ</text:span>ı olan "cansız madde canlılık olu<text:span text:style-name="T47">ş</text:span>turabilir" iddiasını yaptı<text:span text:style-name="T47">ğ</text:span>ı deneylerle geçersiz kıldı.</text:p>
      <text:p text:style-name="P38"/>
      <text:p text:style-name="P38">s.111</text:p>
      <text:p text:style-name="P38">Evrimcilerin en büyük yanılgılarından bir tanesi de yukarıda temsili resmi görülen ve ilkel dünya olarak nitelendirdikleri ortamda canlılı<text:span text:style-name="T47">ğ</text:span>ın kendili<text:span text:style-name="T47">ğ</text:span>inden olu<text:span text:style-name="T47">ş</text:span>abilece<text:span text:style-name="T47">ğ</text:span>ini dü<text:span text:style-name="T47">ş</text:span>ünmeleridir. Miller deneyi gibi çalı<text:span text:style-name="T47">ş</text:span>malarla bu iddialarını kanıtlamaya çalı<text:span text:style-name="T47">ş</text:span>mı<text:span text:style-name="T47">ş</text:span>lardır. Ancak bilimsel bulgular kar<text:span text:style-name="T47">ş</text:span>ısında yine yenilgiye u<text:span text:style-name="T47">ğ</text:span>ramı<text:span text:style-name="T47">ş</text:span>lardır. Çünkü 1970'li yıllarda elde edilen sonuçlar, ilkel dünya olarak nitelendirilen dönemdeki atmosferin ya<text:span text:style-name="T47">ş</text:span>amın olu<text:span text:style-name="T47">ş</text:span>ması için hiçbir <text:span text:style-name="T47">ş</text:span>ekilde uygun olmadı<text:span text:style-name="T47">ğ</text:span>ını kanıtlamı<text:span text:style-name="T47">ş</text:span>tır.</text:p>
      <text:p text:style-name="P38"/>
      <text:p text:style-name="P38">s.112</text:p>
      <text:p text:style-name="P38">Evrim teorisini geçersiz kılan gerçeklerden bir tanesi, canlılı<text:span text:style-name="T47">ğ</text:span>ın inanılmaz derecedeki kompleks yapısıdır. Canlı hücrelerinin çekirde<text:span text:style-name="T47">ğ</text:span>inde yer alan DNA molekülü, bunun bir örne<text:span text:style-name="T47">ğ</text:span>idir. DNA, dört ayrı molekülün farklı diziliminden olu<text:span text:style-name="T47">ş</text:span>an bir tür bilgi bankasıdır. Bu bilgi bankasında canlıyla ilgili bütün fiziksel özelliklerin <text:span text:style-name="T47">ş</text:span>ifreleri yer alır. <text:span text:style-name="T47">İ</text:span>nsan DNA'sı ka<text:span text:style-name="T47">ğ</text:span>ıda döküldü<text:span text:style-name="T47">ğ</text:span>ünde, ortaya yakla<text:span text:style-name="T47">ş</text:span>ık 900 ciltlik bir ansiklopedi çıkaca<text:span text:style-name="T47">ğ</text:span>ı hesaplanmaktadır. Elbette böylesine ola<text:span text:style-name="T47">ğ</text:span>anüstü bir bilgi, tesadüf kavramını kesin biçimde geçersiz kılmaktadır.</text:p>
      <text:p text:style-name="P38"/>
      <text:p text:style-name="P38">s.114</text:p>
      <text:p text:style-name="P38">Do<text:span text:style-name="T47">ğ</text:span>al seleksiyona göre, güçlü olan ve ya<text:span text:style-name="T47">ş</text:span>adı<text:span text:style-name="T47">ğ</text:span>ı çevreye uyum sa<text:span text:style-name="T47">ğ</text:span>layabilen canlılar hayatta kalır, di<text:span text:style-name="T47">ğ</text:span>erleri ise yok olurlar. Evrimciler ise do<text:span text:style-name="T47">ğ</text:span>al seleksiyonun canlıları evrimle<text:span text:style-name="T47">ş</text:span>tirdi<text:span text:style-name="T47">ğ</text:span>ini, yeni türler meydana getirdi<text:span text:style-name="T47">ğ</text:span>ini öne sürerler. Oysa do<text:span text:style-name="T47">ğ</text:span>al seleksiyonun böyle bir sonucu yoktur ve bu iddiayı do<text:span text:style-name="T47">ğ</text:span>rulayan tek bir delil dahi bulunmamaktadır.</text:p>
      <text:p text:style-name="P38"/>
      <text:p text:style-name="P38">s.115</text:p>
      <text:p text:style-name="P38">Lamarck zürafaların ceylan benzeri hayvanlardan türediklerine inanıyordu. Ona göre otlara uzanmaya çalı<text:span text:style-name="T47">ş</text:span>an bu canlıların zaman içinde boyunları uzamı<text:span text:style-name="T47">ş</text:span> ve zürafalara dönü<text:span text:style-name="T47">ş</text:span>üvermi<text:span text:style-name="T47">ş</text:span>lerdi. Mendel'in 1865 yılında ke<text:span text:style-name="T47">ş</text:span>fetti<text:span text:style-name="T47">ğ</text:span>i kalıtım kanunları, ya<text:span text:style-name="T47">ş</text:span>am sırasında kazanılan özelliklerin sonraki nesillere aktarılmasının mümkün olmadı<text:span text:style-name="T47">ğ</text:span>ını ispatlamı<text:span text:style-name="T47">ş</text:span>tır. Böylece Lamarck'ın zürafa masalı da tarihe karı<text:span text:style-name="T47">ş</text:span>mı<text:span text:style-name="T47">ş</text:span>tır.</text:p>
      <text:p text:style-name="P38"/>
      <text:p text:style-name="P38"><text:soft-page-break/>s.116</text:p>
      <text:p text:style-name="P38">Evrimciler yüzyılın ba<text:span text:style-name="T47">ş</text:span>ından beri sinekleri mutasyona u<text:span text:style-name="T47">ğ</text:span>ratarak, faydalı mutasyon örne<text:span text:style-name="T47">ğ</text:span>i olu<text:span text:style-name="T47">ş</text:span>turmaya çalı<text:span text:style-name="T47">ş</text:span>tılar. Ancak onyıllarca süren bu çabaların sonucunda elde edilen tek sonuç, sakat, hastalıklı ve kusurlu sinekler oldu. Solda, normal bir meyve sine<text:span text:style-name="T47">ğ</text:span>inin kafası ve sa<text:span text:style-name="T47">ğ</text:span>da ise mutasyona u<text:span text:style-name="T47">ğ</text:span>ramı<text:span text:style-name="T47">ş</text:span> di<text:span text:style-name="T47">ğ</text:span>er bir meyve sine<text:span text:style-name="T47">ğ</text:span>i.</text:p>
      <text:p text:style-name="P38"/>
      <text:p text:style-name="P38">s.118</text:p>
      <text:p text:style-name="P38">Bitkilerin evrimi iddiasını do<text:span text:style-name="T47">ğ</text:span>rulayan tek bir fosil örne<text:span text:style-name="T47">ğ</text:span>i dahi yokken, evrim geçirmediklerini ispatlayan yüz binlerce fosil vardır. Bu fosillerden biri de resimde görülen 54 – 37 milyon yıllık ginkgo yapra<text:span text:style-name="T47">ğ</text:span>ı fosilidir. Milyonlarca yıldır de<text:span text:style-name="T47">ğ</text:span>i<text:span text:style-name="T47">ş</text:span>meyen ginkgolar, evrimin büyük bir aldatmaca oldu<text:span text:style-name="T47">ğ</text:span>unu göstermektedir.</text:p>
      <text:p text:style-name="P38"/>
      <text:p text:style-name="P38">s.119</text:p>
      <text:p text:style-name="P38">SAHTE</text:p>
      <text:p text:style-name="P38"/>
      <text:p text:style-name="P38">Evrim yanlısı gazete ve dergilerde çıkan haberlerde yandakine benzer hayali "ilkel" insanların resimleri sıklıkla kullanılır. Bu hayali resimlere dayanarak olu<text:span text:style-name="T47">ş</text:span>turulan haberlerdeki tek kaynak, yazan ki<text:span text:style-name="T47">ş</text:span>ilerin hayal gücüdür. Ancak evrim bilim kar<text:span text:style-name="T47">ş</text:span>ısında o kadar çok yenilgi almı<text:span text:style-name="T47">ş</text:span>tır ki artık bilimsel dergilerde evrimle ilgili haberlere daha az rastlanır olmu<text:span text:style-name="T47">ş</text:span>tur.</text:p>
      <text:p text:style-name="P38"/>
      <text:p text:style-name="P38">s.121</text:p>
      <text:p text:style-name="P38">Evrimciler, fosiller üzerinde yaptıkları yorumları genelde ideolojik beklentileri do<text:span text:style-name="T47">ğ</text:span>rultusunda yaparlar. Bu nedenle vardıkları sonuçlar ço<text:span text:style-name="T47">ğ</text:span>unlukla güvenilir de<text:span text:style-name="T47">ğ</text:span>ildir.</text:p>
      <text:p text:style-name="P38"/>
      <text:p text:style-name="P38">s.122</text:p>
      <text:p text:style-name="P38">YA<text:span text:style-name="T47">Ş</text:span>AYAN FOS<text:span text:style-name="T47">İ</text:span>LLER EVR<text:span text:style-name="T47">İ</text:span>M<text:span text:style-name="T47">İ</text:span> YALANLIYOR</text:p>
      <text:p text:style-name="P38"/>
      <text:p text:style-name="P38">Fosiller, evrimin hiçbir zaman ya<text:span text:style-name="T47">ş</text:span>anmadı<text:span text:style-name="T47">ğ</text:span>ının ispatıdır. Fosil kayıtlarının ortaya koydu<text:span text:style-name="T47">ğ</text:span>u gibi, canlılar sahip oldukları tüm özelliklerle bir anda var olmu<text:span text:style-name="T47">ş</text:span>lar ve soyları devam etti<text:span text:style-name="T47">ğ</text:span>i müddetçe en küçük bir de<text:span text:style-name="T47">ğ</text:span>i<text:span text:style-name="T47">ş</text:span>iklik geçirmemi<text:span text:style-name="T47">ş</text:span>lerdir. Balıklar hep balık, böcekler hep böcek, sürüngenler hep sürüngen olarak var olmu<text:span text:style-name="T47">ş</text:span>tur. Türlerin a<text:span text:style-name="T47">ş</text:span>ama a<text:span text:style-name="T47">ş</text:span>ama olu<text:span text:style-name="T47">ş</text:span>tu<text:span text:style-name="T47">ğ</text:span>u iddiasının bilimsel hiçbir geçerlili<text:span text:style-name="T47">ğ</text:span>i yoktur. Tüm canlıları yaratan Allah'tır.</text:p>
      <text:p text:style-name="P38"/>
      <text:p text:style-name="P38">Güne<text:span text:style-name="T47">ş</text:span> Balı<text:span text:style-name="T47">ğ</text:span>ı </text:p>
      <text:p text:style-name="P38">Dönem: Senozoik zaman, Eosen dönemi</text:p>
      <text:p text:style-name="P38">Ya<text:span text:style-name="T47">ş</text:span>: 54 – 37 milyon yıl</text:p>
      <text:p text:style-name="P38"/>
      <text:p text:style-name="P38">Çayır Sivrisine<text:span text:style-name="T47">ğ</text:span>i</text:p>
      <text:p text:style-name="P38">Dönem: Senozoik zaman, Eosen dönemi</text:p>
      <text:p text:style-name="P38">Ya<text:span text:style-name="T47">ş</text:span>: 48-37 milyon yıl</text:p>
      <text:p text:style-name="P38"/>
      <text:p text:style-name="P38">Deniz Kestanesi</text:p>
      <text:p text:style-name="P38">Dönem: Paleozoik zaman, Karbonifer dönemi</text:p>
      <text:p text:style-name="P38">Ya<text:span text:style-name="T47">ş</text:span>: 295 milyon yıl</text:p>
      <text:p text:style-name="P38"/>
      <text:p text:style-name="P38"><text:soft-page-break/>s.123</text:p>
      <text:p text:style-name="P38">Deniz Yıldızı</text:p>
      <text:p text:style-name="P38">Dönem: Paleozoik zaman, Ordovisyen dönemi</text:p>
      <text:p text:style-name="P38">Ya<text:span text:style-name="T47">ş</text:span>: 490 – 443 milyon yıl</text:p>
      <text:p text:style-name="P38"/>
      <text:p text:style-name="P38">Hu<text:span text:style-name="T47">ş</text:span> A<text:span text:style-name="T47">ğ</text:span>acı Yapra<text:span text:style-name="T47">ğ</text:span>ı</text:p>
      <text:p text:style-name="P38">Dönem: Senozoik zaman, Eosen dönemi</text:p>
      <text:p text:style-name="P38">Ya<text:span text:style-name="T47">ş</text:span>: 50 milyon yıl</text:p>
      <text:p text:style-name="P38"/>
      <text:p text:style-name="P38">Köpüklü A<text:span text:style-name="T47">ğ</text:span>ustos Böce<text:span text:style-name="T47">ğ</text:span>i</text:p>
      <text:p text:style-name="P38">Dönem: <text:s/>Mezozoik zaman, Kretase dönemi</text:p>
      <text:p text:style-name="P38">Ya<text:span text:style-name="T47">ş</text:span>: 125 milyon yıl</text:p>
      <text:p text:style-name="P38"/>
      <text:p text:style-name="P38">Sekoya Yapra<text:span text:style-name="T47">ğ</text:span>ı</text:p>
      <text:p text:style-name="P38">Dönem: Senozoik zaman, Eosen dönemi</text:p>
      <text:p text:style-name="P38">Ya<text:span text:style-name="T47">ş</text:span>: 50 milyon yıl</text:p>
      <text:p text:style-name="P38"/>
      <text:p text:style-name="P38">s.127</text:p>
      <text:p text:style-name="P38">Evrimcilerin istedikleri tüm <text:span text:style-name="T47">ş</text:span>artlar sa<text:span text:style-name="T47">ğ</text:span>lansa bir canlı olu<text:span text:style-name="T47">ş</text:span>abilir mi? Elbette ki hayır. Bunu daha iyi anlamak için <text:span text:style-name="T47">ş</text:span>öyle bir deney yapalım. Soldakine benzer bir varile canlıların olu<text:span text:style-name="T47">ş</text:span>umu için gerekli olan bütün atomları, enzimleri, hormonları, proteinleri kısacası evrimcilerin istedikleri, gerekli gördükleri tüm elementleri koyalım. Olabilecek her türlü kimyasal ve fiziksel yöntemi kullanarak bu elementleri karı<text:span text:style-name="T47">ş</text:span>tıralım ve istedikleri kadar bekleyelim. Ne yapılırsa yapılsın, ne kadar beklenirse beklensin bu varilden canlı tek bir varlık bile çıkaramayacaklardır.</text:p>
      <text:p text:style-name="P38"/>
      <text:p text:style-name="P38">s.128</text:p>
      <text:p text:style-name="P38">Bir cisimden gelen uyarılar elektrik sinyaline dönü<text:span text:style-name="T47">ş</text:span>erek beyinde bir etki olu<text:span text:style-name="T47">ş</text:span>tururlar. Görüyorum derken, aslında zihnimizdeki elektrik sinyallerinin etkisini seyrederiz.</text:p>
      <text:p text:style-name="P38"/>
      <text:p text:style-name="P38">s.129</text:p>
      <text:p text:style-name="P38">Gözü ve kula<text:span text:style-name="T47">ğ</text:span>ı, kamera ve ses kayıt cihazları ile kıyasladı<text:span text:style-name="T47">ğ</text:span>ımızda bu organlarımızın söz konusu teknoloji ürünlerinden çok daha kompleks, çok daha ba<text:span text:style-name="T47">ş</text:span>arılı, çok <text:s/>daha kusursuz tasarımlara sahip olduklarını görürüz.</text:p>
      <text:p text:style-name="P38"/>
      <text:p text:style-name="P38">s.133</text:p>
      <text:p text:style-name="P38">Bütün hayatımızı beynimizin içinde ya<text:span text:style-name="T47">ş</text:span>arız. Gördü<text:span text:style-name="T47">ğ</text:span>ümüz insanlar, bindi<text:span text:style-name="T47">ğ</text:span>imiz araba, içinde çalı<text:span text:style-name="T47">ş</text:span>tı<text:span text:style-name="T47">ğ</text:span>ımız i<text:span text:style-name="T47">ş</text:span> yeri, çevremizdeki her<text:span text:style-name="T47">ş</text:span>ey beynimizde olu<text:span text:style-name="T47">ş</text:span>ur. Gerçekte ise beynimizde, ne renkler, ne sesler, ne de görüntüler vardır. Beyinde bulunabilecek tek <text:span text:style-name="T47">ş</text:span>ey elektrik sinyalleridir.</text:p>
      <text:p text:style-name="P38"/>
      <text:p text:style-name="P38">s.136</text:p>
      <text:p text:style-name="P38">Geçmi<text:span text:style-name="T47">ş</text:span> zamanlarda timsaha tapan insanların inanı<text:span text:style-name="T47">ş</text:span>ları ne derece garip ve akıl almazsa günümüzde Darwinistlerin inanı<text:span text:style-name="T47">ş</text:span>ları da aynı derecede akıl almazdır. Darwinistler tesadüfleri ve cansız <text:span text:style-name="T47">ş</text:span>uursuz atomları cahilce adeta yaratıcı güç olarak kabul ederler hatta bu batıl inanca bir dine ba<text:span text:style-name="T47">ğ</text:span>lanır gibi ba<text:span text:style-name="T47">ğ</text:span>lanırlar.</text:p>
      <text:p text:style-name="P30"/>
      <text:p text:style-name="P22"><text:soft-page-break/></text:p>
      <text:h text:style-name="P11" text:outline-level="1">ARKA KAPAK YAZISI</text:h>
      <text:p text:style-name="P30"/>
      <text:p text:style-name="P16">Charles Darwin: </text:p>
      <text:p text:style-name="P16">"Avrupalı medeni ırklar, ya<text:span text:style-name="T47">ş</text:span>am mücadelesinde Türk barbarlı<text:span text:style-name="T47">ğ</text:span>ına kar<text:span text:style-name="T47">ş</text:span>ı galip gelmi<text:span text:style-name="T47">ş</text:span>lerdir... Gelece<text:span text:style-name="T47">ğ</text:span>e baktı<text:span text:style-name="T47">ğ</text:span>ımda bu gibi a<text:span text:style-name="T47">ş</text:span>a<text:span text:style-name="T47">ğ</text:span>ı ırkların yok olaca<text:span text:style-name="T47">ğ</text:span>ını görüyorum."</text:p>
      <text:p text:style-name="P16"/>
      <text:p text:style-name="P16">Darwin'in evrim teorisinin ırkçılıkla olan ili<text:span text:style-name="T47">ş</text:span>kisi, pek gündeme getirilmek istenmeyen, ancak gerçekte büyük önem ta<text:span text:style-name="T47">ş</text:span>ıyan bir ili<text:span text:style-name="T47">ş</text:span>kidir. <text:span text:style-name="T47">İ</text:span>nsanların maymun benzeri canlılardan evrimle<text:span text:style-name="T47">ş</text:span>tiklerini, ancak bazı ırkların hala "yarı maymun" statüsünde kaldı<text:span text:style-name="T47">ğ</text:span>ını iddia eden Darwinizm, gerçekte 19. yüzyılda yaygınlık kazanan ırkçı dü<text:span text:style-name="T47">ş</text:span>üncelerin biyolojik temelini olu<text:span text:style-name="T47">ş</text:span>turur.</text:p>
      <text:p text:style-name="P16">Darwinizm'in bu karanlık yüzünün bizim açımızdan daha da önemli olan yönü ise, sözkonusu ırkçılı<text:span text:style-name="T47">ğ</text:span>ın özellikle Türk Milleti'ni hedef almasıdır. Charles Darwin'in ırklar hakkındaki görü<text:span text:style-name="T47">ş</text:span>leri arasında, yüce Türk Milleti'ni "a<text:span text:style-name="T47">ş</text:span>a<text:span text:style-name="T47">ğ</text:span>ı ırk" olarak tanımlayan ve yakında yok olaca<text:span text:style-name="T47">ğ</text:span>ı iddiasını ta<text:span text:style-name="T47">ş</text:span>ıyan hezeyanlar da vardır. </text:p>
      <text:p text:style-name="P16">Darwin, bu hezeyanları ile hem Osmanlı <text:span text:style-name="T47">İ</text:span>mparatorlu<text:span text:style-name="T47">ğ</text:span>u'nu hedef alan 19. yüzyıl emperyalizmine, hem de bugüne kadar uzanan tüm di<text:span text:style-name="T47">ğ</text:span>er Türk dü<text:span text:style-name="T47">ş</text:span>manı güçlere sözde bilimsel bir dayanak sa<text:span text:style-name="T47">ğ</text:span>lamı<text:span text:style-name="T47">ş</text:span>tır.</text:p>
      <text:p text:style-name="P16">Tarihin karanlıkta kalmı<text:span text:style-name="T47">ş</text:span> bu büyük gerçe<text:span text:style-name="T47">ğ</text:span>ini ö<text:span text:style-name="T47">ğ</text:span>renmek isteyenler, bu kitabı mutlaka okumalıdır...</text:p>
      <text:p text:style-name="P16"/>
      <text:p text:style-name="P16">YAZAR HAKKINDA: Harun Yahya müstear ismini kullanan Adnan Oktar, 1956 yılında Ankara'da do<text:span text:style-name="T47">ğ</text:span>du. 1980'li yıllardan bu yana, imani, bilimsel ve siyasi konularda pek çok eser hazırladı. Bunların yanı sıra, yazarın evrimcilerin sahtekarlıklarını, iddialarının geçersizli<text:span text:style-name="T47">ğ</text:span>ini ve Darwinizm'in kanlı ideolojilerle olan karanlık ba<text:span text:style-name="T47">ğ</text:span>lantılarını ortaya koyan çok önemli eserleri bulunmaktadır.</text:p>
      <text:p text:style-name="P16">Yazarın tüm çalı<text:span text:style-name="T47">ş</text:span>malarındaki ortak hedef, Kuran'ın tebli<text:span text:style-name="T47">ğ</text:span>ini dünyaya ula<text:span text:style-name="T47">ş</text:span>tırmak, böylelikle insanları Allah'ın varlı<text:span text:style-name="T47">ğ</text:span>ı, birli<text:span text:style-name="T47">ğ</text:span>i ve ahiret gibi temel imani konular üzerinde dü<text:span text:style-name="T47">ş</text:span>ünmeye sevk etmek ve inkarcı sistemlerin çürük temellerini ve sapkın uygulamalarını gözler önüne sermektir. Nitekim yazarın, bugüne kadar 63 ayrı dile çevrilen 300’den fazla eseri, dünya çapında geni<text:span text:style-name="T47">ş</text:span> bir okuyucu kitlesi tarafından takip edilmektedir.</text:p>
      <text:p text:style-name="P16">Harun Yahya Külliyatı, -Allah'ın izniyle- 21. yüzyılda dünya insanlarını Kuran'da tarif edilen huzur ve barı<text:span text:style-name="T47">ş</text:span>a, do<text:span text:style-name="T47">ğ</text:span>ruluk ve adalete, güzellik ve mutlulu<text:span text:style-name="T47">ğ</text:span>a ta<text:span text:style-name="T47">ş</text:span>ımaya bir vesile olacaktır.</text:p>
      <text:p text:style-name="P22"/>
      <text:p text:style-name="P2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Baskerville" svg:font-family="Baskerville, 'Times New Roman'" style:font-pitch="variable"/>
    <style:font-face style:name="Lato" svg:font-family="Lato" style:font-pitch="variable"/>
    <style:font-face style:name="Palatino" svg:font-family="Palatino, 'Book Antiqua'" style:font-pitch="variable"/>
    <style:font-face style:name="PalatinoTurk" svg:font-family="PalatinoTurk, 'Times New Roman'" style:font-pitch="variable"/>
    <style:font-face style:name="ヒラギノ角ゴ Pro W3" svg:font-family="'ヒラギノ角ゴ Pro W3', 'MS Minch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family-generic="swiss" style:font-pitch="variable" fo:font-size="16pt" fo:language="none" fo:country="none" fo:font-weight="bold" style:letter-kerning="true" style:font-size-asian="16pt" style:font-weight-asian="bold" style:font-name-complex="Calibri" style:font-family-complex="Calibri"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Book Antiqua'" style:font-pitch="variable" fo:font-size="13pt" fo:language="none" fo:country="none" fo:font-weight="bold" style:letter-kerning="true" style:font-size-asian="13pt" style:font-weight-asian="bold" style:font-name-complex="Palatino" style:font-family-complex="Palatino, 'Book Antiqua'"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Book Antiqua'" style:font-pitch="variable" fo:language="none" fo:country="none" fo:font-weight="bold" style:letter-kerning="true" style:font-weight-asian="bold" style:font-name-complex="Palatino" style:font-family-complex="Palatino, 'Book Antiqua'" style:font-pitch-complex="variable" style:font-size-complex="13pt" style:font-weight-complex="bold"/>
    </style:style>
    <style:style style:name="Heading_20_5" style:display-name="Heading 5" style:family="paragraph" style:next-style-name="Tr_20_Body"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MS Mincho'"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Body"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MS Mincho'"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Times New Roman'" style:font-pitch="variable" fo:font-size="16pt" fo:language="en" fo:country="US" style:font-name-asian="ヒラギノ角ゴ Pro W3" style:font-family-asian="'ヒラギノ角ゴ Pro W3', 'MS Mincho'" style:font-pitch-asian="variable" style:font-size-asian="16pt" style:font-name-complex="Baskerville" style:font-family-complex="Baskerville, 'Times New Roman'"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Times New Roman'" style:font-pitch="variable" fo:font-size="16pt" fo:language="en" fo:country="US" fo:font-style="italic" style:font-name-asian="ヒラギノ角ゴ Pro W3" style:font-family-asian="'ヒラギノ角ゴ Pro W3', 'MS Mincho'" style:font-pitch-asian="variable" style:font-size-asian="16pt" style:font-style-asian="italic" style:font-name-complex="Baskerville" style:font-family-complex="Baskerville, 'Times New Roman'"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Times New Roman'" style:font-pitch="variable" fo:font-size="14pt" fo:language="en" fo:country="US" style:font-name-asian="ヒラギノ角ゴ Pro W3" style:font-family-asian="'ヒラギノ角ゴ Pro W3', 'MS Mincho'" style:font-pitch-asian="variable" style:font-size-asian="14pt" style:font-name-complex="Baskerville" style:font-family-complex="Baskerville, 'Times New Roman'" style:font-pitch-complex="variable" style:font-size-complex="10pt" style:language-complex="ar" style:country-complex="SA"/>
    </style:style>
    <style:style style:name="Tr_20_Body" style:display-name="Tr Body"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Baskerville" fo:font-family="Baskerville, 'Times New Roman'" style:font-pitch="variable" fo:font-size="12pt" fo:language="en" fo:country="US" style:font-name-asian="ヒラギノ角ゴ Pro W3" style:font-family-asian="'ヒラギノ角ゴ Pro W3', 'MS Mincho'" style:font-pitch-asian="variable" style:font-size-asian="12pt" style:font-name-complex="Baskerville" style:font-family-complex="Baskerville, 'Times New 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MS Mincho'"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Author" style:display-name="Tr Author" style:family="paragraph">
      <style:paragraph-properties fo:keep-together="always" fo:orphans="2" fo:widows="2"/>
      <style:text-properties fo:color="#000000" style:font-name="Baskerville" fo:font-family="Baskerville, 'Times New Roman'" style:font-pitch="variable" fo:font-size="24pt" fo:language="en" fo:country="US" style:font-name-asian="ヒラギノ角ゴ Pro W3" style:font-family-asian="'ヒラギノ角ゴ Pro W3', 'MS Mincho'" style:font-pitch-asian="variable" style:font-size-asian="24pt" style:font-name-complex="Baskerville" style:font-family-complex="Baskerville, 'Times New Roman'" style:font-pitch-complex="variable" style:font-size-complex="10pt" style:language-complex="ar" style:country-complex="SA"/>
    </style:style>
    <style:style style:name="Tr_20_Title" style:display-name="Tr Title" style:family="paragraph" style:next-style-name="Tr_20_Body" style:default-outline-level="1" style:list-style-name="">
      <style:paragraph-properties fo:orphans="2" fo:widows="2" fo:keep-with-next="always"/>
      <style:text-properties fo:color="#000000" style:font-name="Baskerville" fo:font-family="Baskerville, 'Times New Roman'" style:font-pitch="variable" fo:font-size="55pt" fo:language="en" fo:country="US" style:font-name-asian="ヒラギノ角ゴ Pro W3" style:font-family-asian="'ヒラギノ角ゴ Pro W3', 'MS Mincho'" style:font-pitch-asian="variable" style:font-size-asian="55pt" style:font-name-complex="Baskerville" style:font-family-complex="Baskerville, 'Times New Roman'" style:font-pitch-complex="variable" style:font-size-complex="10pt" style:language-complex="ar" style:country-complex="SA"/>
    </style:style>
    <style:style style:name="Tr_20_Caption" style:display-name="Tr Caption" style:family="paragraph">
      <style:paragraph-properties fo:line-height="150%" fo:text-align="center" style:justify-single-word="false" fo:orphans="2" fo:widows="2"/>
      <style:text-properties fo:color="#000000" style:font-name="Baskerville" fo:font-family="Baskerville, 'Times New Roman'" style:font-pitch="variable" fo:font-size="14pt" fo:language="en" fo:country="US" fo:font-style="italic" style:font-name-asian="ヒラギノ角ゴ Pro W3" style:font-family-asian="'ヒラギノ角ゴ Pro W3', 'MS Mincho'" style:font-pitch-asian="variable" style:font-size-asian="14pt" style:font-style-asian="italic" style:font-name-complex="Baskerville" style:font-family-complex="Baskerville, 'Times New Roman'" style:font-pitch-complex="variable" style:font-size-complex="10pt" style:language-complex="ar" style:country-complex="SA"/>
    </style:style>
    <style:style style:name="Tr_20_Heading_20_2" style:display-name="Tr Heading 2" style:family="paragraph" style:next-style-name="Tr_20_Body"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Helvetica" fo:font-family="Helvetica" style:font-family-generic="swiss" style:font-pitch="variable" fo:font-size="16pt" fo:language="en" fo:country="US" fo:font-weight="bold" style:font-name-asian="ヒラギノ角ゴ Pro W3" style:font-family-asian="'ヒラギノ角ゴ Pro W3', 'MS Mincho'" style:font-pitch-asian="variable" style:font-size-asian="16pt" style:font-weight-asian="bold" style:font-name-complex="Helvetica" style:font-family-complex="Helvetica" style:font-family-generic-complex="swiss" style:font-pitch-complex="variable" style:font-size-complex="10pt" style:language-complex="ar" style:country-complex="SA"/>
    </style:style>
    <style:style style:name="Tr_20_Heading_20_1" style:display-name="Tr Heading 1" style:family="paragraph" style:next-style-name="Tr_20_Body" style:default-outline-level="1" style:list-style-name="">
      <style:paragraph-properties fo:margin-top="0.212cm" fo:margin-bottom="0.212cm" loext:contextual-spacing="false" fo:text-align="center" style:justify-single-word="false" fo:orphans="2" fo:widows="2" fo:keep-with-next="always"/>
      <style:text-properties fo:color="#000000" style:font-name="Helvetica" fo:font-family="Helvetica" style:font-family-generic="swiss" style:font-pitch="variable" fo:font-size="24pt" fo:language="en" fo:country="US" fo:font-weight="bold" style:font-name-asian="ヒラギノ角ゴ Pro W3" style:font-family-asian="'ヒラギノ角ゴ Pro W3', 'MS Mincho'" style:font-pitch-asian="variable" style:font-size-asian="24pt" style:font-weight-asian="bold" style:font-name-complex="Helvetica" style:font-family-complex="Helvetica" style:font-family-generic-complex="swiss" style:font-pitch-complex="variable" style:font-size-complex="10pt" style:language-complex="ar" style:country-complex="SA"/>
    </style:style>
    <style:style style:name="Tr_20_Chapter_20_Name" style:display-name="Tr Chapter Name" style:family="paragraph" style:next-style-name="Tr_20_Body" style:default-outline-level="3" style:list-style-name="">
      <style:paragraph-properties fo:line-height="150%" fo:orphans="2" fo:widows="2" fo:keep-with-next="always"/>
      <style:text-properties fo:color="#000000" style:font-name="Baskerville" fo:font-family="Baskerville, 'Times New Roman'" style:font-pitch="variable" fo:font-size="36pt" fo:language="en" fo:country="US" style:font-name-asian="ヒラギノ角ゴ Pro W3" style:font-family-asian="'ヒラギノ角ゴ Pro W3', 'MS Mincho'" style:font-pitch-asian="variable" style:font-size-asian="36pt" style:font-name-complex="Baskerville" style:font-family-complex="Baskerville, 'Times New Roman'" style:font-pitch-complex="variable" style:font-size-complex="10pt" style:language-complex="ar" style:country-complex="SA"/>
    </style:style>
    <style:style style:name="Tr_20_Heading" style:display-name="Tr Heading" style:family="paragraph" style:default-outline-level="5" style:list-style-name="">
      <style:paragraph-properties fo:text-align="justify" style:justify-single-word="false" fo:orphans="2" fo:widows="2"/>
      <style:text-properties fo:font-variant="small-caps" fo:color="#000000" style:font-name="Baskerville" fo:font-family="Baskerville, 'Times New Roman'" style:font-pitch="variable" fo:font-size="18pt" fo:language="en" fo:country="US" style:font-name-asian="ヒラギノ角ゴ Pro W3" style:font-family-asian="'ヒラギノ角ゴ Pro W3', 'MS Mincho'" style:font-pitch-asian="variable" style:font-size-asian="18pt" style:font-name-complex="Baskerville" style:font-family-complex="Baskerville, 'Times New Roman'" style:font-pitch-complex="variable" style:font-size-complex="10pt" style:language-complex="ar" style:country-complex="SA"/>
    </style:style>
    <style:style style:name="Tr_20_Heading_20_4" style:display-name="Tr Heading 4" style:family="paragraph" style:next-style-name="Tr_20_Body" style:default-outline-level="4" style:list-style-name="">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MS Mincho'"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Tr_20_Heading_20_3" style:display-name="Tr Heading 3" style:family="paragraph" style:next-style-name="Tr_20_Body" style:default-outline-level="3" style:list-style-name="">
      <style:paragraph-properties fo:margin-left="0.635cm" fo:margin-right="0cm" fo:margin-top="0cm" fo:margin-bottom="0.106cm" loext:contextual-spacing="false" fo:text-align="center" style:justify-single-word="false" fo:orphans="2" fo:widows="2" fo:text-indent="0cm" style:auto-text-indent="false" fo:keep-with-next="always"/>
      <style:text-properties fo:color="#000000" style:font-name="Helvetica" fo:font-family="Helvetica" style:font-family-generic="swiss" style:font-pitch="variable" fo:font-size="20pt" fo:language="en" fo:country="US" fo:font-weight="bold" style:font-name-asian="ヒラギノ角ゴ Pro W3" style:font-family-asian="'ヒラギノ角ゴ Pro W3', 'MS Mincho'" style:font-pitch-asian="variable" style:font-size-asian="20pt" style:font-weight-asian="bold" style:font-name-complex="Helvetica" style:font-family-complex="Helvetica" style:font-family-generic-complex="swiss" style:font-pitch-complex="variable" style:font-size-complex="10pt" style:language-complex="ar" style:country-complex="SA"/>
    </style:style>
    <style:style style:name="Tr_20_Body_20_Bullet" style:display-name="Tr Body Bullet" style:family="paragraph">
      <style:paragraph-properties fo:margin-top="0cm" fo:margin-bottom="0.212cm" loext:contextual-spacing="false" fo:line-height="110%" fo:text-align="justify" style:justify-single-word="false" fo:orphans="2" fo:widows="2"/>
      <style:text-properties fo:color="#000000" style:font-name="Baskerville" fo:font-family="Baskerville, 'Times New Roman'" style:font-pitch="variable" fo:font-size="12pt" fo:language="en" fo:country="US" style:font-name-asian="ヒラギノ角ゴ Pro W3" style:font-family-asian="'ヒラギノ角ゴ Pro W3', 'MS Mincho'" style:font-pitch-asian="variable" style:font-size-asian="12pt" style:font-name-complex="Baskerville" style:font-family-complex="Baskerville, 'Times New Roman'" style:font-pitch-complex="variable" style:font-size-complex="10pt" style:language-complex="ar" style:country-complex="SA"/>
    </style:style>
    <style:style style:name="Tr_20_Block_20_Quote_20__28_Verses_29_" style:display-name="Tr Block Quote (Verses)"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Baskerville" fo:font-family="Baskerville, 'Times New Roman'" style:font-pitch="variable" fo:font-size="12pt" fo:language="en" fo:country="US" fo:font-weight="bold" style:font-name-asian="ヒラギノ角ゴ Pro W3" style:font-family-asian="'ヒラギノ角ゴ Pro W3', 'MS Mincho'" style:font-pitch-asian="variable" style:font-size-asian="12pt" style:font-weight-asian="bold" style:font-name-complex="Baskerville" style:font-family-complex="Baskerville, 'Times New Roman'" style:font-pitch-complex="variable" style:font-size-complex="10pt" style:language-complex="ar" style:country-complex="SA"/>
    </style:style>
    <style:style style:name="Tr_20_Numbered_20_List" style:display-name="Tr Numbered List" style:family="paragraph">
      <style:paragraph-properties fo:margin-top="0cm" fo:margin-bottom="0.212cm" loext:contextual-spacing="false" fo:line-height="110%" fo:text-align="justify" style:justify-single-word="false" fo:orphans="2" fo:widows="2"/>
      <style:text-properties fo:color="#000000" style:font-name="Baskerville" fo:font-family="Baskerville, 'Times New Roman'" style:font-pitch="variable" fo:font-size="12pt" fo:language="en" fo:country="US" style:font-name-asian="ヒラギノ角ゴ Pro W3" style:font-family-asian="'ヒラギノ角ゴ Pro W3', 'MS Mincho'" style:font-pitch-asian="variable" style:font-size-asian="12pt" style:font-name-complex="Baskerville" style:font-family-complex="Baskerville, 'Times New Roman'" style:font-pitch-complex="variable" style:font-size-complex="10pt" style:language-complex="ar" style:country-complex="SA"/>
    </style:style>
    <style:style style:name="Tr_20_Footnote_20_Text" style:display-name="Tr Footnote Text" style:family="paragraph">
      <style:paragraph-properties fo:orphans="2" fo:widows="2"/>
      <style:text-properties fo:color="#000000" style:font-name="Baskerville" fo:font-family="Baskerville, 'Times New Roman'" style:font-pitch="variable" fo:font-size="12pt" fo:language="en" fo:country="US" style:font-name-asian="ヒラギノ角ゴ Pro W3" style:font-family-asian="'ヒラギノ角ゴ Pro W3', 'MS Mincho'" style:font-pitch-asian="variable" style:font-size-asian="12pt" style:font-name-complex="Baskerville" style:font-family-complex="Baskerville, 'Times New Roman'" style:font-pitch-complex="variable" style:font-size-complex="10pt" style:language-complex="ar" style:country-complex="SA"/>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Baskerville" fo:font-family="Baskerville, 'Times New Roman'" style:font-pitch="variable" fo:font-size="12pt" fo:language="en" fo:country="US" fo:font-style="italic" style:font-name-asian="ヒラギノ角ゴ Pro W3" style:font-family-asian="'ヒラギノ角ゴ Pro W3', 'MS Mincho'" style:font-pitch-asian="variable" style:font-size-asian="12pt" style:font-style-asian="italic" style:font-name-complex="Baskerville" style:font-family-complex="Baskerville, 'Times New Roman'" style:font-pitch-complex="variable" style:font-size-complex="10pt" style:language-complex="ar" style:country-complex="SA"/>
    </style:style>
    <style:style style:name="Tr_20_Block_20_Qoute_20__28_speechs_29_" style:display-name="Tr Block Qoute (speechs)" style:family="paragraph">
      <style:paragraph-properties fo:margin-left="0.63cm" fo:margin-right="0.379cm" fo:margin-top="0cm" fo:margin-bottom="0.212cm" loext:contextual-spacing="false" fo:line-height="110%" fo:text-align="justify" style:justify-single-word="false" fo:orphans="2" fo:widows="2" fo:text-indent="0cm" style:auto-text-indent="false"/>
      <style:text-properties fo:color="#000000" style:font-name="Baskerville" fo:font-family="Baskerville, 'Times New Roman'" style:font-pitch="variable" fo:font-size="11pt" fo:language="en" fo:country="US" style:font-name-asian="ヒラギノ角ゴ Pro W3" style:font-family-asian="'ヒラギノ角ゴ Pro W3', 'MS Mincho'" style:font-pitch-asian="variable" style:font-size-asian="11pt" style:font-name-complex="Baskerville" style:font-family-complex="Baskerville, 'Times New 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Baskerville" fo:font-family="Baskerville, 'Times New Roman'" style:font-pitch="variable" fo:font-size="14pt" fo:language="en" fo:country="US" style:font-name-asian="ヒラギノ角ゴ Pro W3" style:font-family-asian="'ヒラギノ角ゴ Pro W3', 'MS Mincho'" style:font-pitch-asian="variable" style:font-size-asian="14pt" style:font-name-complex="Baskerville" style:font-family-complex="Baskerville, 'Times New 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Baskerville" fo:font-family="Baskerville, 'Times New Roman'" style:font-pitch="variable" fo:font-size="12pt" fo:language="en" fo:country="US" style:font-name-asian="ヒラギノ角ゴ Pro W3" style:font-family-asian="'ヒラギノ角ゴ Pro W3', 'MS Mincho'" style:font-pitch-asian="variable" style:font-size-asian="12pt" style:font-name-complex="Baskerville" style:font-family-complex="Baskerville, 'Times New 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Baskerville" fo:font-family="Baskerville, 'Times New Roman'" style:font-pitch="variable" fo:font-size="18pt" fo:language="en" fo:country="US" style:font-name-asian="ヒラギノ角ゴ Pro W3" style:font-family-asian="'ヒラギノ角ゴ Pro W3', 'MS Mincho'" style:font-pitch-asian="variable" style:font-size-asian="18pt" style:font-name-complex="Baskerville" style:font-family-complex="Baskerville, 'Times New 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Baskerville" fo:font-family="Baskerville, 'Times New Roman'" style:font-pitch="variable" fo:font-size="18pt" fo:language="en" fo:country="US" style:font-name-asian="ヒラギノ角ゴ Pro W3" style:font-family-asian="'ヒラギノ角ゴ Pro W3', 'MS Mincho'" style:font-pitch-asian="variable" style:font-size-asian="18pt" style:font-name-complex="Baskerville" style:font-family-complex="Baskerville, 'Times New 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yazar_20_hakkinda" style:display-name="TR yazar hakkinda" style:family="paragraph" style:parent-style-name="Tr_20_Body">
      <style:text-properties fo:font-size="10pt" style:font-size-asian="10pt"/>
    </style:style>
    <style:style style:name="TR_20_block" style:display-name="TR block" style:family="paragraph" style:parent-style-name="Tr_20_Block_20_Qoute_20__28_speechs_29_">
      <style:paragraph-properties fo:margin-left="0.63cm" fo:margin-right="0.379cm" fo:text-indent="0cm" style:auto-text-indent="false"/>
      <style:text-properties fo:font-style="italic" style:font-style-asian="italic"/>
    </style:style>
    <style:style style:name="tr_20_son_20_ayet" style:display-name="tr son ayet" style:family="paragraph" style:parent-style-name="Tr_20_Body">
      <style:paragraph-properties fo:line-height="150%" fo:text-align="center" style:justify-single-word="false"/>
      <style:text-properties fo:font-size="14pt" fo:font-weight="bold" style:font-size-asian="14pt" style:font-weight-asian="bold"/>
    </style:style>
    <style:style style:name="TR_20_arka_20_kapak" style:display-name="TR arka kapak" style:family="paragraph" style:parent-style-name="Tr_20_Body">
      <style:paragraph-properties fo:margin-left="0cm" fo:margin-right="0cm" fo:line-height="100%" fo:text-indent="0cm" style:auto-text-indent="false"/>
    </style:style>
    <style:style style:name="Tr_20_okuyucuya" style:display-name="Tr okuyucuya" style:family="paragraph" style:parent-style-name="Tr_20_Body">
      <style:text-properties fo:font-size="11pt" style:font-size-asian="11pt"/>
    </style:style>
    <style:style style:name="Tr_20_kapak_20_ayet" style:display-name="Tr kapak ayet" style:family="paragraph" style:parent-style-name="tr_20_son_20_ayet">
      <style:text-properties fo:font-size="13pt" style:font-size-asian="13pt"/>
    </style:style>
    <style:style style:name="Tr_20_Notes" style:display-name="Tr Notes" style:family="paragraph" style:parent-style-name="Tr_20_Numbered_20_List">
      <style:text-properties fo:font-size="8pt" style:font-size-asian="8pt"/>
    </style:style>
    <style:style style:name="Tr_20_Giris_20_1" style:display-name="Tr Giris 1" style:family="paragraph" style:parent-style-name="Tr_20_Caption">
      <style:paragraph-properties fo:text-align="end" style:justify-single-word="false"/>
      <style:text-properties fo:font-size="12pt" style:font-size-asian="12pt"/>
    </style:style>
    <style:style style:name="tr_20_baski_20_syf" style:display-name="tr baski syf" style:family="paragraph" style:parent-style-name="Tr_20_Block_20_Qoute_20__28_speechs_29_">
      <style:paragraph-properties fo:text-align="center" style:justify-single-word="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fo:language="none" fo:country="non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language="none" fo:country="none"/>
    </style:style>
    <style:style style:name="anabasl_203a_k" style:display-name="anabasl›k" style:family="paragraph">
      <style:paragraph-properties fo:margin-left="0cm" fo:margin-right="0cm" fo:margin-top="0.071cm" fo:margin-bottom="0.071cm" loext:contextual-spacing="false" fo:line-height="0.6cm"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r_20_body_20_10_20_bold" style:display-name="tr body 10 bold" style:family="paragraph" style:parent-style-name="Tr_20_Body">
      <style:text-properties fo:font-size="10pt" fo:language="tr" fo:country="TR" fo:font-weight="bold" style:font-size-asian="10pt" style:font-weight-asian="bold"/>
    </style:style>
    <style:style style:name="tr_20_block_20_bold" style:display-name="tr block bold" style:family="paragraph" style:parent-style-name="Standard">
      <style:paragraph-properties fo:margin-left="0.801cm" fo:margin-right="0cm" fo:line-height="0.476cm" fo:text-align="justify" style:justify-single-word="false" fo:text-indent="0cm" style:auto-text-indent="false"/>
      <style:text-properties fo:font-size="10pt" fo:language="tr" fo:country="TR" fo:font-style="italic" fo:font-weight="bold" style:font-size-asian="10pt" style:font-style-asian="italic" style:font-weight-asian="bold" style:font-size-complex="9pt" style:font-style-complex="italic" style:font-weight-complex="bold"/>
    </style:style>
    <style:style style:name="tr_20_footnote_20_10" style:display-name="tr footnote 10" style:family="paragraph" style:parent-style-name="tr_20_body_20_10_20_bold">
      <style:paragraph-properties fo:margin-left="0.3cm" fo:margin-right="0cm" fo:text-indent="-0.3cm" style:auto-text-indent="false"/>
      <style:text-properties fo:font-weight="normal" style:font-weight-asian="normal"/>
    </style:style>
    <style:style style:name="TR_20_body_20_orta" style:display-name="TR body orta" style:family="paragraph" style:parent-style-name="Tr_20_Caption">
      <style:text-properties fo:font-size="11pt" fo:language="tr" fo:country="TR" fo:font-style="normal" fo:font-weight="bold" style:font-size-asian="11pt" style:font-style-asian="normal" style:font-weight-asian="bol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text-position="-8% 100%"/>
    </style:style>
    <style:style style:name="WW8Num13z0" style:family="text">
      <style:text-properties style:text-position="0% 100%"/>
    </style:style>
    <style:style style:name="WW8Num14z0" style:family="text">
      <style:text-properties style:text-position="0% 100%"/>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text-position="-8% 100%"/>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text-position="-8% 100%"/>
    </style:style>
    <style:style style:name="WW8Num23z0" style:family="text">
      <style:text-properties style:text-position="0% 100%"/>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text-position="-8% 100%"/>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text-position="0% 100%"/>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text-position="0% 100%"/>
    </style:style>
    <style:style style:name="WW8Num32z0" style:family="text">
      <style:text-properties style:text-position="0% 100%"/>
    </style:style>
    <style:style style:name="WW8Num33z0" style:family="text">
      <style:text-properties style:text-position="0% 100%"/>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text-position="0% 100%"/>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text-position="-8% 100%"/>
    </style:style>
    <style:style style:name="WW8Num40z0" style:family="text">
      <style:text-properties style:text-position="0% 100%"/>
    </style:style>
    <style:style style:name="Varsayılan_20_Paragraf_20_Yazı_20_Tipi" style:display-name="Varsayılan Paragraf Yazı Tipi" style:family="text"/>
    <style:style style:name="Başlık_20_1_20_Char" style:display-name="Başlık 1 Char" style:family="text">
      <style:text-properties style:font-name="Calibri" fo:font-family="Calibri"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Başlık_20_2_20_Char" style:display-name="Başlık 2 Char" style:family="text">
      <style:text-properties style:font-name="Palatino" fo:font-family="Palatino, 'Book Antiqua'" style:font-pitch="variable" fo:font-size="13pt" fo:font-weight="bold" style:letter-kerning="true" style:font-size-asian="13pt" style:font-weight-asian="bold" style:font-name-complex="Palatino" style:font-family-complex="Palatino, 'Book Antiqua'" style:font-pitch-complex="variable" style:font-size-complex="14pt" style:font-style-complex="italic" style:font-weight-complex="bold"/>
    </style:style>
    <style:style style:name="Başlık_20_3_20_Char" style:display-name="Başlık 3 Char" style:family="text">
      <style:text-properties style:font-name="Palatino" fo:font-family="Palatino, 'Book Antiqua'" style:font-pitch="variable" fo:font-size="12pt" fo:font-weight="bold" style:letter-kerning="true" style:font-size-asian="12pt" style:font-weight-asian="bold" style:font-name-complex="Palatino" style:font-family-complex="Palatino, 'Book Antiqua'" style:font-pitch-complex="variable" style:font-size-complex="13pt" style:font-weight-complex="bold"/>
    </style:style>
    <style:style style:name="Üstbilgi_20_Char" style:display-name="Üstbilgi Char" style:family="text">
      <style:text-properties fo:font-size="12pt" style:font-size-asian="12pt" style:font-size-complex="12pt"/>
    </style:style>
    <style:style style:name="Altbilgi_20_Char" style:display-name="Altbilgi Char" style:family="text">
      <style:text-properties fo:font-size="12pt" style:font-size-asian="12pt"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5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5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5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5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5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5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5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5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26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26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6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6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6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7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7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7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7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7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7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7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2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2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2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2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2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5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5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5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5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5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5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5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5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39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39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39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39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39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39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39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39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r_20_Author">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page-layout style:name="Mpm1">
      <style:page-layout-properties fo:page-width="21.59cm" fo:page-height="27.94cm" style:num-format="1" style:print-orientation="portrait" fo:margin-top="2.54cm" fo:margin-bottom="1.27cm" fo:margin-left="1.27cm" fo:margin-right="1.27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footer>
        <text:p text:style-name="MP1"/>
      </style:footer>
      <style:footer-left>
        <text:p text:style-name="MP1"/>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Darwin'in Türk Düşmanlığı</dc:title>
    <dc:subject>DARWIN’İN TÜRK DÜŞMANLIĞI</dc:subject>
    <meta:initial-creator>ADNAN OKTAR - HARUN YAHYA</meta:initial-creator>
    <meta:creation-date>2011-06-24T10:08:00</meta:creation-date>
    <dc:date>2019-10-12T21:19:56.975503361</dc:date>
    <meta:editing-cycles>39</meta:editing-cycles>
    <meta:editing-duration>PT2H32M18S</meta:editing-duration>
    <meta:generator>LibreOffice/6.3.2.2$Linux_X86_64 LibreOffice_project/ddcf6633b674837c71d3649d97a9cb3c0d392a84</meta:generator>
    <meta:document-statistic meta:table-count="0" meta:image-count="0" meta:object-count="0" meta:page-count="84" meta:paragraph-count="874" meta:word-count="28763" meta:character-count="224776" meta:non-whitespace-character-count="196644"/>
  </office:meta>
</office:document-meta>
</file>